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48.05mm"/>
    </style:style>
    <style:style style:name="co3" style:family="table-column">
      <style:table-column-properties fo:break-before="auto" style:column-width="47.15mm"/>
    </style:style>
    <style:style style:name="co4" style:family="table-column">
      <style:table-column-properties fo:break-before="auto" style:column-width="45.1mm"/>
    </style:style>
    <style:style style:name="co5" style:family="table-column">
      <style:table-column-properties fo:break-before="auto" style:column-width="34.22mm"/>
    </style:style>
    <style:style style:name="co6" style:family="table-column">
      <style:table-column-properties fo:break-before="auto" style:column-width="53.73mm"/>
    </style:style>
    <style:style style:name="co7" style:family="table-column">
      <style:table-column-properties fo:break-before="auto" style:column-width="58.26mm"/>
    </style:style>
    <style:style style:name="co8" style:family="table-column">
      <style:table-column-properties fo:break-before="auto" style:column-width="61.22mm"/>
    </style:style>
    <style:style style:name="co9" style:family="table-column">
      <style:table-column-properties fo:break-before="auto" style:column-width="56.23mm"/>
    </style:style>
    <style:style style:name="co10" style:family="table-column">
      <style:table-column-properties fo:break-before="auto" style:column-width="59.18mm"/>
    </style:style>
    <style:style style:name="co11" style:family="table-column">
      <style:table-column-properties fo:break-before="auto" style:column-width="60.31mm"/>
    </style:style>
    <style:style style:name="co12" style:family="table-column">
      <style:table-column-properties fo:break-before="auto" style:column-width="52.6mm"/>
    </style:style>
    <style:style style:name="co13" style:family="table-column">
      <style:table-column-properties fo:break-before="auto" style:column-width="54.86mm"/>
    </style:style>
    <style:style style:name="co14" style:family="table-column">
      <style:table-column-properties fo:break-before="auto" style:column-width="50.78mm"/>
    </style:style>
    <style:style style:name="co15" style:family="table-column">
      <style:table-column-properties fo:break-before="auto" style:column-width="57.82mm"/>
    </style:style>
    <style:style style:name="co16" style:family="table-column">
      <style:table-column-properties fo:break-before="auto" style:column-width="58.95mm"/>
    </style:style>
    <style:style style:name="co17" style:family="table-column">
      <style:table-column-properties fo:break-before="auto" style:column-width="57.59mm"/>
    </style:style>
    <style:style style:name="co18" style:family="table-column">
      <style:table-column-properties fo:break-before="auto" style:column-width="60.54mm"/>
    </style:style>
    <style:style style:name="co19" style:family="table-column">
      <style:table-column-properties fo:break-before="auto" style:column-width="66.45mm"/>
    </style:style>
    <style:style style:name="co20" style:family="table-column">
      <style:table-column-properties fo:break-before="auto" style:column-width="18.1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56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46" table:default-cell-style-name="Default"/>
        <table:table-column table:style-name="co20" table:number-columns-repeated="2" table:default-cell-style-name="Default"/>
        <table:table-row table:style-name="ro1">
          <table:table-cell office:value-type="string" calcext:value-type="string">
            <text:p>q[tan_sum].q</text:p>
          </table:table-cell>
          <table:table-cell office:value-type="string" calcext:value-type="string">
            <text:p>q[tan_aut].q</text:p>
          </table:table-cell>
          <table:table-cell office:value-type="string" calcext:value-type="string">
            <text:p>initialization.B0</text:p>
          </table:table-cell>
          <table:table-cell office:value-type="string" calcext:value-type="string">
            <text:p>natural_mortality.ogive_a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surveysum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surveysum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surveyaut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surveyaut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trawl_sel].m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trawl_sel].fe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_home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_home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line_spawn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_spawn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ruitment.YCS</text:p>
          </table:table-cell>
          <table:table-cell office:value-type="float" office:value="47" calcext:value-type="float">
            <text:p>47</text:p>
          </table:table-cell>
          <table:table-cell table:number-columns-repeated="45"/>
        </table:table-row>
        <table:table-row table:style-name="ro1">
          <table:table-cell office:value-type="float" office:value="0.0912757" calcext:value-type="float">
            <text:p>0.0912757</text:p>
          </table:table-cell>
          <table:table-cell office:value-type="float" office:value="0.126249" calcext:value-type="float">
            <text:p>0.126249</text:p>
          </table:table-cell>
          <table:table-cell office:value-type="float" office:value="308952" calcext:value-type="float">
            <text:p>308952</text:p>
          </table:table-cell>
          <table:table-cell office:value-type="float" office:value="12.4921" calcext:value-type="float">
            <text:p>12.4921</text:p>
          </table:table-cell>
          <table:table-cell office:value-type="float" office:value="0.132708" calcext:value-type="float">
            <text:p>0.132708</text:p>
          </table:table-cell>
          <table:table-cell office:value-type="float" office:value="0.381916" calcext:value-type="float">
            <text:p>0.381916</text:p>
          </table:table-cell>
          <table:table-cell office:value-type="float" office:value="0.350584" calcext:value-type="float">
            <text:p>0.350584</text:p>
          </table:table-cell>
          <table:table-cell office:value-type="float" office:value="4.73847" calcext:value-type="float">
            <text:p>4.73847</text:p>
          </table:table-cell>
          <table:table-cell office:value-type="float" office:value="1.74997" calcext:value-type="float">
            <text:p>1.74997</text:p>
          </table:table-cell>
          <table:table-cell office:value-type="float" office:value="0.610009" calcext:value-type="float">
            <text:p>0.610009</text:p>
          </table:table-cell>
          <table:table-cell office:value-type="float" office:value="5.46022" calcext:value-type="float">
            <text:p>5.46022</text:p>
          </table:table-cell>
          <table:table-cell office:value-type="float" office:value="2.20584" calcext:value-type="float">
            <text:p>2.20584</text:p>
          </table:table-cell>
          <table:table-cell office:value-type="float" office:value="5.50416" calcext:value-type="float">
            <text:p>5.50416</text:p>
          </table:table-cell>
          <table:table-cell office:value-type="float" office:value="2.31427" calcext:value-type="float">
            <text:p>2.31427</text:p>
          </table:table-cell>
          <table:table-cell office:value-type="float" office:value="0.939225" calcext:value-type="float">
            <text:p>0.939225</text:p>
          </table:table-cell>
          <table:table-cell office:value-type="float" office:value="5.92021" calcext:value-type="float">
            <text:p>5.92021</text:p>
          </table:table-cell>
          <table:table-cell office:value-type="float" office:value="2.77781" calcext:value-type="float">
            <text:p>2.77781</text:p>
          </table:table-cell>
          <table:table-cell office:value-type="float" office:value="8.36987" calcext:value-type="float">
            <text:p>8.36987</text:p>
          </table:table-cell>
          <table:table-cell office:value-type="float" office:value="1.97182" calcext:value-type="float">
            <text:p>1.97182</text:p>
          </table:table-cell>
          <table:table-cell office:value-type="float" office:value="61.6493" calcext:value-type="float">
            <text:p>61.6493</text:p>
          </table:table-cell>
          <table:table-cell office:value-type="float" office:value="1.04125" calcext:value-type="float">
            <text:p>1.04125</text:p>
          </table:table-cell>
          <table:table-cell office:value-type="float" office:value="8.66384" calcext:value-type="float">
            <text:p>8.66384</text:p>
          </table:table-cell>
          <table:table-cell office:value-type="float" office:value="2.09989" calcext:value-type="float">
            <text:p>2.09989</text:p>
          </table:table-cell>
          <table:table-cell office:value-type="float" office:value="43.3111" calcext:value-type="float">
            <text:p>43.3111</text:p>
          </table:table-cell>
          <table:table-cell office:value-type="float" office:value="11.4512" calcext:value-type="float">
            <text:p>11.4512</text:p>
          </table:table-cell>
          <table:table-cell office:value-type="float" office:value="8.59023" calcext:value-type="float">
            <text:p>8.59023</text:p>
          </table:table-cell>
          <table:table-cell office:value-type="float" office:value="0.380053" calcext:value-type="float">
            <text:p>0.380053</text:p>
          </table:table-cell>
          <table:table-cell office:value-type="float" office:value="9.61555" calcext:value-type="float">
            <text:p>9.61555</text:p>
          </table:table-cell>
          <table:table-cell office:value-type="float" office:value="3.87496" calcext:value-type="float">
            <text:p>3.87496</text:p>
          </table:table-cell>
          <table:table-cell office:value-type="float" office:value="18.2998" calcext:value-type="float">
            <text:p>18.2998</text:p>
          </table:table-cell>
          <table:table-cell office:value-type="float" office:value="13.6655" calcext:value-type="float">
            <text:p>13.6655</text:p>
          </table:table-cell>
          <table:table-cell office:value-type="float" office:value="1.86791" calcext:value-type="float">
            <text:p>1.86791</text:p>
          </table:table-cell>
          <table:table-cell office:value-type="float" office:value="9.74583" calcext:value-type="float">
            <text:p>9.74583</text:p>
          </table:table-cell>
          <table:table-cell office:value-type="float" office:value="3.00787" calcext:value-type="float">
            <text:p>3.007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84967" calcext:value-type="float">
            <text:p>0.484967</text:p>
          </table:table-cell>
          <table:table-cell office:value-type="float" office:value="0.458269" calcext:value-type="float">
            <text:p>0.458269</text:p>
          </table:table-cell>
          <table:table-cell office:value-type="float" office:value="0.568564" calcext:value-type="float">
            <text:p>0.568564</text:p>
          </table:table-cell>
          <table:table-cell office:value-type="float" office:value="0.566724" calcext:value-type="float">
            <text:p>0.566724</text:p>
          </table:table-cell>
          <table:table-cell office:value-type="float" office:value="0.48607" calcext:value-type="float">
            <text:p>0.48607</text:p>
          </table:table-cell>
          <table:table-cell office:value-type="float" office:value="0.555029" calcext:value-type="float">
            <text:p>0.555029</text:p>
          </table:table-cell>
          <table:table-cell office:value-type="float" office:value="0.563249" calcext:value-type="float">
            <text:p>0.563249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.620294" calcext:value-type="float">
            <text:p>0.620294</text:p>
          </table:table-cell>
          <table:table-cell office:value-type="float" office:value="0.790573" calcext:value-type="float">
            <text:p>0.790573</text:p>
          </table:table-cell>
          <table:table-cell office:value-type="float" office:value="0.464282" calcext:value-type="float">
            <text:p>0.464282</text:p>
          </table:table-cell>
          <table:table-cell office:value-type="float" office:value="0.700754" calcext:value-type="float">
            <text:p>0.700754</text:p>
          </table:table-cell>
          <table:table-cell office:value-type="float" office:value="0.410098" calcext:value-type="float">
            <text:p>0.410098</text:p>
          </table:table-cell>
          <table:table-cell office:value-type="float" office:value="0.515013" calcext:value-type="float">
            <text:p>0.515013</text:p>
          </table:table-cell>
          <table:table-cell office:value-type="float" office:value="0.341646" calcext:value-type="float">
            <text:p>0.341646</text:p>
          </table:table-cell>
          <table:table-cell office:value-type="float" office:value="0.348292" calcext:value-type="float">
            <text:p>0.348292</text:p>
          </table:table-cell>
          <table:table-cell office:value-type="float" office:value="0.436074" calcext:value-type="float">
            <text:p>0.436074</text:p>
          </table:table-cell>
          <table:table-cell office:value-type="float" office:value="0.480578" calcext:value-type="float">
            <text:p>0.480578</text:p>
          </table:table-cell>
          <table:table-cell office:value-type="float" office:value="0.452156" calcext:value-type="float">
            <text:p>0.452156</text:p>
          </table:table-cell>
          <table:table-cell office:value-type="float" office:value="0.491685" calcext:value-type="float">
            <text:p>0.491685</text:p>
          </table:table-cell>
          <table:table-cell office:value-type="float" office:value="0.469096" calcext:value-type="float">
            <text:p>0.469096</text:p>
          </table:table-cell>
          <table:table-cell office:value-type="float" office:value="0.799273" calcext:value-type="float">
            <text:p>0.799273</text:p>
          </table:table-cell>
          <table:table-cell office:value-type="float" office:value="0.790122" calcext:value-type="float">
            <text:p>0.790122</text:p>
          </table:table-cell>
          <table:table-cell office:value-type="float" office:value="0.826058" calcext:value-type="float">
            <text:p>0.826058</text:p>
          </table:table-cell>
          <table:table-cell office:value-type="float" office:value="0.707563" calcext:value-type="float">
            <text:p>0.707563</text:p>
          </table:table-cell>
          <table:table-cell office:value-type="float" office:value="0.551696" calcext:value-type="float">
            <text:p>0.551696</text:p>
          </table:table-cell>
          <table:table-cell office:value-type="float" office:value="0.475197" calcext:value-type="float">
            <text:p>0.475197</text:p>
          </table:table-cell>
          <table:table-cell office:value-type="float" office:value="0.461702" calcext:value-type="float">
            <text:p>0.461702</text:p>
          </table:table-cell>
          <table:table-cell office:value-type="float" office:value="0.554964" calcext:value-type="float">
            <text:p>0.554964</text:p>
          </table:table-cell>
          <table:table-cell office:value-type="float" office:value="0.546659" calcext:value-type="float">
            <text:p>0.546659</text:p>
          </table:table-cell>
          <table:table-cell office:value-type="float" office:value="0.483233" calcext:value-type="float">
            <text:p>0.483233</text:p>
          </table:table-cell>
          <table:table-cell office:value-type="float" office:value="0.55016" calcext:value-type="float">
            <text:p>0.55016</text:p>
          </table:table-cell>
          <table:table-cell office:value-type="float" office:value="0.615273" calcext:value-type="float">
            <text:p>0.615273</text:p>
          </table:table-cell>
          <table:table-cell office:value-type="float" office:value="0.775727" calcext:value-type="float">
            <text:p>0.775727</text:p>
          </table:table-cell>
          <table:table-cell office:value-type="float" office:value="0.631092" calcext:value-type="float">
            <text:p>0.631092</text:p>
          </table:table-cell>
          <table:table-cell office:value-type="float" office:value="0.775523" calcext:value-type="float">
            <text:p>0.775523</text:p>
          </table:table-cell>
          <table:table-cell office:value-type="float" office:value="0.642922" calcext:value-type="float">
            <text:p>0.642922</text:p>
          </table:table-cell>
          <table:table-cell office:value-type="float" office:value="0.706658" calcext:value-type="float">
            <text:p>0.706658</text:p>
          </table:table-cell>
          <table:table-cell office:value-type="float" office:value="0.654255" calcext:value-type="float">
            <text:p>0.654255</text:p>
          </table:table-cell>
          <table:table-cell office:value-type="float" office:value="0.509987" calcext:value-type="float">
            <text:p>0.509987</text:p>
          </table:table-cell>
          <table:table-cell office:value-type="float" office:value="0.586193" calcext:value-type="float">
            <text:p>0.586193</text:p>
          </table:table-cell>
          <table:table-cell office:value-type="float" office:value="0.603475" calcext:value-type="float">
            <text:p>0.603475</text:p>
          </table:table-cell>
          <table:table-cell office:value-type="float" office:value="0.576814" calcext:value-type="float">
            <text:p>0.576814</text:p>
          </table:table-cell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summerTANSel_f].alpha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autumnTANSel_f].alpha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HomeFSel_f].alpha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selectivity[lineSpawnFSel_f].alpha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2"/>
        </table:table-row>
        <table:table-row table:style-name="ro1">
          <table:table-cell office:value-type="float" office:value="216449" calcext:value-type="float">
            <text:p>216449</text:p>
          </table:table-cell>
          <table:table-cell table:number-columns-repeated="2" office:value-type="float" office:value="0.0714766" calcext:value-type="float">
            <text:p>0.0714766</text:p>
          </table:table-cell>
          <table:table-cell office:value-type="float" office:value="12.6448" calcext:value-type="float">
            <text:p>12.6448</text:p>
          </table:table-cell>
          <table:table-cell office:value-type="float" office:value="0.11107" calcext:value-type="float">
            <text:p>0.11107</text:p>
          </table:table-cell>
          <table:table-cell office:value-type="float" office:value="0.72736" calcext:value-type="float">
            <text:p>0.72736</text:p>
          </table:table-cell>
          <table:table-cell office:value-type="float" office:value="0.326375" calcext:value-type="float">
            <text:p>0.326375</text:p>
          </table:table-cell>
          <table:table-cell office:value-type="float" office:value="4.94552" calcext:value-type="float">
            <text:p>4.94552</text:p>
          </table:table-cell>
          <table:table-cell office:value-type="float" office:value="1.7869" calcext:value-type="float">
            <text:p>1.7869</text:p>
          </table:table-cell>
          <table:table-cell office:value-type="float" office:value="1.23678" calcext:value-type="float">
            <text:p>1.23678</text:p>
          </table:table-cell>
          <table:table-cell office:value-type="float" office:value="5.76491" calcext:value-type="float">
            <text:p>5.76491</text:p>
          </table:table-cell>
          <table:table-cell office:value-type="float" office:value="2.51328" calcext:value-type="float">
            <text:p>2.51328</text:p>
          </table:table-cell>
          <table:table-cell office:value-type="float" office:value="2.11496" calcext:value-type="float">
            <text:p>2.11496</text:p>
          </table:table-cell>
          <table:table-cell office:value-type="float" office:value="5.7352" calcext:value-type="float">
            <text:p>5.7352</text:p>
          </table:table-cell>
          <table:table-cell office:value-type="float" office:value="2.48841" calcext:value-type="float">
            <text:p>2.48841</text:p>
          </table:table-cell>
          <table:table-cell office:value-type="float" office:value="2.56501" calcext:value-type="float">
            <text:p>2.56501</text:p>
          </table:table-cell>
          <table:table-cell office:value-type="float" office:value="6.23418" calcext:value-type="float">
            <text:p>6.23418</text:p>
          </table:table-cell>
          <table:table-cell office:value-type="float" office:value="3.03137" calcext:value-type="float">
            <text:p>3.03137</text:p>
          </table:table-cell>
          <table:table-cell office:value-type="float" office:value="2.82754" calcext:value-type="float">
            <text:p>2.82754</text:p>
          </table:table-cell>
          <table:table-cell office:value-type="float" office:value="8.19947" calcext:value-type="float">
            <text:p>8.19947</text:p>
          </table:table-cell>
          <table:table-cell office:value-type="float" office:value="1.82762" calcext:value-type="float">
            <text:p>1.82762</text:p>
          </table:table-cell>
          <table:table-cell office:value-type="float" office:value="200" calcext:value-type="float">
            <text:p>200</text:p>
          </table:table-cell>
          <table:table-cell office:value-type="float" office:value="8.64634" calcext:value-type="float">
            <text:p>8.64634</text:p>
          </table:table-cell>
          <table:table-cell office:value-type="float" office:value="2.02529" calcext:value-type="float">
            <text:p>2.02529</text:p>
          </table:table-cell>
          <table:table-cell office:value-type="float" office:value="132.169" calcext:value-type="float">
            <text:p>132.169</text:p>
          </table:table-cell>
          <table:table-cell office:value-type="float" office:value="8.28074" calcext:value-type="float">
            <text:p>8.28074</text:p>
          </table:table-cell>
          <table:table-cell office:value-type="float" office:value="4.15414" calcext:value-type="float">
            <text:p>4.15414</text:p>
          </table:table-cell>
          <table:table-cell office:value-type="float" office:value="0.270478" calcext:value-type="float">
            <text:p>0.270478</text:p>
          </table:table-cell>
          <table:table-cell office:value-type="float" office:value="9.64538" calcext:value-type="float">
            <text:p>9.64538</text:p>
          </table:table-cell>
          <table:table-cell office:value-type="float" office:value="3.84747" calcext:value-type="float">
            <text:p>3.84747</text:p>
          </table:table-cell>
          <table:table-cell office:value-type="float" office:value="1.08506" calcext:value-type="float">
            <text:p>1.08506</text:p>
          </table:table-cell>
          <table:table-cell office:value-type="float" office:value="13.6842" calcext:value-type="float">
            <text:p>13.6842</text:p>
          </table:table-cell>
          <table:table-cell office:value-type="float" office:value="9.85611" calcext:value-type="float">
            <text:p>9.85611</text:p>
          </table:table-cell>
          <table:table-cell office:value-type="float" office:value="0.916176" calcext:value-type="float">
            <text:p>0.916176</text:p>
          </table:table-cell>
          <table:table-cell office:value-type="float" office:value="9.81361" calcext:value-type="float">
            <text:p>9.81361</text:p>
          </table:table-cell>
          <table:table-cell office:value-type="float" office:value="3.15884" calcext:value-type="float">
            <text:p>3.15884</text:p>
          </table:table-cell>
          <table:table-cell office:value-type="float" office:value="0.850183" calcext:value-type="float">
            <text:p>0.850183</text:p>
          </table:table-cell>
          <table:table-cell office:value-type="float" office:value="0.361629" calcext:value-type="float">
            <text:p>0.361629</text:p>
          </table:table-cell>
          <table:table-cell office:value-type="float" office:value="0.444464" calcext:value-type="float">
            <text:p>0.444464</text:p>
          </table:table-cell>
          <table:table-cell office:value-type="float" office:value="0.547748" calcext:value-type="float">
            <text:p>0.547748</text:p>
          </table:table-cell>
          <table:table-cell office:value-type="float" office:value="0.503813" calcext:value-type="float">
            <text:p>0.503813</text:p>
          </table:table-cell>
          <table:table-cell office:value-type="float" office:value="0.470263" calcext:value-type="float">
            <text:p>0.470263</text:p>
          </table:table-cell>
          <table:table-cell office:value-type="float" office:value="0.572418" calcext:value-type="float">
            <text:p>0.572418</text:p>
          </table:table-cell>
          <table:table-cell office:value-type="float" office:value="0.576842" calcext:value-type="float">
            <text:p>0.576842</text:p>
          </table:table-cell>
          <table:table-cell office:value-type="float" office:value="0.686517" calcext:value-type="float">
            <text:p>0.686517</text:p>
          </table:table-cell>
          <table:table-cell office:value-type="float" office:value="0.655468" calcext:value-type="float">
            <text:p>0.655468</text:p>
          </table:table-cell>
          <table:table-cell office:value-type="float" office:value="0.716999" calcext:value-type="float">
            <text:p>0.716999</text:p>
          </table:table-cell>
          <table:table-cell office:value-type="float" office:value="0.587154" calcext:value-type="float">
            <text:p>0.587154</text:p>
          </table:table-cell>
          <table:table-cell office:value-type="float" office:value="0.640863" calcext:value-type="float">
            <text:p>0.640863</text:p>
          </table:table-cell>
          <table:table-cell office:value-type="float" office:value="0.482025" calcext:value-type="float">
            <text:p>0.482025</text:p>
          </table:table-cell>
          <table:table-cell office:value-type="float" office:value="0.484209" calcext:value-type="float">
            <text:p>0.484209</text:p>
          </table:table-cell>
          <table:table-cell office:value-type="float" office:value="0.413267" calcext:value-type="float">
            <text:p>0.413267</text:p>
          </table:table-cell>
          <table:table-cell office:value-type="float" office:value="0.370461" calcext:value-type="float">
            <text:p>0.370461</text:p>
          </table:table-cell>
          <table:table-cell office:value-type="float" office:value="0.442197" calcext:value-type="float">
            <text:p>0.442197</text:p>
          </table:table-cell>
          <table:table-cell office:value-type="float" office:value="0.483856" calcext:value-type="float">
            <text:p>0.483856</text:p>
          </table:table-cell>
          <table:table-cell office:value-type="float" office:value="0.481664" calcext:value-type="float">
            <text:p>0.481664</text:p>
          </table:table-cell>
          <table:table-cell office:value-type="float" office:value="0.493909" calcext:value-type="float">
            <text:p>0.493909</text:p>
          </table:table-cell>
          <table:table-cell office:value-type="float" office:value="0.550817" calcext:value-type="float">
            <text:p>0.550817</text:p>
          </table:table-cell>
          <table:table-cell office:value-type="float" office:value="0.749777" calcext:value-type="float">
            <text:p>0.749777</text:p>
          </table:table-cell>
          <table:table-cell office:value-type="float" office:value="0.77986" calcext:value-type="float">
            <text:p>0.77986</text:p>
          </table:table-cell>
          <table:table-cell office:value-type="float" office:value="0.794037" calcext:value-type="float">
            <text:p>0.794037</text:p>
          </table:table-cell>
          <table:table-cell office:value-type="float" office:value="0.724131" calcext:value-type="float">
            <text:p>0.724131</text:p>
          </table:table-cell>
          <table:table-cell office:value-type="float" office:value="0.579076" calcext:value-type="float">
            <text:p>0.579076</text:p>
          </table:table-cell>
          <table:table-cell office:value-type="float" office:value="0.481079" calcext:value-type="float">
            <text:p>0.481079</text:p>
          </table:table-cell>
          <table:table-cell office:value-type="float" office:value="0.495108" calcext:value-type="float">
            <text:p>0.495108</text:p>
          </table:table-cell>
          <table:table-cell office:value-type="float" office:value="0.529032" calcext:value-type="float">
            <text:p>0.529032</text:p>
          </table:table-cell>
          <table:table-cell office:value-type="float" office:value="0.535074" calcext:value-type="float">
            <text:p>0.535074</text:p>
          </table:table-cell>
          <table:table-cell office:value-type="float" office:value="0.508693" calcext:value-type="float">
            <text:p>0.508693</text:p>
          </table:table-cell>
          <table:table-cell office:value-type="float" office:value="0.547175" calcext:value-type="float">
            <text:p>0.547175</text:p>
          </table:table-cell>
          <table:table-cell office:value-type="float" office:value="0.633459" calcext:value-type="float">
            <text:p>0.633459</text:p>
          </table:table-cell>
          <table:table-cell office:value-type="float" office:value="0.677321" calcext:value-type="float">
            <text:p>0.677321</text:p>
          </table:table-cell>
          <table:table-cell office:value-type="float" office:value="0.675185" calcext:value-type="float">
            <text:p>0.675185</text:p>
          </table:table-cell>
          <table:table-cell office:value-type="float" office:value="0.720657" calcext:value-type="float">
            <text:p>0.720657</text:p>
          </table:table-cell>
          <table:table-cell office:value-type="float" office:value="0.633964" calcext:value-type="float">
            <text:p>0.633964</text:p>
          </table:table-cell>
          <table:table-cell office:value-type="float" office:value="0.669177" calcext:value-type="float">
            <text:p>0.669177</text:p>
          </table:table-cell>
          <table:table-cell office:value-type="float" office:value="0.642403" calcext:value-type="float">
            <text:p>0.642403</text:p>
          </table:table-cell>
          <table:table-cell office:value-type="float" office:value="0.561917" calcext:value-type="float">
            <text:p>0.561917</text:p>
          </table:table-cell>
          <table:table-cell office:value-type="float" office:value="0.577883" calcext:value-type="float">
            <text:p>0.577883</text:p>
          </table:table-cell>
          <table:table-cell office:value-type="float" office:value="0.553428" calcext:value-type="float">
            <text:p>0.553428</text:p>
          </table:table-cell>
          <table:table-cell table:number-columns-repeated="2"/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6"/>
        </table:table-row>
        <table:table-row table:style-name="ro1">
          <table:table-cell office:value-type="float" office:value="338076" calcext:value-type="float">
            <text:p>338076</text:p>
          </table:table-cell>
          <table:table-cell office:value-type="float" office:value="0.0935751" calcext:value-type="float">
            <text:p>0.0935751</text:p>
          </table:table-cell>
          <table:table-cell office:value-type="float" office:value="0.127479" calcext:value-type="float">
            <text:p>0.127479</text:p>
          </table:table-cell>
          <table:table-cell office:value-type="float" office:value="13.5629" calcext:value-type="float">
            <text:p>13.5629</text:p>
          </table:table-cell>
          <table:table-cell office:value-type="float" office:value="0.133413" calcext:value-type="float">
            <text:p>0.133413</text:p>
          </table:table-cell>
          <table:table-cell office:value-type="float" office:value="0.499476" calcext:value-type="float">
            <text:p>0.499476</text:p>
          </table:table-cell>
          <table:table-cell office:value-type="float" office:value="0.358198" calcext:value-type="float">
            <text:p>0.358198</text:p>
          </table:table-cell>
          <table:table-cell office:value-type="float" office:value="4.75261" calcext:value-type="float">
            <text:p>4.75261</text:p>
          </table:table-cell>
          <table:table-cell office:value-type="float" office:value="2.08941" calcext:value-type="float">
            <text:p>2.08941</text:p>
          </table:table-cell>
          <table:table-cell office:value-type="float" office:value="0.580083" calcext:value-type="float">
            <text:p>0.580083</text:p>
          </table:table-cell>
          <table:table-cell office:value-type="float" office:value="5.73305" calcext:value-type="float">
            <text:p>5.73305</text:p>
          </table:table-cell>
          <table:table-cell office:value-type="float" office:value="2.96853" calcext:value-type="float">
            <text:p>2.96853</text:p>
          </table:table-cell>
          <table:table-cell office:value-type="float" office:value="5.69924" calcext:value-type="float">
            <text:p>5.69924</text:p>
          </table:table-cell>
          <table:table-cell office:value-type="float" office:value="2.9732" calcext:value-type="float">
            <text:p>2.9732</text:p>
          </table:table-cell>
          <table:table-cell office:value-type="float" office:value="0.933714" calcext:value-type="float">
            <text:p>0.933714</text:p>
          </table:table-cell>
          <table:table-cell office:value-type="float" office:value="6.15696" calcext:value-type="float">
            <text:p>6.15696</text:p>
          </table:table-cell>
          <table:table-cell office:value-type="float" office:value="3.57356" calcext:value-type="float">
            <text:p>3.57356</text:p>
          </table:table-cell>
          <table:table-cell office:value-type="float" office:value="8.48539" calcext:value-type="float">
            <text:p>8.48539</text:p>
          </table:table-cell>
          <table:table-cell office:value-type="float" office:value="2.01972" calcext:value-type="float">
            <text:p>2.01972</text:p>
          </table:table-cell>
          <table:table-cell office:value-type="float" office:value="70.0718" calcext:value-type="float">
            <text:p>70.0718</text:p>
          </table:table-cell>
          <table:table-cell office:value-type="float" office:value="8.92979" calcext:value-type="float">
            <text:p>8.92979</text:p>
          </table:table-cell>
          <table:table-cell office:value-type="float" office:value="2.21917" calcext:value-type="float">
            <text:p>2.21917</text:p>
          </table:table-cell>
          <table:table-cell office:value-type="float" office:value="43.0966" calcext:value-type="float">
            <text:p>43.0966</text:p>
          </table:table-cell>
          <table:table-cell office:value-type="float" office:value="10.8925" calcext:value-type="float">
            <text:p>10.8925</text:p>
          </table:table-cell>
          <table:table-cell office:value-type="float" office:value="7.6008" calcext:value-type="float">
            <text:p>7.6008</text:p>
          </table:table-cell>
          <table:table-cell office:value-type="float" office:value="0.351545" calcext:value-type="float">
            <text:p>0.351545</text:p>
          </table:table-cell>
          <table:table-cell office:value-type="float" office:value="9.62794" calcext:value-type="float">
            <text:p>9.62794</text:p>
          </table:table-cell>
          <table:table-cell office:value-type="float" office:value="3.73341" calcext:value-type="float">
            <text:p>3.73341</text:p>
          </table:table-cell>
          <table:table-cell office:value-type="float" office:value="14.2441" calcext:value-type="float">
            <text:p>14.2441</text:p>
          </table:table-cell>
          <table:table-cell office:value-type="float" office:value="10.0787" calcext:value-type="float">
            <text:p>10.0787</text:p>
          </table:table-cell>
          <table:table-cell office:value-type="float" office:value="1.17063" calcext:value-type="float">
            <text:p>1.17063</text:p>
          </table:table-cell>
          <table:table-cell office:value-type="float" office:value="9.85883" calcext:value-type="float">
            <text:p>9.85883</text:p>
          </table:table-cell>
          <table:table-cell office:value-type="float" office:value="3.04211" calcext:value-type="float">
            <text:p>3.04211</text:p>
          </table:table-cell>
          <table:table-cell office:value-type="float" office:value="0.475615" calcext:value-type="float">
            <text:p>0.475615</text:p>
          </table:table-cell>
          <table:table-cell office:value-type="float" office:value="0.451743" calcext:value-type="float">
            <text:p>0.451743</text:p>
          </table:table-cell>
          <table:table-cell office:value-type="float" office:value="0.560235" calcext:value-type="float">
            <text:p>0.560235</text:p>
          </table:table-cell>
          <table:table-cell office:value-type="float" office:value="0.582575" calcext:value-type="float">
            <text:p>0.582575</text:p>
          </table:table-cell>
          <table:table-cell office:value-type="float" office:value="0.48645" calcext:value-type="float">
            <text:p>0.48645</text:p>
          </table:table-cell>
          <table:table-cell office:value-type="float" office:value="0.577477" calcext:value-type="float">
            <text:p>0.577477</text:p>
          </table:table-cell>
          <table:table-cell office:value-type="float" office:value="0.580733" calcext:value-type="float">
            <text:p>0.580733</text:p>
          </table:table-cell>
          <table:table-cell office:value-type="float" office:value="0.706739" calcext:value-type="float">
            <text:p>0.706739</text:p>
          </table:table-cell>
          <table:table-cell office:value-type="float" office:value="0.634913" calcext:value-type="float">
            <text:p>0.634913</text:p>
          </table:table-cell>
          <table:table-cell office:value-type="float" office:value="0.799504" calcext:value-type="float">
            <text:p>0.799504</text:p>
          </table:table-cell>
          <table:table-cell office:value-type="float" office:value="0.464773" calcext:value-type="float">
            <text:p>0.464773</text:p>
          </table:table-cell>
          <table:table-cell office:value-type="float" office:value="0.709633" calcext:value-type="float">
            <text:p>0.709633</text:p>
          </table:table-cell>
          <table:table-cell office:value-type="float" office:value="0.409308" calcext:value-type="float">
            <text:p>0.409308</text:p>
          </table:table-cell>
          <table:table-cell office:value-type="float" office:value="0.526196" calcext:value-type="float">
            <text:p>0.526196</text:p>
          </table:table-cell>
          <table:table-cell office:value-type="float" office:value="0.334094" calcext:value-type="float">
            <text:p>0.334094</text:p>
          </table:table-cell>
          <table:table-cell office:value-type="float" office:value="0.359443" calcext:value-type="float">
            <text:p>0.359443</text:p>
          </table:table-cell>
          <table:table-cell office:value-type="float" office:value="0.409767" calcext:value-type="float">
            <text:p>0.409767</text:p>
          </table:table-cell>
          <table:table-cell office:value-type="float" office:value="0.523349" calcext:value-type="float">
            <text:p>0.523349</text:p>
          </table:table-cell>
          <table:table-cell office:value-type="float" office:value="0.433514" calcext:value-type="float">
            <text:p>0.433514</text:p>
          </table:table-cell>
          <table:table-cell office:value-type="float" office:value="0.501544" calcext:value-type="float">
            <text:p>0.501544</text:p>
          </table:table-cell>
          <table:table-cell office:value-type="float" office:value="0.460101" calcext:value-type="float">
            <text:p>0.460101</text:p>
          </table:table-cell>
          <table:table-cell office:value-type="float" office:value="0.833649" calcext:value-type="float">
            <text:p>0.833649</text:p>
          </table:table-cell>
          <table:table-cell office:value-type="float" office:value="0.778387" calcext:value-type="float">
            <text:p>0.778387</text:p>
          </table:table-cell>
          <table:table-cell office:value-type="float" office:value="0.837449" calcext:value-type="float">
            <text:p>0.837449</text:p>
          </table:table-cell>
          <table:table-cell office:value-type="float" office:value="0.705512" calcext:value-type="float">
            <text:p>0.705512</text:p>
          </table:table-cell>
          <table:table-cell office:value-type="float" office:value="0.563955" calcext:value-type="float">
            <text:p>0.563955</text:p>
          </table:table-cell>
          <table:table-cell office:value-type="float" office:value="0.465006" calcext:value-type="float">
            <text:p>0.465006</text:p>
          </table:table-cell>
          <table:table-cell office:value-type="float" office:value="0.470806" calcext:value-type="float">
            <text:p>0.470806</text:p>
          </table:table-cell>
          <table:table-cell office:value-type="float" office:value="0.566738" calcext:value-type="float">
            <text:p>0.566738</text:p>
          </table:table-cell>
          <table:table-cell office:value-type="float" office:value="0.52866" calcext:value-type="float">
            <text:p>0.52866</text:p>
          </table:table-cell>
          <table:table-cell office:value-type="float" office:value="0.506696" calcext:value-type="float">
            <text:p>0.506696</text:p>
          </table:table-cell>
          <table:table-cell office:value-type="float" office:value="0.521256" calcext:value-type="float">
            <text:p>0.521256</text:p>
          </table:table-cell>
          <table:table-cell office:value-type="float" office:value="0.707089" calcext:value-type="float">
            <text:p>0.707089</text:p>
          </table:table-cell>
          <table:table-cell office:value-type="float" office:value="0.696003" calcext:value-type="float">
            <text:p>0.696003</text:p>
          </table:table-cell>
          <table:table-cell office:value-type="float" office:value="0.637489" calcext:value-type="float">
            <text:p>0.637489</text:p>
          </table:table-cell>
          <table:table-cell office:value-type="float" office:value="0.77814" calcext:value-type="float">
            <text:p>0.77814</text:p>
          </table:table-cell>
          <table:table-cell office:value-type="float" office:value="0.637348" calcext:value-type="float">
            <text:p>0.637348</text:p>
          </table:table-cell>
          <table:table-cell office:value-type="float" office:value="0.683518" calcext:value-type="float">
            <text:p>0.683518</text:p>
          </table:table-cell>
          <table:table-cell office:value-type="float" office:value="0.631668" calcext:value-type="float">
            <text:p>0.631668</text:p>
          </table:table-cell>
          <table:table-cell office:value-type="float" office:value="0.516853" calcext:value-type="float">
            <text:p>0.516853</text:p>
          </table:table-cell>
          <table:table-cell office:value-type="float" office:value="0.624348" calcext:value-type="float">
            <text:p>0.624348</text:p>
          </table:table-cell>
          <table:table-cell office:value-type="float" office:value="0.57349" calcext:value-type="float">
            <text:p>0.57349</text:p>
          </table:table-cell>
          <table:table-cell table:number-columns-repeated="6"/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alpha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5"/>
        </table:table-row>
        <table:table-row table:style-name="ro1">
          <table:table-cell office:value-type="float" office:value="335843" calcext:value-type="float">
            <text:p>335843</text:p>
          </table:table-cell>
          <table:table-cell office:value-type="float" office:value="0.0934009" calcext:value-type="float">
            <text:p>0.0934009</text:p>
          </table:table-cell>
          <table:table-cell office:value-type="float" office:value="0.127366" calcext:value-type="float">
            <text:p>0.127366</text:p>
          </table:table-cell>
          <table:table-cell office:value-type="float" office:value="13.0293" calcext:value-type="float">
            <text:p>13.0293</text:p>
          </table:table-cell>
          <table:table-cell office:value-type="float" office:value="0.14116" calcext:value-type="float">
            <text:p>0.14116</text:p>
          </table:table-cell>
          <table:table-cell office:value-type="float" office:value="0.383294" calcext:value-type="float">
            <text:p>0.383294</text:p>
          </table:table-cell>
          <table:table-cell office:value-type="float" office:value="0.345909" calcext:value-type="float">
            <text:p>0.345909</text:p>
          </table:table-cell>
          <table:table-cell office:value-type="float" office:value="4.52313" calcext:value-type="float">
            <text:p>4.52313</text:p>
          </table:table-cell>
          <table:table-cell office:value-type="float" office:value="1.98045" calcext:value-type="float">
            <text:p>1.98045</text:p>
          </table:table-cell>
          <table:table-cell office:value-type="float" office:value="0.592088" calcext:value-type="float">
            <text:p>0.592088</text:p>
          </table:table-cell>
          <table:table-cell office:value-type="float" office:value="5.4778" calcext:value-type="float">
            <text:p>5.4778</text:p>
          </table:table-cell>
          <table:table-cell office:value-type="float" office:value="2.95759" calcext:value-type="float">
            <text:p>2.95759</text:p>
          </table:table-cell>
          <table:table-cell office:value-type="float" office:value="5.51674" calcext:value-type="float">
            <text:p>5.51674</text:p>
          </table:table-cell>
          <table:table-cell office:value-type="float" office:value="3.10031" calcext:value-type="float">
            <text:p>3.10031</text:p>
          </table:table-cell>
          <table:table-cell office:value-type="float" office:value="0.949264" calcext:value-type="float">
            <text:p>0.949264</text:p>
          </table:table-cell>
          <table:table-cell office:value-type="float" office:value="5.91106" calcext:value-type="float">
            <text:p>5.91106</text:p>
          </table:table-cell>
          <table:table-cell office:value-type="float" office:value="3.67144" calcext:value-type="float">
            <text:p>3.67144</text:p>
          </table:table-cell>
          <table:table-cell office:value-type="float" office:value="8.51712" calcext:value-type="float">
            <text:p>8.51712</text:p>
          </table:table-cell>
          <table:table-cell office:value-type="float" office:value="2.09805" calcext:value-type="float">
            <text:p>2.09805</text:p>
          </table:table-cell>
          <table:table-cell office:value-type="float" office:value="75.924" calcext:value-type="float">
            <text:p>75.924</text:p>
          </table:table-cell>
          <table:table-cell office:value-type="float" office:value="1.04927" calcext:value-type="float">
            <text:p>1.04927</text:p>
          </table:table-cell>
          <table:table-cell office:value-type="float" office:value="8.76002" calcext:value-type="float">
            <text:p>8.76002</text:p>
          </table:table-cell>
          <table:table-cell office:value-type="float" office:value="2.20409" calcext:value-type="float">
            <text:p>2.20409</text:p>
          </table:table-cell>
          <table:table-cell office:value-type="float" office:value="50.9388" calcext:value-type="float">
            <text:p>50.9388</text:p>
          </table:table-cell>
          <table:table-cell office:value-type="float" office:value="12.8407" calcext:value-type="float">
            <text:p>12.8407</text:p>
          </table:table-cell>
          <table:table-cell office:value-type="float" office:value="9.92109" calcext:value-type="float">
            <text:p>9.92109</text:p>
          </table:table-cell>
          <table:table-cell office:value-type="float" office:value="0.438727" calcext:value-type="float">
            <text:p>0.438727</text:p>
          </table:table-cell>
          <table:table-cell office:value-type="float" office:value="9.74549" calcext:value-type="float">
            <text:p>9.74549</text:p>
          </table:table-cell>
          <table:table-cell office:value-type="float" office:value="3.98591" calcext:value-type="float">
            <text:p>3.98591</text:p>
          </table:table-cell>
          <table:table-cell office:value-type="float" office:value="19.4262" calcext:value-type="float">
            <text:p>19.4262</text:p>
          </table:table-cell>
          <table:table-cell office:value-type="float" office:value="14.0989" calcext:value-type="float">
            <text:p>14.0989</text:p>
          </table:table-cell>
          <table:table-cell office:value-type="float" office:value="2.12933" calcext:value-type="float">
            <text:p>2.12933</text:p>
          </table:table-cell>
          <table:table-cell office:value-type="float" office:value="9.8277" calcext:value-type="float">
            <text:p>9.8277</text:p>
          </table:table-cell>
          <table:table-cell office:value-type="float" office:value="3.09959" calcext:value-type="float">
            <text:p>3.09959</text:p>
          </table:table-cell>
          <table:table-cell office:value-type="float" office:value="0.488553" calcext:value-type="float">
            <text:p>0.488553</text:p>
          </table:table-cell>
          <table:table-cell office:value-type="float" office:value="0.460583" calcext:value-type="float">
            <text:p>0.460583</text:p>
          </table:table-cell>
          <table:table-cell office:value-type="float" office:value="0.573351" calcext:value-type="float">
            <text:p>0.573351</text:p>
          </table:table-cell>
          <table:table-cell office:value-type="float" office:value="0.570845" calcext:value-type="float">
            <text:p>0.570845</text:p>
          </table:table-cell>
          <table:table-cell office:value-type="float" office:value="0.488493" calcext:value-type="float">
            <text:p>0.488493</text:p>
          </table:table-cell>
          <table:table-cell office:value-type="float" office:value="0.560341" calcext:value-type="float">
            <text:p>0.560341</text:p>
          </table:table-cell>
          <table:table-cell office:value-type="float" office:value="0.56382" calcext:value-type="float">
            <text:p>0.56382</text:p>
          </table:table-cell>
          <table:table-cell office:value-type="float" office:value="0.682087" calcext:value-type="float">
            <text:p>0.682087</text:p>
          </table:table-cell>
          <table:table-cell office:value-type="float" office:value="0.612456" calcext:value-type="float">
            <text:p>0.612456</text:p>
          </table:table-cell>
          <table:table-cell office:value-type="float" office:value="0.783863" calcext:value-type="float">
            <text:p>0.783863</text:p>
          </table:table-cell>
          <table:table-cell office:value-type="float" office:value="0.465142" calcext:value-type="float">
            <text:p>0.465142</text:p>
          </table:table-cell>
          <table:table-cell office:value-type="float" office:value="0.701661" calcext:value-type="float">
            <text:p>0.701661</text:p>
          </table:table-cell>
          <table:table-cell office:value-type="float" office:value="0.408702" calcext:value-type="float">
            <text:p>0.408702</text:p>
          </table:table-cell>
          <table:table-cell office:value-type="float" office:value="0.527338" calcext:value-type="float">
            <text:p>0.527338</text:p>
          </table:table-cell>
          <table:table-cell office:value-type="float" office:value="0.334942" calcext:value-type="float">
            <text:p>0.334942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.410639" calcext:value-type="float">
            <text:p>0.410639</text:p>
          </table:table-cell>
          <table:table-cell office:value-type="float" office:value="0.526476" calcext:value-type="float">
            <text:p>0.526476</text:p>
          </table:table-cell>
          <table:table-cell office:value-type="float" office:value="0.432234" calcext:value-type="float">
            <text:p>0.432234</text:p>
          </table:table-cell>
          <table:table-cell office:value-type="float" office:value="0.500179" calcext:value-type="float">
            <text:p>0.500179</text:p>
          </table:table-cell>
          <table:table-cell office:value-type="float" office:value="0.459568" calcext:value-type="float">
            <text:p>0.459568</text:p>
          </table:table-cell>
          <table:table-cell office:value-type="float" office:value="0.828503" calcext:value-type="float">
            <text:p>0.828503</text:p>
          </table:table-cell>
          <table:table-cell office:value-type="float" office:value="0.776359" calcext:value-type="float">
            <text:p>0.776359</text:p>
          </table:table-cell>
          <table:table-cell office:value-type="float" office:value="0.833591" calcext:value-type="float">
            <text:p>0.833591</text:p>
          </table:table-cell>
          <table:table-cell office:value-type="float" office:value="0.701733" calcext:value-type="float">
            <text:p>0.701733</text:p>
          </table:table-cell>
          <table:table-cell office:value-type="float" office:value="0.560933" calcext:value-type="float">
            <text:p>0.560933</text:p>
          </table:table-cell>
          <table:table-cell office:value-type="float" office:value="0.465073" calcext:value-type="float">
            <text:p>0.465073</text:p>
          </table:table-cell>
          <table:table-cell office:value-type="float" office:value="0.469847" calcext:value-type="float">
            <text:p>0.469847</text:p>
          </table:table-cell>
          <table:table-cell office:value-type="float" office:value="0.568116" calcext:value-type="float">
            <text:p>0.568116</text:p>
          </table:table-cell>
          <table:table-cell office:value-type="float" office:value="0.529153" calcext:value-type="float">
            <text:p>0.529153</text:p>
          </table:table-cell>
          <table:table-cell office:value-type="float" office:value="0.508865" calcext:value-type="float">
            <text:p>0.508865</text:p>
          </table:table-cell>
          <table:table-cell office:value-type="float" office:value="0.519702" calcext:value-type="float">
            <text:p>0.519702</text:p>
          </table:table-cell>
          <table:table-cell office:value-type="float" office:value="0.710084" calcext:value-type="float">
            <text:p>0.710084</text:p>
          </table:table-cell>
          <table:table-cell office:value-type="float" office:value="0.697449" calcext:value-type="float">
            <text:p>0.697449</text:p>
          </table:table-cell>
          <table:table-cell office:value-type="float" office:value="0.640387" calcext:value-type="float">
            <text:p>0.640387</text:p>
          </table:table-cell>
          <table:table-cell office:value-type="float" office:value="0.781813" calcext:value-type="float">
            <text:p>0.781813</text:p>
          </table:table-cell>
          <table:table-cell office:value-type="float" office:value="0.645932" calcext:value-type="float">
            <text:p>0.645932</text:p>
          </table:table-cell>
          <table:table-cell office:value-type="float" office:value="0.691512" calcext:value-type="float">
            <text:p>0.691512</text:p>
          </table:table-cell>
          <table:table-cell office:value-type="float" office:value="0.631433" calcext:value-type="float">
            <text:p>0.631433</text:p>
          </table:table-cell>
          <table:table-cell office:value-type="float" office:value="0.511695" calcext:value-type="float">
            <text:p>0.511695</text:p>
          </table:table-cell>
          <table:table-cell office:value-type="float" office:value="0.625395" calcext:value-type="float">
            <text:p>0.625395</text:p>
          </table:table-cell>
          <table:table-cell office:value-type="float" office:value="0.574862" calcext:value-type="float">
            <text:p>0.574862</text:p>
          </table:table-cell>
          <table:table-cell table:number-columns-repeated="5"/>
        </table:table-row>
        <table:table-row table:style-name="ro1" table:number-rows-repeated="2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alpha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table:number-columns-repeated="5"/>
        </table:table-row>
        <table:table-row table:style-name="ro1">
          <table:table-cell office:value-type="float" office:value="335844" calcext:value-type="float">
            <text:p>335844</text:p>
          </table:table-cell>
          <table:table-cell office:value-type="float" office:value="0.0934009" calcext:value-type="float">
            <text:p>0.0934009</text:p>
          </table:table-cell>
          <table:table-cell office:value-type="float" office:value="0.127366" calcext:value-type="float">
            <text:p>0.127366</text:p>
          </table:table-cell>
          <table:table-cell office:value-type="float" office:value="13.0293" calcext:value-type="float">
            <text:p>13.0293</text:p>
          </table:table-cell>
          <table:table-cell office:value-type="float" office:value="0.14116" calcext:value-type="float">
            <text:p>0.14116</text:p>
          </table:table-cell>
          <table:table-cell office:value-type="float" office:value="0.383294" calcext:value-type="float">
            <text:p>0.383294</text:p>
          </table:table-cell>
          <table:table-cell office:value-type="float" office:value="0.345909" calcext:value-type="float">
            <text:p>0.345909</text:p>
          </table:table-cell>
          <table:table-cell office:value-type="float" office:value="4.52313" calcext:value-type="float">
            <text:p>4.52313</text:p>
          </table:table-cell>
          <table:table-cell office:value-type="float" office:value="1.98045" calcext:value-type="float">
            <text:p>1.98045</text:p>
          </table:table-cell>
          <table:table-cell office:value-type="float" office:value="0.592088" calcext:value-type="float">
            <text:p>0.592088</text:p>
          </table:table-cell>
          <table:table-cell office:value-type="float" office:value="5.4778" calcext:value-type="float">
            <text:p>5.4778</text:p>
          </table:table-cell>
          <table:table-cell office:value-type="float" office:value="2.95759" calcext:value-type="float">
            <text:p>2.95759</text:p>
          </table:table-cell>
          <table:table-cell office:value-type="float" office:value="5.51674" calcext:value-type="float">
            <text:p>5.51674</text:p>
          </table:table-cell>
          <table:table-cell office:value-type="float" office:value="3.10031" calcext:value-type="float">
            <text:p>3.10031</text:p>
          </table:table-cell>
          <table:table-cell office:value-type="float" office:value="0.949264" calcext:value-type="float">
            <text:p>0.949264</text:p>
          </table:table-cell>
          <table:table-cell office:value-type="float" office:value="5.91106" calcext:value-type="float">
            <text:p>5.91106</text:p>
          </table:table-cell>
          <table:table-cell office:value-type="float" office:value="3.67144" calcext:value-type="float">
            <text:p>3.67144</text:p>
          </table:table-cell>
          <table:table-cell office:value-type="float" office:value="8.51712" calcext:value-type="float">
            <text:p>8.51712</text:p>
          </table:table-cell>
          <table:table-cell office:value-type="float" office:value="2.09805" calcext:value-type="float">
            <text:p>2.09805</text:p>
          </table:table-cell>
          <table:table-cell office:value-type="float" office:value="75.924" calcext:value-type="float">
            <text:p>75.924</text:p>
          </table:table-cell>
          <table:table-cell office:value-type="float" office:value="1.04927" calcext:value-type="float">
            <text:p>1.04927</text:p>
          </table:table-cell>
          <table:table-cell office:value-type="float" office:value="8.76002" calcext:value-type="float">
            <text:p>8.76002</text:p>
          </table:table-cell>
          <table:table-cell office:value-type="float" office:value="2.20409" calcext:value-type="float">
            <text:p>2.20409</text:p>
          </table:table-cell>
          <table:table-cell office:value-type="float" office:value="50.9388" calcext:value-type="float">
            <text:p>50.9388</text:p>
          </table:table-cell>
          <table:table-cell office:value-type="float" office:value="12.8407" calcext:value-type="float">
            <text:p>12.8407</text:p>
          </table:table-cell>
          <table:table-cell office:value-type="float" office:value="9.92109" calcext:value-type="float">
            <text:p>9.92109</text:p>
          </table:table-cell>
          <table:table-cell office:value-type="float" office:value="0.438727" calcext:value-type="float">
            <text:p>0.438727</text:p>
          </table:table-cell>
          <table:table-cell office:value-type="float" office:value="9.74549" calcext:value-type="float">
            <text:p>9.74549</text:p>
          </table:table-cell>
          <table:table-cell office:value-type="float" office:value="3.98591" calcext:value-type="float">
            <text:p>3.98591</text:p>
          </table:table-cell>
          <table:table-cell office:value-type="float" office:value="19.4262" calcext:value-type="float">
            <text:p>19.4262</text:p>
          </table:table-cell>
          <table:table-cell office:value-type="float" office:value="14.0989" calcext:value-type="float">
            <text:p>14.0989</text:p>
          </table:table-cell>
          <table:table-cell office:value-type="float" office:value="2.12933" calcext:value-type="float">
            <text:p>2.12933</text:p>
          </table:table-cell>
          <table:table-cell office:value-type="float" office:value="9.8277" calcext:value-type="float">
            <text:p>9.8277</text:p>
          </table:table-cell>
          <table:table-cell office:value-type="float" office:value="3.09958" calcext:value-type="float">
            <text:p>3.09958</text:p>
          </table:table-cell>
          <table:table-cell office:value-type="float" office:value="0.488553" calcext:value-type="float">
            <text:p>0.488553</text:p>
          </table:table-cell>
          <table:table-cell office:value-type="float" office:value="0.460583" calcext:value-type="float">
            <text:p>0.460583</text:p>
          </table:table-cell>
          <table:table-cell office:value-type="float" office:value="0.573351" calcext:value-type="float">
            <text:p>0.573351</text:p>
          </table:table-cell>
          <table:table-cell office:value-type="float" office:value="0.570845" calcext:value-type="float">
            <text:p>0.570845</text:p>
          </table:table-cell>
          <table:table-cell office:value-type="float" office:value="0.488493" calcext:value-type="float">
            <text:p>0.488493</text:p>
          </table:table-cell>
          <table:table-cell office:value-type="float" office:value="0.560341" calcext:value-type="float">
            <text:p>0.560341</text:p>
          </table:table-cell>
          <table:table-cell office:value-type="float" office:value="0.56382" calcext:value-type="float">
            <text:p>0.56382</text:p>
          </table:table-cell>
          <table:table-cell office:value-type="float" office:value="0.682087" calcext:value-type="float">
            <text:p>0.682087</text:p>
          </table:table-cell>
          <table:table-cell office:value-type="float" office:value="0.612456" calcext:value-type="float">
            <text:p>0.612456</text:p>
          </table:table-cell>
          <table:table-cell office:value-type="float" office:value="0.783863" calcext:value-type="float">
            <text:p>0.783863</text:p>
          </table:table-cell>
          <table:table-cell office:value-type="float" office:value="0.465142" calcext:value-type="float">
            <text:p>0.465142</text:p>
          </table:table-cell>
          <table:table-cell office:value-type="float" office:value="0.701661" calcext:value-type="float">
            <text:p>0.701661</text:p>
          </table:table-cell>
          <table:table-cell office:value-type="float" office:value="0.408702" calcext:value-type="float">
            <text:p>0.408702</text:p>
          </table:table-cell>
          <table:table-cell office:value-type="float" office:value="0.527338" calcext:value-type="float">
            <text:p>0.527338</text:p>
          </table:table-cell>
          <table:table-cell office:value-type="float" office:value="0.334942" calcext:value-type="float">
            <text:p>0.334942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.410639" calcext:value-type="float">
            <text:p>0.410639</text:p>
          </table:table-cell>
          <table:table-cell office:value-type="float" office:value="0.526476" calcext:value-type="float">
            <text:p>0.526476</text:p>
          </table:table-cell>
          <table:table-cell office:value-type="float" office:value="0.432234" calcext:value-type="float">
            <text:p>0.432234</text:p>
          </table:table-cell>
          <table:table-cell office:value-type="float" office:value="0.50018" calcext:value-type="float">
            <text:p>0.50018</text:p>
          </table:table-cell>
          <table:table-cell office:value-type="float" office:value="0.459568" calcext:value-type="float">
            <text:p>0.459568</text:p>
          </table:table-cell>
          <table:table-cell office:value-type="float" office:value="0.828502" calcext:value-type="float">
            <text:p>0.828502</text:p>
          </table:table-cell>
          <table:table-cell office:value-type="float" office:value="0.776359" calcext:value-type="float">
            <text:p>0.776359</text:p>
          </table:table-cell>
          <table:table-cell office:value-type="float" office:value="0.83359" calcext:value-type="float">
            <text:p>0.83359</text:p>
          </table:table-cell>
          <table:table-cell office:value-type="float" office:value="0.701733" calcext:value-type="float">
            <text:p>0.701733</text:p>
          </table:table-cell>
          <table:table-cell office:value-type="float" office:value="0.560933" calcext:value-type="float">
            <text:p>0.560933</text:p>
          </table:table-cell>
          <table:table-cell office:value-type="float" office:value="0.465073" calcext:value-type="float">
            <text:p>0.465073</text:p>
          </table:table-cell>
          <table:table-cell office:value-type="float" office:value="0.469847" calcext:value-type="float">
            <text:p>0.469847</text:p>
          </table:table-cell>
          <table:table-cell office:value-type="float" office:value="0.568116" calcext:value-type="float">
            <text:p>0.568116</text:p>
          </table:table-cell>
          <table:table-cell office:value-type="float" office:value="0.529153" calcext:value-type="float">
            <text:p>0.529153</text:p>
          </table:table-cell>
          <table:table-cell office:value-type="float" office:value="0.508865" calcext:value-type="float">
            <text:p>0.508865</text:p>
          </table:table-cell>
          <table:table-cell office:value-type="float" office:value="0.519702" calcext:value-type="float">
            <text:p>0.519702</text:p>
          </table:table-cell>
          <table:table-cell office:value-type="float" office:value="0.710084" calcext:value-type="float">
            <text:p>0.710084</text:p>
          </table:table-cell>
          <table:table-cell office:value-type="float" office:value="0.697449" calcext:value-type="float">
            <text:p>0.697449</text:p>
          </table:table-cell>
          <table:table-cell office:value-type="float" office:value="0.640387" calcext:value-type="float">
            <text:p>0.640387</text:p>
          </table:table-cell>
          <table:table-cell office:value-type="float" office:value="0.781813" calcext:value-type="float">
            <text:p>0.781813</text:p>
          </table:table-cell>
          <table:table-cell office:value-type="float" office:value="0.645931" calcext:value-type="float">
            <text:p>0.645931</text:p>
          </table:table-cell>
          <table:table-cell office:value-type="float" office:value="0.691513" calcext:value-type="float">
            <text:p>0.691513</text:p>
          </table:table-cell>
          <table:table-cell office:value-type="float" office:value="0.631433" calcext:value-type="float">
            <text:p>0.631433</text:p>
          </table:table-cell>
          <table:table-cell office:value-type="float" office:value="0.511694" calcext:value-type="float">
            <text:p>0.511694</text:p>
          </table:table-cell>
          <table:table-cell office:value-type="float" office:value="0.625394" calcext:value-type="float">
            <text:p>0.625394</text:p>
          </table:table-cell>
          <table:table-cell office:value-type="float" office:value="0.574861" calcext:value-type="float">
            <text:p>0.574861</text:p>
          </table:table-cell>
          <table:table-cell table:number-columns-repeated="5"/>
        </table:table-row>
        <table:table-row table:style-name="ro1" table:number-rows-repeated="3">
          <table:table-cell table:number-columns-repeated="81"/>
        </table:table-row>
        <table:table-row table:style-name="ro1">
          <table:table-cell table:style-name="ce2" office:value-type="string" calcext:value-type="string">
            <text:p>Diff between 20190923.3 and 20190924.3, in percent</text:p>
          </table:table-cell>
          <table:table-cell table:number-columns-repeated="80"/>
        </table:table-row>
        <table:table-row table:style-name="ro1">
          <table:table-cell table:formula="of:=100*([.A18]-[.A14])/[.A18]" office:value-type="float" office:value="0.000297757292076083" calcext:value-type="float">
            <text:p>0.000297757292076</text:p>
          </table:table-cell>
          <table:table-cell table:formula="of:=100*([.B18]-[.B14])/[.B18]" office:value-type="float" office:value="0" calcext:value-type="float">
            <text:p>0</text:p>
          </table:table-cell>
          <table:table-cell table:formula="of:=100*([.C18]-[.C14])/[.C18]" office:value-type="float" office:value="0" calcext:value-type="float">
            <text:p>0</text:p>
          </table:table-cell>
          <table:table-cell table:formula="of:=100*([.D18]-[.D14])/[.D18]" office:value-type="float" office:value="0" calcext:value-type="float">
            <text:p>0</text:p>
          </table:table-cell>
          <table:table-cell table:formula="of:=100*([.E18]-[.E14])/[.E18]" office:value-type="float" office:value="0" calcext:value-type="float">
            <text:p>0</text:p>
          </table:table-cell>
          <table:table-cell table:formula="of:=100*([.F18]-[.F14])/[.F18]" office:value-type="float" office:value="0" calcext:value-type="float">
            <text:p>0</text:p>
          </table:table-cell>
          <table:table-cell table:formula="of:=100*([.G18]-[.G14])/[.G18]" office:value-type="float" office:value="0" calcext:value-type="float">
            <text:p>0</text:p>
          </table:table-cell>
          <table:table-cell table:formula="of:=100*([.H18]-[.H14])/[.H18]" office:value-type="float" office:value="0" calcext:value-type="float">
            <text:p>0</text:p>
          </table:table-cell>
          <table:table-cell table:formula="of:=100*([.I18]-[.I14])/[.I18]" office:value-type="float" office:value="0" calcext:value-type="float">
            <text:p>0</text:p>
          </table:table-cell>
          <table:table-cell table:formula="of:=100*([.J18]-[.J14])/[.J18]" office:value-type="float" office:value="0" calcext:value-type="float">
            <text:p>0</text:p>
          </table:table-cell>
          <table:table-cell table:formula="of:=100*([.K18]-[.K14])/[.K18]" office:value-type="float" office:value="0" calcext:value-type="float">
            <text:p>0</text:p>
          </table:table-cell>
          <table:table-cell table:formula="of:=100*([.L18]-[.L14])/[.L18]" office:value-type="float" office:value="0" calcext:value-type="float">
            <text:p>0</text:p>
          </table:table-cell>
          <table:table-cell table:formula="of:=100*([.M18]-[.M14])/[.M18]" office:value-type="float" office:value="0" calcext:value-type="float">
            <text:p>0</text:p>
          </table:table-cell>
          <table:table-cell table:formula="of:=100*([.N18]-[.N14])/[.N18]" office:value-type="float" office:value="0" calcext:value-type="float">
            <text:p>0</text:p>
          </table:table-cell>
          <table:table-cell table:formula="of:=100*([.O18]-[.O14])/[.O18]" office:value-type="float" office:value="0" calcext:value-type="float">
            <text:p>0</text:p>
          </table:table-cell>
          <table:table-cell table:formula="of:=100*([.P18]-[.P14])/[.P18]" office:value-type="float" office:value="0" calcext:value-type="float">
            <text:p>0</text:p>
          </table:table-cell>
          <table:table-cell table:formula="of:=100*([.Q18]-[.Q14])/[.Q18]" office:value-type="float" office:value="0" calcext:value-type="float">
            <text:p>0</text:p>
          </table:table-cell>
          <table:table-cell table:formula="of:=100*([.R18]-[.R14])/[.R18]" office:value-type="float" office:value="0" calcext:value-type="float">
            <text:p>0</text:p>
          </table:table-cell>
          <table:table-cell table:formula="of:=100*([.S18]-[.S14])/[.S18]" office:value-type="float" office:value="0" calcext:value-type="float">
            <text:p>0</text:p>
          </table:table-cell>
          <table:table-cell table:formula="of:=100*([.T18]-[.T14])/[.T18]" office:value-type="float" office:value="0" calcext:value-type="float">
            <text:p>0</text:p>
          </table:table-cell>
          <table:table-cell table:formula="of:=100*([.U18]-[.U14])/[.U18]" office:value-type="float" office:value="0" calcext:value-type="float">
            <text:p>0</text:p>
          </table:table-cell>
          <table:table-cell table:formula="of:=100*([.V18]-[.V14])/[.V18]" office:value-type="float" office:value="0" calcext:value-type="float">
            <text:p>0</text:p>
          </table:table-cell>
          <table:table-cell table:formula="of:=100*([.W18]-[.W14])/[.W18]" office:value-type="float" office:value="0" calcext:value-type="float">
            <text:p>0</text:p>
          </table:table-cell>
          <table:table-cell table:formula="of:=100*([.X18]-[.X14])/[.X18]" office:value-type="float" office:value="0" calcext:value-type="float">
            <text:p>0</text:p>
          </table:table-cell>
          <table:table-cell table:formula="of:=100*([.Y18]-[.Y14])/[.Y18]" office:value-type="float" office:value="0" calcext:value-type="float">
            <text:p>0</text:p>
          </table:table-cell>
          <table:table-cell table:formula="of:=100*([.Z18]-[.Z14])/[.Z18]" office:value-type="float" office:value="0" calcext:value-type="float">
            <text:p>0</text:p>
          </table:table-cell>
          <table:table-cell table:formula="of:=100*([.AA18]-[.AA14])/[.AA18]" office:value-type="float" office:value="0" calcext:value-type="float">
            <text:p>0</text:p>
          </table:table-cell>
          <table:table-cell table:formula="of:=100*([.AB18]-[.AB14])/[.AB18]" office:value-type="float" office:value="0" calcext:value-type="float">
            <text:p>0</text:p>
          </table:table-cell>
          <table:table-cell table:formula="of:=100*([.AC18]-[.AC14])/[.AC18]" office:value-type="float" office:value="0" calcext:value-type="float">
            <text:p>0</text:p>
          </table:table-cell>
          <table:table-cell table:formula="of:=100*([.AD18]-[.AD14])/[.AD18]" office:value-type="float" office:value="0" calcext:value-type="float">
            <text:p>0</text:p>
          </table:table-cell>
          <table:table-cell table:formula="of:=100*([.AE18]-[.AE14])/[.AE18]" office:value-type="float" office:value="0" calcext:value-type="float">
            <text:p>0</text:p>
          </table:table-cell>
          <table:table-cell table:formula="of:=100*([.AF18]-[.AF14])/[.AF18]" office:value-type="float" office:value="0" calcext:value-type="float">
            <text:p>0</text:p>
          </table:table-cell>
          <table:table-cell table:formula="of:=100*([.AG18]-[.AG14])/[.AG18]" office:value-type="float" office:value="0" calcext:value-type="float">
            <text:p>0</text:p>
          </table:table-cell>
          <table:table-cell table:formula="of:=100*([.AH18]-[.AH14])/[.AH18]" office:value-type="float" office:value="-0.000322624355559963" calcext:value-type="float">
            <text:p>-0.00032262435556</text:p>
          </table:table-cell>
          <table:table-cell table:formula="of:=100*([.AI18]-[.AI14])/[.AI18]" office:value-type="float" office:value="0" calcext:value-type="float">
            <text:p>0</text:p>
          </table:table-cell>
          <table:table-cell table:formula="of:=100*([.AJ18]-[.AJ14])/[.AJ18]" office:value-type="float" office:value="0" calcext:value-type="float">
            <text:p>0</text:p>
          </table:table-cell>
          <table:table-cell table:formula="of:=100*([.AK18]-[.AK14])/[.AK18]" office:value-type="float" office:value="0" calcext:value-type="float">
            <text:p>0</text:p>
          </table:table-cell>
          <table:table-cell table:formula="of:=100*([.AL18]-[.AL14])/[.AL18]" office:value-type="float" office:value="0" calcext:value-type="float">
            <text:p>0</text:p>
          </table:table-cell>
          <table:table-cell table:formula="of:=100*([.AM18]-[.AM14])/[.AM18]" office:value-type="float" office:value="0" calcext:value-type="float">
            <text:p>0</text:p>
          </table:table-cell>
          <table:table-cell table:formula="of:=100*([.AN18]-[.AN14])/[.AN18]" office:value-type="float" office:value="0" calcext:value-type="float">
            <text:p>0</text:p>
          </table:table-cell>
          <table:table-cell table:formula="of:=100*([.AO18]-[.AO14])/[.AO18]" office:value-type="float" office:value="0" calcext:value-type="float">
            <text:p>0</text:p>
          </table:table-cell>
          <table:table-cell table:formula="of:=100*([.AP18]-[.AP14])/[.AP18]" office:value-type="float" office:value="0" calcext:value-type="float">
            <text:p>0</text:p>
          </table:table-cell>
          <table:table-cell table:formula="of:=100*([.AQ18]-[.AQ14])/[.AQ18]" office:value-type="float" office:value="0" calcext:value-type="float">
            <text:p>0</text:p>
          </table:table-cell>
          <table:table-cell table:formula="of:=100*([.AR18]-[.AR14])/[.AR18]" office:value-type="float" office:value="0" calcext:value-type="float">
            <text:p>0</text:p>
          </table:table-cell>
          <table:table-cell table:formula="of:=100*([.AS18]-[.AS14])/[.AS18]" office:value-type="float" office:value="0" calcext:value-type="float">
            <text:p>0</text:p>
          </table:table-cell>
          <table:table-cell table:formula="of:=100*([.AT18]-[.AT14])/[.AT18]" office:value-type="float" office:value="0" calcext:value-type="float">
            <text:p>0</text:p>
          </table:table-cell>
          <table:table-cell table:formula="of:=100*([.AU18]-[.AU14])/[.AU18]" office:value-type="float" office:value="0" calcext:value-type="float">
            <text:p>0</text:p>
          </table:table-cell>
          <table:table-cell table:formula="of:=100*([.AV18]-[.AV14])/[.AV18]" office:value-type="float" office:value="0" calcext:value-type="float">
            <text:p>0</text:p>
          </table:table-cell>
          <table:table-cell table:formula="of:=100*([.AW18]-[.AW14])/[.AW18]" office:value-type="float" office:value="0" calcext:value-type="float">
            <text:p>0</text:p>
          </table:table-cell>
          <table:table-cell table:formula="of:=100*([.AX18]-[.AX14])/[.AX18]" office:value-type="float" office:value="0" calcext:value-type="float">
            <text:p>0</text:p>
          </table:table-cell>
          <table:table-cell table:formula="of:=100*([.AY18]-[.AY14])/[.AY18]" office:value-type="float" office:value="0" calcext:value-type="float">
            <text:p>0</text:p>
          </table:table-cell>
          <table:table-cell table:formula="of:=100*([.AZ18]-[.AZ14])/[.AZ18]" office:value-type="float" office:value="0" calcext:value-type="float">
            <text:p>0</text:p>
          </table:table-cell>
          <table:table-cell table:formula="of:=100*([.BA18]-[.BA14])/[.BA18]" office:value-type="float" office:value="0" calcext:value-type="float">
            <text:p>0</text:p>
          </table:table-cell>
          <table:table-cell table:formula="of:=100*([.BB18]-[.BB14])/[.BB18]" office:value-type="float" office:value="0.000199928025938618" calcext:value-type="float">
            <text:p>0.000199928025939</text:p>
          </table:table-cell>
          <table:table-cell table:formula="of:=100*([.BC18]-[.BC14])/[.BC18]" office:value-type="float" office:value="0" calcext:value-type="float">
            <text:p>0</text:p>
          </table:table-cell>
          <table:table-cell table:formula="of:=100*([.BD18]-[.BD14])/[.BD18]" office:value-type="float" office:value="-0.000120699768984113" calcext:value-type="float">
            <text:p>-0.000120699768984</text:p>
          </table:table-cell>
          <table:table-cell table:formula="of:=100*([.BE18]-[.BE14])/[.BE18]" office:value-type="float" office:value="0" calcext:value-type="float">
            <text:p>0</text:p>
          </table:table-cell>
          <table:table-cell table:formula="of:=100*([.BF18]-[.BF14])/[.BF18]" office:value-type="float" office:value="-0.000119963051370306" calcext:value-type="float">
            <text:p>-0.00011996305137</text:p>
          </table:table-cell>
          <table:table-cell table:formula="of:=100*([.BG18]-[.BG14])/[.BG18]" office:value-type="float" office:value="0" calcext:value-type="float">
            <text:p>0</text:p>
          </table:table-cell>
          <table:table-cell table:formula="of:=100*([.BH18]-[.BH14])/[.BH18]" office:value-type="float" office:value="0" calcext:value-type="float">
            <text:p>0</text:p>
          </table:table-cell>
          <table:table-cell table:formula="of:=100*([.BI18]-[.BI14])/[.BI18]" office:value-type="float" office:value="0" calcext:value-type="float">
            <text:p>0</text:p>
          </table:table-cell>
          <table:table-cell table:formula="of:=100*([.BJ18]-[.BJ14])/[.BJ18]" office:value-type="float" office:value="0" calcext:value-type="float">
            <text:p>0</text:p>
          </table:table-cell>
          <table:table-cell table:formula="of:=100*([.BK18]-[.BK14])/[.BK18]" office:value-type="float" office:value="0" calcext:value-type="float">
            <text:p>0</text:p>
          </table:table-cell>
          <table:table-cell table:formula="of:=100*([.BL18]-[.BL14])/[.BL18]" office:value-type="float" office:value="0" calcext:value-type="float">
            <text:p>0</text:p>
          </table:table-cell>
          <table:table-cell table:formula="of:=100*([.BM18]-[.BM14])/[.BM18]" office:value-type="float" office:value="0" calcext:value-type="float">
            <text:p>0</text:p>
          </table:table-cell>
          <table:table-cell table:formula="of:=100*([.BN18]-[.BN14])/[.BN18]" office:value-type="float" office:value="0" calcext:value-type="float">
            <text:p>0</text:p>
          </table:table-cell>
          <table:table-cell table:formula="of:=100*([.BO18]-[.BO14])/[.BO18]" office:value-type="float" office:value="0" calcext:value-type="float">
            <text:p>0</text:p>
          </table:table-cell>
          <table:table-cell table:formula="of:=100*([.BP18]-[.BP14])/[.BP18]" office:value-type="float" office:value="0" calcext:value-type="float">
            <text:p>0</text:p>
          </table:table-cell>
          <table:table-cell table:formula="of:=100*([.BQ18]-[.BQ14])/[.BQ18]" office:value-type="float" office:value="0" calcext:value-type="float">
            <text:p>0</text:p>
          </table:table-cell>
          <table:table-cell table:formula="of:=100*([.BR18]-[.BR14])/[.BR18]" office:value-type="float" office:value="0" calcext:value-type="float">
            <text:p>0</text:p>
          </table:table-cell>
          <table:table-cell table:formula="of:=100*([.BS18]-[.BS14])/[.BS18]" office:value-type="float" office:value="-0.000154815297613639" calcext:value-type="float">
            <text:p>-0.000154815297614</text:p>
          </table:table-cell>
          <table:table-cell table:formula="of:=100*([.BT18]-[.BT14])/[.BT18]" office:value-type="float" office:value="0.000144610441151176" calcext:value-type="float">
            <text:p>0.000144610441151</text:p>
          </table:table-cell>
          <table:table-cell table:formula="of:=100*([.BU18]-[.BU14])/[.BU18]" office:value-type="float" office:value="0" calcext:value-type="float">
            <text:p>0</text:p>
          </table:table-cell>
          <table:table-cell table:formula="of:=100*([.BV18]-[.BV14])/[.BV18]" office:value-type="float" office:value="-0.000195429299547924" calcext:value-type="float">
            <text:p>-0.000195429299548</text:p>
          </table:table-cell>
          <table:table-cell table:formula="of:=100*([.BW18]-[.BW14])/[.BW18]" office:value-type="float" office:value="-0.000159899199531453" calcext:value-type="float">
            <text:p>-0.000159899199531</text:p>
          </table:table-cell>
          <table:table-cell table:formula="of:=100*([.BX18]-[.BX14])/[.BX18]" office:value-type="float" office:value="-0.000173955095236719" calcext:value-type="float">
            <text:p>-0.000173955095237</text:p>
          </table:table-cell>
          <table:table-cell table:number-columns-repeated="5"/>
        </table:table-row>
        <table:table-row table:style-name="ro1" table:number-rows-repeated="4">
          <table:table-cell table:number-columns-repeated="81"/>
        </table:table-row>
        <table:table-row table:style-name="ro1">
          <table:table-cell office:value-type="string" calcext:value-type="string">
            <text:p>process[Recruitment].b0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alpha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office:value-type="string" calcext:value-type="string">
            <text:p>process[Recruitment].ycs_values{2014}</text:p>
          </table:table-cell>
          <table:table-cell table:number-columns-repeated="4"/>
        </table:table-row>
        <table:table-row table:style-name="ro1">
          <table:table-cell office:value-type="float" office:value="332645" calcext:value-type="float">
            <text:p>332645</text:p>
          </table:table-cell>
          <table:table-cell office:value-type="float" office:value="0.0928912" calcext:value-type="float">
            <text:p>0.0928912</text:p>
          </table:table-cell>
          <table:table-cell office:value-type="float" office:value="0.126178" calcext:value-type="float">
            <text:p>0.126178</text:p>
          </table:table-cell>
          <table:table-cell office:value-type="float" office:value="12.8641" calcext:value-type="float">
            <text:p>12.8641</text:p>
          </table:table-cell>
          <table:table-cell office:value-type="float" office:value="0.135561" calcext:value-type="float">
            <text:p>0.135561</text:p>
          </table:table-cell>
          <table:table-cell office:value-type="float" office:value="0.400393" calcext:value-type="float">
            <text:p>0.400393</text:p>
          </table:table-cell>
          <table:table-cell office:value-type="float" office:value="0.356019" calcext:value-type="float">
            <text:p>0.356019</text:p>
          </table:table-cell>
          <table:table-cell office:value-type="float" office:value="4.66425" calcext:value-type="float">
            <text:p>4.66425</text:p>
          </table:table-cell>
          <table:table-cell office:value-type="float" office:value="1.7431" calcext:value-type="float">
            <text:p>1.7431</text:p>
          </table:table-cell>
          <table:table-cell office:value-type="float" office:value="0.612361" calcext:value-type="float">
            <text:p>0.612361</text:p>
          </table:table-cell>
          <table:table-cell office:value-type="float" office:value="5.39465" calcext:value-type="float">
            <text:p>5.39465</text:p>
          </table:table-cell>
          <table:table-cell office:value-type="float" office:value="2.2282" calcext:value-type="float">
            <text:p>2.2282</text:p>
          </table:table-cell>
          <table:table-cell office:value-type="float" office:value="5.49577" calcext:value-type="float">
            <text:p>5.49577</text:p>
          </table:table-cell>
          <table:table-cell office:value-type="float" office:value="2.386" calcext:value-type="float">
            <text:p>2.386</text:p>
          </table:table-cell>
          <table:table-cell office:value-type="float" office:value="0.955215" calcext:value-type="float">
            <text:p>0.955215</text:p>
          </table:table-cell>
          <table:table-cell office:value-type="float" office:value="5.85755" calcext:value-type="float">
            <text:p>5.85755</text:p>
          </table:table-cell>
          <table:table-cell office:value-type="float" office:value="2.82431" calcext:value-type="float">
            <text:p>2.82431</text:p>
          </table:table-cell>
          <table:table-cell office:value-type="float" office:value="8.3769" calcext:value-type="float">
            <text:p>8.3769</text:p>
          </table:table-cell>
          <table:table-cell office:value-type="float" office:value="1.99773" calcext:value-type="float">
            <text:p>1.99773</text:p>
          </table:table-cell>
          <table:table-cell office:value-type="float" office:value="70.2" calcext:value-type="float">
            <text:p>70.2</text:p>
          </table:table-cell>
          <table:table-cell office:value-type="float" office:value="1.05106" calcext:value-type="float">
            <text:p>1.05106</text:p>
          </table:table-cell>
          <table:table-cell office:value-type="float" office:value="8.63399" calcext:value-type="float">
            <text:p>8.63399</text:p>
          </table:table-cell>
          <table:table-cell office:value-type="float" office:value="2.11036" calcext:value-type="float">
            <text:p>2.11036</text:p>
          </table:table-cell>
          <table:table-cell office:value-type="float" office:value="48.2719" calcext:value-type="float">
            <text:p>48.2719</text:p>
          </table:table-cell>
          <table:table-cell office:value-type="float" office:value="12.4084" calcext:value-type="float">
            <text:p>12.4084</text:p>
          </table:table-cell>
          <table:table-cell office:value-type="float" office:value="9.70441" calcext:value-type="float">
            <text:p>9.70441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9.66734" calcext:value-type="float">
            <text:p>9.66734</text:p>
          </table:table-cell>
          <table:table-cell office:value-type="float" office:value="3.96166" calcext:value-type="float">
            <text:p>3.96166</text:p>
          </table:table-cell>
          <table:table-cell office:value-type="float" office:value="19.4872" calcext:value-type="float">
            <text:p>19.4872</text:p>
          </table:table-cell>
          <table:table-cell office:value-type="float" office:value="14.3958" calcext:value-type="float">
            <text:p>14.3958</text:p>
          </table:table-cell>
          <table:table-cell office:value-type="float" office:value="2.11839" calcext:value-type="float">
            <text:p>2.11839</text:p>
          </table:table-cell>
          <table:table-cell office:value-type="float" office:value="9.76639" calcext:value-type="float">
            <text:p>9.76639</text:p>
          </table:table-cell>
          <table:table-cell office:value-type="float" office:value="3.05711" calcext:value-type="float">
            <text:p>3.05711</text:p>
          </table:table-cell>
          <table:table-cell office:value-type="float" office:value="0.485448" calcext:value-type="float">
            <text:p>0.485448</text:p>
          </table:table-cell>
          <table:table-cell office:value-type="float" office:value="0.462114" calcext:value-type="float">
            <text:p>0.462114</text:p>
          </table:table-cell>
          <table:table-cell office:value-type="float" office:value="0.568476" calcext:value-type="float">
            <text:p>0.568476</text:p>
          </table:table-cell>
          <table:table-cell office:value-type="float" office:value="0.565131" calcext:value-type="float">
            <text:p>0.565131</text:p>
          </table:table-cell>
          <table:table-cell office:value-type="float" office:value="0.488273" calcext:value-type="float">
            <text:p>0.488273</text:p>
          </table:table-cell>
          <table:table-cell office:value-type="float" office:value="0.552863" calcext:value-type="float">
            <text:p>0.552863</text:p>
          </table:table-cell>
          <table:table-cell office:value-type="float" office:value="0.564026" calcext:value-type="float">
            <text:p>0.564026</text:p>
          </table:table-cell>
          <table:table-cell office:value-type="float" office:value="0.687644" calcext:value-type="float">
            <text:p>0.687644</text:p>
          </table:table-cell>
          <table:table-cell office:value-type="float" office:value="0.619802" calcext:value-type="float">
            <text:p>0.619802</text:p>
          </table:table-cell>
          <table:table-cell office:value-type="float" office:value="0.785343" calcext:value-type="float">
            <text:p>0.785343</text:p>
          </table:table-cell>
          <table:table-cell office:value-type="float" office:value="0.460579" calcext:value-type="float">
            <text:p>0.460579</text:p>
          </table:table-cell>
          <table:table-cell office:value-type="float" office:value="0.700652" calcext:value-type="float">
            <text:p>0.700652</text:p>
          </table:table-cell>
          <table:table-cell office:value-type="float" office:value="0.408881" calcext:value-type="float">
            <text:p>0.408881</text:p>
          </table:table-cell>
          <table:table-cell office:value-type="float" office:value="0.516916" calcext:value-type="float">
            <text:p>0.516916</text:p>
          </table:table-cell>
          <table:table-cell office:value-type="float" office:value="0.344004" calcext:value-type="float">
            <text:p>0.344004</text:p>
          </table:table-cell>
          <table:table-cell office:value-type="float" office:value="0.347019" calcext:value-type="float">
            <text:p>0.347019</text:p>
          </table:table-cell>
          <table:table-cell office:value-type="float" office:value="0.439964" calcext:value-type="float">
            <text:p>0.439964</text:p>
          </table:table-cell>
          <table:table-cell office:value-type="float" office:value="0.480166" calcext:value-type="float">
            <text:p>0.480166</text:p>
          </table:table-cell>
          <table:table-cell office:value-type="float" office:value="0.454847" calcext:value-type="float">
            <text:p>0.454847</text:p>
          </table:table-cell>
          <table:table-cell office:value-type="float" office:value="0.492583" calcext:value-type="float">
            <text:p>0.492583</text:p>
          </table:table-cell>
          <table:table-cell office:value-type="float" office:value="0.471079" calcext:value-type="float">
            <text:p>0.471079</text:p>
          </table:table-cell>
          <table:table-cell office:value-type="float" office:value="0.797661" calcext:value-type="float">
            <text:p>0.797661</text:p>
          </table:table-cell>
          <table:table-cell office:value-type="float" office:value="0.794351" calcext:value-type="float">
            <text:p>0.794351</text:p>
          </table:table-cell>
          <table:table-cell office:value-type="float" office:value="0.825708" calcext:value-type="float">
            <text:p>0.825708</text:p>
          </table:table-cell>
          <table:table-cell office:value-type="float" office:value="0.709605" calcext:value-type="float">
            <text:p>0.709605</text:p>
          </table:table-cell>
          <table:table-cell office:value-type="float" office:value="0.551972" calcext:value-type="float">
            <text:p>0.551972</text:p>
          </table:table-cell>
          <table:table-cell office:value-type="float" office:value="0.477645" calcext:value-type="float">
            <text:p>0.477645</text:p>
          </table:table-cell>
          <table:table-cell office:value-type="float" office:value="0.46153" calcext:value-type="float">
            <text:p>0.46153</text:p>
          </table:table-cell>
          <table:table-cell office:value-type="float" office:value="0.55697" calcext:value-type="float">
            <text:p>0.55697</text:p>
          </table:table-cell>
          <table:table-cell office:value-type="float" office:value="0.547641" calcext:value-type="float">
            <text:p>0.547641</text:p>
          </table:table-cell>
          <table:table-cell office:value-type="float" office:value="0.484482" calcext:value-type="float">
            <text:p>0.484482</text:p>
          </table:table-cell>
          <table:table-cell office:value-type="float" office:value="0.549188" calcext:value-type="float">
            <text:p>0.549188</text:p>
          </table:table-cell>
          <table:table-cell office:value-type="float" office:value="0.616543" calcext:value-type="float">
            <text:p>0.616543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631427" calcext:value-type="float">
            <text:p>0.631427</text:p>
          </table:table-cell>
          <table:table-cell office:value-type="float" office:value="0.774244" calcext:value-type="float">
            <text:p>0.774244</text:p>
          </table:table-cell>
          <table:table-cell office:value-type="float" office:value="0.644485" calcext:value-type="float">
            <text:p>0.644485</text:p>
          </table:table-cell>
          <table:table-cell office:value-type="float" office:value="0.705913" calcext:value-type="float">
            <text:p>0.705913</text:p>
          </table:table-cell>
          <table:table-cell office:value-type="float" office:value="0.650544" calcext:value-type="float">
            <text:p>0.650544</text:p>
          </table:table-cell>
          <table:table-cell office:value-type="float" office:value="0.513486" calcext:value-type="float">
            <text:p>0.513486</text:p>
          </table:table-cell>
          <table:table-cell office:value-type="float" office:value="0.585064" calcext:value-type="float">
            <text:p>0.585064</text:p>
          </table:table-cell>
          <table:table-cell office:value-type="float" office:value="0.605367" calcext:value-type="float">
            <text:p>0.605367</text:p>
          </table:table-cell>
          <table:table-cell office:value-type="float" office:value="0.564116" calcext:value-type="float">
            <text:p>0.564116</text:p>
          </table:table-cell>
          <table:table-cell table:number-columns-repeated="4"/>
        </table:table-row>
        <table:table-row table:style-name="ro1">
          <table:table-cell table:number-columns-repeated="81"/>
        </table:table-row>
        <table:table-row table:style-name="ro1">
          <table:table-cell table:style-name="ce2" office:value-type="string" calcext:value-type="string">
            <text:p>Diff between CASAL and 20190924.4, in percent</text:p>
          </table:table-cell>
          <table:table-cell table:number-columns-repeated="80"/>
        </table:table-row>
        <table:table-row table:style-name="ro1">
          <table:table-cell table:formula="of:=100*([.C2]-[.A29])/[.C2]" office:value-type="float" office:value="-7.66882881483208" calcext:value-type="float">
            <text:p>-7.66882881483208</text:p>
          </table:table-cell>
          <table:table-cell table:formula="of:=100*([.A2]-[.B29])/[.A2]" office:value-type="float" office:value="-1.76991247396623" calcext:value-type="float">
            <text:p>-1.76991247396623</text:p>
          </table:table-cell>
          <table:table-cell table:formula="of:=100*([.B2]-[.C29])/[.B2]" office:value-type="float" office:value="0.0562380692124417" calcext:value-type="float">
            <text:p>0.056238069212442</text:p>
          </table:table-cell>
          <table:table-cell table:formula="of:=100*([.D2]-[.D29])/[.D2]" office:value-type="float" office:value="-2.97788202143755" calcext:value-type="float">
            <text:p>-2.97788202143755</text:p>
          </table:table-cell>
          <table:table-cell table:formula="of:=100*([.E2]-[.E29])/[.E2]" office:value-type="float" office:value="-2.14983271543539" calcext:value-type="float">
            <text:p>-2.14983271543539</text:p>
          </table:table-cell>
          <table:table-cell table:formula="of:=100*([.F2]-[.F29])/[.F2]" office:value-type="float" office:value="-4.83797484263556" calcext:value-type="float">
            <text:p>-4.83797484263556</text:p>
          </table:table-cell>
          <table:table-cell table:formula="of:=100*([.G2]-[.G29])/[.G2]" office:value-type="float" office:value="-1.5502704059512" calcext:value-type="float">
            <text:p>-1.5502704059512</text:p>
          </table:table-cell>
          <table:table-cell table:formula="of:=100*([.H2]-[.H29])/[.H2]" office:value-type="float" office:value="1.56632837181623" calcext:value-type="float">
            <text:p>1.56632837181623</text:p>
          </table:table-cell>
          <table:table-cell table:formula="of:=100*([.I2]-[.I29])/[.I2]" office:value-type="float" office:value="0.392578158482713" calcext:value-type="float">
            <text:p>0.392578158482713</text:p>
          </table:table-cell>
          <table:table-cell table:formula="of:=100*([.J2]-[.J29])/[.J2]" office:value-type="float" office:value="-0.385568081782385" calcext:value-type="float">
            <text:p>-0.385568081782385</text:p>
          </table:table-cell>
          <table:table-cell table:formula="of:=100*([.K2]-[.K29])/[.K2]" office:value-type="float" office:value="1.20086736431864" calcext:value-type="float">
            <text:p>1.20086736431864</text:p>
          </table:table-cell>
          <table:table-cell table:formula="of:=100*([.L2]-[.L29])/[.L2]" office:value-type="float" office:value="-1.01367279585101" calcext:value-type="float">
            <text:p>-1.01367279585101</text:p>
          </table:table-cell>
          <table:table-cell table:formula="of:=100*([.M2]-[.M29])/[.M2]" office:value-type="float" office:value="0.152430161913888" calcext:value-type="float">
            <text:p>0.152430161913888</text:p>
          </table:table-cell>
          <table:table-cell table:formula="of:=100*([.N2]-[.N29])/[.N2]" office:value-type="float" office:value="-3.09946549019778" calcext:value-type="float">
            <text:p>-3.09946549019778</text:p>
          </table:table-cell>
          <table:table-cell table:formula="of:=100*([.O2]-[.O29])/[.O2]" office:value-type="float" office:value="-1.70246745987383" calcext:value-type="float">
            <text:p>-1.70246745987383</text:p>
          </table:table-cell>
          <table:table-cell table:formula="of:=100*([.P2]-[.P29])/[.P2]" office:value-type="float" office:value="1.05840840105334" calcext:value-type="float">
            <text:p>1.05840840105334</text:p>
          </table:table-cell>
          <table:table-cell table:formula="of:=100*([.Q2]-[.Q29])/[.Q2]" office:value-type="float" office:value="-1.67398058182525" calcext:value-type="float">
            <text:p>-1.67398058182525</text:p>
          </table:table-cell>
          <table:table-cell table:formula="of:=100*([.R2]-[.R29])/[.R2]" office:value-type="float" office:value="-0.0839917465862497" calcext:value-type="float">
            <text:p>-0.08399174658625</text:p>
          </table:table-cell>
          <table:table-cell table:formula="of:=100*([.S2]-[.S29])/[.S2]" office:value-type="float" office:value="-1.31401446379487" calcext:value-type="float">
            <text:p>-1.31401446379487</text:p>
          </table:table-cell>
          <table:table-cell table:style-name="ce1" table:formula="of:=100*([.T2]-[.T29])/[.T2]" office:value-type="float" office:value="-13.8699060654379" calcext:value-type="float">
            <text:p>-13.8699060654379</text:p>
          </table:table-cell>
          <table:table-cell table:formula="of:=100*([.U2]-[.U29])/[.U2]" office:value-type="float" office:value="-0.942136854741906" calcext:value-type="float">
            <text:p>-0.942136854741906</text:p>
          </table:table-cell>
          <table:table-cell table:formula="of:=100*([.V2]-[.V29])/[.V2]" office:value-type="float" office:value="0.344535448484733" calcext:value-type="float">
            <text:p>0.344535448484733</text:p>
          </table:table-cell>
          <table:table-cell table:formula="of:=100*([.W2]-[.W29])/[.W2]" office:value-type="float" office:value="-0.498597545585731" calcext:value-type="float">
            <text:p>-0.498597545585731</text:p>
          </table:table-cell>
          <table:table-cell table:formula="of:=100*([.X2]-[.X29])/[.X2]" office:value-type="float" office:value="-11.4538767198247" calcext:value-type="float">
            <text:p>-11.4538767198247</text:p>
          </table:table-cell>
          <table:table-cell table:formula="of:=100*([.Y2]-[.Y29])/[.Y2]" office:value-type="float" office:value="-8.35894928042476" calcext:value-type="float">
            <text:p>-8.35894928042476</text:p>
          </table:table-cell>
          <table:table-cell table:formula="of:=100*([.Z2]-[.Z29])/[.Z2]" office:value-type="float" office:value="-12.9703162779111" calcext:value-type="float">
            <text:p>-12.9703162779111</text:p>
          </table:table-cell>
          <table:table-cell table:formula="of:=100*([.AA2]-[.AA29])/[.AA2]" office:value-type="float" office:value="-10.7016652940511" calcext:value-type="float">
            <text:p>-10.7016652940511</text:p>
          </table:table-cell>
          <table:table-cell table:formula="of:=100*([.AB2]-[.AB29])/[.AB2]" office:value-type="float" office:value="-0.538606735964128" calcext:value-type="float">
            <text:p>-0.538606735964128</text:p>
          </table:table-cell>
          <table:table-cell table:formula="of:=100*([.AC2]-[.AC29])/[.AC2]" office:value-type="float" office:value="-2.23744245101885" calcext:value-type="float">
            <text:p>-2.23744245101885</text:p>
          </table:table-cell>
          <table:table-cell table:formula="of:=100*([.AD2]-[.AD29])/[.AD2]" office:value-type="float" office:value="-6.488595503776" calcext:value-type="float">
            <text:p>-6.488595503776</text:p>
          </table:table-cell>
          <table:table-cell table:formula="of:=100*([.AE2]-[.AE29])/[.AE2]" office:value-type="float" office:value="-5.34411474150232" calcext:value-type="float">
            <text:p>-5.34411474150232</text:p>
          </table:table-cell>
          <table:table-cell table:formula="of:=100*([.AF2]-[.AF29])/[.AF2]" office:value-type="float" office:value="-13.4096396507326" calcext:value-type="float">
            <text:p>-13.4096396507326</text:p>
          </table:table-cell>
          <table:table-cell table:formula="of:=100*([.AG2]-[.AG29])/[.AG2]" office:value-type="float" office:value="-0.21096202170569" calcext:value-type="float">
            <text:p>-0.21096202170569</text:p>
          </table:table-cell>
          <table:table-cell table:formula="of:=100*([.AH2]-[.AH29])/[.AH2]" office:value-type="float" office:value="-1.63703883479007" calcext:value-type="float">
            <text:p>-1.63703883479007</text:p>
          </table:table-cell>
          <table:table-cell table:formula="of:=100*([.AM2]-[.AI29])/[.AM2]" office:value-type="float" office:value="-0.0991820061983618" calcext:value-type="float">
            <text:p>-0.099182006198362</text:p>
          </table:table-cell>
          <table:table-cell table:formula="of:=100*([.AN2]-[.AJ29])/[.AN2]" office:value-type="float" office:value="-0.839026859770132" calcext:value-type="float">
            <text:p>-0.839026859770132</text:p>
          </table:table-cell>
          <table:table-cell table:formula="of:=100*([.AO2]-[.AK29])/[.AO2]" office:value-type="float" office:value="0.0154775891544271" calcext:value-type="float">
            <text:p>0.015477589154427</text:p>
          </table:table-cell>
          <table:table-cell table:formula="of:=100*([.AP2]-[.AL29])/[.AP2]" office:value-type="float" office:value="0.281089207444906" calcext:value-type="float">
            <text:p>0.281089207444906</text:p>
          </table:table-cell>
          <table:table-cell table:formula="of:=100*([.AQ2]-[.AM29])/[.AQ2]" office:value-type="float" office:value="-0.453226901475075" calcext:value-type="float">
            <text:p>-0.453226901475075</text:p>
          </table:table-cell>
          <table:table-cell table:formula="of:=100*([.AR2]-[.AN29])/[.AR2]" office:value-type="float" office:value="0.39024987883516" calcext:value-type="float">
            <text:p>0.39024987883516</text:p>
          </table:table-cell>
          <table:table-cell table:formula="of:=100*([.AS2]-[.AO29])/[.AS2]" office:value-type="float" office:value="-0.137949645716198" calcext:value-type="float">
            <text:p>-0.137949645716198</text:p>
          </table:table-cell>
          <table:table-cell table:formula="of:=100*([.AT2]-[.AP29])/[.AT2]" office:value-type="float" office:value="-0.0122171155971642" calcext:value-type="float">
            <text:p>-0.012217115597164</text:p>
          </table:table-cell>
          <table:table-cell table:formula="of:=100*([.AU2]-[.AQ29])/[.AU2]" office:value-type="float" office:value="0.0793172269923694" calcext:value-type="float">
            <text:p>0.079317226992369</text:p>
          </table:table-cell>
          <table:table-cell table:formula="of:=100*([.AV2]-[.AR29])/[.AV2]" office:value-type="float" office:value="0.661545486628048" calcext:value-type="float">
            <text:p>0.661545486628048</text:p>
          </table:table-cell>
          <table:table-cell table:formula="of:=100*([.AW2]-[.AS29])/[.AW2]" office:value-type="float" office:value="0.797575611374124" calcext:value-type="float">
            <text:p>0.797575611374124</text:p>
          </table:table-cell>
          <table:table-cell table:formula="of:=100*([.AX2]-[.AT29])/[.AX2]" office:value-type="float" office:value="0.0145557499493469" calcext:value-type="float">
            <text:p>0.014555749949347</text:p>
          </table:table-cell>
          <table:table-cell table:formula="of:=100*([.AY2]-[.AU29])/[.AY2]" office:value-type="float" office:value="0.296758335812408" calcext:value-type="float">
            <text:p>0.296758335812408</text:p>
          </table:table-cell>
          <table:table-cell table:formula="of:=100*([.AZ2]-[.AV29])/[.AZ2]" office:value-type="float" office:value="-0.369505235790162" calcext:value-type="float">
            <text:p>-0.369505235790162</text:p>
          </table:table-cell>
          <table:table-cell table:formula="of:=100*([.BA2]-[.AW29])/[.BA2]" office:value-type="float" office:value="-0.690188089425889" calcext:value-type="float">
            <text:p>-0.690188089425889</text:p>
          </table:table-cell>
          <table:table-cell table:formula="of:=100*([.BB2]-[.AX29])/[.BB2]" office:value-type="float" office:value="0.365497915542138" calcext:value-type="float">
            <text:p>0.365497915542138</text:p>
          </table:table-cell>
          <table:table-cell table:formula="of:=100*([.BC2]-[.AY29])/[.BC2]" office:value-type="float" office:value="-0.892050431807447" calcext:value-type="float">
            <text:p>-0.892050431807447</text:p>
          </table:table-cell>
          <table:table-cell table:formula="of:=100*([.BD2]-[.AZ29])/[.BD2]" office:value-type="float" office:value="0.0857301000045827" calcext:value-type="float">
            <text:p>0.085730100004583</text:p>
          </table:table-cell>
          <table:table-cell table:formula="of:=100*([.BE2]-[.BA29])/[.BE2]" office:value-type="float" office:value="-0.595148577039782" calcext:value-type="float">
            <text:p>-0.595148577039782</text:p>
          </table:table-cell>
          <table:table-cell table:formula="of:=100*([.BF2]-[.BB29])/[.BF2]" office:value-type="float" office:value="-0.182637257593787" calcext:value-type="float">
            <text:p>-0.182637257593787</text:p>
          </table:table-cell>
          <table:table-cell table:formula="of:=100*([.BG2]-[.BC29])/[.BG2]" office:value-type="float" office:value="-0.422727970394122" calcext:value-type="float">
            <text:p>-0.422727970394122</text:p>
          </table:table-cell>
          <table:table-cell table:formula="of:=100*([.BH2]-[.BD29])/[.BH2]" office:value-type="float" office:value="0.201683279680417" calcext:value-type="float">
            <text:p>0.201683279680417</text:p>
          </table:table-cell>
          <table:table-cell table:formula="of:=100*([.BI2]-[.BE29])/[.BI2]" office:value-type="float" office:value="-0.535233799337308" calcext:value-type="float">
            <text:p>-0.535233799337308</text:p>
          </table:table-cell>
          <table:table-cell table:formula="of:=100*([.BJ2]-[.BF29])/[.BJ2]" office:value-type="float" office:value="0.04236990622934" calcext:value-type="float">
            <text:p>0.04236990622934</text:p>
          </table:table-cell>
          <table:table-cell table:formula="of:=100*([.BK2]-[.BG29])/[.BK2]" office:value-type="float" office:value="-0.288596209807464" calcext:value-type="float">
            <text:p>-0.288596209807464</text:p>
          </table:table-cell>
          <table:table-cell table:formula="of:=100*([.BL2]-[.BH29])/[.BL2]" office:value-type="float" office:value="-0.0500275514051315" calcext:value-type="float">
            <text:p>-0.050027551405132</text:p>
          </table:table-cell>
          <table:table-cell table:formula="of:=100*([.BM2]-[.BI29])/[.BM2]" office:value-type="float" office:value="-0.515154767391209" calcext:value-type="float">
            <text:p>-0.515154767391209</text:p>
          </table:table-cell>
          <table:table-cell table:formula="of:=100*([.BN2]-[.BJ29])/[.BN2]" office:value-type="float" office:value="0.037253466521685" calcext:value-type="float">
            <text:p>0.037253466521685</text:p>
          </table:table-cell>
          <table:table-cell table:formula="of:=100*([.BO2]-[.BK29])/[.BO2]" office:value-type="float" office:value="-0.361464887812554" calcext:value-type="float">
            <text:p>-0.361464887812554</text:p>
          </table:table-cell>
          <table:table-cell table:formula="of:=100*([.BP2]-[.BL29])/[.BP2]" office:value-type="float" office:value="-0.179636665636151" calcext:value-type="float">
            <text:p>-0.179636665636151</text:p>
          </table:table-cell>
          <table:table-cell table:formula="of:=100*([.BQ2]-[.BM29])/[.BQ2]" office:value-type="float" office:value="-0.258467447380456" calcext:value-type="float">
            <text:p>-0.258467447380456</text:p>
          </table:table-cell>
          <table:table-cell table:formula="of:=100*([.BR2]-[.BN29])/[.BR2]" office:value-type="float" office:value="0.176675876108784" calcext:value-type="float">
            <text:p>0.176675876108784</text:p>
          </table:table-cell>
          <table:table-cell table:formula="of:=100*([.BS2]-[.BO29])/[.BS2]" office:value-type="float" office:value="-0.206412438055951" calcext:value-type="float">
            <text:p>-0.206412438055951</text:p>
          </table:table-cell>
          <table:table-cell table:formula="of:=100*([.BT2]-[.BP29])/[.BT2]" office:value-type="float" office:value="0.0421540052105773" calcext:value-type="float">
            <text:p>0.042154005210577</text:p>
          </table:table-cell>
          <table:table-cell table:formula="of:=100*([.BU2]-[.BQ29])/[.BU2]" office:value-type="float" office:value="-0.0530825933461325" calcext:value-type="float">
            <text:p>-0.053082593346133</text:p>
          </table:table-cell>
          <table:table-cell table:formula="of:=100*([.BV2]-[.BR29])/[.BV2]" office:value-type="float" office:value="0.16492096301464" calcext:value-type="float">
            <text:p>0.16492096301464</text:p>
          </table:table-cell>
          <table:table-cell table:formula="of:=100*([.BW2]-[.BS29])/[.BW2]" office:value-type="float" office:value="-0.243108806355978" calcext:value-type="float">
            <text:p>-0.243108806355978</text:p>
          </table:table-cell>
          <table:table-cell table:formula="of:=100*([.BX2]-[.BT29])/[.BX2]" office:value-type="float" office:value="0.105425821260071" calcext:value-type="float">
            <text:p>0.105425821260071</text:p>
          </table:table-cell>
          <table:table-cell table:formula="of:=100*([.BY2]-[.BU29])/[.BY2]" office:value-type="float" office:value="0.567210032785368" calcext:value-type="float">
            <text:p>0.567210032785368</text:p>
          </table:table-cell>
          <table:table-cell table:formula="of:=100*([.BZ2]-[.BV29])/[.BZ2]" office:value-type="float" office:value="-0.686095920092087" calcext:value-type="float">
            <text:p>-0.686095920092087</text:p>
          </table:table-cell>
          <table:table-cell table:formula="of:=100*([.CA2]-[.BW29])/[.CA2]" office:value-type="float" office:value="0.192598683368777" calcext:value-type="float">
            <text:p>0.192598683368777</text:p>
          </table:table-cell>
          <table:table-cell table:formula="of:=100*([.CB2]-[.BX29])/[.CB2]" office:value-type="float" office:value="-0.313517544223042" calcext:value-type="float">
            <text:p>-0.313517544223042</text:p>
          </table:table-cell>
          <table:table-cell table:formula="of:=100*([.CC2]-[.BY29])/[.CC2]" office:value-type="float" office:value="2.20140287857091" calcext:value-type="float">
            <text:p>2.20140287857091</text:p>
          </table:table-cell>
          <table:table-cell table:number-columns-repeated="4"/>
        </table:table-row>
        <table:table-row table:style-name="ro1">
          <table:table-cell table:number-columns-repeated="81"/>
        </table:table-row>
        <table:table-row table:style-name="ro1">
          <table:table-cell office:value-type="string" calcext:value-type="string">
            <text:p>min diff</text:p>
          </table:table-cell>
          <table:table-cell table:formula="of:=MIN([.A32:.BY32])" office:value-type="float" office:value="-13.8699060654379" calcext:value-type="float">
            <text:p>-13.8699060654379</text:p>
          </table:table-cell>
          <table:table-cell table:number-columns-repeated="79"/>
        </table:table-row>
        <table:table-row table:style-name="ro1">
          <table:table-cell office:value-type="string" calcext:value-type="string">
            <text:p>max diff</text:p>
          </table:table-cell>
          <table:table-cell table:formula="of:=MAX([.A32:.BY32])" office:value-type="float" office:value="2.20140287857091" calcext:value-type="float">
            <text:p>2.20140287857091</text:p>
          </table:table-cell>
          <table:table-cell table:number-columns-repeated="79"/>
        </table:table-row>
      </table:table>
      <table:table table:name="Sheet2" table:style-name="ta1">
        <table:shapes>
          <draw:frame draw:z-index="0" draw:style-name="gr1" draw:text-style-name="P1" svg:width="410.22mm" svg:height="158.5mm" svg:x="1.83mm" svg:y="347.93mm">
            <loext:p draw:notify-on-update-of-ranges="Sheet2.E56:Sheet2.AU56 Sheet2.E68:Sheet2.AT68 Sheet2.E72:Sheet2.AT72 Sheet2.E76:Sheet2.AU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5" table:number-columns-repeated="3" table:default-cell-style-name="Default"/>
        <table:table-column table:style-name="co21" table:number-columns-repeated="35" table:default-cell-style-name="Default"/>
        <table:table-row table:style-name="ro1">
          <table:table-cell office:value-type="string" calcext:value-type="string">
            <text:p>initialization.B0</text:p>
          </table:table-cell>
          <table:table-cell table:number-columns-repeated="3" office:value-type="string" calcext:value-type="string">
            <text:p>process[Recruitment].b0</text:p>
          </table:table-cell>
          <table:table-cell table:number-columns-repeated="43"/>
        </table:table-row>
        <table:table-row table:style-name="ro1">
          <table:table-cell office:value-type="float" office:value="308952" calcext:value-type="float">
            <text:p>308952</text:p>
          </table:table-cell>
          <table:table-cell office:value-type="float" office:value="216449" calcext:value-type="float">
            <text:p>216449</text:p>
          </table:table-cell>
          <table:table-cell office:value-type="float" office:value="338076" calcext:value-type="float">
            <text:p>338076</text:p>
          </table:table-cell>
          <table:table-cell office:value-type="float" office:value="335843" calcext:value-type="float">
            <text:p>335843</text:p>
          </table:table-cell>
          <table:table-cell table:number-columns-repeated="4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q[tan_sum].q</text:p>
          </table:table-cell>
          <table:table-cell office:value-type="string" calcext:value-type="string">
            <text:p>q[tan_aut].q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office:value-type="string" calcext:value-type="string">
            <text:p>catchability[summerTANq].q</text:p>
          </table:table-cell>
          <table:table-cell office:value-type="string" calcext:value-type="string">
            <text:p>catchability[autumnTANq].q</text:p>
          </table:table-cell>
          <table:table-cell table:number-columns-repeated="39"/>
        </table:table-row>
        <table:table-row table:style-name="ro1">
          <table:table-cell office:value-type="float" office:value="0.0912757" calcext:value-type="float">
            <text:p>0.0912757</text:p>
          </table:table-cell>
          <table:table-cell office:value-type="float" office:value="0.126249" calcext:value-type="float">
            <text:p>0.126249</text:p>
          </table:table-cell>
          <table:table-cell table:number-columns-repeated="2" office:value-type="float" office:value="0.0714766" calcext:value-type="float">
            <text:p>0.0714766</text:p>
          </table:table-cell>
          <table:table-cell office:value-type="float" office:value="0.0935751" calcext:value-type="float">
            <text:p>0.0935751</text:p>
          </table:table-cell>
          <table:table-cell office:value-type="float" office:value="0.127479" calcext:value-type="float">
            <text:p>0.127479</text:p>
          </table:table-cell>
          <table:table-cell office:value-type="float" office:value="0.0934009" calcext:value-type="float">
            <text:p>0.0934009</text:p>
          </table:table-cell>
          <table:table-cell office:value-type="float" office:value="0.127366" calcext:value-type="float">
            <text:p>0.127366</text:p>
          </table:table-cell>
          <table:table-cell table:number-columns-repeated="39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natural_mortality.ogive_a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office:value-type="string" calcext:value-type="string">
            <text:p>selectivity[M_all].x0</text:p>
          </table:table-cell>
          <table:table-cell office:value-type="string" calcext:value-type="string">
            <text:p>selectivity[M_all].y0</text:p>
          </table:table-cell>
          <table:table-cell office:value-type="string" calcext:value-type="string">
            <text:p>selectivity[M_all].y1</text:p>
          </table:table-cell>
          <table:table-cell office:value-type="string" calcext:value-type="string">
            <text:p>selectivity[M_all].y2</text:p>
          </table:table-cell>
          <table:table-cell table:number-columns-repeated="31"/>
        </table:table-row>
        <table:table-row table:style-name="ro1">
          <table:table-cell table:style-name="ce1" office:value-type="float" office:value="12.4921" calcext:value-type="float">
            <text:p>12.4921</text:p>
          </table:table-cell>
          <table:table-cell office:value-type="float" office:value="0.132708" calcext:value-type="float">
            <text:p>0.132708</text:p>
          </table:table-cell>
          <table:table-cell office:value-type="float" office:value="0.381916" calcext:value-type="float">
            <text:p>0.381916</text:p>
          </table:table-cell>
          <table:table-cell office:value-type="float" office:value="0.350584" calcext:value-type="float">
            <text:p>0.350584</text:p>
          </table:table-cell>
          <table:table-cell table:style-name="ce1" office:value-type="float" office:value="12.6448" calcext:value-type="float">
            <text:p>12.6448</text:p>
          </table:table-cell>
          <table:table-cell office:value-type="float" office:value="0.11107" calcext:value-type="float">
            <text:p>0.11107</text:p>
          </table:table-cell>
          <table:table-cell office:value-type="float" office:value="0.72736" calcext:value-type="float">
            <text:p>0.72736</text:p>
          </table:table-cell>
          <table:table-cell office:value-type="float" office:value="0.326375" calcext:value-type="float">
            <text:p>0.326375</text:p>
          </table:table-cell>
          <table:table-cell table:style-name="ce1" office:value-type="float" office:value="13.5629" calcext:value-type="float">
            <text:p>13.5629</text:p>
          </table:table-cell>
          <table:table-cell office:value-type="float" office:value="0.133413" calcext:value-type="float">
            <text:p>0.133413</text:p>
          </table:table-cell>
          <table:table-cell office:value-type="float" office:value="0.499476" calcext:value-type="float">
            <text:p>0.499476</text:p>
          </table:table-cell>
          <table:table-cell office:value-type="float" office:value="0.358198" calcext:value-type="float">
            <text:p>0.358198</text:p>
          </table:table-cell>
          <table:table-cell table:style-name="ce1" office:value-type="float" office:value="13.0293" calcext:value-type="float">
            <text:p>13.0293</text:p>
          </table:table-cell>
          <table:table-cell office:value-type="float" office:value="0.14116" calcext:value-type="float">
            <text:p>0.14116</text:p>
          </table:table-cell>
          <table:table-cell office:value-type="float" office:value="0.383294" calcext:value-type="float">
            <text:p>0.383294</text:p>
          </table:table-cell>
          <table:table-cell office:value-type="float" office:value="0.345909" calcext:value-type="float">
            <text:p>0.345909</text:p>
          </table:table-cell>
          <table:table-cell table:number-columns-repeated="3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sum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office:value-type="string" calcext:value-type="string">
            <text:p>selectivity[summerTANSel_m].a50</text:p>
          </table:table-cell>
          <table:table-cell office:value-type="string" calcext:value-type="string">
            <text:p>selectivity[summerTANSel_m].ato95</text:p>
          </table:table-cell>
          <table:table-cell office:value-type="string" calcext:value-type="string">
            <text:p>selectivity[summerTANSel_m].alpha</text:p>
          </table:table-cell>
          <table:table-cell table:number-columns-repeated="35"/>
        </table:table-row>
        <table:table-row table:style-name="ro1">
          <table:table-cell table:style-name="ce1" office:value-type="float" office:value="4.73847" calcext:value-type="float">
            <text:p>4.73847</text:p>
          </table:table-cell>
          <table:table-cell office:value-type="float" office:value="1.74997" calcext:value-type="float">
            <text:p>1.74997</text:p>
          </table:table-cell>
          <table:table-cell office:value-type="float" office:value="0.610009" calcext:value-type="float">
            <text:p>0.610009</text:p>
          </table:table-cell>
          <table:table-cell table:style-name="ce1" office:value-type="float" office:value="4.94552" calcext:value-type="float">
            <text:p>4.94552</text:p>
          </table:table-cell>
          <table:table-cell office:value-type="float" office:value="1.7869" calcext:value-type="float">
            <text:p>1.7869</text:p>
          </table:table-cell>
          <table:table-cell office:value-type="float" office:value="1.23678" calcext:value-type="float">
            <text:p>1.23678</text:p>
          </table:table-cell>
          <table:table-cell table:style-name="ce1" office:value-type="float" office:value="4.75261" calcext:value-type="float">
            <text:p>4.75261</text:p>
          </table:table-cell>
          <table:table-cell office:value-type="float" office:value="2.08941" calcext:value-type="float">
            <text:p>2.08941</text:p>
          </table:table-cell>
          <table:table-cell office:value-type="float" office:value="0.580083" calcext:value-type="float">
            <text:p>0.580083</text:p>
          </table:table-cell>
          <table:table-cell table:style-name="ce1" office:value-type="float" office:value="4.52313" calcext:value-type="float">
            <text:p>4.52313</text:p>
          </table:table-cell>
          <table:table-cell office:value-type="float" office:value="1.98045" calcext:value-type="float">
            <text:p>1.98045</text:p>
          </table:table-cell>
          <table:table-cell office:value-type="float" office:value="0.592088" calcext:value-type="float">
            <text:p>0.592088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sum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summerTANSel_f].alpha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office:value-type="string" calcext:value-type="string">
            <text:p>selectivity[summerTANSel_f].a50</text:p>
          </table:table-cell>
          <table:table-cell office:value-type="string" calcext:value-type="string">
            <text:p>selectivity[summerTANSel_f].ato95</text:p>
          </table:table-cell>
          <table:table-cell table:number-columns-repeated="38"/>
        </table:table-row>
        <table:table-row table:style-name="ro1">
          <table:table-cell table:style-name="ce1" office:value-type="float" office:value="5.46022" calcext:value-type="float">
            <text:p>5.46022</text:p>
          </table:table-cell>
          <table:table-cell office:value-type="float" office:value="2.20584" calcext:value-type="float">
            <text:p>2.20584</text:p>
          </table:table-cell>
          <table:table-cell table:style-name="ce1" office:value-type="float" office:value="5.76491" calcext:value-type="float">
            <text:p>5.76491</text:p>
          </table:table-cell>
          <table:table-cell office:value-type="float" office:value="2.51328" calcext:value-type="float">
            <text:p>2.51328</text:p>
          </table:table-cell>
          <table:table-cell office:value-type="float" office:value="2.11496" calcext:value-type="float">
            <text:p>2.11496</text:p>
          </table:table-cell>
          <table:table-cell table:style-name="ce1" office:value-type="float" office:value="5.73305" calcext:value-type="float">
            <text:p>5.73305</text:p>
          </table:table-cell>
          <table:table-cell office:value-type="float" office:value="2.96853" calcext:value-type="float">
            <text:p>2.96853</text:p>
          </table:table-cell>
          <table:table-cell table:style-name="ce1" office:value-type="float" office:value="5.4778" calcext:value-type="float">
            <text:p>5.4778</text:p>
          </table:table-cell>
          <table:table-cell office:value-type="float" office:value="2.95759" calcext:value-type="float">
            <text:p>2.95759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aut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office:value-type="string" calcext:value-type="string">
            <text:p>selectivity[autumnTANSel_m].a50</text:p>
          </table:table-cell>
          <table:table-cell office:value-type="string" calcext:value-type="string">
            <text:p>selectivity[autumnTANSel_m].ato95</text:p>
          </table:table-cell>
          <table:table-cell office:value-type="string" calcext:value-type="string">
            <text:p>selectivity[autumnTANSel_m].alpha</text:p>
          </table:table-cell>
          <table:table-cell table:number-columns-repeated="35"/>
        </table:table-row>
        <table:table-row table:style-name="ro1">
          <table:table-cell table:style-name="ce1" office:value-type="float" office:value="5.50416" calcext:value-type="float">
            <text:p>5.50416</text:p>
          </table:table-cell>
          <table:table-cell office:value-type="float" office:value="2.31427" calcext:value-type="float">
            <text:p>2.31427</text:p>
          </table:table-cell>
          <table:table-cell office:value-type="float" office:value="0.939225" calcext:value-type="float">
            <text:p>0.939225</text:p>
          </table:table-cell>
          <table:table-cell table:style-name="ce1" office:value-type="float" office:value="5.7352" calcext:value-type="float">
            <text:p>5.7352</text:p>
          </table:table-cell>
          <table:table-cell office:value-type="float" office:value="2.48841" calcext:value-type="float">
            <text:p>2.48841</text:p>
          </table:table-cell>
          <table:table-cell office:value-type="float" office:value="2.56501" calcext:value-type="float">
            <text:p>2.56501</text:p>
          </table:table-cell>
          <table:table-cell table:style-name="ce1" office:value-type="float" office:value="5.69924" calcext:value-type="float">
            <text:p>5.69924</text:p>
          </table:table-cell>
          <table:table-cell office:value-type="float" office:value="2.9732" calcext:value-type="float">
            <text:p>2.9732</text:p>
          </table:table-cell>
          <table:table-cell office:value-type="float" office:value="0.933714" calcext:value-type="float">
            <text:p>0.933714</text:p>
          </table:table-cell>
          <table:table-cell table:style-name="ce1" office:value-type="float" office:value="5.51674" calcext:value-type="float">
            <text:p>5.51674</text:p>
          </table:table-cell>
          <table:table-cell office:value-type="float" office:value="3.10031" calcext:value-type="float">
            <text:p>3.10031</text:p>
          </table:table-cell>
          <table:table-cell office:value-type="float" office:value="0.949264" calcext:value-type="float">
            <text:p>0.949264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surveyaut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autumnTANSel_f].alpha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office:value-type="string" calcext:value-type="string">
            <text:p>selectivity[autumnTANSel_f].a50</text:p>
          </table:table-cell>
          <table:table-cell office:value-type="string" calcext:value-type="string">
            <text:p>selectivity[autumnTANSel_f].ato95</text:p>
          </table:table-cell>
          <table:table-cell table:number-columns-repeated="38"/>
        </table:table-row>
        <table:table-row table:style-name="ro1">
          <table:table-cell table:style-name="ce1" office:value-type="float" office:value="5.92021" calcext:value-type="float">
            <text:p>5.92021</text:p>
          </table:table-cell>
          <table:table-cell office:value-type="float" office:value="2.77781" calcext:value-type="float">
            <text:p>2.77781</text:p>
          </table:table-cell>
          <table:table-cell table:style-name="ce1" office:value-type="float" office:value="6.23418" calcext:value-type="float">
            <text:p>6.23418</text:p>
          </table:table-cell>
          <table:table-cell office:value-type="float" office:value="3.03137" calcext:value-type="float">
            <text:p>3.03137</text:p>
          </table:table-cell>
          <table:table-cell office:value-type="float" office:value="2.82754" calcext:value-type="float">
            <text:p>2.82754</text:p>
          </table:table-cell>
          <table:table-cell table:style-name="ce1" office:value-type="float" office:value="6.15696" calcext:value-type="float">
            <text:p>6.15696</text:p>
          </table:table-cell>
          <table:table-cell office:value-type="float" office:value="3.57356" calcext:value-type="float">
            <text:p>3.57356</text:p>
          </table:table-cell>
          <table:table-cell table:style-name="ce1" office:value-type="float" office:value="5.91106" calcext:value-type="float">
            <text:p>5.91106</text:p>
          </table:table-cell>
          <table:table-cell office:value-type="float" office:value="3.67144" calcext:value-type="float">
            <text:p>3.67144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trawl_sel].ma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mu</text:p>
          </table:table-cell>
          <table:table-cell office:value-type="string" calcext:value-type="string">
            <text:p>selectivity[trwlFSel_m].sigma_l</text:p>
          </table:table-cell>
          <table:table-cell office:value-type="string" calcext:value-type="string">
            <text:p>selectivity[trwlFSel_m].sigma_r</text:p>
          </table:table-cell>
          <table:table-cell office:value-type="string" calcext:value-type="string">
            <text:p>selectivity[trwlFSel_m].alpha</text:p>
          </table:table-cell>
          <table:table-cell table:number-columns-repeated="33"/>
        </table:table-row>
        <table:table-row table:style-name="ro1">
          <table:table-cell table:style-name="ce1" office:value-type="float" office:value="8.36987" calcext:value-type="float">
            <text:p>8.36987</text:p>
          </table:table-cell>
          <table:table-cell office:value-type="float" office:value="1.97182" calcext:value-type="float">
            <text:p>1.97182</text:p>
          </table:table-cell>
          <table:table-cell office:value-type="float" office:value="61.6493" calcext:value-type="float">
            <text:p>61.6493</text:p>
          </table:table-cell>
          <table:table-cell office:value-type="float" office:value="1.04125" calcext:value-type="float">
            <text:p>1.04125</text:p>
          </table:table-cell>
          <table:table-cell table:style-name="ce1" office:value-type="float" office:value="8.19947" calcext:value-type="float">
            <text:p>8.19947</text:p>
          </table:table-cell>
          <table:table-cell office:value-type="float" office:value="1.82762" calcext:value-type="float">
            <text:p>1.82762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8.48539" calcext:value-type="float">
            <text:p>8.48539</text:p>
          </table:table-cell>
          <table:table-cell office:value-type="float" office:value="2.01972" calcext:value-type="float">
            <text:p>2.01972</text:p>
          </table:table-cell>
          <table:table-cell office:value-type="float" office:value="70.0718" calcext:value-type="float">
            <text:p>70.0718</text:p>
          </table:table-cell>
          <table:table-cell table:style-name="ce1" office:value-type="float" office:value="8.51712" calcext:value-type="float">
            <text:p>8.51712</text:p>
          </table:table-cell>
          <table:table-cell office:value-type="float" office:value="2.09805" calcext:value-type="float">
            <text:p>2.09805</text:p>
          </table:table-cell>
          <table:table-cell office:value-type="float" office:value="75.924" calcext:value-type="float">
            <text:p>75.924</text:p>
          </table:table-cell>
          <table:table-cell office:value-type="float" office:value="1.04927" calcext:value-type="float">
            <text:p>1.04927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trawl_sel].fe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office:value-type="string" calcext:value-type="string">
            <text:p>selectivity[trwlFSel_f].mu</text:p>
          </table:table-cell>
          <table:table-cell office:value-type="string" calcext:value-type="string">
            <text:p>selectivity[trwlFSel_f].sigma_l</text:p>
          </table:table-cell>
          <table:table-cell office:value-type="string" calcext:value-type="string">
            <text:p>selectivity[trwlFSel_f].sigma_r</text:p>
          </table:table-cell>
          <table:table-cell table:number-columns-repeated="35"/>
        </table:table-row>
        <table:table-row table:style-name="ro1">
          <table:table-cell table:style-name="ce1" office:value-type="float" office:value="8.66384" calcext:value-type="float">
            <text:p>8.66384</text:p>
          </table:table-cell>
          <table:table-cell office:value-type="float" office:value="2.09989" calcext:value-type="float">
            <text:p>2.09989</text:p>
          </table:table-cell>
          <table:table-cell office:value-type="float" office:value="43.3111" calcext:value-type="float">
            <text:p>43.3111</text:p>
          </table:table-cell>
          <table:table-cell table:style-name="ce1" office:value-type="float" office:value="8.64634" calcext:value-type="float">
            <text:p>8.64634</text:p>
          </table:table-cell>
          <table:table-cell office:value-type="float" office:value="2.02529" calcext:value-type="float">
            <text:p>2.02529</text:p>
          </table:table-cell>
          <table:table-cell office:value-type="float" office:value="132.169" calcext:value-type="float">
            <text:p>132.169</text:p>
          </table:table-cell>
          <table:table-cell table:style-name="ce1" office:value-type="float" office:value="8.92979" calcext:value-type="float">
            <text:p>8.92979</text:p>
          </table:table-cell>
          <table:table-cell office:value-type="float" office:value="2.21917" calcext:value-type="float">
            <text:p>2.21917</text:p>
          </table:table-cell>
          <table:table-cell office:value-type="float" office:value="43.0966" calcext:value-type="float">
            <text:p>43.0966</text:p>
          </table:table-cell>
          <table:table-cell table:style-name="ce1" office:value-type="float" office:value="8.76002" calcext:value-type="float">
            <text:p>8.76002</text:p>
          </table:table-cell>
          <table:table-cell office:value-type="float" office:value="2.20409" calcext:value-type="float">
            <text:p>2.20409</text:p>
          </table:table-cell>
          <table:table-cell office:value-type="float" office:value="50.9388" calcext:value-type="float">
            <text:p>50.9388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home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office:value-type="string" calcext:value-type="string">
            <text:p>selectivity[lineHomeFSel_m].a50</text:p>
          </table:table-cell>
          <table:table-cell office:value-type="string" calcext:value-type="string">
            <text:p>selectivity[lineHomeFSel_m].ato95</text:p>
          </table:table-cell>
          <table:table-cell office:value-type="string" calcext:value-type="string">
            <text:p>selectivity[lineHomeFSel_m].alpha</text:p>
          </table:table-cell>
          <table:table-cell table:number-columns-repeated="35"/>
        </table:table-row>
        <table:table-row table:style-name="ro1">
          <table:table-cell table:style-name="ce1" office:value-type="float" office:value="11.4512" calcext:value-type="float">
            <text:p>11.4512</text:p>
          </table:table-cell>
          <table:table-cell office:value-type="float" office:value="8.59023" calcext:value-type="float">
            <text:p>8.59023</text:p>
          </table:table-cell>
          <table:table-cell office:value-type="float" office:value="0.380053" calcext:value-type="float">
            <text:p>0.380053</text:p>
          </table:table-cell>
          <table:table-cell table:style-name="ce1" office:value-type="float" office:value="8.28074" calcext:value-type="float">
            <text:p>8.28074</text:p>
          </table:table-cell>
          <table:table-cell office:value-type="float" office:value="4.15414" calcext:value-type="float">
            <text:p>4.15414</text:p>
          </table:table-cell>
          <table:table-cell office:value-type="float" office:value="0.270478" calcext:value-type="float">
            <text:p>0.270478</text:p>
          </table:table-cell>
          <table:table-cell table:style-name="ce1" office:value-type="float" office:value="10.8925" calcext:value-type="float">
            <text:p>10.8925</text:p>
          </table:table-cell>
          <table:table-cell office:value-type="float" office:value="7.6008" calcext:value-type="float">
            <text:p>7.6008</text:p>
          </table:table-cell>
          <table:table-cell office:value-type="float" office:value="0.351545" calcext:value-type="float">
            <text:p>0.351545</text:p>
          </table:table-cell>
          <table:table-cell table:style-name="ce1" office:value-type="float" office:value="12.8407" calcext:value-type="float">
            <text:p>12.8407</text:p>
          </table:table-cell>
          <table:table-cell office:value-type="float" office:value="9.92109" calcext:value-type="float">
            <text:p>9.92109</text:p>
          </table:table-cell>
          <table:table-cell office:value-type="float" office:value="0.438727" calcext:value-type="float">
            <text:p>0.438727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home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HomeFSel_f].alpha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office:value-type="string" calcext:value-type="string">
            <text:p>selectivity[lineHomeFSel_f].a50</text:p>
          </table:table-cell>
          <table:table-cell office:value-type="string" calcext:value-type="string">
            <text:p>selectivity[lineHomeFSel_f].ato95</text:p>
          </table:table-cell>
          <table:table-cell table:number-columns-repeated="38"/>
        </table:table-row>
        <table:table-row table:style-name="ro1">
          <table:table-cell table:style-name="ce1" office:value-type="float" office:value="9.61555" calcext:value-type="float">
            <text:p>9.61555</text:p>
          </table:table-cell>
          <table:table-cell office:value-type="float" office:value="3.87496" calcext:value-type="float">
            <text:p>3.87496</text:p>
          </table:table-cell>
          <table:table-cell table:style-name="ce1" office:value-type="float" office:value="9.64538" calcext:value-type="float">
            <text:p>9.64538</text:p>
          </table:table-cell>
          <table:table-cell office:value-type="float" office:value="3.84747" calcext:value-type="float">
            <text:p>3.84747</text:p>
          </table:table-cell>
          <table:table-cell office:value-type="float" office:value="1.08506" calcext:value-type="float">
            <text:p>1.08506</text:p>
          </table:table-cell>
          <table:table-cell table:style-name="ce1" office:value-type="float" office:value="9.62794" calcext:value-type="float">
            <text:p>9.62794</text:p>
          </table:table-cell>
          <table:table-cell office:value-type="float" office:value="3.73341" calcext:value-type="float">
            <text:p>3.73341</text:p>
          </table:table-cell>
          <table:table-cell table:style-name="ce1" office:value-type="float" office:value="9.74549" calcext:value-type="float">
            <text:p>9.74549</text:p>
          </table:table-cell>
          <table:table-cell office:value-type="float" office:value="3.98591" calcext:value-type="float">
            <text:p>3.98591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spawn_sel].ma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office:value-type="string" calcext:value-type="string">
            <text:p>selectivity[lineSpawnFSel_m].a50</text:p>
          </table:table-cell>
          <table:table-cell office:value-type="string" calcext:value-type="string">
            <text:p>selectivity[lineSpawnFSel_m].ato95</text:p>
          </table:table-cell>
          <table:table-cell office:value-type="string" calcext:value-type="string">
            <text:p>selectivity[lineSpawnFSel_m].alpha</text:p>
          </table:table-cell>
          <table:table-cell table:number-columns-repeated="35"/>
        </table:table-row>
        <table:table-row table:style-name="ro1">
          <table:table-cell table:style-name="ce1" office:value-type="float" office:value="18.2998" calcext:value-type="float">
            <text:p>18.2998</text:p>
          </table:table-cell>
          <table:table-cell office:value-type="float" office:value="13.6655" calcext:value-type="float">
            <text:p>13.6655</text:p>
          </table:table-cell>
          <table:table-cell office:value-type="float" office:value="1.86791" calcext:value-type="float">
            <text:p>1.86791</text:p>
          </table:table-cell>
          <table:table-cell table:style-name="ce1" office:value-type="float" office:value="13.6842" calcext:value-type="float">
            <text:p>13.6842</text:p>
          </table:table-cell>
          <table:table-cell office:value-type="float" office:value="9.85611" calcext:value-type="float">
            <text:p>9.85611</text:p>
          </table:table-cell>
          <table:table-cell office:value-type="float" office:value="0.916176" calcext:value-type="float">
            <text:p>0.916176</text:p>
          </table:table-cell>
          <table:table-cell table:style-name="ce1" office:value-type="float" office:value="14.2441" calcext:value-type="float">
            <text:p>14.2441</text:p>
          </table:table-cell>
          <table:table-cell office:value-type="float" office:value="10.0787" calcext:value-type="float">
            <text:p>10.0787</text:p>
          </table:table-cell>
          <table:table-cell office:value-type="float" office:value="1.17063" calcext:value-type="float">
            <text:p>1.17063</text:p>
          </table:table-cell>
          <table:table-cell table:style-name="ce1" office:value-type="float" office:value="19.4262" calcext:value-type="float">
            <text:p>19.4262</text:p>
          </table:table-cell>
          <table:table-cell office:value-type="float" office:value="14.0989" calcext:value-type="float">
            <text:p>14.0989</text:p>
          </table:table-cell>
          <table:table-cell office:value-type="float" office:value="2.12933" calcext:value-type="float">
            <text:p>2.12933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selectivity[line_spawn_sel].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selectivity[lineSpawnFSel_f].alpha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office:value-type="string" calcext:value-type="string">
            <text:p>selectivity[lineSpawnFSel_f].a50</text:p>
          </table:table-cell>
          <table:table-cell office:value-type="string" calcext:value-type="string">
            <text:p>selectivity[lineSpawnFSel_f].ato95</text:p>
          </table:table-cell>
          <table:table-cell table:number-columns-repeated="38"/>
        </table:table-row>
        <table:table-row table:style-name="ro1">
          <table:table-cell table:style-name="ce1" office:value-type="float" office:value="9.74583" calcext:value-type="float">
            <text:p>9.74583</text:p>
          </table:table-cell>
          <table:table-cell office:value-type="float" office:value="3.00787" calcext:value-type="float">
            <text:p>3.00787</text:p>
          </table:table-cell>
          <table:table-cell table:style-name="ce1" office:value-type="float" office:value="9.81361" calcext:value-type="float">
            <text:p>9.81361</text:p>
          </table:table-cell>
          <table:table-cell office:value-type="float" office:value="3.15884" calcext:value-type="float">
            <text:p>3.15884</text:p>
          </table:table-cell>
          <table:table-cell office:value-type="float" office:value="0.850183" calcext:value-type="float">
            <text:p>0.850183</text:p>
          </table:table-cell>
          <table:table-cell table:style-name="ce1" office:value-type="float" office:value="9.85883" calcext:value-type="float">
            <text:p>9.85883</text:p>
          </table:table-cell>
          <table:table-cell office:value-type="float" office:value="3.04211" calcext:value-type="float">
            <text:p>3.04211</text:p>
          </table:table-cell>
          <table:table-cell table:style-name="ce1" office:value-type="float" office:value="9.8277" calcext:value-type="float">
            <text:p>9.8277</text:p>
          </table:table-cell>
          <table:table-cell office:value-type="float" office:value="3.09959" calcext:value-type="float">
            <text:p>3.09959</text:p>
          </table:table-cell>
          <table:table-cell table:number-columns-repeated="38"/>
        </table:table-row>
        <table:table-row table:style-name="ro1" table:number-rows-repeated="4">
          <table:table-cell table:number-columns-repeated="47"/>
        </table:table-row>
        <table:table-row table:style-name="ro1">
          <table:table-cell office:value-type="string" calcext:value-type="string">
            <text:p>recruitment.YCS</text:p>
          </table:table-cell>
          <table:table-cell office:value-type="float" office:value="47" calcext:value-type="float">
            <text:p>47</text:p>
          </table:table-cell>
          <table:table-cell table:number-columns-repeated="45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.484967" calcext:value-type="float">
            <text:p>0.484967</text:p>
          </table:table-cell>
          <table:table-cell office:value-type="float" office:value="0.458269" calcext:value-type="float">
            <text:p>0.458269</text:p>
          </table:table-cell>
          <table:table-cell office:value-type="float" office:value="0.568564" calcext:value-type="float">
            <text:p>0.568564</text:p>
          </table:table-cell>
          <table:table-cell office:value-type="float" office:value="0.566724" calcext:value-type="float">
            <text:p>0.566724</text:p>
          </table:table-cell>
          <table:table-cell office:value-type="float" office:value="0.48607" calcext:value-type="float">
            <text:p>0.48607</text:p>
          </table:table-cell>
          <table:table-cell office:value-type="float" office:value="0.555029" calcext:value-type="float">
            <text:p>0.555029</text:p>
          </table:table-cell>
          <table:table-cell office:value-type="float" office:value="0.563249" calcext:value-type="float">
            <text:p>0.563249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.620294" calcext:value-type="float">
            <text:p>0.620294</text:p>
          </table:table-cell>
          <table:table-cell office:value-type="float" office:value="0.790573" calcext:value-type="float">
            <text:p>0.790573</text:p>
          </table:table-cell>
          <table:table-cell office:value-type="float" office:value="0.464282" calcext:value-type="float">
            <text:p>0.464282</text:p>
          </table:table-cell>
          <table:table-cell office:value-type="float" office:value="0.700754" calcext:value-type="float">
            <text:p>0.700754</text:p>
          </table:table-cell>
          <table:table-cell office:value-type="float" office:value="0.410098" calcext:value-type="float">
            <text:p>0.410098</text:p>
          </table:table-cell>
          <table:table-cell office:value-type="float" office:value="0.515013" calcext:value-type="float">
            <text:p>0.515013</text:p>
          </table:table-cell>
          <table:table-cell office:value-type="float" office:value="0.341646" calcext:value-type="float">
            <text:p>0.341646</text:p>
          </table:table-cell>
          <table:table-cell office:value-type="float" office:value="0.348292" calcext:value-type="float">
            <text:p>0.348292</text:p>
          </table:table-cell>
          <table:table-cell office:value-type="float" office:value="0.436074" calcext:value-type="float">
            <text:p>0.436074</text:p>
          </table:table-cell>
          <table:table-cell office:value-type="float" office:value="0.480578" calcext:value-type="float">
            <text:p>0.480578</text:p>
          </table:table-cell>
          <table:table-cell office:value-type="float" office:value="0.452156" calcext:value-type="float">
            <text:p>0.452156</text:p>
          </table:table-cell>
          <table:table-cell office:value-type="float" office:value="0.491685" calcext:value-type="float">
            <text:p>0.491685</text:p>
          </table:table-cell>
          <table:table-cell office:value-type="float" office:value="0.469096" calcext:value-type="float">
            <text:p>0.469096</text:p>
          </table:table-cell>
          <table:table-cell office:value-type="float" office:value="0.799273" calcext:value-type="float">
            <text:p>0.799273</text:p>
          </table:table-cell>
          <table:table-cell office:value-type="float" office:value="0.790122" calcext:value-type="float">
            <text:p>0.790122</text:p>
          </table:table-cell>
          <table:table-cell office:value-type="float" office:value="0.826058" calcext:value-type="float">
            <text:p>0.826058</text:p>
          </table:table-cell>
          <table:table-cell office:value-type="float" office:value="0.707563" calcext:value-type="float">
            <text:p>0.707563</text:p>
          </table:table-cell>
          <table:table-cell office:value-type="float" office:value="0.551696" calcext:value-type="float">
            <text:p>0.551696</text:p>
          </table:table-cell>
          <table:table-cell office:value-type="float" office:value="0.475197" calcext:value-type="float">
            <text:p>0.475197</text:p>
          </table:table-cell>
          <table:table-cell office:value-type="float" office:value="0.461702" calcext:value-type="float">
            <text:p>0.461702</text:p>
          </table:table-cell>
          <table:table-cell office:value-type="float" office:value="0.554964" calcext:value-type="float">
            <text:p>0.554964</text:p>
          </table:table-cell>
          <table:table-cell office:value-type="float" office:value="0.546659" calcext:value-type="float">
            <text:p>0.546659</text:p>
          </table:table-cell>
          <table:table-cell office:value-type="float" office:value="0.483233" calcext:value-type="float">
            <text:p>0.483233</text:p>
          </table:table-cell>
          <table:table-cell office:value-type="float" office:value="0.55016" calcext:value-type="float">
            <text:p>0.55016</text:p>
          </table:table-cell>
          <table:table-cell office:value-type="float" office:value="0.615273" calcext:value-type="float">
            <text:p>0.615273</text:p>
          </table:table-cell>
          <table:table-cell office:value-type="float" office:value="0.775727" calcext:value-type="float">
            <text:p>0.775727</text:p>
          </table:table-cell>
          <table:table-cell office:value-type="float" office:value="0.631092" calcext:value-type="float">
            <text:p>0.631092</text:p>
          </table:table-cell>
          <table:table-cell office:value-type="float" office:value="0.775523" calcext:value-type="float">
            <text:p>0.775523</text:p>
          </table:table-cell>
          <table:table-cell office:value-type="float" office:value="0.642922" calcext:value-type="float">
            <text:p>0.642922</text:p>
          </table:table-cell>
          <table:table-cell office:value-type="float" office:value="0.706658" calcext:value-type="float">
            <text:p>0.706658</text:p>
          </table:table-cell>
          <table:table-cell office:value-type="float" office:value="0.654255" calcext:value-type="float">
            <text:p>0.654255</text:p>
          </table:table-cell>
          <table:table-cell office:value-type="float" office:value="0.509987" calcext:value-type="float">
            <text:p>0.509987</text:p>
          </table:table-cell>
          <table:table-cell office:value-type="float" office:value="0.586193" calcext:value-type="float">
            <text:p>0.586193</text:p>
          </table:table-cell>
          <table:table-cell office:value-type="float" office:value="0.603475" calcext:value-type="float">
            <text:p>0.603475</text:p>
          </table:table-cell>
          <table:table-cell office:value-type="float" office:value="0.576814" calcext:value-type="float">
            <text:p>0.576814</text:p>
          </table:table-cell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61629" calcext:value-type="float">
            <text:p>0.361629</text:p>
          </table:table-cell>
          <table:table-cell office:value-type="float" office:value="0.444464" calcext:value-type="float">
            <text:p>0.444464</text:p>
          </table:table-cell>
          <table:table-cell office:value-type="float" office:value="0.547748" calcext:value-type="float">
            <text:p>0.547748</text:p>
          </table:table-cell>
          <table:table-cell office:value-type="float" office:value="0.503813" calcext:value-type="float">
            <text:p>0.503813</text:p>
          </table:table-cell>
          <table:table-cell office:value-type="float" office:value="0.470263" calcext:value-type="float">
            <text:p>0.470263</text:p>
          </table:table-cell>
          <table:table-cell office:value-type="float" office:value="0.572418" calcext:value-type="float">
            <text:p>0.572418</text:p>
          </table:table-cell>
          <table:table-cell office:value-type="float" office:value="0.576842" calcext:value-type="float">
            <text:p>0.576842</text:p>
          </table:table-cell>
          <table:table-cell office:value-type="float" office:value="0.686517" calcext:value-type="float">
            <text:p>0.686517</text:p>
          </table:table-cell>
          <table:table-cell office:value-type="float" office:value="0.655468" calcext:value-type="float">
            <text:p>0.655468</text:p>
          </table:table-cell>
          <table:table-cell office:value-type="float" office:value="0.716999" calcext:value-type="float">
            <text:p>0.716999</text:p>
          </table:table-cell>
          <table:table-cell office:value-type="float" office:value="0.587154" calcext:value-type="float">
            <text:p>0.587154</text:p>
          </table:table-cell>
          <table:table-cell office:value-type="float" office:value="0.640863" calcext:value-type="float">
            <text:p>0.640863</text:p>
          </table:table-cell>
          <table:table-cell office:value-type="float" office:value="0.482025" calcext:value-type="float">
            <text:p>0.482025</text:p>
          </table:table-cell>
          <table:table-cell office:value-type="float" office:value="0.484209" calcext:value-type="float">
            <text:p>0.484209</text:p>
          </table:table-cell>
          <table:table-cell office:value-type="float" office:value="0.413267" calcext:value-type="float">
            <text:p>0.413267</text:p>
          </table:table-cell>
          <table:table-cell office:value-type="float" office:value="0.370461" calcext:value-type="float">
            <text:p>0.370461</text:p>
          </table:table-cell>
          <table:table-cell office:value-type="float" office:value="0.442197" calcext:value-type="float">
            <text:p>0.442197</text:p>
          </table:table-cell>
          <table:table-cell office:value-type="float" office:value="0.483856" calcext:value-type="float">
            <text:p>0.483856</text:p>
          </table:table-cell>
          <table:table-cell office:value-type="float" office:value="0.481664" calcext:value-type="float">
            <text:p>0.481664</text:p>
          </table:table-cell>
          <table:table-cell office:value-type="float" office:value="0.493909" calcext:value-type="float">
            <text:p>0.493909</text:p>
          </table:table-cell>
          <table:table-cell office:value-type="float" office:value="0.550817" calcext:value-type="float">
            <text:p>0.550817</text:p>
          </table:table-cell>
          <table:table-cell office:value-type="float" office:value="0.749777" calcext:value-type="float">
            <text:p>0.749777</text:p>
          </table:table-cell>
          <table:table-cell office:value-type="float" office:value="0.77986" calcext:value-type="float">
            <text:p>0.77986</text:p>
          </table:table-cell>
          <table:table-cell office:value-type="float" office:value="0.794037" calcext:value-type="float">
            <text:p>0.794037</text:p>
          </table:table-cell>
          <table:table-cell office:value-type="float" office:value="0.724131" calcext:value-type="float">
            <text:p>0.724131</text:p>
          </table:table-cell>
          <table:table-cell office:value-type="float" office:value="0.579076" calcext:value-type="float">
            <text:p>0.579076</text:p>
          </table:table-cell>
          <table:table-cell office:value-type="float" office:value="0.481079" calcext:value-type="float">
            <text:p>0.481079</text:p>
          </table:table-cell>
          <table:table-cell office:value-type="float" office:value="0.495108" calcext:value-type="float">
            <text:p>0.495108</text:p>
          </table:table-cell>
          <table:table-cell office:value-type="float" office:value="0.529032" calcext:value-type="float">
            <text:p>0.529032</text:p>
          </table:table-cell>
          <table:table-cell office:value-type="float" office:value="0.535074" calcext:value-type="float">
            <text:p>0.535074</text:p>
          </table:table-cell>
          <table:table-cell office:value-type="float" office:value="0.508693" calcext:value-type="float">
            <text:p>0.508693</text:p>
          </table:table-cell>
          <table:table-cell office:value-type="float" office:value="0.547175" calcext:value-type="float">
            <text:p>0.547175</text:p>
          </table:table-cell>
          <table:table-cell office:value-type="float" office:value="0.633459" calcext:value-type="float">
            <text:p>0.633459</text:p>
          </table:table-cell>
          <table:table-cell office:value-type="float" office:value="0.677321" calcext:value-type="float">
            <text:p>0.677321</text:p>
          </table:table-cell>
          <table:table-cell office:value-type="float" office:value="0.675185" calcext:value-type="float">
            <text:p>0.675185</text:p>
          </table:table-cell>
          <table:table-cell office:value-type="float" office:value="0.720657" calcext:value-type="float">
            <text:p>0.720657</text:p>
          </table:table-cell>
          <table:table-cell office:value-type="float" office:value="0.633964" calcext:value-type="float">
            <text:p>0.633964</text:p>
          </table:table-cell>
          <table:table-cell office:value-type="float" office:value="0.669177" calcext:value-type="float">
            <text:p>0.669177</text:p>
          </table:table-cell>
          <table:table-cell office:value-type="float" office:value="0.642403" calcext:value-type="float">
            <text:p>0.642403</text:p>
          </table:table-cell>
          <table:table-cell office:value-type="float" office:value="0.561917" calcext:value-type="float">
            <text:p>0.561917</text:p>
          </table:table-cell>
          <table:table-cell office:value-type="float" office:value="0.577883" calcext:value-type="float">
            <text:p>0.577883</text:p>
          </table:table-cell>
          <table:table-cell office:value-type="float" office:value="0.553428" calcext:value-type="float">
            <text:p>0.553428</text:p>
          </table:table-cell>
          <table:table-cell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75615" calcext:value-type="float">
            <text:p>0.475615</text:p>
          </table:table-cell>
          <table:table-cell office:value-type="float" office:value="0.451743" calcext:value-type="float">
            <text:p>0.451743</text:p>
          </table:table-cell>
          <table:table-cell office:value-type="float" office:value="0.560235" calcext:value-type="float">
            <text:p>0.560235</text:p>
          </table:table-cell>
          <table:table-cell office:value-type="float" office:value="0.582575" calcext:value-type="float">
            <text:p>0.582575</text:p>
          </table:table-cell>
          <table:table-cell office:value-type="float" office:value="0.48645" calcext:value-type="float">
            <text:p>0.48645</text:p>
          </table:table-cell>
          <table:table-cell office:value-type="float" office:value="0.577477" calcext:value-type="float">
            <text:p>0.577477</text:p>
          </table:table-cell>
          <table:table-cell office:value-type="float" office:value="0.580733" calcext:value-type="float">
            <text:p>0.580733</text:p>
          </table:table-cell>
          <table:table-cell office:value-type="float" office:value="0.706739" calcext:value-type="float">
            <text:p>0.706739</text:p>
          </table:table-cell>
          <table:table-cell office:value-type="float" office:value="0.634913" calcext:value-type="float">
            <text:p>0.634913</text:p>
          </table:table-cell>
          <table:table-cell office:value-type="float" office:value="0.799504" calcext:value-type="float">
            <text:p>0.799504</text:p>
          </table:table-cell>
          <table:table-cell office:value-type="float" office:value="0.464773" calcext:value-type="float">
            <text:p>0.464773</text:p>
          </table:table-cell>
          <table:table-cell office:value-type="float" office:value="0.709633" calcext:value-type="float">
            <text:p>0.709633</text:p>
          </table:table-cell>
          <table:table-cell office:value-type="float" office:value="0.409308" calcext:value-type="float">
            <text:p>0.409308</text:p>
          </table:table-cell>
          <table:table-cell office:value-type="float" office:value="0.526196" calcext:value-type="float">
            <text:p>0.526196</text:p>
          </table:table-cell>
          <table:table-cell office:value-type="float" office:value="0.334094" calcext:value-type="float">
            <text:p>0.334094</text:p>
          </table:table-cell>
          <table:table-cell office:value-type="float" office:value="0.359443" calcext:value-type="float">
            <text:p>0.359443</text:p>
          </table:table-cell>
          <table:table-cell office:value-type="float" office:value="0.409767" calcext:value-type="float">
            <text:p>0.409767</text:p>
          </table:table-cell>
          <table:table-cell office:value-type="float" office:value="0.523349" calcext:value-type="float">
            <text:p>0.523349</text:p>
          </table:table-cell>
          <table:table-cell office:value-type="float" office:value="0.433514" calcext:value-type="float">
            <text:p>0.433514</text:p>
          </table:table-cell>
          <table:table-cell office:value-type="float" office:value="0.501544" calcext:value-type="float">
            <text:p>0.501544</text:p>
          </table:table-cell>
          <table:table-cell office:value-type="float" office:value="0.460101" calcext:value-type="float">
            <text:p>0.460101</text:p>
          </table:table-cell>
          <table:table-cell office:value-type="float" office:value="0.833649" calcext:value-type="float">
            <text:p>0.833649</text:p>
          </table:table-cell>
          <table:table-cell office:value-type="float" office:value="0.778387" calcext:value-type="float">
            <text:p>0.778387</text:p>
          </table:table-cell>
          <table:table-cell office:value-type="float" office:value="0.837449" calcext:value-type="float">
            <text:p>0.837449</text:p>
          </table:table-cell>
          <table:table-cell office:value-type="float" office:value="0.705512" calcext:value-type="float">
            <text:p>0.705512</text:p>
          </table:table-cell>
          <table:table-cell office:value-type="float" office:value="0.563955" calcext:value-type="float">
            <text:p>0.563955</text:p>
          </table:table-cell>
          <table:table-cell office:value-type="float" office:value="0.465006" calcext:value-type="float">
            <text:p>0.465006</text:p>
          </table:table-cell>
          <table:table-cell office:value-type="float" office:value="0.470806" calcext:value-type="float">
            <text:p>0.470806</text:p>
          </table:table-cell>
          <table:table-cell office:value-type="float" office:value="0.566738" calcext:value-type="float">
            <text:p>0.566738</text:p>
          </table:table-cell>
          <table:table-cell office:value-type="float" office:value="0.52866" calcext:value-type="float">
            <text:p>0.52866</text:p>
          </table:table-cell>
          <table:table-cell office:value-type="float" office:value="0.506696" calcext:value-type="float">
            <text:p>0.506696</text:p>
          </table:table-cell>
          <table:table-cell office:value-type="float" office:value="0.521256" calcext:value-type="float">
            <text:p>0.521256</text:p>
          </table:table-cell>
          <table:table-cell office:value-type="float" office:value="0.707089" calcext:value-type="float">
            <text:p>0.707089</text:p>
          </table:table-cell>
          <table:table-cell office:value-type="float" office:value="0.696003" calcext:value-type="float">
            <text:p>0.696003</text:p>
          </table:table-cell>
          <table:table-cell office:value-type="float" office:value="0.637489" calcext:value-type="float">
            <text:p>0.637489</text:p>
          </table:table-cell>
          <table:table-cell office:value-type="float" office:value="0.77814" calcext:value-type="float">
            <text:p>0.77814</text:p>
          </table:table-cell>
          <table:table-cell office:value-type="float" office:value="0.637348" calcext:value-type="float">
            <text:p>0.637348</text:p>
          </table:table-cell>
          <table:table-cell office:value-type="float" office:value="0.683518" calcext:value-type="float">
            <text:p>0.683518</text:p>
          </table:table-cell>
          <table:table-cell office:value-type="float" office:value="0.631668" calcext:value-type="float">
            <text:p>0.631668</text:p>
          </table:table-cell>
          <table:table-cell office:value-type="float" office:value="0.516853" calcext:value-type="float">
            <text:p>0.516853</text:p>
          </table:table-cell>
          <table:table-cell office:value-type="float" office:value="0.624348" calcext:value-type="float">
            <text:p>0.624348</text:p>
          </table:table-cell>
          <table:table-cell office:value-type="float" office:value="0.57349" calcext:value-type="float">
            <text:p>0.57349</text:p>
          </table:table-cell>
          <table:table-cell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88553" calcext:value-type="float">
            <text:p>0.488553</text:p>
          </table:table-cell>
          <table:table-cell office:value-type="float" office:value="0.460583" calcext:value-type="float">
            <text:p>0.460583</text:p>
          </table:table-cell>
          <table:table-cell office:value-type="float" office:value="0.573351" calcext:value-type="float">
            <text:p>0.573351</text:p>
          </table:table-cell>
          <table:table-cell office:value-type="float" office:value="0.570845" calcext:value-type="float">
            <text:p>0.570845</text:p>
          </table:table-cell>
          <table:table-cell office:value-type="float" office:value="0.488493" calcext:value-type="float">
            <text:p>0.488493</text:p>
          </table:table-cell>
          <table:table-cell office:value-type="float" office:value="0.560341" calcext:value-type="float">
            <text:p>0.560341</text:p>
          </table:table-cell>
          <table:table-cell office:value-type="float" office:value="0.56382" calcext:value-type="float">
            <text:p>0.56382</text:p>
          </table:table-cell>
          <table:table-cell office:value-type="float" office:value="0.682087" calcext:value-type="float">
            <text:p>0.682087</text:p>
          </table:table-cell>
          <table:table-cell office:value-type="float" office:value="0.612456" calcext:value-type="float">
            <text:p>0.612456</text:p>
          </table:table-cell>
          <table:table-cell office:value-type="float" office:value="0.783863" calcext:value-type="float">
            <text:p>0.783863</text:p>
          </table:table-cell>
          <table:table-cell office:value-type="float" office:value="0.465142" calcext:value-type="float">
            <text:p>0.465142</text:p>
          </table:table-cell>
          <table:table-cell office:value-type="float" office:value="0.701661" calcext:value-type="float">
            <text:p>0.701661</text:p>
          </table:table-cell>
          <table:table-cell office:value-type="float" office:value="0.408702" calcext:value-type="float">
            <text:p>0.408702</text:p>
          </table:table-cell>
          <table:table-cell office:value-type="float" office:value="0.527338" calcext:value-type="float">
            <text:p>0.527338</text:p>
          </table:table-cell>
          <table:table-cell office:value-type="float" office:value="0.334942" calcext:value-type="float">
            <text:p>0.334942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.410639" calcext:value-type="float">
            <text:p>0.410639</text:p>
          </table:table-cell>
          <table:table-cell office:value-type="float" office:value="0.526476" calcext:value-type="float">
            <text:p>0.526476</text:p>
          </table:table-cell>
          <table:table-cell office:value-type="float" office:value="0.432234" calcext:value-type="float">
            <text:p>0.432234</text:p>
          </table:table-cell>
          <table:table-cell office:value-type="float" office:value="0.500179" calcext:value-type="float">
            <text:p>0.500179</text:p>
          </table:table-cell>
          <table:table-cell office:value-type="float" office:value="0.459568" calcext:value-type="float">
            <text:p>0.459568</text:p>
          </table:table-cell>
          <table:table-cell office:value-type="float" office:value="0.828503" calcext:value-type="float">
            <text:p>0.828503</text:p>
          </table:table-cell>
          <table:table-cell office:value-type="float" office:value="0.776359" calcext:value-type="float">
            <text:p>0.776359</text:p>
          </table:table-cell>
          <table:table-cell office:value-type="float" office:value="0.833591" calcext:value-type="float">
            <text:p>0.833591</text:p>
          </table:table-cell>
          <table:table-cell office:value-type="float" office:value="0.701733" calcext:value-type="float">
            <text:p>0.701733</text:p>
          </table:table-cell>
          <table:table-cell office:value-type="float" office:value="0.560933" calcext:value-type="float">
            <text:p>0.560933</text:p>
          </table:table-cell>
          <table:table-cell office:value-type="float" office:value="0.465073" calcext:value-type="float">
            <text:p>0.465073</text:p>
          </table:table-cell>
          <table:table-cell office:value-type="float" office:value="0.469847" calcext:value-type="float">
            <text:p>0.469847</text:p>
          </table:table-cell>
          <table:table-cell office:value-type="float" office:value="0.568116" calcext:value-type="float">
            <text:p>0.568116</text:p>
          </table:table-cell>
          <table:table-cell office:value-type="float" office:value="0.529153" calcext:value-type="float">
            <text:p>0.529153</text:p>
          </table:table-cell>
          <table:table-cell office:value-type="float" office:value="0.508865" calcext:value-type="float">
            <text:p>0.508865</text:p>
          </table:table-cell>
          <table:table-cell office:value-type="float" office:value="0.519702" calcext:value-type="float">
            <text:p>0.519702</text:p>
          </table:table-cell>
          <table:table-cell office:value-type="float" office:value="0.710084" calcext:value-type="float">
            <text:p>0.710084</text:p>
          </table:table-cell>
          <table:table-cell office:value-type="float" office:value="0.697449" calcext:value-type="float">
            <text:p>0.697449</text:p>
          </table:table-cell>
          <table:table-cell office:value-type="float" office:value="0.640387" calcext:value-type="float">
            <text:p>0.640387</text:p>
          </table:table-cell>
          <table:table-cell office:value-type="float" office:value="0.781813" calcext:value-type="float">
            <text:p>0.781813</text:p>
          </table:table-cell>
          <table:table-cell office:value-type="float" office:value="0.645932" calcext:value-type="float">
            <text:p>0.645932</text:p>
          </table:table-cell>
          <table:table-cell office:value-type="float" office:value="0.691512" calcext:value-type="float">
            <text:p>0.691512</text:p>
          </table:table-cell>
          <table:table-cell office:value-type="float" office:value="0.631433" calcext:value-type="float">
            <text:p>0.631433</text:p>
          </table:table-cell>
          <table:table-cell office:value-type="float" office:value="0.511695" calcext:value-type="float">
            <text:p>0.511695</text:p>
          </table:table-cell>
          <table:table-cell office:value-type="float" office:value="0.625395" calcext:value-type="float">
            <text:p>0.625395</text:p>
          </table:table-cell>
          <table:table-cell office:value-type="float" office:value="0.574862" calcext:value-type="float">
            <text:p>0.574862</text:p>
          </table:table-cell>
          <table:table-cell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88553" calcext:value-type="float">
            <text:p>0.488553</text:p>
          </table:table-cell>
          <table:table-cell office:value-type="float" office:value="0.460583" calcext:value-type="float">
            <text:p>0.460583</text:p>
          </table:table-cell>
          <table:table-cell office:value-type="float" office:value="0.573351" calcext:value-type="float">
            <text:p>0.573351</text:p>
          </table:table-cell>
          <table:table-cell office:value-type="float" office:value="0.570845" calcext:value-type="float">
            <text:p>0.570845</text:p>
          </table:table-cell>
          <table:table-cell office:value-type="float" office:value="0.488493" calcext:value-type="float">
            <text:p>0.488493</text:p>
          </table:table-cell>
          <table:table-cell office:value-type="float" office:value="0.560341" calcext:value-type="float">
            <text:p>0.560341</text:p>
          </table:table-cell>
          <table:table-cell office:value-type="float" office:value="0.56382" calcext:value-type="float">
            <text:p>0.56382</text:p>
          </table:table-cell>
          <table:table-cell office:value-type="float" office:value="0.682087" calcext:value-type="float">
            <text:p>0.682087</text:p>
          </table:table-cell>
          <table:table-cell office:value-type="float" office:value="0.612456" calcext:value-type="float">
            <text:p>0.612456</text:p>
          </table:table-cell>
          <table:table-cell office:value-type="float" office:value="0.783863" calcext:value-type="float">
            <text:p>0.783863</text:p>
          </table:table-cell>
          <table:table-cell office:value-type="float" office:value="0.465142" calcext:value-type="float">
            <text:p>0.465142</text:p>
          </table:table-cell>
          <table:table-cell office:value-type="float" office:value="0.701661" calcext:value-type="float">
            <text:p>0.701661</text:p>
          </table:table-cell>
          <table:table-cell office:value-type="float" office:value="0.408702" calcext:value-type="float">
            <text:p>0.408702</text:p>
          </table:table-cell>
          <table:table-cell office:value-type="float" office:value="0.527338" calcext:value-type="float">
            <text:p>0.527338</text:p>
          </table:table-cell>
          <table:table-cell office:value-type="float" office:value="0.334942" calcext:value-type="float">
            <text:p>0.334942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.410639" calcext:value-type="float">
            <text:p>0.410639</text:p>
          </table:table-cell>
          <table:table-cell office:value-type="float" office:value="0.526476" calcext:value-type="float">
            <text:p>0.526476</text:p>
          </table:table-cell>
          <table:table-cell office:value-type="float" office:value="0.432234" calcext:value-type="float">
            <text:p>0.432234</text:p>
          </table:table-cell>
          <table:table-cell office:value-type="float" office:value="0.50018" calcext:value-type="float">
            <text:p>0.50018</text:p>
          </table:table-cell>
          <table:table-cell office:value-type="float" office:value="0.459568" calcext:value-type="float">
            <text:p>0.459568</text:p>
          </table:table-cell>
          <table:table-cell office:value-type="float" office:value="0.828502" calcext:value-type="float">
            <text:p>0.828502</text:p>
          </table:table-cell>
          <table:table-cell office:value-type="float" office:value="0.776359" calcext:value-type="float">
            <text:p>0.776359</text:p>
          </table:table-cell>
          <table:table-cell office:value-type="float" office:value="0.83359" calcext:value-type="float">
            <text:p>0.83359</text:p>
          </table:table-cell>
          <table:table-cell office:value-type="float" office:value="0.701733" calcext:value-type="float">
            <text:p>0.701733</text:p>
          </table:table-cell>
          <table:table-cell office:value-type="float" office:value="0.560933" calcext:value-type="float">
            <text:p>0.560933</text:p>
          </table:table-cell>
          <table:table-cell office:value-type="float" office:value="0.465073" calcext:value-type="float">
            <text:p>0.465073</text:p>
          </table:table-cell>
          <table:table-cell office:value-type="float" office:value="0.469847" calcext:value-type="float">
            <text:p>0.469847</text:p>
          </table:table-cell>
          <table:table-cell office:value-type="float" office:value="0.568116" calcext:value-type="float">
            <text:p>0.568116</text:p>
          </table:table-cell>
          <table:table-cell office:value-type="float" office:value="0.529153" calcext:value-type="float">
            <text:p>0.529153</text:p>
          </table:table-cell>
          <table:table-cell office:value-type="float" office:value="0.508865" calcext:value-type="float">
            <text:p>0.508865</text:p>
          </table:table-cell>
          <table:table-cell office:value-type="float" office:value="0.519702" calcext:value-type="float">
            <text:p>0.519702</text:p>
          </table:table-cell>
          <table:table-cell office:value-type="float" office:value="0.710084" calcext:value-type="float">
            <text:p>0.710084</text:p>
          </table:table-cell>
          <table:table-cell office:value-type="float" office:value="0.697449" calcext:value-type="float">
            <text:p>0.697449</text:p>
          </table:table-cell>
          <table:table-cell office:value-type="float" office:value="0.640387" calcext:value-type="float">
            <text:p>0.640387</text:p>
          </table:table-cell>
          <table:table-cell office:value-type="float" office:value="0.781813" calcext:value-type="float">
            <text:p>0.781813</text:p>
          </table:table-cell>
          <table:table-cell office:value-type="float" office:value="0.645931" calcext:value-type="float">
            <text:p>0.645931</text:p>
          </table:table-cell>
          <table:table-cell office:value-type="float" office:value="0.691513" calcext:value-type="float">
            <text:p>0.691513</text:p>
          </table:table-cell>
          <table:table-cell office:value-type="float" office:value="0.631433" calcext:value-type="float">
            <text:p>0.631433</text:p>
          </table:table-cell>
          <table:table-cell office:value-type="float" office:value="0.511694" calcext:value-type="float">
            <text:p>0.511694</text:p>
          </table:table-cell>
          <table:table-cell office:value-type="float" office:value="0.625394" calcext:value-type="float">
            <text:p>0.625394</text:p>
          </table:table-cell>
          <table:table-cell office:value-type="float" office:value="0.574861" calcext:value-type="float">
            <text:p>0.574861</text:p>
          </table:table-cell>
          <table:table-cell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process[Recruitment].ycs_values{1972}</text:p>
          </table:table-cell>
          <table:table-cell office:value-type="string" calcext:value-type="string">
            <text:p>process[Recruitment].ycs_values{1973}</text:p>
          </table:table-cell>
          <table:table-cell office:value-type="string" calcext:value-type="string">
            <text:p>process[Recruitment].ycs_values{1974}</text:p>
          </table:table-cell>
          <table:table-cell office:value-type="string" calcext:value-type="string">
            <text:p>process[Recruitment].ycs_values{1975}</text:p>
          </table:table-cell>
          <table:table-cell office:value-type="string" calcext:value-type="string">
            <text:p>process[Recruitment].ycs_values{1976}</text:p>
          </table:table-cell>
          <table:table-cell office:value-type="string" calcext:value-type="string">
            <text:p>process[Recruitment].ycs_values{1977}</text:p>
          </table:table-cell>
          <table:table-cell office:value-type="string" calcext:value-type="string">
            <text:p>process[Recruitment].ycs_values{1978}</text:p>
          </table:table-cell>
          <table:table-cell office:value-type="string" calcext:value-type="string">
            <text:p>process[Recruitment].ycs_values{1979}</text:p>
          </table:table-cell>
          <table:table-cell office:value-type="string" calcext:value-type="string">
            <text:p>process[Recruitment].ycs_values{1980}</text:p>
          </table:table-cell>
          <table:table-cell office:value-type="string" calcext:value-type="string">
            <text:p>process[Recruitment].ycs_values{1981}</text:p>
          </table:table-cell>
          <table:table-cell office:value-type="string" calcext:value-type="string">
            <text:p>process[Recruitment].ycs_values{1982}</text:p>
          </table:table-cell>
          <table:table-cell office:value-type="string" calcext:value-type="string">
            <text:p>process[Recruitment].ycs_values{1983}</text:p>
          </table:table-cell>
          <table:table-cell office:value-type="string" calcext:value-type="string">
            <text:p>process[Recruitment].ycs_values{1984}</text:p>
          </table:table-cell>
          <table:table-cell office:value-type="string" calcext:value-type="string">
            <text:p>process[Recruitment].ycs_values{1985}</text:p>
          </table:table-cell>
          <table:table-cell office:value-type="string" calcext:value-type="string">
            <text:p>process[Recruitment].ycs_values{1986}</text:p>
          </table:table-cell>
          <table:table-cell office:value-type="string" calcext:value-type="string">
            <text:p>process[Recruitment].ycs_values{1987}</text:p>
          </table:table-cell>
          <table:table-cell office:value-type="string" calcext:value-type="string">
            <text:p>process[Recruitment].ycs_values{1988}</text:p>
          </table:table-cell>
          <table:table-cell office:value-type="string" calcext:value-type="string">
            <text:p>process[Recruitment].ycs_values{1989}</text:p>
          </table:table-cell>
          <table:table-cell office:value-type="string" calcext:value-type="string">
            <text:p>process[Recruitment].ycs_values{1990}</text:p>
          </table:table-cell>
          <table:table-cell office:value-type="string" calcext:value-type="string">
            <text:p>process[Recruitment].ycs_values{1991}</text:p>
          </table:table-cell>
          <table:table-cell office:value-type="string" calcext:value-type="string">
            <text:p>process[Recruitment].ycs_values{1992}</text:p>
          </table:table-cell>
          <table:table-cell office:value-type="string" calcext:value-type="string">
            <text:p>process[Recruitment].ycs_values{1993}</text:p>
          </table:table-cell>
          <table:table-cell office:value-type="string" calcext:value-type="string">
            <text:p>process[Recruitment].ycs_values{1994}</text:p>
          </table:table-cell>
          <table:table-cell office:value-type="string" calcext:value-type="string">
            <text:p>process[Recruitment].ycs_values{1995}</text:p>
          </table:table-cell>
          <table:table-cell office:value-type="string" calcext:value-type="string">
            <text:p>process[Recruitment].ycs_values{1996}</text:p>
          </table:table-cell>
          <table:table-cell office:value-type="string" calcext:value-type="string">
            <text:p>process[Recruitment].ycs_values{1997}</text:p>
          </table:table-cell>
          <table:table-cell office:value-type="string" calcext:value-type="string">
            <text:p>process[Recruitment].ycs_values{1998}</text:p>
          </table:table-cell>
          <table:table-cell office:value-type="string" calcext:value-type="string">
            <text:p>process[Recruitment].ycs_values{1999}</text:p>
          </table:table-cell>
          <table:table-cell office:value-type="string" calcext:value-type="string">
            <text:p>process[Recruitment].ycs_values{2000}</text:p>
          </table:table-cell>
          <table:table-cell office:value-type="string" calcext:value-type="string">
            <text:p>process[Recruitment].ycs_values{2001}</text:p>
          </table:table-cell>
          <table:table-cell office:value-type="string" calcext:value-type="string">
            <text:p>process[Recruitment].ycs_values{2002}</text:p>
          </table:table-cell>
          <table:table-cell office:value-type="string" calcext:value-type="string">
            <text:p>process[Recruitment].ycs_values{2003}</text:p>
          </table:table-cell>
          <table:table-cell office:value-type="string" calcext:value-type="string">
            <text:p>process[Recruitment].ycs_values{2004}</text:p>
          </table:table-cell>
          <table:table-cell office:value-type="string" calcext:value-type="string">
            <text:p>process[Recruitment].ycs_values{2005}</text:p>
          </table:table-cell>
          <table:table-cell office:value-type="string" calcext:value-type="string">
            <text:p>process[Recruitment].ycs_values{2006}</text:p>
          </table:table-cell>
          <table:table-cell office:value-type="string" calcext:value-type="string">
            <text:p>process[Recruitment].ycs_values{2007}</text:p>
          </table:table-cell>
          <table:table-cell office:value-type="string" calcext:value-type="string">
            <text:p>process[Recruitment].ycs_values{2008}</text:p>
          </table:table-cell>
          <table:table-cell office:value-type="string" calcext:value-type="string">
            <text:p>process[Recruitment].ycs_values{2009}</text:p>
          </table:table-cell>
          <table:table-cell office:value-type="string" calcext:value-type="string">
            <text:p>process[Recruitment].ycs_values{2010}</text:p>
          </table:table-cell>
          <table:table-cell office:value-type="string" calcext:value-type="string">
            <text:p>process[Recruitment].ycs_values{2011}</text:p>
          </table:table-cell>
          <table:table-cell office:value-type="string" calcext:value-type="string">
            <text:p>process[Recruitment].ycs_values{2012}</text:p>
          </table:table-cell>
          <table:table-cell office:value-type="string" calcext:value-type="string">
            <text:p>process[Recruitment].ycs_values{2013}</text:p>
          </table:table-cell>
          <table:table-cell office:value-type="string" calcext:value-type="string">
            <text:p>process[Recruitment].ycs_values{2014}</text:p>
          </table:table-cell>
        </table:table-row>
        <table:table-row table:style-name="ro1">
          <table:table-cell table:number-columns-repeated="4"/>
          <table:table-cell office:value-type="float" office:value="0.485448" calcext:value-type="float">
            <text:p>0.485448</text:p>
          </table:table-cell>
          <table:table-cell office:value-type="float" office:value="0.462114" calcext:value-type="float">
            <text:p>0.462114</text:p>
          </table:table-cell>
          <table:table-cell office:value-type="float" office:value="0.568476" calcext:value-type="float">
            <text:p>0.568476</text:p>
          </table:table-cell>
          <table:table-cell office:value-type="float" office:value="0.565131" calcext:value-type="float">
            <text:p>0.565131</text:p>
          </table:table-cell>
          <table:table-cell office:value-type="float" office:value="0.488273" calcext:value-type="float">
            <text:p>0.488273</text:p>
          </table:table-cell>
          <table:table-cell office:value-type="float" office:value="0.552863" calcext:value-type="float">
            <text:p>0.552863</text:p>
          </table:table-cell>
          <table:table-cell office:value-type="float" office:value="0.564026" calcext:value-type="float">
            <text:p>0.564026</text:p>
          </table:table-cell>
          <table:table-cell office:value-type="float" office:value="0.687644" calcext:value-type="float">
            <text:p>0.687644</text:p>
          </table:table-cell>
          <table:table-cell office:value-type="float" office:value="0.619802" calcext:value-type="float">
            <text:p>0.619802</text:p>
          </table:table-cell>
          <table:table-cell office:value-type="float" office:value="0.785343" calcext:value-type="float">
            <text:p>0.785343</text:p>
          </table:table-cell>
          <table:table-cell office:value-type="float" office:value="0.460579" calcext:value-type="float">
            <text:p>0.460579</text:p>
          </table:table-cell>
          <table:table-cell office:value-type="float" office:value="0.700652" calcext:value-type="float">
            <text:p>0.700652</text:p>
          </table:table-cell>
          <table:table-cell office:value-type="float" office:value="0.408881" calcext:value-type="float">
            <text:p>0.408881</text:p>
          </table:table-cell>
          <table:table-cell office:value-type="float" office:value="0.516916" calcext:value-type="float">
            <text:p>0.516916</text:p>
          </table:table-cell>
          <table:table-cell office:value-type="float" office:value="0.344004" calcext:value-type="float">
            <text:p>0.344004</text:p>
          </table:table-cell>
          <table:table-cell office:value-type="float" office:value="0.347019" calcext:value-type="float">
            <text:p>0.347019</text:p>
          </table:table-cell>
          <table:table-cell office:value-type="float" office:value="0.439964" calcext:value-type="float">
            <text:p>0.439964</text:p>
          </table:table-cell>
          <table:table-cell office:value-type="float" office:value="0.480166" calcext:value-type="float">
            <text:p>0.480166</text:p>
          </table:table-cell>
          <table:table-cell office:value-type="float" office:value="0.454847" calcext:value-type="float">
            <text:p>0.454847</text:p>
          </table:table-cell>
          <table:table-cell office:value-type="float" office:value="0.492583" calcext:value-type="float">
            <text:p>0.492583</text:p>
          </table:table-cell>
          <table:table-cell office:value-type="float" office:value="0.471079" calcext:value-type="float">
            <text:p>0.471079</text:p>
          </table:table-cell>
          <table:table-cell office:value-type="float" office:value="0.797661" calcext:value-type="float">
            <text:p>0.797661</text:p>
          </table:table-cell>
          <table:table-cell office:value-type="float" office:value="0.794351" calcext:value-type="float">
            <text:p>0.794351</text:p>
          </table:table-cell>
          <table:table-cell office:value-type="float" office:value="0.825708" calcext:value-type="float">
            <text:p>0.825708</text:p>
          </table:table-cell>
          <table:table-cell office:value-type="float" office:value="0.709605" calcext:value-type="float">
            <text:p>0.709605</text:p>
          </table:table-cell>
          <table:table-cell office:value-type="float" office:value="0.551972" calcext:value-type="float">
            <text:p>0.551972</text:p>
          </table:table-cell>
          <table:table-cell office:value-type="float" office:value="0.477645" calcext:value-type="float">
            <text:p>0.477645</text:p>
          </table:table-cell>
          <table:table-cell office:value-type="float" office:value="0.46153" calcext:value-type="float">
            <text:p>0.46153</text:p>
          </table:table-cell>
          <table:table-cell office:value-type="float" office:value="0.55697" calcext:value-type="float">
            <text:p>0.55697</text:p>
          </table:table-cell>
          <table:table-cell office:value-type="float" office:value="0.547641" calcext:value-type="float">
            <text:p>0.547641</text:p>
          </table:table-cell>
          <table:table-cell office:value-type="float" office:value="0.484482" calcext:value-type="float">
            <text:p>0.484482</text:p>
          </table:table-cell>
          <table:table-cell office:value-type="float" office:value="0.549188" calcext:value-type="float">
            <text:p>0.549188</text:p>
          </table:table-cell>
          <table:table-cell office:value-type="float" office:value="0.616543" calcext:value-type="float">
            <text:p>0.616543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631427" calcext:value-type="float">
            <text:p>0.631427</text:p>
          </table:table-cell>
          <table:table-cell office:value-type="float" office:value="0.774244" calcext:value-type="float">
            <text:p>0.774244</text:p>
          </table:table-cell>
          <table:table-cell office:value-type="float" office:value="0.644485" calcext:value-type="float">
            <text:p>0.644485</text:p>
          </table:table-cell>
          <table:table-cell office:value-type="float" office:value="0.705913" calcext:value-type="float">
            <text:p>0.705913</text:p>
          </table:table-cell>
          <table:table-cell office:value-type="float" office:value="0.650544" calcext:value-type="float">
            <text:p>0.650544</text:p>
          </table:table-cell>
          <table:table-cell office:value-type="float" office:value="0.513486" calcext:value-type="float">
            <text:p>0.513486</text:p>
          </table:table-cell>
          <table:table-cell office:value-type="float" office:value="0.585064" calcext:value-type="float">
            <text:p>0.585064</text:p>
          </table:table-cell>
          <table:table-cell office:value-type="float" office:value="0.605367" calcext:value-type="float">
            <text:p>0.605367</text:p>
          </table:table-cell>
          <table:table-cell office:value-type="float" office:value="0.564116" calcext:value-type="float">
            <text:p>0.564116</text:p>
          </table:table-cell>
        </table:table-row>
      </table:table>
      <table:table table:name="initial_state" table:style-name="ta1">
        <table:shapes>
          <draw:frame draw:z-index="0" draw:style-name="gr1" draw:text-style-name="P1" svg:width="405.26mm" svg:height="149.24mm" svg:x="2.96mm" svg:y="223.52mm">
            <loext:p draw:notify-on-update-of-ranges="initial_state.C3:initial_state.Y3 initial_state.C4:initial_state.Y4 initial_state.B27:initial_state.X27 initial_state.B29:initial_state.X29 initial_state.B41:initial_state.X41 initial_state.B43:initial_state.X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1" table:number-columns-repeated="56" table:default-cell-style-name="Default"/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state: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artition: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se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340000" calcext:value-type="float">
            <text:p>2.13E+07</text:p>
          </table:table-cell>
          <table:table-cell table:style-name="ce5" office:value-type="float" office:value="15300000" calcext:value-type="float">
            <text:p>1.53E+07</text:p>
          </table:table-cell>
          <table:table-cell table:style-name="ce5" office:value-type="float" office:value="11360000" calcext:value-type="float">
            <text:p>1.14E+07</text:p>
          </table:table-cell>
          <table:table-cell table:style-name="ce5" office:value-type="float" office:value="8705000" calcext:value-type="float">
            <text:p>8.71E+06</text:p>
          </table:table-cell>
          <table:table-cell table:style-name="ce5" office:value-type="float" office:value="6860000" calcext:value-type="float">
            <text:p>6.86E+06</text:p>
          </table:table-cell>
          <table:table-cell table:style-name="ce5" office:value-type="float" office:value="5543000" calcext:value-type="float">
            <text:p>5.54E+06</text:p>
          </table:table-cell>
          <table:table-cell table:style-name="ce5" office:value-type="float" office:value="4581000" calcext:value-type="float">
            <text:p>4.58E+06</text:p>
          </table:table-cell>
          <table:table-cell table:style-name="ce5" office:value-type="float" office:value="3863000" calcext:value-type="float">
            <text:p>3.86E+06</text:p>
          </table:table-cell>
          <table:table-cell table:style-name="ce5" office:value-type="float" office:value="3316000" calcext:value-type="float">
            <text:p>3.32E+06</text:p>
          </table:table-cell>
          <table:table-cell table:style-name="ce5" office:value-type="float" office:value="2884000" calcext:value-type="float">
            <text:p>2.88E+06</text:p>
          </table:table-cell>
          <table:table-cell table:style-name="ce5" office:value-type="float" office:value="2505000" calcext:value-type="float">
            <text:p>2.51E+06</text:p>
          </table:table-cell>
          <table:table-cell table:style-name="ce5" office:value-type="float" office:value="2152000" calcext:value-type="float">
            <text:p>2.15E+06</text:p>
          </table:table-cell>
          <table:table-cell table:style-name="ce5" office:value-type="float" office:value="1825000" calcext:value-type="float">
            <text:p>1.83E+06</text:p>
          </table:table-cell>
          <table:table-cell table:style-name="ce5" office:value-type="float" office:value="1528000" calcext:value-type="float">
            <text:p>1.53E+06</text:p>
          </table:table-cell>
          <table:table-cell table:style-name="ce5" office:value-type="float" office:value="1261000" calcext:value-type="float">
            <text:p>1.26E+06</text:p>
          </table:table-cell>
          <table:table-cell table:style-name="ce5" office:value-type="float" office:value="1024000" calcext:value-type="float">
            <text:p>1.02E+06</text:p>
          </table:table-cell>
          <table:table-cell table:style-name="ce5" office:value-type="float" office:value="818400" calcext:value-type="float">
            <text:p>8.18E+05</text:p>
          </table:table-cell>
          <table:table-cell table:style-name="ce5" office:value-type="float" office:value="642100" calcext:value-type="float">
            <text:p>6.42E+05</text:p>
          </table:table-cell>
          <table:table-cell table:style-name="ce5" office:value-type="float" office:value="494100" calcext:value-type="float">
            <text:p>4.94E+05</text:p>
          </table:table-cell>
          <table:table-cell table:style-name="ce5" office:value-type="float" office:value="372200" calcext:value-type="float">
            <text:p>3.72E+05</text:p>
          </table:table-cell>
          <table:table-cell table:style-name="ce5" office:value-type="float" office:value="274000" calcext:value-type="float">
            <text:p>2.74E+05</text:p>
          </table:table-cell>
          <table:table-cell table:style-name="ce5" office:value-type="float" office:value="665500" calcext:value-type="float">
            <text:p>6.66E+05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340000" calcext:value-type="float">
            <text:p>2.13E+07</text:p>
          </table:table-cell>
          <table:table-cell table:style-name="ce5" office:value-type="float" office:value="15300000" calcext:value-type="float">
            <text:p>1.53E+07</text:p>
          </table:table-cell>
          <table:table-cell table:style-name="ce5" office:value-type="float" office:value="11360000" calcext:value-type="float">
            <text:p>1.14E+07</text:p>
          </table:table-cell>
          <table:table-cell table:style-name="ce5" office:value-type="float" office:value="8705000" calcext:value-type="float">
            <text:p>8.71E+06</text:p>
          </table:table-cell>
          <table:table-cell table:style-name="ce5" office:value-type="float" office:value="6860000" calcext:value-type="float">
            <text:p>6.86E+06</text:p>
          </table:table-cell>
          <table:table-cell table:style-name="ce5" office:value-type="float" office:value="5543000" calcext:value-type="float">
            <text:p>5.54E+06</text:p>
          </table:table-cell>
          <table:table-cell table:style-name="ce5" office:value-type="float" office:value="4581000" calcext:value-type="float">
            <text:p>4.58E+06</text:p>
          </table:table-cell>
          <table:table-cell table:style-name="ce5" office:value-type="float" office:value="3863000" calcext:value-type="float">
            <text:p>3.86E+06</text:p>
          </table:table-cell>
          <table:table-cell table:style-name="ce5" office:value-type="float" office:value="3316000" calcext:value-type="float">
            <text:p>3.32E+06</text:p>
          </table:table-cell>
          <table:table-cell table:style-name="ce5" office:value-type="float" office:value="2884000" calcext:value-type="float">
            <text:p>2.88E+06</text:p>
          </table:table-cell>
          <table:table-cell table:style-name="ce5" office:value-type="float" office:value="2505000" calcext:value-type="float">
            <text:p>2.51E+06</text:p>
          </table:table-cell>
          <table:table-cell table:style-name="ce5" office:value-type="float" office:value="2152000" calcext:value-type="float">
            <text:p>2.15E+06</text:p>
          </table:table-cell>
          <table:table-cell table:style-name="ce5" office:value-type="float" office:value="1825000" calcext:value-type="float">
            <text:p>1.83E+06</text:p>
          </table:table-cell>
          <table:table-cell table:style-name="ce5" office:value-type="float" office:value="1528000" calcext:value-type="float">
            <text:p>1.53E+06</text:p>
          </table:table-cell>
          <table:table-cell table:style-name="ce5" office:value-type="float" office:value="1261000" calcext:value-type="float">
            <text:p>1.26E+06</text:p>
          </table:table-cell>
          <table:table-cell table:style-name="ce5" office:value-type="float" office:value="1024000" calcext:value-type="float">
            <text:p>1.02E+06</text:p>
          </table:table-cell>
          <table:table-cell table:style-name="ce5" office:value-type="float" office:value="818400" calcext:value-type="float">
            <text:p>8.18E+05</text:p>
          </table:table-cell>
          <table:table-cell table:style-name="ce5" office:value-type="float" office:value="642100" calcext:value-type="float">
            <text:p>6.42E+05</text:p>
          </table:table-cell>
          <table:table-cell table:style-name="ce5" office:value-type="float" office:value="494100" calcext:value-type="float">
            <text:p>4.94E+05</text:p>
          </table:table-cell>
          <table:table-cell table:style-name="ce5" office:value-type="float" office:value="372200" calcext:value-type="float">
            <text:p>3.72E+05</text:p>
          </table:table-cell>
          <table:table-cell table:style-name="ce5" office:value-type="float" office:value="274000" calcext:value-type="float">
            <text:p>2.74E+05</text:p>
          </table:table-cell>
          <table:table-cell table:style-name="ce5" office:value-type="float" office:value="665500" calcext:value-type="float">
            <text:p>6.66E+05</text:p>
          </table:table-cell>
          <table:table-cell table:number-columns-repeated="31"/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SSBs:</text:p>
          </table:table-cell>
          <table:table-cell table:number-columns-repeated="55"/>
        </table:table-row>
        <table:table-row table:style-name="ro1">
          <table:table-cell table:number-columns-repeated="4" table:style-name="ce5" office:value-type="float" office:value="309000" calcext:value-type="float">
            <text:p>3.09E+05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fro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o</text:p>
          </table:table-cell>
          <table:table-cell office:value-type="float" office:value="2023" calcext:value-type="float">
            <text:p>2023</text:p>
          </table:table-cell>
          <table:table-cell table:number-columns-repeated="49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state: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artition: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se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280000" calcext:value-type="float">
            <text:p>2.13E+07</text:p>
          </table:table-cell>
          <table:table-cell table:style-name="ce5" office:value-type="float" office:value="15920000" calcext:value-type="float">
            <text:p>1.59E+07</text:p>
          </table:table-cell>
          <table:table-cell table:style-name="ce5" office:value-type="float" office:value="11440000" calcext:value-type="float">
            <text:p>1.14E+07</text:p>
          </table:table-cell>
          <table:table-cell table:style-name="ce5" office:value-type="float" office:value="7559000" calcext:value-type="float">
            <text:p>7.56E+06</text:p>
          </table:table-cell>
          <table:table-cell table:style-name="ce5" office:value-type="float" office:value="7525000" calcext:value-type="float">
            <text:p>7.53E+06</text:p>
          </table:table-cell>
          <table:table-cell table:style-name="ce5" office:value-type="float" office:value="6435000" calcext:value-type="float">
            <text:p>6.44E+06</text:p>
          </table:table-cell>
          <table:table-cell table:style-name="ce5" office:value-type="float" office:value="4738000" calcext:value-type="float">
            <text:p>4.74E+06</text:p>
          </table:table-cell>
          <table:table-cell table:style-name="ce5" office:value-type="float" office:value="4718000" calcext:value-type="float">
            <text:p>4.72E+06</text:p>
          </table:table-cell>
          <table:table-cell table:style-name="ce5" office:value-type="float" office:value="3225000" calcext:value-type="float">
            <text:p>3.23E+06</text:p>
          </table:table-cell>
          <table:table-cell table:style-name="ce5" office:value-type="float" office:value="3373000" calcext:value-type="float">
            <text:p>3.37E+06</text:p>
          </table:table-cell>
          <table:table-cell table:style-name="ce5" office:value-type="float" office:value="2276000" calcext:value-type="float">
            <text:p>2.28E+06</text:p>
          </table:table-cell>
          <table:table-cell table:style-name="ce5" office:value-type="float" office:value="1711000" calcext:value-type="float">
            <text:p>1.71E+06</text:p>
          </table:table-cell>
          <table:table-cell table:style-name="ce5" office:value-type="float" office:value="1245000" calcext:value-type="float">
            <text:p>1.25E+06</text:p>
          </table:table-cell>
          <table:table-cell table:style-name="ce5" office:value-type="float" office:value="1147000" calcext:value-type="float">
            <text:p>1.15E+06</text:p>
          </table:table-cell>
          <table:table-cell table:style-name="ce5" office:value-type="float" office:value="931400" calcext:value-type="float">
            <text:p>9.31E+05</text:p>
          </table:table-cell>
          <table:table-cell table:style-name="ce5" office:value-type="float" office:value="609900" calcext:value-type="float">
            <text:p>6.10E+05</text:p>
          </table:table-cell>
          <table:table-cell table:style-name="ce5" office:value-type="float" office:value="486200" calcext:value-type="float">
            <text:p>4.86E+05</text:p>
          </table:table-cell>
          <table:table-cell table:style-name="ce5" office:value-type="float" office:value="429600" calcext:value-type="float">
            <text:p>4.30E+05</text:p>
          </table:table-cell>
          <table:table-cell table:style-name="ce5" office:value-type="float" office:value="410800" calcext:value-type="float">
            <text:p>4.11E+05</text:p>
          </table:table-cell>
          <table:table-cell table:style-name="ce5" office:value-type="float" office:value="350200" calcext:value-type="float">
            <text:p>3.50E+05</text:p>
          </table:table-cell>
          <table:table-cell table:style-name="ce5" office:value-type="float" office:value="238900" calcext:value-type="float">
            <text:p>2.39E+05</text:p>
          </table:table-cell>
          <table:table-cell table:style-name="ce5" office:value-type="float" office:value="377400" calcext:value-type="float">
            <text:p>3.77E+05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21280000" calcext:value-type="float">
            <text:p>2.13E+07</text:p>
          </table:table-cell>
          <table:table-cell table:style-name="ce5" office:value-type="float" office:value="15930000" calcext:value-type="float">
            <text:p>1.59E+07</text:p>
          </table:table-cell>
          <table:table-cell table:style-name="ce5" office:value-type="float" office:value="11450000" calcext:value-type="float">
            <text:p>1.15E+07</text:p>
          </table:table-cell>
          <table:table-cell table:style-name="ce5" office:value-type="float" office:value="7573000" calcext:value-type="float">
            <text:p>7.57E+06</text:p>
          </table:table-cell>
          <table:table-cell table:style-name="ce5" office:value-type="float" office:value="7552000" calcext:value-type="float">
            <text:p>7.55E+06</text:p>
          </table:table-cell>
          <table:table-cell table:style-name="ce5" office:value-type="float" office:value="6465000" calcext:value-type="float">
            <text:p>6.47E+06</text:p>
          </table:table-cell>
          <table:table-cell table:style-name="ce5" office:value-type="float" office:value="4757000" calcext:value-type="float">
            <text:p>4.76E+06</text:p>
          </table:table-cell>
          <table:table-cell table:style-name="ce5" office:value-type="float" office:value="4731000" calcext:value-type="float">
            <text:p>4.73E+06</text:p>
          </table:table-cell>
          <table:table-cell table:style-name="ce5" office:value-type="float" office:value="3228000" calcext:value-type="float">
            <text:p>3.23E+06</text:p>
          </table:table-cell>
          <table:table-cell table:style-name="ce5" office:value-type="float" office:value="3367000" calcext:value-type="float">
            <text:p>3.37E+06</text:p>
          </table:table-cell>
          <table:table-cell table:style-name="ce5" office:value-type="float" office:value="2265000" calcext:value-type="float">
            <text:p>2.27E+06</text:p>
          </table:table-cell>
          <table:table-cell table:style-name="ce5" office:value-type="float" office:value="1698000" calcext:value-type="float">
            <text:p>1.70E+06</text:p>
          </table:table-cell>
          <table:table-cell table:style-name="ce5" office:value-type="float" office:value="1232000" calcext:value-type="float">
            <text:p>1.23E+06</text:p>
          </table:table-cell>
          <table:table-cell table:style-name="ce5" office:value-type="float" office:value="1133000" calcext:value-type="float">
            <text:p>1.13E+06</text:p>
          </table:table-cell>
          <table:table-cell table:style-name="ce5" office:value-type="float" office:value="918700" calcext:value-type="float">
            <text:p>9.19E+05</text:p>
          </table:table-cell>
          <table:table-cell table:style-name="ce5" office:value-type="float" office:value="600600" calcext:value-type="float">
            <text:p>6.01E+05</text:p>
          </table:table-cell>
          <table:table-cell table:style-name="ce5" office:value-type="float" office:value="478000" calcext:value-type="float">
            <text:p>4.78E+05</text:p>
          </table:table-cell>
          <table:table-cell table:style-name="ce5" office:value-type="float" office:value="422000" calcext:value-type="float">
            <text:p>4.22E+05</text:p>
          </table:table-cell>
          <table:table-cell table:style-name="ce5" office:value-type="float" office:value="403500" calcext:value-type="float">
            <text:p>4.04E+05</text:p>
          </table:table-cell>
          <table:table-cell table:style-name="ce5" office:value-type="float" office:value="343800" calcext:value-type="float">
            <text:p>3.44E+05</text:p>
          </table:table-cell>
          <table:table-cell table:style-name="ce5" office:value-type="float" office:value="234400" calcext:value-type="float">
            <text:p>2.34E+05</text:p>
          </table:table-cell>
          <table:table-cell table:style-name="ce5" office:value-type="float" office:value="366400" calcext:value-type="float">
            <text:p>3.66E+05</text:p>
          </table:table-cell>
          <table:table-cell table:number-columns-repeated="31"/>
        </table:table-row>
        <table:table-row table:style-name="ro1">
          <table:table-cell table:number-columns-repeated="56"/>
        </table:table-row>
        <table:table-row table:style-name="ro1">
          <table:table-cell office:value-type="string" calcext:value-type="string">
            <text:p>SSBs:</text:p>
          </table:table-cell>
          <table:table-cell table:number-columns-repeated="55"/>
        </table:table-row>
        <table:table-row table:style-name="ro1">
          <table:table-cell table:number-columns-repeated="5" table:style-name="ce5" office:value-type="float" office:value="309000" calcext:value-type="float">
            <text:p>3.09E+05</text:p>
          </table:table-cell>
          <table:table-cell table:style-name="ce5" office:value-type="float" office:value="308500" calcext:value-type="float">
            <text:p>3.09E+05</text:p>
          </table:table-cell>
          <table:table-cell table:style-name="ce5" office:value-type="float" office:value="307500" calcext:value-type="float">
            <text:p>3.08E+05</text:p>
          </table:table-cell>
          <table:table-cell table:style-name="ce5" office:value-type="float" office:value="306700" calcext:value-type="float">
            <text:p>3.07E+05</text:p>
          </table:table-cell>
          <table:table-cell table:style-name="ce5" office:value-type="float" office:value="303400" calcext:value-type="float">
            <text:p>3.03E+05</text:p>
          </table:table-cell>
          <table:table-cell table:style-name="ce5" office:value-type="float" office:value="300100" calcext:value-type="float">
            <text:p>3.00E+05</text:p>
          </table:table-cell>
          <table:table-cell table:style-name="ce5" office:value-type="float" office:value="296900" calcext:value-type="float">
            <text:p>2.97E+05</text:p>
          </table:table-cell>
          <table:table-cell table:style-name="ce5" office:value-type="float" office:value="290700" calcext:value-type="float">
            <text:p>2.91E+05</text:p>
          </table:table-cell>
          <table:table-cell table:style-name="ce5" office:value-type="float" office:value="284400" calcext:value-type="float">
            <text:p>2.84E+05</text:p>
          </table:table-cell>
          <table:table-cell table:style-name="ce5" office:value-type="float" office:value="279400" calcext:value-type="float">
            <text:p>2.79E+05</text:p>
          </table:table-cell>
          <table:table-cell table:style-name="ce5" office:value-type="float" office:value="277200" calcext:value-type="float">
            <text:p>2.77E+05</text:p>
          </table:table-cell>
          <table:table-cell table:style-name="ce5" office:value-type="float" office:value="275700" calcext:value-type="float">
            <text:p>2.76E+05</text:p>
          </table:table-cell>
          <table:table-cell table:style-name="ce5" office:value-type="float" office:value="275000" calcext:value-type="float">
            <text:p>2.75E+05</text:p>
          </table:table-cell>
          <table:table-cell table:style-name="ce5" office:value-type="float" office:value="273900" calcext:value-type="float">
            <text:p>2.74E+05</text:p>
          </table:table-cell>
          <table:table-cell table:style-name="ce5" office:value-type="float" office:value="276400" calcext:value-type="float">
            <text:p>2.76E+05</text:p>
          </table:table-cell>
          <table:table-cell table:style-name="ce5" office:value-type="float" office:value="279500" calcext:value-type="float">
            <text:p>2.80E+05</text:p>
          </table:table-cell>
          <table:table-cell table:style-name="ce5" office:value-type="float" office:value="285500" calcext:value-type="float">
            <text:p>2.86E+05</text:p>
          </table:table-cell>
          <table:table-cell table:style-name="ce5" office:value-type="float" office:value="289200" calcext:value-type="float">
            <text:p>2.89E+05</text:p>
          </table:table-cell>
          <table:table-cell table:style-name="ce5" office:value-type="float" office:value="291000" calcext:value-type="float">
            <text:p>2.91E+05</text:p>
          </table:table-cell>
          <table:table-cell table:style-name="ce5" office:value-type="float" office:value="287600" calcext:value-type="float">
            <text:p>2.88E+05</text:p>
          </table:table-cell>
          <table:table-cell table:style-name="ce5" office:value-type="float" office:value="279800" calcext:value-type="float">
            <text:p>2.80E+05</text:p>
          </table:table-cell>
          <table:table-cell table:style-name="ce5" office:value-type="float" office:value="268000" calcext:value-type="float">
            <text:p>2.68E+05</text:p>
          </table:table-cell>
          <table:table-cell table:style-name="ce5" office:value-type="float" office:value="257600" calcext:value-type="float">
            <text:p>2.58E+05</text:p>
          </table:table-cell>
          <table:table-cell table:style-name="ce5" office:value-type="float" office:value="246300" calcext:value-type="float">
            <text:p>2.46E+05</text:p>
          </table:table-cell>
          <table:table-cell table:style-name="ce5" office:value-type="float" office:value="235600" calcext:value-type="float">
            <text:p>2.36E+05</text:p>
          </table:table-cell>
          <table:table-cell table:style-name="ce5" office:value-type="float" office:value="225900" calcext:value-type="float">
            <text:p>2.26E+05</text:p>
          </table:table-cell>
          <table:table-cell table:style-name="ce5" office:value-type="float" office:value="219700" calcext:value-type="float">
            <text:p>2.20E+05</text:p>
          </table:table-cell>
          <table:table-cell table:style-name="ce5" office:value-type="float" office:value="218600" calcext:value-type="float">
            <text:p>2.19E+05</text:p>
          </table:table-cell>
          <table:table-cell table:style-name="ce5" office:value-type="float" office:value="221600" calcext:value-type="float">
            <text:p>2.22E+05</text:p>
          </table:table-cell>
          <table:table-cell table:style-name="ce5" office:value-type="float" office:value="229700" calcext:value-type="float">
            <text:p>2.30E+05</text:p>
          </table:table-cell>
          <table:table-cell table:style-name="ce5" office:value-type="float" office:value="240400" calcext:value-type="float">
            <text:p>2.40E+05</text:p>
          </table:table-cell>
          <table:table-cell table:style-name="ce5" office:value-type="float" office:value="249900" calcext:value-type="float">
            <text:p>2.50E+05</text:p>
          </table:table-cell>
          <table:table-cell table:style-name="ce5" office:value-type="float" office:value="254400" calcext:value-type="float">
            <text:p>2.54E+05</text:p>
          </table:table-cell>
          <table:table-cell table:style-name="ce5" office:value-type="float" office:value="255200" calcext:value-type="float">
            <text:p>2.55E+05</text:p>
          </table:table-cell>
          <table:table-cell table:style-name="ce5" office:value-type="float" office:value="254600" calcext:value-type="float">
            <text:p>2.55E+05</text:p>
          </table:table-cell>
          <table:table-cell table:style-name="ce5" office:value-type="float" office:value="251800" calcext:value-type="float">
            <text:p>2.52E+05</text:p>
          </table:table-cell>
          <table:table-cell table:style-name="ce5" office:value-type="float" office:value="249700" calcext:value-type="float">
            <text:p>2.50E+05</text:p>
          </table:table-cell>
          <table:table-cell table:style-name="ce5" office:value-type="float" office:value="250200" calcext:value-type="float">
            <text:p>2.50E+05</text:p>
          </table:table-cell>
          <table:table-cell table:style-name="ce5" office:value-type="float" office:value="252400" calcext:value-type="float">
            <text:p>2.52E+05</text:p>
          </table:table-cell>
          <table:table-cell table:style-name="ce5" office:value-type="float" office:value="255700" calcext:value-type="float">
            <text:p>2.56E+05</text:p>
          </table:table-cell>
          <table:table-cell table:style-name="ce5" office:value-type="float" office:value="261000" calcext:value-type="float">
            <text:p>2.61E+05</text:p>
          </table:table-cell>
          <table:table-cell table:style-name="ce5" office:value-type="float" office:value="267100" calcext:value-type="float">
            <text:p>2.67E+05</text:p>
          </table:table-cell>
          <table:table-cell table:style-name="ce5" office:value-type="float" office:value="273700" calcext:value-type="float">
            <text:p>2.74E+05</text:p>
          </table:table-cell>
          <table:table-cell table:style-name="ce5" office:value-type="float" office:value="279400" calcext:value-type="float">
            <text:p>2.79E+05</text:p>
          </table:table-cell>
          <table:table-cell table:style-name="ce5" office:value-type="float" office:value="284700" calcext:value-type="float">
            <text:p>2.85E+05</text:p>
          </table:table-cell>
          <table:table-cell table:style-name="ce5" office:value-type="float" office:value="287600" calcext:value-type="float">
            <text:p>2.88E+05</text:p>
          </table:table-cell>
          <table:table-cell table:style-name="ce5" office:value-type="float" office:value="288800" calcext:value-type="float">
            <text:p>2.89E+0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indices</text:p>
          </table:table-cell>
          <table:table-cell office:value-type="string" calcext:value-type="string">
            <text:p>fro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o</text:p>
          </table:table-cell>
          <table:table-cell office:value-type="float" office:value="2023" calcext:value-type="float">
            <text:p>2023</text:p>
          </table:table-cell>
          <table:table-cell table:number-columns-repeated="49"/>
        </table:table-row>
        <table:table-row table:style-name="ro1" table:number-rows-repeated="3">
          <table:table-cell table:number-columns-repeated="56"/>
        </table:table-row>
        <table:table-row table:style-name="ro1">
          <table:table-cell table:style-name="ce2" office:value-type="float" office:value="20190924.3" calcext:value-type="float">
            <text:p>20190924.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*initialisation_partition[Init]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{d}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tego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22738.878294" calcext:value-type="float">
            <text:p>15322738.878294</text:p>
          </table:table-cell>
          <table:table-cell office:value-type="float" office:value="11703065.506794" calcext:value-type="float">
            <text:p>11703065.506794</text:p>
          </table:table-cell>
          <table:table-cell office:value-type="float" office:value="9132485.253272" calcext:value-type="float">
            <text:p>9132485.253272</text:p>
          </table:table-cell>
          <table:table-cell office:value-type="float" office:value="7268775.873145" calcext:value-type="float">
            <text:p>7268775.873145</text:p>
          </table:table-cell>
          <table:table-cell office:value-type="float" office:value="5891591.077116" calcext:value-type="float">
            <text:p>5891591.077116</text:p>
          </table:table-cell>
          <table:table-cell office:value-type="float" office:value="4855942.073449" calcext:value-type="float">
            <text:p>4855942.073449</text:p>
          </table:table-cell>
          <table:table-cell office:value-type="float" office:value="4064477.31513" calcext:value-type="float">
            <text:p>4064477.31513</text:p>
          </table:table-cell>
          <table:table-cell office:value-type="float" office:value="3450587.912598" calcext:value-type="float">
            <text:p>3450587.912598</text:p>
          </table:table-cell>
          <table:table-cell office:value-type="float" office:value="2967891.624733" calcext:value-type="float">
            <text:p>2967891.624733</text:p>
          </table:table-cell>
          <table:table-cell office:value-type="float" office:value="2569660.253254" calcext:value-type="float">
            <text:p>2569660.253254</text:p>
          </table:table-cell>
          <table:table-cell office:value-type="float" office:value="2201242.483032" calcext:value-type="float">
            <text:p>2201242.483032</text:p>
          </table:table-cell>
          <table:table-cell office:value-type="float" office:value="1863094.322777" calcext:value-type="float">
            <text:p>1863094.322777</text:p>
          </table:table-cell>
          <table:table-cell office:value-type="float" office:value="1556576.000149" calcext:value-type="float">
            <text:p>1556576.000149</text:p>
          </table:table-cell>
          <table:table-cell office:value-type="float" office:value="1282438.411706" calcext:value-type="float">
            <text:p>1282438.411706</text:p>
          </table:table-cell>
          <table:table-cell office:value-type="float" office:value="1040786.220351" calcext:value-type="float">
            <text:p>1040786.220351</text:p>
          </table:table-cell>
          <table:table-cell office:value-type="float" office:value="831068.497806" calcext:value-type="float">
            <text:p>831068.497806</text:p>
          </table:table-cell>
          <table:table-cell office:value-type="float" office:value="652100.120952" calcext:value-type="float">
            <text:p>652100.120952</text:p>
          </table:table-cell>
          <table:table-cell office:value-type="float" office:value="502115.010662" calcext:value-type="float">
            <text:p>502115.010662</text:p>
          </table:table-cell>
          <table:table-cell office:value-type="float" office:value="378849.707506" calcext:value-type="float">
            <text:p>378849.707506</text:p>
          </table:table-cell>
          <table:table-cell office:value-type="float" office:value="279652.948485" calcext:value-type="float">
            <text:p>279652.948485</text:p>
          </table:table-cell>
          <table:table-cell office:value-type="float" office:value="684956.47557" calcext:value-type="float">
            <text:p>684956.4755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22738.878294" calcext:value-type="float">
            <text:p>15322738.878294</text:p>
          </table:table-cell>
          <table:table-cell office:value-type="float" office:value="11703065.506794" calcext:value-type="float">
            <text:p>11703065.506794</text:p>
          </table:table-cell>
          <table:table-cell office:value-type="float" office:value="9132485.253272" calcext:value-type="float">
            <text:p>9132485.253272</text:p>
          </table:table-cell>
          <table:table-cell office:value-type="float" office:value="7268775.873145" calcext:value-type="float">
            <text:p>7268775.873145</text:p>
          </table:table-cell>
          <table:table-cell office:value-type="float" office:value="5891591.077116" calcext:value-type="float">
            <text:p>5891591.077116</text:p>
          </table:table-cell>
          <table:table-cell office:value-type="float" office:value="4855942.073449" calcext:value-type="float">
            <text:p>4855942.073449</text:p>
          </table:table-cell>
          <table:table-cell office:value-type="float" office:value="4064477.31513" calcext:value-type="float">
            <text:p>4064477.31513</text:p>
          </table:table-cell>
          <table:table-cell office:value-type="float" office:value="3450587.912598" calcext:value-type="float">
            <text:p>3450587.912598</text:p>
          </table:table-cell>
          <table:table-cell office:value-type="float" office:value="2967891.624733" calcext:value-type="float">
            <text:p>2967891.624733</text:p>
          </table:table-cell>
          <table:table-cell office:value-type="float" office:value="2569660.253254" calcext:value-type="float">
            <text:p>2569660.253254</text:p>
          </table:table-cell>
          <table:table-cell office:value-type="float" office:value="2201242.483032" calcext:value-type="float">
            <text:p>2201242.483032</text:p>
          </table:table-cell>
          <table:table-cell office:value-type="float" office:value="1863094.322777" calcext:value-type="float">
            <text:p>1863094.322777</text:p>
          </table:table-cell>
          <table:table-cell office:value-type="float" office:value="1556576.000149" calcext:value-type="float">
            <text:p>1556576.000149</text:p>
          </table:table-cell>
          <table:table-cell office:value-type="float" office:value="1282438.411706" calcext:value-type="float">
            <text:p>1282438.411706</text:p>
          </table:table-cell>
          <table:table-cell office:value-type="float" office:value="1040786.220351" calcext:value-type="float">
            <text:p>1040786.220351</text:p>
          </table:table-cell>
          <table:table-cell office:value-type="float" office:value="831068.497806" calcext:value-type="float">
            <text:p>831068.497806</text:p>
          </table:table-cell>
          <table:table-cell office:value-type="float" office:value="652100.120952" calcext:value-type="float">
            <text:p>652100.120952</text:p>
          </table:table-cell>
          <table:table-cell office:value-type="float" office:value="502115.010662" calcext:value-type="float">
            <text:p>502115.010662</text:p>
          </table:table-cell>
          <table:table-cell office:value-type="float" office:value="378849.707506" calcext:value-type="float">
            <text:p>378849.707506</text:p>
          </table:table-cell>
          <table:table-cell office:value-type="float" office:value="279652.948485" calcext:value-type="float">
            <text:p>279652.948485</text:p>
          </table:table-cell>
          <table:table-cell office:value-type="float" office:value="684956.47557" calcext:value-type="float">
            <text:p>684956.4755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*end</text:p>
          </table:table-cell>
          <table:table-cell table:number-columns-repeated="55"/>
        </table:table-row>
        <table:table-row table:style-name="ro1">
          <table:table-cell table:number-columns-repeated="5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ercent diff</text:p>
          </table:table-cell>
          <table:table-cell/>
          <table:table-cell table:formula="of:=100*([.D4]-[.C28])/[.D4]" office:value-type="float" office:value="100" calcext:value-type="float">
            <text:p>100</text:p>
          </table:table-cell>
          <table:table-cell table:formula="of:=100*([.E4]-[.D28])/[.E4]" office:value-type="float" office:value="-0.14862011956863" calcext:value-type="float">
            <text:p>-0.14862011956863</text:p>
          </table:table-cell>
          <table:table-cell table:formula="of:=100*([.F4]-[.E28])/[.F4]" office:value-type="float" office:value="-3.01994284149648" calcext:value-type="float">
            <text:p>-3.01994284149648</text:p>
          </table:table-cell>
          <table:table-cell table:formula="of:=100*([.G4]-[.F28])/[.G4]" office:value-type="float" office:value="-4.91080130122919" calcext:value-type="float">
            <text:p>-4.91080130122919</text:p>
          </table:table-cell>
          <table:table-cell table:formula="of:=100*([.H4]-[.G28])/[.H4]" office:value-type="float" office:value="-5.95883197004373" calcext:value-type="float">
            <text:p>-5.95883197004373</text:p>
          </table:table-cell>
          <table:table-cell table:formula="of:=100*([.I4]-[.H28])/[.I4]" office:value-type="float" office:value="-6.28885219404654" calcext:value-type="float">
            <text:p>-6.28885219404654</text:p>
          </table:table-cell>
          <table:table-cell table:formula="of:=100*([.J4]-[.I28])/[.J4]" office:value-type="float" office:value="-6.00179160552281" calcext:value-type="float">
            <text:p>-6.00179160552281</text:p>
          </table:table-cell>
          <table:table-cell table:formula="of:=100*([.K4]-[.J28])/[.K4]" office:value-type="float" office:value="-5.21556601423764" calcext:value-type="float">
            <text:p>-5.21556601423764</text:p>
          </table:table-cell>
          <table:table-cell table:formula="of:=100*([.L4]-[.K28])/[.L4]" office:value-type="float" office:value="-4.0587428407117" calcext:value-type="float">
            <text:p>-4.0587428407117</text:p>
          </table:table-cell>
          <table:table-cell table:formula="of:=100*([.M4]-[.L28])/[.M4]" office:value-type="float" office:value="-2.90886354830097" calcext:value-type="float">
            <text:p>-2.90886354830097</text:p>
          </table:table-cell>
          <table:table-cell table:formula="of:=100*([.N4]-[.M28])/[.N4]" office:value-type="float" office:value="-2.58124763489022" calcext:value-type="float">
            <text:p>-2.58124763489022</text:p>
          </table:table-cell>
          <table:table-cell table:formula="of:=100*([.O4]-[.N28])/[.O4]" office:value-type="float" office:value="-2.2882194717472" calcext:value-type="float">
            <text:p>-2.2882194717472</text:p>
          </table:table-cell>
          <table:table-cell table:formula="of:=100*([.P4]-[.O28])/[.P4]" office:value-type="float" office:value="-2.08736015216438" calcext:value-type="float">
            <text:p>-2.08736015216438</text:p>
          </table:table-cell>
          <table:table-cell table:formula="of:=100*([.Q4]-[.P28])/[.Q4]" office:value-type="float" office:value="-1.87015707781413" calcext:value-type="float">
            <text:p>-1.87015707781413</text:p>
          </table:table-cell>
          <table:table-cell table:formula="of:=100*([.R4]-[.Q28])/[.R4]" office:value-type="float" office:value="-1.70011195130849" calcext:value-type="float">
            <text:p>-1.70011195130849</text:p>
          </table:table-cell>
          <table:table-cell table:formula="of:=100*([.S4]-[.R28])/[.S4]" office:value-type="float" office:value="-1.63927933115234" calcext:value-type="float">
            <text:p>-1.63927933115234</text:p>
          </table:table-cell>
          <table:table-cell table:formula="of:=100*([.T4]-[.S28])/[.T4]" office:value-type="float" office:value="-1.54795916495602" calcext:value-type="float">
            <text:p>-1.54795916495602</text:p>
          </table:table-cell>
          <table:table-cell table:formula="of:=100*([.U4]-[.T28])/[.U4]" office:value-type="float" office:value="-1.5574086516119" calcext:value-type="float">
            <text:p>-1.5574086516119</text:p>
          </table:table-cell>
          <table:table-cell table:formula="of:=100*([.V4]-[.U28])/[.V4]" office:value-type="float" office:value="-1.62214342481279" calcext:value-type="float">
            <text:p>-1.62214342481279</text:p>
          </table:table-cell>
          <table:table-cell table:formula="of:=100*([.W4]-[.V28])/[.W4]" office:value-type="float" office:value="-1.78659524610425" calcext:value-type="float">
            <text:p>-1.78659524610425</text:p>
          </table:table-cell>
          <table:table-cell table:formula="of:=100*([.X4]-[.W28])/[.X4]" office:value-type="float" office:value="-2.0631198850365" calcext:value-type="float">
            <text:p>-2.0631198850365</text:p>
          </table:table-cell>
          <table:table-cell table:formula="of:=100*([.Y4]-[.X28])/[.Y4]" office:value-type="float" office:value="-2.92358761382419" calcext:value-type="float">
            <text:p>-2.92358761382419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100*([.D5]-[.C29])/[.D5]" office:value-type="float" office:value="100" calcext:value-type="float">
            <text:p>100</text:p>
          </table:table-cell>
          <table:table-cell table:formula="of:=100*([.E5]-[.D29])/[.E5]" office:value-type="float" office:value="-0.14862011956863" calcext:value-type="float">
            <text:p>-0.14862011956863</text:p>
          </table:table-cell>
          <table:table-cell table:formula="of:=100*([.F5]-[.E29])/[.F5]" office:value-type="float" office:value="-3.01994284149648" calcext:value-type="float">
            <text:p>-3.01994284149648</text:p>
          </table:table-cell>
          <table:table-cell table:formula="of:=100*([.G5]-[.F29])/[.G5]" office:value-type="float" office:value="-4.91080130122919" calcext:value-type="float">
            <text:p>-4.91080130122919</text:p>
          </table:table-cell>
          <table:table-cell table:formula="of:=100*([.H5]-[.G29])/[.H5]" office:value-type="float" office:value="-5.95883197004373" calcext:value-type="float">
            <text:p>-5.95883197004373</text:p>
          </table:table-cell>
          <table:table-cell table:formula="of:=100*([.I5]-[.H29])/[.I5]" office:value-type="float" office:value="-6.28885219404654" calcext:value-type="float">
            <text:p>-6.28885219404654</text:p>
          </table:table-cell>
          <table:table-cell table:formula="of:=100*([.J5]-[.I29])/[.J5]" office:value-type="float" office:value="-6.00179160552281" calcext:value-type="float">
            <text:p>-6.00179160552281</text:p>
          </table:table-cell>
          <table:table-cell table:formula="of:=100*([.K5]-[.J29])/[.K5]" office:value-type="float" office:value="-5.21556601423764" calcext:value-type="float">
            <text:p>-5.21556601423764</text:p>
          </table:table-cell>
          <table:table-cell table:formula="of:=100*([.L5]-[.K29])/[.L5]" office:value-type="float" office:value="-4.0587428407117" calcext:value-type="float">
            <text:p>-4.0587428407117</text:p>
          </table:table-cell>
          <table:table-cell table:formula="of:=100*([.M5]-[.L29])/[.M5]" office:value-type="float" office:value="-2.90886354830097" calcext:value-type="float">
            <text:p>-2.90886354830097</text:p>
          </table:table-cell>
          <table:table-cell table:formula="of:=100*([.N5]-[.M29])/[.N5]" office:value-type="float" office:value="-2.58124763489022" calcext:value-type="float">
            <text:p>-2.58124763489022</text:p>
          </table:table-cell>
          <table:table-cell table:formula="of:=100*([.O5]-[.N29])/[.O5]" office:value-type="float" office:value="-2.2882194717472" calcext:value-type="float">
            <text:p>-2.2882194717472</text:p>
          </table:table-cell>
          <table:table-cell table:formula="of:=100*([.P5]-[.O29])/[.P5]" office:value-type="float" office:value="-2.08736015216438" calcext:value-type="float">
            <text:p>-2.08736015216438</text:p>
          </table:table-cell>
          <table:table-cell table:formula="of:=100*([.Q5]-[.P29])/[.Q5]" office:value-type="float" office:value="-1.87015707781413" calcext:value-type="float">
            <text:p>-1.87015707781413</text:p>
          </table:table-cell>
          <table:table-cell table:formula="of:=100*([.R5]-[.Q29])/[.R5]" office:value-type="float" office:value="-1.70011195130849" calcext:value-type="float">
            <text:p>-1.70011195130849</text:p>
          </table:table-cell>
          <table:table-cell table:formula="of:=100*([.S5]-[.R29])/[.S5]" office:value-type="float" office:value="-1.63927933115234" calcext:value-type="float">
            <text:p>-1.63927933115234</text:p>
          </table:table-cell>
          <table:table-cell table:formula="of:=100*([.T5]-[.S29])/[.T5]" office:value-type="float" office:value="-1.54795916495602" calcext:value-type="float">
            <text:p>-1.54795916495602</text:p>
          </table:table-cell>
          <table:table-cell table:formula="of:=100*([.U5]-[.T29])/[.U5]" office:value-type="float" office:value="-1.5574086516119" calcext:value-type="float">
            <text:p>-1.5574086516119</text:p>
          </table:table-cell>
          <table:table-cell table:formula="of:=100*([.V5]-[.U29])/[.V5]" office:value-type="float" office:value="-1.62214342481279" calcext:value-type="float">
            <text:p>-1.62214342481279</text:p>
          </table:table-cell>
          <table:table-cell table:formula="of:=100*([.W5]-[.V29])/[.W5]" office:value-type="float" office:value="-1.78659524610425" calcext:value-type="float">
            <text:p>-1.78659524610425</text:p>
          </table:table-cell>
          <table:table-cell table:formula="of:=100*([.X5]-[.W29])/[.X5]" office:value-type="float" office:value="-2.0631198850365" calcext:value-type="float">
            <text:p>-2.0631198850365</text:p>
          </table:table-cell>
          <table:table-cell table:formula="of:=100*([.Y5]-[.X29])/[.Y5]" office:value-type="float" office:value="-2.92358761382419" calcext:value-type="float">
            <text:p>-2.92358761382419</text:p>
          </table:table-cell>
          <table:table-cell table:number-columns-repeated="32"/>
        </table:table-row>
        <table:table-row table:style-name="ro1" table:number-rows-repeated="3">
          <table:table-cell table:number-columns-repeated="56"/>
        </table:table-row>
        <table:table-row table:style-name="ro1">
          <table:table-cell table:style-name="ce2" office:value-type="float" office:value="20190924.4" calcext:value-type="float">
            <text:p>20190924.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*initialisation_partition[Init]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{d}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atego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office:value-type="float" office:value="20051850.139059" calcext:value-type="float">
            <text:p>20051850.139059</text:p>
          </table:table-cell>
          <table:table-cell office:value-type="float" office:value="14886984.237636" calcext:value-type="float">
            <text:p>14886984.237636</text:p>
          </table:table-cell>
          <table:table-cell office:value-type="float" office:value="11343413.159599" calcext:value-type="float">
            <text:p>11343413.159599</text:p>
          </table:table-cell>
          <table:table-cell office:value-type="float" office:value="8850768.800174" calcext:value-type="float">
            <text:p>8850768.800174</text:p>
          </table:table-cell>
          <table:table-cell office:value-type="float" office:value="7056995.463035" calcext:value-type="float">
            <text:p>7056995.463035</text:p>
          </table:table-cell>
          <table:table-cell office:value-type="float" office:value="5739050.531586" calcext:value-type="float">
            <text:p>5739050.531586</text:p>
          </table:table-cell>
          <table:table-cell office:value-type="float" office:value="4752180.842975" calcext:value-type="float">
            <text:p>4752180.842975</text:p>
          </table:table-cell>
          <table:table-cell office:value-type="float" office:value="4000324.463195" calcext:value-type="float">
            <text:p>4000324.463195</text:p>
          </table:table-cell>
          <table:table-cell office:value-type="float" office:value="3418401.663312" calcext:value-type="float">
            <text:p>3418401.663312</text:p>
          </table:table-cell>
          <table:table-cell office:value-type="float" office:value="2959141.105608" calcext:value-type="float">
            <text:p>2959141.105608</text:p>
          </table:table-cell>
          <table:table-cell office:value-type="float" office:value="2572881.468055" calcext:value-type="float">
            <text:p>2572881.468055</text:p>
          </table:table-cell>
          <table:table-cell office:value-type="float" office:value="2211278.039076" calcext:value-type="float">
            <text:p>2211278.039076</text:p>
          </table:table-cell>
          <table:table-cell office:value-type="float" office:value="1876807.823453" calcext:value-type="float">
            <text:p>1876807.823453</text:p>
          </table:table-cell>
          <table:table-cell office:value-type="float" office:value="1571440.873544" calcext:value-type="float">
            <text:p>1571440.873544</text:p>
          </table:table-cell>
          <table:table-cell office:value-type="float" office:value="1296551.063901" calcext:value-type="float">
            <text:p>1296551.063901</text:p>
          </table:table-cell>
          <table:table-cell office:value-type="float" office:value="1052847.938883" calcext:value-type="float">
            <text:p>1052847.938883</text:p>
          </table:table-cell>
          <table:table-cell office:value-type="float" office:value="840336.883274" calcext:value-type="float">
            <text:p>840336.883274</text:p>
          </table:table-cell>
          <table:table-cell office:value-type="float" office:value="658313.599381" calcext:value-type="float">
            <text:p>658313.599381</text:p>
          </table:table-cell>
          <table:table-cell office:value-type="float" office:value="505396.673163" calcext:value-type="float">
            <text:p>505396.673163</text:p>
          </table:table-cell>
          <table:table-cell office:value-type="float" office:value="379598.946806" calcext:value-type="float">
            <text:p>379598.946806</text:p>
          </table:table-cell>
          <table:table-cell office:value-type="float" office:value="278434.721808" calcext:value-type="float">
            <text:p>278434.721808</text:p>
          </table:table-cell>
          <table:table-cell office:value-type="float" office:value="664537.17718" calcext:value-type="float">
            <text:p>664537.177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20051850.139059" calcext:value-type="float">
            <text:p>20051850.139059</text:p>
          </table:table-cell>
          <table:table-cell office:value-type="float" office:value="14886984.237636" calcext:value-type="float">
            <text:p>14886984.237636</text:p>
          </table:table-cell>
          <table:table-cell office:value-type="float" office:value="11343413.159599" calcext:value-type="float">
            <text:p>11343413.159599</text:p>
          </table:table-cell>
          <table:table-cell office:value-type="float" office:value="8850768.800174" calcext:value-type="float">
            <text:p>8850768.800174</text:p>
          </table:table-cell>
          <table:table-cell office:value-type="float" office:value="7056995.463035" calcext:value-type="float">
            <text:p>7056995.463035</text:p>
          </table:table-cell>
          <table:table-cell office:value-type="float" office:value="5739050.531586" calcext:value-type="float">
            <text:p>5739050.531586</text:p>
          </table:table-cell>
          <table:table-cell office:value-type="float" office:value="4752180.842975" calcext:value-type="float">
            <text:p>4752180.842975</text:p>
          </table:table-cell>
          <table:table-cell office:value-type="float" office:value="4000324.463195" calcext:value-type="float">
            <text:p>4000324.463195</text:p>
          </table:table-cell>
          <table:table-cell office:value-type="float" office:value="3418401.663312" calcext:value-type="float">
            <text:p>3418401.663312</text:p>
          </table:table-cell>
          <table:table-cell office:value-type="float" office:value="2959141.105608" calcext:value-type="float">
            <text:p>2959141.105608</text:p>
          </table:table-cell>
          <table:table-cell office:value-type="float" office:value="2572881.468055" calcext:value-type="float">
            <text:p>2572881.468055</text:p>
          </table:table-cell>
          <table:table-cell office:value-type="float" office:value="2211278.039076" calcext:value-type="float">
            <text:p>2211278.039076</text:p>
          </table:table-cell>
          <table:table-cell office:value-type="float" office:value="1876807.823453" calcext:value-type="float">
            <text:p>1876807.823453</text:p>
          </table:table-cell>
          <table:table-cell office:value-type="float" office:value="1571440.873544" calcext:value-type="float">
            <text:p>1571440.873544</text:p>
          </table:table-cell>
          <table:table-cell office:value-type="float" office:value="1296551.063901" calcext:value-type="float">
            <text:p>1296551.063901</text:p>
          </table:table-cell>
          <table:table-cell office:value-type="float" office:value="1052847.938883" calcext:value-type="float">
            <text:p>1052847.938883</text:p>
          </table:table-cell>
          <table:table-cell office:value-type="float" office:value="840336.883274" calcext:value-type="float">
            <text:p>840336.883274</text:p>
          </table:table-cell>
          <table:table-cell office:value-type="float" office:value="658313.599381" calcext:value-type="float">
            <text:p>658313.599381</text:p>
          </table:table-cell>
          <table:table-cell office:value-type="float" office:value="505396.673163" calcext:value-type="float">
            <text:p>505396.673163</text:p>
          </table:table-cell>
          <table:table-cell office:value-type="float" office:value="379598.946806" calcext:value-type="float">
            <text:p>379598.946806</text:p>
          </table:table-cell>
          <table:table-cell office:value-type="float" office:value="278434.721808" calcext:value-type="float">
            <text:p>278434.721808</text:p>
          </table:table-cell>
          <table:table-cell office:value-type="float" office:value="664537.17718" calcext:value-type="float">
            <text:p>664537.177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*end</text:p>
          </table:table-cell>
          <table:table-cell table:number-columns-repeated="55"/>
        </table:table-row>
        <table:table-row table:style-name="ro1" table:number-rows-repeated="2">
          <table:table-cell table:number-columns-repeated="56"/>
        </table:table-row>
        <table:table-row table:style-name="ro1">
          <table:table-cell office:value-type="string" calcext:value-type="string">
            <text:p>percent diff</text:p>
          </table:table-cell>
          <table:table-cell/>
          <table:table-cell table:formula="of:=100*([.D4]-[.C42])/[.D4]" office:value-type="float" office:value="6.03631612437207" calcext:value-type="float">
            <text:p>6.03631612437207</text:p>
          </table:table-cell>
          <table:table-cell table:formula="of:=100*([.E4]-[.D42])/[.E4]" office:value-type="float" office:value="2.69944942721569" calcext:value-type="float">
            <text:p>2.69944942721569</text:p>
          </table:table-cell>
          <table:table-cell table:formula="of:=100*([.F4]-[.E42])/[.F4]" office:value-type="float" office:value="0.146010919022882" calcext:value-type="float">
            <text:p>0.146010919022882</text:p>
          </table:table-cell>
          <table:table-cell table:formula="of:=100*([.G4]-[.F42])/[.G4]" office:value-type="float" office:value="-1.67454107035037" calcext:value-type="float">
            <text:p>-1.67454107035037</text:p>
          </table:table-cell>
          <table:table-cell table:formula="of:=100*([.H4]-[.G42])/[.H4]" office:value-type="float" office:value="-2.87165398010203" calcext:value-type="float">
            <text:p>-2.87165398010203</text:p>
          </table:table-cell>
          <table:table-cell table:formula="of:=100*([.I4]-[.H42])/[.I4]" office:value-type="float" office:value="-3.53690296925852" calcext:value-type="float">
            <text:p>-3.53690296925852</text:p>
          </table:table-cell>
          <table:table-cell table:formula="of:=100*([.J4]-[.I42])/[.J4]" office:value-type="float" office:value="-3.73675710488976" calcext:value-type="float">
            <text:p>-3.73675710488976</text:p>
          </table:table-cell>
          <table:table-cell table:formula="of:=100*([.K4]-[.J42])/[.K4]" office:value-type="float" office:value="-3.55486573116748" calcext:value-type="float">
            <text:p>-3.55486573116748</text:p>
          </table:table-cell>
          <table:table-cell table:formula="of:=100*([.L4]-[.K42])/[.L4]" office:value-type="float" office:value="-3.08810806127866" calcext:value-type="float">
            <text:p>-3.08810806127866</text:p>
          </table:table-cell>
          <table:table-cell table:formula="of:=100*([.M4]-[.L42])/[.M4]" office:value-type="float" office:value="-2.60544748987517" calcext:value-type="float">
            <text:p>-2.60544748987517</text:p>
          </table:table-cell>
          <table:table-cell table:formula="of:=100*([.N4]-[.M42])/[.N4]" office:value-type="float" office:value="-2.70983904411178" calcext:value-type="float">
            <text:p>-2.70983904411178</text:p>
          </table:table-cell>
          <table:table-cell table:formula="of:=100*([.O4]-[.N42])/[.O4]" office:value-type="float" office:value="-2.75455571914498" calcext:value-type="float">
            <text:p>-2.75455571914498</text:p>
          </table:table-cell>
          <table:table-cell table:formula="of:=100*([.P4]-[.O42])/[.P4]" office:value-type="float" office:value="-2.83878484673973" calcext:value-type="float">
            <text:p>-2.83878484673973</text:p>
          </table:table-cell>
          <table:table-cell table:formula="of:=100*([.Q4]-[.P42])/[.Q4]" office:value-type="float" office:value="-2.84298910628273" calcext:value-type="float">
            <text:p>-2.84298910628273</text:p>
          </table:table-cell>
          <table:table-cell table:formula="of:=100*([.R4]-[.Q42])/[.R4]" office:value-type="float" office:value="-2.81927548778747" calcext:value-type="float">
            <text:p>-2.81927548778747</text:p>
          </table:table-cell>
          <table:table-cell table:formula="of:=100*([.S4]-[.R42])/[.S4]" office:value-type="float" office:value="-2.81718153154297" calcext:value-type="float">
            <text:p>-2.81718153154297</text:p>
          </table:table-cell>
          <table:table-cell table:formula="of:=100*([.T4]-[.S42])/[.T4]" office:value-type="float" office:value="-2.68045983308896" calcext:value-type="float">
            <text:p>-2.68045983308896</text:p>
          </table:table-cell>
          <table:table-cell table:formula="of:=100*([.U4]-[.T42])/[.U4]" office:value-type="float" office:value="-2.52508945351192" calcext:value-type="float">
            <text:p>-2.52508945351192</text:p>
          </table:table-cell>
          <table:table-cell table:formula="of:=100*([.V4]-[.U42])/[.V4]" office:value-type="float" office:value="-2.28631312750456" calcext:value-type="float">
            <text:p>-2.28631312750456</text:p>
          </table:table-cell>
          <table:table-cell table:formula="of:=100*([.W4]-[.V42])/[.W4]" office:value-type="float" office:value="-1.98789543417518" calcext:value-type="float">
            <text:p>-1.98789543417518</text:p>
          </table:table-cell>
          <table:table-cell table:formula="of:=100*([.X4]-[.W42])/[.X4]" office:value-type="float" office:value="-1.61851160875913" calcext:value-type="float">
            <text:p>-1.61851160875913</text:p>
          </table:table-cell>
          <table:table-cell table:formula="of:=100*([.Y4]-[.X42])/[.Y4]" office:value-type="float" office:value="0.144676607062359" calcext:value-type="float">
            <text:p>0.144676607062359</text:p>
          </table:table-cell>
          <table:table-cell table:number-columns-repeated="32"/>
        </table:table-row>
        <table:table-row table:style-name="ro1">
          <table:table-cell table:number-columns-repeated="2"/>
          <table:table-cell table:formula="of:=100*([.D5]-[.C43])/[.D5]" office:value-type="float" office:value="6.03631612437207" calcext:value-type="float">
            <text:p>6.03631612437207</text:p>
          </table:table-cell>
          <table:table-cell table:formula="of:=100*([.E5]-[.D43])/[.E5]" office:value-type="float" office:value="2.69944942721569" calcext:value-type="float">
            <text:p>2.69944942721569</text:p>
          </table:table-cell>
          <table:table-cell table:formula="of:=100*([.F5]-[.E43])/[.F5]" office:value-type="float" office:value="0.146010919022882" calcext:value-type="float">
            <text:p>0.146010919022882</text:p>
          </table:table-cell>
          <table:table-cell table:formula="of:=100*([.G5]-[.F43])/[.G5]" office:value-type="float" office:value="-1.67454107035037" calcext:value-type="float">
            <text:p>-1.67454107035037</text:p>
          </table:table-cell>
          <table:table-cell table:formula="of:=100*([.H5]-[.G43])/[.H5]" office:value-type="float" office:value="-2.87165398010203" calcext:value-type="float">
            <text:p>-2.87165398010203</text:p>
          </table:table-cell>
          <table:table-cell table:formula="of:=100*([.I5]-[.H43])/[.I5]" office:value-type="float" office:value="-3.53690296925852" calcext:value-type="float">
            <text:p>-3.53690296925852</text:p>
          </table:table-cell>
          <table:table-cell table:formula="of:=100*([.J5]-[.I43])/[.J5]" office:value-type="float" office:value="-3.73675710488976" calcext:value-type="float">
            <text:p>-3.73675710488976</text:p>
          </table:table-cell>
          <table:table-cell table:formula="of:=100*([.K5]-[.J43])/[.K5]" office:value-type="float" office:value="-3.55486573116748" calcext:value-type="float">
            <text:p>-3.55486573116748</text:p>
          </table:table-cell>
          <table:table-cell table:formula="of:=100*([.L5]-[.K43])/[.L5]" office:value-type="float" office:value="-3.08810806127866" calcext:value-type="float">
            <text:p>-3.08810806127866</text:p>
          </table:table-cell>
          <table:table-cell table:formula="of:=100*([.M5]-[.L43])/[.M5]" office:value-type="float" office:value="-2.60544748987517" calcext:value-type="float">
            <text:p>-2.60544748987517</text:p>
          </table:table-cell>
          <table:table-cell table:formula="of:=100*([.N5]-[.M43])/[.N5]" office:value-type="float" office:value="-2.70983904411178" calcext:value-type="float">
            <text:p>-2.70983904411178</text:p>
          </table:table-cell>
          <table:table-cell table:formula="of:=100*([.O5]-[.N43])/[.O5]" office:value-type="float" office:value="-2.75455571914498" calcext:value-type="float">
            <text:p>-2.75455571914498</text:p>
          </table:table-cell>
          <table:table-cell table:formula="of:=100*([.P5]-[.O43])/[.P5]" office:value-type="float" office:value="-2.83878484673973" calcext:value-type="float">
            <text:p>-2.83878484673973</text:p>
          </table:table-cell>
          <table:table-cell table:formula="of:=100*([.Q5]-[.P43])/[.Q5]" office:value-type="float" office:value="-2.84298910628273" calcext:value-type="float">
            <text:p>-2.84298910628273</text:p>
          </table:table-cell>
          <table:table-cell table:formula="of:=100*([.R5]-[.Q43])/[.R5]" office:value-type="float" office:value="-2.81927548778747" calcext:value-type="float">
            <text:p>-2.81927548778747</text:p>
          </table:table-cell>
          <table:table-cell table:formula="of:=100*([.S5]-[.R43])/[.S5]" office:value-type="float" office:value="-2.81718153154297" calcext:value-type="float">
            <text:p>-2.81718153154297</text:p>
          </table:table-cell>
          <table:table-cell table:formula="of:=100*([.T5]-[.S43])/[.T5]" office:value-type="float" office:value="-2.68045983308896" calcext:value-type="float">
            <text:p>-2.68045983308896</text:p>
          </table:table-cell>
          <table:table-cell table:formula="of:=100*([.U5]-[.T43])/[.U5]" office:value-type="float" office:value="-2.52508945351192" calcext:value-type="float">
            <text:p>-2.52508945351192</text:p>
          </table:table-cell>
          <table:table-cell table:formula="of:=100*([.V5]-[.U43])/[.V5]" office:value-type="float" office:value="-2.28631312750456" calcext:value-type="float">
            <text:p>-2.28631312750456</text:p>
          </table:table-cell>
          <table:table-cell table:formula="of:=100*([.W5]-[.V43])/[.W5]" office:value-type="float" office:value="-1.98789543417518" calcext:value-type="float">
            <text:p>-1.98789543417518</text:p>
          </table:table-cell>
          <table:table-cell table:formula="of:=100*([.X5]-[.W43])/[.X5]" office:value-type="float" office:value="-1.61851160875913" calcext:value-type="float">
            <text:p>-1.61851160875913</text:p>
          </table:table-cell>
          <table:table-cell table:formula="of:=100*([.Y5]-[.X43])/[.Y5]" office:value-type="float" office:value="0.144676607062359" calcext:value-type="float">
            <text:p>0.144676607062359</text:p>
          </table:table-cell>
          <table:table-cell table:number-columns-repeated="32"/>
        </table:table-row>
      </table:table>
      <table:table table:name="ogives" table:style-name="ta1">
        <table:shapes>
          <draw:frame draw:z-index="0" draw:style-name="gr1" draw:text-style-name="P1" svg:width="407.23mm" svg:height="102.04mm" svg:x="1.6mm" svg:y="113.58mm">
            <loext:p draw:notify-on-update-of-ranges="ogives.B16:ogives.X16 ogives.B17:ogives.X17 ogives.B16:ogives.X16 ogives.B22:ogives.X22 ogives.B16:ogives.X16 ogives.B2:ogives.X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column table:style-name="co21" table:number-columns-repeated="23" table:default-cell-style-name="Default"/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giv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valu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tural_mortality.ogive_all</text:p>
          </table:table-cell>
          <table:table-cell office:value-type="float" office:value="0.381916" calcext:value-type="float">
            <text:p>0.381916</text:p>
          </table:table-cell>
          <table:table-cell office:value-type="float" office:value="0.341668" calcext:value-type="float">
            <text:p>0.341668</text:p>
          </table:table-cell>
          <table:table-cell office:value-type="float" office:value="0.305662" calcext:value-type="float">
            <text:p>0.305662</text:p>
          </table:table-cell>
          <table:table-cell office:value-type="float" office:value="0.27345" calcext:value-type="float">
            <text:p>0.27345</text:p>
          </table:table-cell>
          <table:table-cell office:value-type="float" office:value="0.244632" calcext:value-type="float">
            <text:p>0.244632</text:p>
          </table:table-cell>
          <table:table-cell office:value-type="float" office:value="0.218852" calcext:value-type="float">
            <text:p>0.218852</text:p>
          </table:table-cell>
          <table:table-cell office:value-type="float" office:value="0.195788" calcext:value-type="float">
            <text:p>0.195788</text:p>
          </table:table-cell>
          <table:table-cell office:value-type="float" office:value="0.175155" calcext:value-type="float">
            <text:p>0.175155</text:p>
          </table:table-cell>
          <table:table-cell office:value-type="float" office:value="0.156697" calcext:value-type="float">
            <text:p>0.156697</text:p>
          </table:table-cell>
          <table:table-cell office:value-type="float" office:value="0.140183" calcext:value-type="float">
            <text:p>0.140183</text:p>
          </table:table-cell>
          <table:table-cell office:value-type="float" office:value="0.138049" calcext:value-type="float">
            <text:p>0.138049</text:p>
          </table:table-cell>
          <table:table-cell office:value-type="float" office:value="0.149198" calcext:value-type="float">
            <text:p>0.149198</text:p>
          </table:table-cell>
          <table:table-cell office:value-type="float" office:value="0.161247" calcext:value-type="float">
            <text:p>0.161247</text:p>
          </table:table-cell>
          <table:table-cell office:value-type="float" office:value="0.17427" calcext:value-type="float">
            <text:p>0.17427</text:p>
          </table:table-cell>
          <table:table-cell office:value-type="float" office:value="0.188344" calcext:value-type="float">
            <text:p>0.188344</text:p>
          </table:table-cell>
          <table:table-cell office:value-type="float" office:value="0.203555" calcext:value-type="float">
            <text:p>0.203555</text:p>
          </table:table-cell>
          <table:table-cell office:value-type="float" office:value="0.219995" calcext:value-type="float">
            <text:p>0.219995</text:p>
          </table:table-cell>
          <table:table-cell office:value-type="float" office:value="0.237762" calcext:value-type="float">
            <text:p>0.237762</text:p>
          </table:table-cell>
          <table:table-cell office:value-type="float" office:value="0.256964" calcext:value-type="float">
            <text:p>0.256964</text:p>
          </table:table-cell>
          <table:table-cell office:value-type="float" office:value="0.277717" calcext:value-type="float">
            <text:p>0.277717</text:p>
          </table:table-cell>
          <table:table-cell office:value-type="float" office:value="0.300146" calcext:value-type="float">
            <text:p>0.300146</text:p>
          </table:table-cell>
          <table:table-cell office:value-type="float" office:value="0.324386" calcext:value-type="float">
            <text:p>0.324386</text:p>
          </table:table-cell>
          <table:table-cell office:value-type="float" office:value="0.350584" calcext:value-type="float">
            <text:p>0.350584</text:p>
          </table:table-cell>
        </table:table-row>
        <table:table-row table:style-name="ro1">
          <table:table-cell office:value-type="string" calcext:value-type="string">
            <text:p>selectivity[surveysum_sel].male</text:p>
          </table:table-cell>
          <table:table-cell office:value-type="float" office:value="0.031066" calcext:value-type="float">
            <text:p>0.031066</text:p>
          </table:table-cell>
          <table:table-cell office:value-type="float" office:value="0.13664" calcext:value-type="float">
            <text:p>0.13664</text:p>
          </table:table-cell>
          <table:table-cell office:value-type="float" office:value="0.371048" calcext:value-type="float">
            <text:p>0.371048</text:p>
          </table:table-cell>
          <table:table-cell office:value-type="float" office:value="0.544786" calcext:value-type="float">
            <text:p>0.544786</text:p>
          </table:table-cell>
          <table:table-cell office:value-type="float" office:value="0.596728" calcext:value-type="float">
            <text:p>0.596728</text:p>
          </table:table-cell>
          <table:table-cell office:value-type="float" office:value="0.607495" calcext:value-type="float">
            <text:p>0.607495</text:p>
          </table:table-cell>
          <table:table-cell office:value-type="float" office:value="0.60954" calcext:value-type="float">
            <text:p>0.60954</text:p>
          </table:table-cell>
          <table:table-cell office:value-type="float" office:value="0.609921" calcext:value-type="float">
            <text:p>0.609921</text:p>
          </table:table-cell>
          <table:table-cell office:value-type="float" office:value="0.609992" calcext:value-type="float">
            <text:p>0.609992</text:p>
          </table:table-cell>
          <table:table-cell office:value-type="float" office:value="0.610006" calcext:value-type="float">
            <text:p>0.610006</text:p>
          </table:table-cell>
          <table:table-cell office:value-type="float" office:value="0.610008" calcext:value-type="float">
            <text:p>0.610008</text:p>
          </table:table-cell>
          <table:table-cell table:number-columns-repeated="12" office:value-type="float" office:value="0.610009" calcext:value-type="float">
            <text:p>0.610009</text:p>
          </table:table-cell>
        </table:table-row>
        <table:table-row table:style-name="ro1">
          <table:table-cell office:value-type="string" calcext:value-type="string">
            <text:p>selectivity[surveysum_sel].female</text:p>
          </table:table-cell>
          <table:table-cell office:value-type="float" office:value="0.0361247" calcext:value-type="float">
            <text:p>0.0361247</text:p>
          </table:table-cell>
          <table:table-cell office:value-type="float" office:value="0.124646" calcext:value-type="float">
            <text:p>0.124646</text:p>
          </table:table-cell>
          <table:table-cell office:value-type="float" office:value="0.351076" calcext:value-type="float">
            <text:p>0.351076</text:p>
          </table:table-cell>
          <table:table-cell office:value-type="float" office:value="0.672722" calcext:value-type="float">
            <text:p>0.672722</text:p>
          </table:table-cell>
          <table:table-cell office:value-type="float" office:value="0.886488" calcext:value-type="float">
            <text:p>0.886488</text:p>
          </table:table-cell>
          <table:table-cell office:value-type="float" office:value="0.967397" calcext:value-type="float">
            <text:p>0.967397</text:p>
          </table:table-cell>
          <table:table-cell office:value-type="float" office:value="0.991208" calcext:value-type="float">
            <text:p>0.991208</text:p>
          </table:table-cell>
          <table:table-cell office:value-type="float" office:value="0.997671" calcext:value-type="float">
            <text:p>0.997671</text:p>
          </table:table-cell>
          <table:table-cell office:value-type="float" office:value="0.999386" calcext:value-type="float">
            <text:p>0.999386</text:p>
          </table:table-cell>
          <table:table-cell office:value-type="float" office:value="0.999838" calcext:value-type="float">
            <text:p>0.999838</text:p>
          </table:table-cell>
          <table:table-cell office:value-type="float" office:value="0.999957" calcext:value-type="float">
            <text:p>0.999957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9" calcext:value-type="float">
            <text:p>0.999999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ivity[surveyaut_sel].male</text:p>
          </table:table-cell>
          <table:table-cell office:value-type="float" office:value="0.0372823" calcext:value-type="float">
            <text:p>0.0372823</text:p>
          </table:table-cell>
          <table:table-cell office:value-type="float" office:value="0.120748" calcext:value-type="float">
            <text:p>0.120748</text:p>
          </table:table-cell>
          <table:table-cell office:value-type="float" office:value="0.323958" calcext:value-type="float">
            <text:p>0.323958</text:p>
          </table:table-cell>
          <table:table-cell office:value-type="float" office:value="0.613016" calcext:value-type="float">
            <text:p>0.613016</text:p>
          </table:table-cell>
          <table:table-cell office:value-type="float" office:value="0.817358" calcext:value-type="float">
            <text:p>0.817358</text:p>
          </table:table-cell>
          <table:table-cell office:value-type="float" office:value="0.901562" calcext:value-type="float">
            <text:p>0.901562</text:p>
          </table:table-cell>
          <table:table-cell office:value-type="float" office:value="0.928358" calcext:value-type="float">
            <text:p>0.928358</text:p>
          </table:table-cell>
          <table:table-cell office:value-type="float" office:value="0.936154" calcext:value-type="float">
            <text:p>0.936154</text:p>
          </table:table-cell>
          <table:table-cell office:value-type="float" office:value="0.938362" calcext:value-type="float">
            <text:p>0.938362</text:p>
          </table:table-cell>
          <table:table-cell office:value-type="float" office:value="0.938983" calcext:value-type="float">
            <text:p>0.938983</text:p>
          </table:table-cell>
          <table:table-cell office:value-type="float" office:value="0.939157" calcext:value-type="float">
            <text:p>0.939157</text:p>
          </table:table-cell>
          <table:table-cell office:value-type="float" office:value="0.939206" calcext:value-type="float">
            <text:p>0.939206</text:p>
          </table:table-cell>
          <table:table-cell office:value-type="float" office:value="0.939219" calcext:value-type="float">
            <text:p>0.939219</text:p>
          </table:table-cell>
          <table:table-cell office:value-type="float" office:value="0.939223" calcext:value-type="float">
            <text:p>0.939223</text:p>
          </table:table-cell>
          <table:table-cell office:value-type="float" office:value="0.939224" calcext:value-type="float">
            <text:p>0.939224</text:p>
          </table:table-cell>
          <table:table-cell table:number-columns-repeated="8" office:value-type="float" office:value="0.939225" calcext:value-type="float">
            <text:p>0.939225</text:p>
          </table:table-cell>
        </table:table-row>
        <table:table-row table:style-name="ro1">
          <table:table-cell office:value-type="string" calcext:value-type="string">
            <text:p>selectivity[surveyaut_sel].female</text:p>
          </table:table-cell>
          <table:table-cell office:value-type="float" office:value="0.0432985" calcext:value-type="float">
            <text:p>0.0432985</text:p>
          </table:table-cell>
          <table:table-cell office:value-type="float" office:value="0.115537" calcext:value-type="float">
            <text:p>0.115537</text:p>
          </table:table-cell>
          <table:table-cell office:value-type="float" office:value="0.273804" calcext:value-type="float">
            <text:p>0.273804</text:p>
          </table:table-cell>
          <table:table-cell office:value-type="float" office:value="0.521132" calcext:value-type="float">
            <text:p>0.521132</text:p>
          </table:table-cell>
          <table:table-cell office:value-type="float" office:value="0.758516" calcext:value-type="float">
            <text:p>0.758516</text:p>
          </table:table-cell>
          <table:table-cell office:value-type="float" office:value="0.900657" calcext:value-type="float">
            <text:p>0.900657</text:p>
          </table:table-cell>
          <table:table-cell office:value-type="float" office:value="0.963192" calcext:value-type="float">
            <text:p>0.963192</text:p>
          </table:table-cell>
          <table:table-cell office:value-type="float" office:value="0.986933" calcext:value-type="float">
            <text:p>0.986933</text:p>
          </table:table-cell>
          <table:table-cell office:value-type="float" office:value="0.995434" calcext:value-type="float">
            <text:p>0.995434</text:p>
          </table:table-cell>
          <table:table-cell office:value-type="float" office:value="0.998413" calcext:value-type="float">
            <text:p>0.998413</text:p>
          </table:table-cell>
          <table:table-cell office:value-type="float" office:value="0.99945" calcext:value-type="float">
            <text:p>0.99945</text:p>
          </table:table-cell>
          <table:table-cell office:value-type="float" office:value="0.999809" calcext:value-type="float">
            <text:p>0.999809</text:p>
          </table:table-cell>
          <table:table-cell office:value-type="float" office:value="0.999934" calcext:value-type="float">
            <text:p>0.999934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9" calcext:value-type="float">
            <text:p>0.999999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ivity[trawl_sel].male</text:p>
          </table:table-cell>
          <table:table-cell office:value-type="float" office:value="0.00609514" calcext:value-type="float">
            <text:p>0.00609514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137505" calcext:value-type="float">
            <text:p>0.137505</text:p>
          </table:table-cell>
          <table:table-cell office:value-type="float" office:value="0.382574" calcext:value-type="float">
            <text:p>0.382574</text:p>
          </table:table-cell>
          <table:table-cell office:value-type="float" office:value="0.745182" calcext:value-type="float">
            <text:p>0.745182</text:p>
          </table:table-cell>
          <table:table-cell office:value-type="float" office:value="1.01616" calcext:value-type="float">
            <text:p>1.01616</text:p>
          </table:table-cell>
          <table:table-cell office:value-type="float" office:value="1.04117" calcext:value-type="float">
            <text:p>1.04117</text:p>
          </table:table-cell>
          <table:table-cell office:value-type="float" office:value="1.04074" calcext:value-type="float">
            <text:p>1.04074</text:p>
          </table:table-cell>
          <table:table-cell office:value-type="float" office:value="1.03993" calcext:value-type="float">
            <text:p>1.03993</text:p>
          </table:table-cell>
          <table:table-cell office:value-type="float" office:value="1.03875" calcext:value-type="float">
            <text:p>1.03875</text:p>
          </table:table-cell>
          <table:table-cell office:value-type="float" office:value="1.03718" calcext:value-type="float">
            <text:p>1.03718</text:p>
          </table:table-cell>
          <table:table-cell office:value-type="float" office:value="1.03524" calcext:value-type="float">
            <text:p>1.03524</text:p>
          </table:table-cell>
          <table:table-cell office:value-type="float" office:value="1.03293" calcext:value-type="float">
            <text:p>1.03293</text:p>
          </table:table-cell>
          <table:table-cell office:value-type="float" office:value="1.03025" calcext:value-type="float">
            <text:p>1.03025</text:p>
          </table:table-cell>
          <table:table-cell office:value-type="float" office:value="1.0272" calcext:value-type="float">
            <text:p>1.0272</text:p>
          </table:table-cell>
          <table:table-cell office:value-type="float" office:value="1.02378" calcext:value-type="float">
            <text:p>1.02378</text:p>
          </table:table-cell>
          <table:table-cell office:value-type="float" office:value="1.02001" calcext:value-type="float">
            <text:p>1.02001</text:p>
          </table:table-cell>
          <table:table-cell office:value-type="float" office:value="1.01587" calcext:value-type="float">
            <text:p>1.01587</text:p>
          </table:table-cell>
          <table:table-cell office:value-type="float" office:value="1.01139" calcext:value-type="float">
            <text:p>1.01139</text:p>
          </table:table-cell>
          <table:table-cell office:value-type="float" office:value="1.00656" calcext:value-type="float">
            <text:p>1.00656</text:p>
          </table:table-cell>
          <table:table-cell office:value-type="float" office:value="1.00138" calcext:value-type="float">
            <text:p>1.00138</text:p>
          </table:table-cell>
          <table:table-cell office:value-type="float" office:value="0.995872" calcext:value-type="float">
            <text:p>0.995872</text:p>
          </table:table-cell>
          <table:table-cell office:value-type="float" office:value="0.99003" calcext:value-type="float">
            <text:p>0.99003</text:p>
          </table:table-cell>
        </table:table-row>
        <table:table-row table:style-name="ro1">
          <table:table-cell office:value-type="string" calcext:value-type="string">
            <text:p>selectivity[trawl_sel].female</text:p>
          </table:table-cell>
          <table:table-cell office:value-type="float" office:value="0.00645693" calcext:value-type="float">
            <text:p>0.00645693</text:p>
          </table:table-cell>
          <table:table-cell office:value-type="float" office:value="0.0327398" calcext:value-type="float">
            <text:p>0.0327398</text:p>
          </table:table-cell>
          <table:table-cell office:value-type="float" office:value="0.121224" calcext:value-type="float">
            <text:p>0.121224</text:p>
          </table:table-cell>
          <table:table-cell office:value-type="float" office:value="0.327769" calcext:value-type="float">
            <text:p>0.327769</text:p>
          </table:table-cell>
          <table:table-cell office:value-type="float" office:value="0.647157" calcext:value-type="float">
            <text:p>0.647157</text:p>
          </table:table-cell>
          <table:table-cell office:value-type="float" office:value="0.933073" calcext:value-type="float">
            <text:p>0.933073</text:p>
          </table:table-cell>
          <table:table-cell office:value-type="float" office:value="0.999958" calcext:value-type="float">
            <text:p>0.999958</text:p>
          </table:table-cell>
          <table:table-cell office:value-type="float" office:value="0.999341" calcext:value-type="float">
            <text:p>0.999341</text:p>
          </table:table-cell>
          <table:table-cell office:value-type="float" office:value="0.997985" calcext:value-type="float">
            <text:p>0.997985</text:p>
          </table:table-cell>
          <table:table-cell office:value-type="float" office:value="0.995896" calcext:value-type="float">
            <text:p>0.995896</text:p>
          </table:table-cell>
          <table:table-cell office:value-type="float" office:value="0.993076" calcext:value-type="float">
            <text:p>0.993076</text:p>
          </table:table-cell>
          <table:table-cell office:value-type="float" office:value="0.989533" calcext:value-type="float">
            <text:p>0.989533</text:p>
          </table:table-cell>
          <table:table-cell office:value-type="float" office:value="0.985275" calcext:value-type="float">
            <text:p>0.985275</text:p>
          </table:table-cell>
          <table:table-cell office:value-type="float" office:value="0.98031" calcext:value-type="float">
            <text:p>0.98031</text:p>
          </table:table-cell>
          <table:table-cell office:value-type="float" office:value="0.974649" calcext:value-type="float">
            <text:p>0.974649</text:p>
          </table:table-cell>
          <table:table-cell office:value-type="float" office:value="0.968305" calcext:value-type="float">
            <text:p>0.968305</text:p>
          </table:table-cell>
          <table:table-cell office:value-type="float" office:value="0.961292" calcext:value-type="float">
            <text:p>0.961292</text:p>
          </table:table-cell>
          <table:table-cell office:value-type="float" office:value="0.953624" calcext:value-type="float">
            <text:p>0.953624</text:p>
          </table:table-cell>
          <table:table-cell office:value-type="float" office:value="0.945319" calcext:value-type="float">
            <text:p>0.945319</text:p>
          </table:table-cell>
          <table:table-cell office:value-type="float" office:value="0.936394" calcext:value-type="float">
            <text:p>0.936394</text:p>
          </table:table-cell>
          <table:table-cell office:value-type="float" office:value="0.926868" calcext:value-type="float">
            <text:p>0.926868</text:p>
          </table:table-cell>
          <table:table-cell office:value-type="float" office:value="0.916761" calcext:value-type="float">
            <text:p>0.916761</text:p>
          </table:table-cell>
          <table:table-cell office:value-type="float" office:value="0.906095" calcext:value-type="float">
            <text:p>0.906095</text:p>
          </table:table-cell>
        </table:table-row>
        <table:table-row table:style-name="ro1">
          <table:table-cell office:value-type="string" calcext:value-type="string">
            <text:p>selectivity[line_home_sel].male</text:p>
          </table:table-cell>
          <table:table-cell office:value-type="float" office:value="0.0198814" calcext:value-type="float">
            <text:p>0.0198814</text:p>
          </table:table-cell>
          <table:table-cell office:value-type="float" office:value="0.0274232" calcext:value-type="float">
            <text:p>0.0274232</text:p>
          </table:table-cell>
          <table:table-cell office:value-type="float" office:value="0.0375277" calcext:value-type="float">
            <text:p>0.0375277</text:p>
          </table:table-cell>
          <table:table-cell office:value-type="float" office:value="0.050819" calcext:value-type="float">
            <text:p>0.050819</text:p>
          </table:table-cell>
          <table:table-cell office:value-type="float" office:value="0.0678847" calcext:value-type="float">
            <text:p>0.0678847</text:p>
          </table:table-cell>
          <table:table-cell office:value-type="float" office:value="0.0891297" calcext:value-type="float">
            <text:p>0.0891297</text:p>
          </table:table-cell>
          <table:table-cell office:value-type="float" office:value="0.114583" calcext:value-type="float">
            <text:p>0.114583</text:p>
          </table:table-cell>
          <table:table-cell office:value-type="float" office:value="0.143715" calcext:value-type="float">
            <text:p>0.143715</text:p>
          </table:table-cell>
          <table:table-cell office:value-type="float" office:value="0.17536" calcext:value-type="float">
            <text:p>0.17536</text:p>
          </table:table-cell>
          <table:table-cell office:value-type="float" office:value="0.207846" calcext:value-type="float">
            <text:p>0.207846</text:p>
          </table:table-cell>
          <table:table-cell office:value-type="float" office:value="0.239314" calcext:value-type="float">
            <text:p>0.239314</text:p>
          </table:table-cell>
          <table:table-cell office:value-type="float" office:value="0.268128" calcext:value-type="float">
            <text:p>0.268128</text:p>
          </table:table-cell>
          <table:table-cell office:value-type="float" office:value="0.293184" calcext:value-type="float">
            <text:p>0.293184</text:p>
          </table:table-cell>
          <table:table-cell office:value-type="float" office:value="0.314012" calcext:value-type="float">
            <text:p>0.314012</text:p>
          </table:table-cell>
          <table:table-cell office:value-type="float" office:value="0.330688" calcext:value-type="float">
            <text:p>0.330688</text:p>
          </table:table-cell>
          <table:table-cell office:value-type="float" office:value="0.343641" calcext:value-type="float">
            <text:p>0.343641</text:p>
          </table:table-cell>
          <table:table-cell office:value-type="float" office:value="0.353469" calcext:value-type="float">
            <text:p>0.353469</text:p>
          </table:table-cell>
          <table:table-cell office:value-type="float" office:value="0.360792" calcext:value-type="float">
            <text:p>0.360792</text:p>
          </table:table-cell>
          <table:table-cell office:value-type="float" office:value="0.366178" calcext:value-type="float">
            <text:p>0.366178</text:p>
          </table:table-cell>
          <table:table-cell office:value-type="float" office:value="0.370099" calcext:value-type="float">
            <text:p>0.370099</text:p>
          </table:table-cell>
          <table:table-cell office:value-type="float" office:value="0.372933" calcext:value-type="float">
            <text:p>0.372933</text:p>
          </table:table-cell>
          <table:table-cell office:value-type="float" office:value="0.374972" calcext:value-type="float">
            <text:p>0.374972</text:p>
          </table:table-cell>
          <table:table-cell office:value-type="float" office:value="0.376432" calcext:value-type="float">
            <text:p>0.376432</text:p>
          </table:table-cell>
        </table:table-row>
        <table:table-row table:style-name="ro1">
          <table:table-cell office:value-type="string" calcext:value-type="string">
            <text:p>selectivity[line_home_sel].female</text:p>
          </table:table-cell>
          <table:table-cell office:value-type="float" office:value="0.00651633" calcext:value-type="float">
            <text:p>0.00651633</text:p>
          </table:table-cell>
          <table:table-cell office:value-type="float" office:value="0.0138292" calcext:value-type="float">
            <text:p>0.0138292</text:p>
          </table:table-cell>
          <table:table-cell office:value-type="float" office:value="0.0291086" calcext:value-type="float">
            <text:p>0.0291086</text:p>
          </table:table-cell>
          <table:table-cell office:value-type="float" office:value="0.0602383" calcext:value-type="float">
            <text:p>0.0602383</text:p>
          </table:table-cell>
          <table:table-cell office:value-type="float" office:value="0.120526" calcext:value-type="float">
            <text:p>0.120526</text:p>
          </table:table-cell>
          <table:table-cell office:value-type="float" office:value="0.226603" calcext:value-type="float">
            <text:p>0.226603</text:p>
          </table:table-cell>
          <table:table-cell office:value-type="float" office:value="0.385153" calcext:value-type="float">
            <text:p>0.385153</text:p>
          </table:table-cell>
          <table:table-cell office:value-type="float" office:value="0.572518" calcext:value-type="float">
            <text:p>0.572518</text:p>
          </table:table-cell>
          <table:table-cell office:value-type="float" office:value="0.741158" calcext:value-type="float">
            <text:p>0.741158</text:p>
          </table:table-cell>
          <table:table-cell office:value-type="float" office:value="0.859586" calcext:value-type="float">
            <text:p>0.859586</text:p>
          </table:table-cell>
          <table:table-cell office:value-type="float" office:value="0.929019" calcext:value-type="float">
            <text:p>0.929019</text:p>
          </table:table-cell>
          <table:table-cell office:value-type="float" office:value="0.965497" calcext:value-type="float">
            <text:p>0.965497</text:p>
          </table:table-cell>
          <table:table-cell office:value-type="float" office:value="0.98356" calcext:value-type="float">
            <text:p>0.98356</text:p>
          </table:table-cell>
          <table:table-cell office:value-type="float" office:value="0.992243" calcext:value-type="float">
            <text:p>0.992243</text:p>
          </table:table-cell>
          <table:table-cell office:value-type="float" office:value="0.996357" calcext:value-type="float">
            <text:p>0.996357</text:p>
          </table:table-cell>
          <table:table-cell office:value-type="float" office:value="0.998293" calcext:value-type="float">
            <text:p>0.998293</text:p>
          </table:table-cell>
          <table:table-cell office:value-type="float" office:value="0.999201" calcext:value-type="float">
            <text:p>0.999201</text:p>
          </table:table-cell>
          <table:table-cell office:value-type="float" office:value="0.999626" calcext:value-type="float">
            <text:p>0.999626</text:p>
          </table:table-cell>
          <table:table-cell office:value-type="float" office:value="0.999825" calcext:value-type="float">
            <text:p>0.999825</text:p>
          </table:table-cell>
          <table:table-cell office:value-type="float" office:value="0.999918" calcext:value-type="float">
            <text:p>0.999918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999992" calcext:value-type="float">
            <text:p>0.999992</text:p>
          </table:table-cell>
        </table:table-row>
        <table:table-row table:style-name="ro1">
          <table:table-cell office:value-type="string" calcext:value-type="string">
            <text:p>selectivity[line_spawn_sel].male</text:p>
          </table:table-cell>
          <table:table-cell office:value-type="float" office:value="0.0666632" calcext:value-type="float">
            <text:p>0.0666632</text:p>
          </table:table-cell>
          <table:table-cell office:value-type="float" office:value="0.0819881" calcext:value-type="float">
            <text:p>0.0819881</text:p>
          </table:table-cell>
          <table:table-cell office:value-type="float" office:value="0.100639" calcext:value-type="float">
            <text:p>0.100639</text:p>
          </table:table-cell>
          <table:table-cell office:value-type="float" office:value="0.12324" calcext:value-type="float">
            <text:p>0.12324</text:p>
          </table:table-cell>
          <table:table-cell office:value-type="float" office:value="0.150485" calcext:value-type="float">
            <text:p>0.150485</text:p>
          </table:table-cell>
          <table:table-cell office:value-type="float" office:value="0.18312" calcext:value-type="float">
            <text:p>0.18312</text:p>
          </table:table-cell>
          <table:table-cell office:value-type="float" office:value="0.221919" calcext:value-type="float">
            <text:p>0.221919</text:p>
          </table:table-cell>
          <table:table-cell office:value-type="float" office:value="0.267631" calcext:value-type="float">
            <text:p>0.267631</text:p>
          </table:table-cell>
          <table:table-cell office:value-type="float" office:value="0.320925" calcext:value-type="float">
            <text:p>0.320925</text:p>
          </table:table-cell>
          <table:table-cell office:value-type="float" office:value="0.382295" calcext:value-type="float">
            <text:p>0.382295</text:p>
          </table:table-cell>
          <table:table-cell office:value-type="float" office:value="0.451973" calcext:value-type="float">
            <text:p>0.451973</text:p>
          </table:table-cell>
          <table:table-cell office:value-type="float" office:value="0.52982" calcext:value-type="float">
            <text:p>0.52982</text:p>
          </table:table-cell>
          <table:table-cell office:value-type="float" office:value="0.615251" calcext:value-type="float">
            <text:p>0.615251</text:p>
          </table:table-cell>
          <table:table-cell office:value-type="float" office:value="0.707176" calcext:value-type="float">
            <text:p>0.707176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9038" calcext:value-type="float">
            <text:p>0.9038</text:p>
          </table:table-cell>
          <table:table-cell office:value-type="float" office:value="1.00427" calcext:value-type="float">
            <text:p>1.00427</text:p>
          </table:table-cell>
          <table:table-cell office:value-type="float" office:value="1.10314" calcext:value-type="float">
            <text:p>1.10314</text:p>
          </table:table-cell>
          <table:table-cell office:value-type="float" office:value="1.19823" calcext:value-type="float">
            <text:p>1.19823</text:p>
          </table:table-cell>
          <table:table-cell office:value-type="float" office:value="1.28772" calcext:value-type="float">
            <text:p>1.28772</text:p>
          </table:table-cell>
          <table:table-cell office:value-type="float" office:value="1.37021" calcext:value-type="float">
            <text:p>1.37021</text:p>
          </table:table-cell>
          <table:table-cell office:value-type="float" office:value="1.44484" calcext:value-type="float">
            <text:p>1.44484</text:p>
          </table:table-cell>
          <table:table-cell office:value-type="float" office:value="1.51118" calcext:value-type="float">
            <text:p>1.51118</text:p>
          </table:table-cell>
        </table:table-row>
        <table:table-row table:style-name="ro1">
          <table:table-cell office:value-type="string" calcext:value-type="string">
            <text:p>selectivity[line_spawn_sel].female</text:p>
          </table:table-cell>
          <table:table-cell office:value-type="float" office:value="0.00135368" calcext:value-type="float">
            <text:p>0.00135368</text:p>
          </table:table-cell>
          <table:table-cell office:value-type="float" office:value="0.00359481" calcext:value-type="float">
            <text:p>0.00359481</text:p>
          </table:table-cell>
          <table:table-cell office:value-type="float" office:value="0.00951099" calcext:value-type="float">
            <text:p>0.00951099</text:p>
          </table:table-cell>
          <table:table-cell office:value-type="float" office:value="0.0249203" calcext:value-type="float">
            <text:p>0.0249203</text:p>
          </table:table-cell>
          <table:table-cell office:value-type="float" office:value="0.0636897" calcext:value-type="float">
            <text:p>0.0636897</text:p>
          </table:table-cell>
          <table:table-cell office:value-type="float" office:value="0.153292" calcext:value-type="float">
            <text:p>0.153292</text:p>
          </table:table-cell>
          <table:table-cell office:value-type="float" office:value="0.325173" calcext:value-type="float">
            <text:p>0.325173</text:p>
          </table:table-cell>
          <table:table-cell office:value-type="float" office:value="0.561885" calcext:value-type="float">
            <text:p>0.561885</text:p>
          </table:table-cell>
          <table:table-cell office:value-type="float" office:value="0.773421" calcext:value-type="float">
            <text:p>0.773421</text:p>
          </table:table-cell>
          <table:table-cell office:value-type="float" office:value="0.900844" calcext:value-type="float">
            <text:p>0.900844</text:p>
          </table:table-cell>
          <table:table-cell office:value-type="float" office:value="0.960287" calcext:value-type="float">
            <text:p>0.960287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94196" calcext:value-type="float">
            <text:p>0.994196</text:p>
          </table:table-cell>
          <table:table-cell office:value-type="float" office:value="0.997811" calcext:value-type="float">
            <text:p>0.997811</text:p>
          </table:table-cell>
          <table:table-cell office:value-type="float" office:value="0.999177" calcext:value-type="float">
            <text:p>0.999177</text:p>
          </table:table-cell>
          <table:table-cell office:value-type="float" office:value="0.99969" calcext:value-type="float">
            <text:p>0.99969</text:p>
          </table:table-cell>
          <table:table-cell office:value-type="float" office:value="0.999884" calcext:value-type="float">
            <text:p>0.999884</text:p>
          </table:table-cell>
          <table:table-cell office:value-type="float" office:value="0.999956" calcext:value-type="float">
            <text:p>0.999956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999994" calcext:value-type="float">
            <text:p>0.999994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99999" calcext:value-type="float">
            <text:p>0.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2" office:value-type="float" office:value="20190924.3" calcext:value-type="float">
            <text:p>20190924.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*selectivity[NaturalMortalityOgive_all]</text:p>
          </table:table-cell>
          <table:table-cell office:value-type="float" office:value="0.324642" calcext:value-type="float">
            <text:p>0.324642</text:p>
          </table:table-cell>
          <table:table-cell office:value-type="float" office:value="0.298773" calcext:value-type="float">
            <text:p>0.298773</text:p>
          </table:table-cell>
          <table:table-cell office:value-type="float" office:value="0.274965" calcext:value-type="float">
            <text:p>0.274965</text:p>
          </table:table-cell>
          <table:table-cell office:value-type="float" office:value="0.253054" calcext:value-type="float">
            <text:p>0.253054</text:p>
          </table:table-cell>
          <table:table-cell office:value-type="float" office:value="0.232889" calcext:value-type="float">
            <text:p>0.232889</text:p>
          </table:table-cell>
          <table:table-cell office:value-type="float" office:value="0.214332" calcext:value-type="float">
            <text:p>0.214332</text:p>
          </table:table-cell>
          <table:table-cell office:value-type="float" office:value="0.197252" calcext:value-type="float">
            <text:p>0.197252</text:p>
          </table:table-cell>
          <table:table-cell office:value-type="float" office:value="0.181534" calcext:value-type="float">
            <text:p>0.181534</text:p>
          </table:table-cell>
          <table:table-cell office:value-type="float" office:value="0.167069" calcext:value-type="float">
            <text:p>0.167069</text:p>
          </table:table-cell>
          <table:table-cell office:value-type="float" office:value="0.153756" calcext:value-type="float">
            <text:p>0.153756</text:p>
          </table:table-cell>
          <table:table-cell office:value-type="float" office:value="0.141504" calcext:value-type="float">
            <text:p>0.141504</text:p>
          </table:table-cell>
          <table:table-cell office:value-type="float" office:value="0.151801" calcext:value-type="float">
            <text:p>0.151801</text:p>
          </table:table-cell>
          <table:table-cell office:value-type="float" office:value="0.163603" calcext:value-type="float">
            <text:p>0.163603</text:p>
          </table:table-cell>
          <table:table-cell office:value-type="float" office:value="0.176323" calcext:value-type="float">
            <text:p>0.176323</text:p>
          </table:table-cell>
          <table:table-cell office:value-type="float" office:value="0.190032" calcext:value-type="float">
            <text:p>0.190032</text:p>
          </table:table-cell>
          <table:table-cell office:value-type="float" office:value="0.204806" calcext:value-type="float">
            <text:p>0.204806</text:p>
          </table:table-cell>
          <table:table-cell office:value-type="float" office:value="0.220729" calcext:value-type="float">
            <text:p>0.220729</text:p>
          </table:table-cell>
          <table:table-cell office:value-type="float" office:value="0.23789" calcext:value-type="float">
            <text:p>0.23789</text:p>
          </table:table-cell>
          <table:table-cell office:value-type="float" office:value="0.256386" calcext:value-type="float">
            <text:p>0.256386</text:p>
          </table:table-cell>
          <table:table-cell office:value-type="float" office:value="0.276319" calcext:value-type="float">
            <text:p>0.276319</text:p>
          </table:table-cell>
          <table:table-cell office:value-type="float" office:value="0.297802" calcext:value-type="float">
            <text:p>0.297802</text:p>
          </table:table-cell>
          <table:table-cell office:value-type="float" office:value="0.320955" calcext:value-type="float">
            <text:p>0.320955</text:p>
          </table:table-cell>
          <table:table-cell office:value-type="float" office:value="0.345909" calcext:value-type="float">
            <text:p>0.3459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ercent diff</text:p>
          </table:table-cell>
          <table:table-cell table:formula="of:=100*([.B2]-[.B17])/[.B2]" office:value-type="float" office:value="14.9964913750668" calcext:value-type="float">
            <text:p>14.9964913750668</text:p>
          </table:table-cell>
          <table:table-cell table:formula="of:=100*([.C2]-[.C17])/[.C2]" office:value-type="float" office:value="12.5545851528384" calcext:value-type="float">
            <text:p>12.5545851528384</text:p>
          </table:table-cell>
          <table:table-cell table:formula="of:=100*([.D2]-[.D17])/[.D2]" office:value-type="float" office:value="10.0427923654232" calcext:value-type="float">
            <text:p>10.0427923654232</text:p>
          </table:table-cell>
          <table:table-cell table:formula="of:=100*([.E2]-[.E17])/[.E2]" office:value-type="float" office:value="7.45876759919547" calcext:value-type="float">
            <text:p>7.45876759919547</text:p>
          </table:table-cell>
          <table:table-cell table:formula="of:=100*([.F2]-[.F17])/[.F2]" office:value-type="float" office:value="4.80027142810426" calcext:value-type="float">
            <text:p>4.80027142810426</text:p>
          </table:table-cell>
          <table:table-cell table:formula="of:=100*([.G2]-[.G17])/[.G2]" office:value-type="float" office:value="2.06532268382286" calcext:value-type="float">
            <text:p>2.06532268382286</text:p>
          </table:table-cell>
          <table:table-cell table:formula="of:=100*([.H2]-[.H17])/[.H2]" office:value-type="float" office:value="-0.747747563691336" calcext:value-type="float">
            <text:p>-0.747747563691336</text:p>
          </table:table-cell>
          <table:table-cell table:formula="of:=100*([.I2]-[.I17])/[.I2]" office:value-type="float" office:value="-3.64191715908766" calcext:value-type="float">
            <text:p>-3.64191715908766</text:p>
          </table:table-cell>
          <table:table-cell table:formula="of:=100*([.J2]-[.J17])/[.J2]" office:value-type="float" office:value="-6.61914395297931" calcext:value-type="float">
            <text:p>-6.61914395297931</text:p>
          </table:table-cell>
          <table:table-cell table:formula="of:=100*([.K2]-[.K17])/[.K2]" office:value-type="float" office:value="-9.68234379346997" calcext:value-type="float">
            <text:p>-9.68234379346997</text:p>
          </table:table-cell>
          <table:table-cell table:formula="of:=100*([.L2]-[.L17])/[.L2]" office:value-type="float" office:value="-2.50273453628783" calcext:value-type="float">
            <text:p>-2.50273453628783</text:p>
          </table:table-cell>
          <table:table-cell table:formula="of:=100*([.M2]-[.M17])/[.M2]" office:value-type="float" office:value="-1.74466145658789" calcext:value-type="float">
            <text:p>-1.74466145658789</text:p>
          </table:table-cell>
          <table:table-cell table:formula="of:=100*([.N2]-[.N17])/[.N2]" office:value-type="float" office:value="-1.46111245480536" calcext:value-type="float">
            <text:p>-1.46111245480536</text:p>
          </table:table-cell>
          <table:table-cell table:formula="of:=100*([.O2]-[.O17])/[.O2]" office:value-type="float" office:value="-1.17805703792963" calcext:value-type="float">
            <text:p>-1.17805703792963</text:p>
          </table:table-cell>
          <table:table-cell table:formula="of:=100*([.P2]-[.P17])/[.P2]" office:value-type="float" office:value="-0.896232425774113" calcext:value-type="float">
            <text:p>-0.896232425774113</text:p>
          </table:table-cell>
          <table:table-cell table:formula="of:=100*([.Q2]-[.Q17])/[.Q2]" office:value-type="float" office:value="-0.614575913143869" calcext:value-type="float">
            <text:p>-0.614575913143869</text:p>
          </table:table-cell>
          <table:table-cell table:formula="of:=100*([.R2]-[.R17])/[.R2]" office:value-type="float" office:value="-0.333643946453321" calcext:value-type="float">
            <text:p>-0.333643946453321</text:p>
          </table:table-cell>
          <table:table-cell table:formula="of:=100*([.S2]-[.S17])/[.S2]" office:value-type="float" office:value="-0.0538353479530022" calcext:value-type="float">
            <text:p>-0.053835347953002</text:p>
          </table:table-cell>
          <table:table-cell table:formula="of:=100*([.T2]-[.T17])/[.T2]" office:value-type="float" office:value="0.22493423203249" calcext:value-type="float">
            <text:p>0.22493423203249</text:p>
          </table:table-cell>
          <table:table-cell table:formula="of:=100*([.U2]-[.U17])/[.U2]" office:value-type="float" office:value="0.503390141763021" calcext:value-type="float">
            <text:p>0.503390141763021</text:p>
          </table:table-cell>
          <table:table-cell table:formula="of:=100*([.V2]-[.V17])/[.V2]" office:value-type="float" office:value="0.780953269408874" calcext:value-type="float">
            <text:p>0.780953269408874</text:p>
          </table:table-cell>
          <table:table-cell table:formula="of:=100*([.W2]-[.W17])/[.W2]" office:value-type="float" office:value="1.05769052918437" calcext:value-type="float">
            <text:p>1.05769052918437</text:p>
          </table:table-cell>
          <table:table-cell table:formula="of:=100*([.X2]-[.X17])/[.X2]" office:value-type="float" office:value="1.3334892636287" calcext:value-type="float">
            <text:p>1.3334892636287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float" office:value="20190924.4" calcext:value-type="float">
            <text:p>20190924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*selectivity[NaturalMortalityOgive_all]</text:p>
          </table:table-cell>
          <table:table-cell office:value-type="float" office:value="0.333577" calcext:value-type="float">
            <text:p>0.333577</text:p>
          </table:table-cell>
          <table:table-cell office:value-type="float" office:value="0.304475" calcext:value-type="float">
            <text:p>0.304475</text:p>
          </table:table-cell>
          <table:table-cell office:value-type="float" office:value="0.277912" calcext:value-type="float">
            <text:p>0.277912</text:p>
          </table:table-cell>
          <table:table-cell office:value-type="float" office:value="0.253666" calcext:value-type="float">
            <text:p>0.253666</text:p>
          </table:table-cell>
          <table:table-cell office:value-type="float" office:value="0.231535" calcext:value-type="float">
            <text:p>0.231535</text:p>
          </table:table-cell>
          <table:table-cell office:value-type="float" office:value="0.211335" calcext:value-type="float">
            <text:p>0.211335</text:p>
          </table:table-cell>
          <table:table-cell office:value-type="float" office:value="0.192897" calcext:value-type="float">
            <text:p>0.192897</text:p>
          </table:table-cell>
          <table:table-cell office:value-type="float" office:value="0.176068" calcext:value-type="float">
            <text:p>0.176068</text:p>
          </table:table-cell>
          <table:table-cell office:value-type="float" office:value="0.160708" calcext:value-type="float">
            <text:p>0.160708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37036" calcext:value-type="float">
            <text:p>0.137036</text:p>
          </table:table-cell>
          <table:table-cell office:value-type="float" office:value="0.148384" calcext:value-type="float">
            <text:p>0.148384</text:p>
          </table:table-cell>
          <table:table-cell office:value-type="float" office:value="0.160672" calcext:value-type="float">
            <text:p>0.160672</text:p>
          </table:table-cell>
          <table:table-cell office:value-type="float" office:value="0.173978" calcext:value-type="float">
            <text:p>0.173978</text:p>
          </table:table-cell>
          <table:table-cell office:value-type="float" office:value="0.188385" calcext:value-type="float">
            <text:p>0.188385</text:p>
          </table:table-cell>
          <table:table-cell office:value-type="float" office:value="0.203986" calcext:value-type="float">
            <text:p>0.203986</text:p>
          </table:table-cell>
          <table:table-cell office:value-type="float" office:value="0.220878" calcext:value-type="float">
            <text:p>0.220878</text:p>
          </table:table-cell>
          <table:table-cell office:value-type="float" office:value="0.23917" calcext:value-type="float">
            <text:p>0.23917</text:p>
          </table:table-cell>
          <table:table-cell office:value-type="float" office:value="0.258976" calcext:value-type="float">
            <text:p>0.258976</text:p>
          </table:table-cell>
          <table:table-cell office:value-type="float" office:value="0.280423" calcext:value-type="float">
            <text:p>0.280423</text:p>
          </table:table-cell>
          <table:table-cell office:value-type="float" office:value="0.303645" calcext:value-type="float">
            <text:p>0.303645</text:p>
          </table:table-cell>
          <table:table-cell office:value-type="float" office:value="0.328791" calcext:value-type="float">
            <text:p>0.328791</text:p>
          </table:table-cell>
          <table:table-cell office:value-type="float" office:value="0.356019" calcext:value-type="float">
            <text:p>0.35601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percent diff</text:p>
          </table:table-cell>
          <table:table-cell table:formula="of:=100*([.B2]-[.B22])/[.B2]" office:value-type="float" office:value="12.6569716901099" calcext:value-type="float">
            <text:p>12.6569716901099</text:p>
          </table:table-cell>
          <table:table-cell table:formula="of:=100*([.C2]-[.C22])/[.C2]" office:value-type="float" office:value="10.8857136167273" calcext:value-type="float">
            <text:p>10.8857136167273</text:p>
          </table:table-cell>
          <table:table-cell table:formula="of:=100*([.D2]-[.D22])/[.D2]" office:value-type="float" office:value="9.07865550837199" calcext:value-type="float">
            <text:p>9.07865550837199</text:p>
          </table:table-cell>
          <table:table-cell table:formula="of:=100*([.E2]-[.E22])/[.E2]" office:value-type="float" office:value="7.23496068751144" calcext:value-type="float">
            <text:p>7.23496068751144</text:p>
          </table:table-cell>
          <table:table-cell table:formula="of:=100*([.F2]-[.F22])/[.F2]" office:value-type="float" office:value="5.3537558455149" calcext:value-type="float">
            <text:p>5.3537558455149</text:p>
          </table:table-cell>
          <table:table-cell table:formula="of:=100*([.G2]-[.G22])/[.G2]" office:value-type="float" office:value="3.43474128634876" calcext:value-type="float">
            <text:p>3.43474128634876</text:p>
          </table:table-cell>
          <table:table-cell table:formula="of:=100*([.H2]-[.H22])/[.H2]" office:value-type="float" office:value="1.47659713567737" calcext:value-type="float">
            <text:p>1.47659713567737</text:p>
          </table:table-cell>
          <table:table-cell table:formula="of:=100*([.I2]-[.I22])/[.I2]" office:value-type="float" office:value="-0.521252604835715" calcext:value-type="float">
            <text:p>-0.521252604835715</text:p>
          </table:table-cell>
          <table:table-cell table:formula="of:=100*([.J2]-[.J22])/[.J2]" office:value-type="float" office:value="-2.55971716114539" calcext:value-type="float">
            <text:p>-2.55971716114539</text:p>
          </table:table-cell>
          <table:table-cell table:formula="of:=100*([.K2]-[.K22])/[.K2]" office:value-type="float" office:value="-4.63964960087884" calcext:value-type="float">
            <text:p>-4.63964960087884</text:p>
          </table:table-cell>
          <table:table-cell table:formula="of:=100*([.L2]-[.L22])/[.L2]" office:value-type="float" office:value="0.733797419756763" calcext:value-type="float">
            <text:p>0.733797419756763</text:p>
          </table:table-cell>
          <table:table-cell table:formula="of:=100*([.M2]-[.M22])/[.M2]" office:value-type="float" office:value="0.545583720961413" calcext:value-type="float">
            <text:p>0.545583720961413</text:p>
          </table:table-cell>
          <table:table-cell table:formula="of:=100*([.N2]-[.N22])/[.N2]" office:value-type="float" office:value="0.356595781626957" calcext:value-type="float">
            <text:p>0.356595781626957</text:p>
          </table:table-cell>
          <table:table-cell table:formula="of:=100*([.O2]-[.O22])/[.O2]" office:value-type="float" office:value="0.167556091122978" calcext:value-type="float">
            <text:p>0.167556091122978</text:p>
          </table:table-cell>
          <table:table-cell table:formula="of:=100*([.P2]-[.P22])/[.P2]" office:value-type="float" office:value="-0.0217686785881224" calcext:value-type="float">
            <text:p>-0.021768678588122</text:p>
          </table:table-cell>
          <table:table-cell table:formula="of:=100*([.Q2]-[.Q22])/[.Q2]" office:value-type="float" office:value="-0.211736385743418" calcext:value-type="float">
            <text:p>-0.211736385743418</text:p>
          </table:table-cell>
          <table:table-cell table:formula="of:=100*([.R2]-[.R22])/[.R2]" office:value-type="float" office:value="-0.401372758471781" calcext:value-type="float">
            <text:p>-0.401372758471781</text:p>
          </table:table-cell>
          <table:table-cell table:formula="of:=100*([.S2]-[.S22])/[.S2]" office:value-type="float" office:value="-0.592188827482954" calcext:value-type="float">
            <text:p>-0.592188827482954</text:p>
          </table:table-cell>
          <table:table-cell table:formula="of:=100*([.T2]-[.T22])/[.T2]" office:value-type="float" office:value="-0.782989056832869" calcext:value-type="float">
            <text:p>-0.782989056832869</text:p>
          </table:table-cell>
          <table:table-cell table:formula="of:=100*([.U2]-[.U22])/[.U2]" office:value-type="float" office:value="-0.974373192854592" calcext:value-type="float">
            <text:p>-0.974373192854592</text:p>
          </table:table-cell>
          <table:table-cell table:formula="of:=100*([.V2]-[.V22])/[.V2]" office:value-type="float" office:value="-1.16576599388299" calcext:value-type="float">
            <text:p>-1.16576599388299</text:p>
          </table:table-cell>
          <table:table-cell table:formula="of:=100*([.W2]-[.W22])/[.W2]" office:value-type="float" office:value="-1.35795009648998" calcext:value-type="float">
            <text:p>-1.35795009648998</text:p>
          </table:table-cell>
          <table:table-cell table:formula="of:=100*([.X2]-[.X22])/[.X2]" office:value-type="float" office:value="-1.5502704059512" calcext:value-type="float">
            <text:p>-1.5502704059512</text:p>
          </table:table-cell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style-name="ce2" office:value-type="float" office:value="20190924.3" calcext:value-type="float">
            <text:p>20190924.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*selectivity[NaturalMortalityOgive_all]</text:p>
          </table:table-cell>
          <table:table-cell table:number-columns-repeated="2"/>
          <table:table-cell office:value-type="string" calcext:value-type="string">
            <text:p>*selectivity[summerTANSel_male]</text:p>
          </table:table-cell>
          <table:table-cell table:number-columns-repeated="2"/>
          <table:table-cell office:value-type="string" calcext:value-type="string">
            <text:p>*selectivity[summerTANSel_female]</text:p>
          </table:table-cell>
          <table:table-cell table:number-columns-repeated="2"/>
          <table:table-cell office:value-type="string" calcext:value-type="string">
            <text:p>*selectivity[autumnTANSel_male]</text:p>
          </table:table-cell>
          <table:table-cell table:number-columns-repeated="2"/>
          <table:table-cell office:value-type="string" calcext:value-type="string">
            <text:p>*selectivity[autumnTANSel_female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pha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50:</text:p>
          </table:table-cell>
          <table:table-cell office:value-type="float" office:value="4.52313" calcext:value-type="float">
            <text:p>4.52313</text:p>
          </table:table-cell>
          <table:table-cell/>
          <table:table-cell office:value-type="string" calcext:value-type="string">
            <text:p>a50:</text:p>
          </table:table-cell>
          <table:table-cell office:value-type="float" office:value="5.4778" calcext:value-type="float">
            <text:p>5.4778</text:p>
          </table:table-cell>
          <table:table-cell/>
          <table:table-cell office:value-type="string" calcext:value-type="string">
            <text:p>a50:</text:p>
          </table:table-cell>
          <table:table-cell office:value-type="float" office:value="5.51674" calcext:value-type="float">
            <text:p>5.51674</text:p>
          </table:table-cell>
          <table:table-cell/>
          <table:table-cell office:value-type="string" calcext:value-type="string">
            <text:p>a50:</text:p>
          </table:table-cell>
          <table:table-cell office:value-type="float" office:value="5.91106" calcext:value-type="float">
            <text:p>5.911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pha: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string" calcext:value-type="string">
            <text:p>alpha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pha: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string" calcext:value-type="string">
            <text:p>alpha: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bel:</text:p>
          </table:table-cell>
          <table:table-cell office:value-type="string" calcext:value-type="string">
            <text:p>M_all</text:p>
          </table:table-cell>
          <table:table-cell/>
          <table:table-cell office:value-type="string" calcext:value-type="string">
            <text:p>ato95:</text:p>
          </table:table-cell>
          <table:table-cell office:value-type="float" office:value="1.98045" calcext:value-type="float">
            <text:p>1.98045</text:p>
          </table:table-cell>
          <table:table-cell/>
          <table:table-cell office:value-type="string" calcext:value-type="string">
            <text:p>ato95:</text:p>
          </table:table-cell>
          <table:table-cell office:value-type="float" office:value="2.95759" calcext:value-type="float">
            <text:p>2.95759</text:p>
          </table:table-cell>
          <table:table-cell/>
          <table:table-cell office:value-type="string" calcext:value-type="string">
            <text:p>ato95:</text:p>
          </table:table-cell>
          <table:table-cell office:value-type="float" office:value="3.10031" calcext:value-type="float">
            <text:p>3.10031</text:p>
          </table:table-cell>
          <table:table-cell/>
          <table:table-cell office:value-type="string" calcext:value-type="string">
            <text:p>ato95:</text:p>
          </table:table-cell>
          <table:table-cell office:value-type="float" office:value="3.67144" calcext:value-type="float">
            <text:p>3.671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label:</text:p>
          </table:table-cell>
          <table:table-cell office:value-type="string" calcext:value-type="string">
            <text:p>summerTANSel_m</text:p>
          </table:table-cell>
          <table:table-cell/>
          <table:table-cell office:value-type="string" calcext:value-type="string">
            <text:p>label:</text:p>
          </table:table-cell>
          <table:table-cell office:value-type="string" calcext:value-type="string">
            <text:p>summerTANSel_f</text:p>
          </table:table-cell>
          <table:table-cell/>
          <table:table-cell office:value-type="string" calcext:value-type="string">
            <text:p>label:</text:p>
          </table:table-cell>
          <table:table-cell office:value-type="string" calcext:value-type="string">
            <text:p>autumnTANSel_m</text:p>
          </table:table-cell>
          <table:table-cell/>
          <table:table-cell office:value-type="string" calcext:value-type="string">
            <text:p>label:</text:p>
          </table:table-cell>
          <table:table-cell office:value-type="string" calcext:value-type="string">
            <text:p>autumnTANSel_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:</text:p>
          </table:table-cell>
          <table:table-cell office:value-type="string" calcext:value-type="string">
            <text:p>double_exponential</text:p>
          </table:table-cell>
          <table:table-cell/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0:</text:p>
          </table:table-cell>
          <table:table-cell office:value-type="float" office:value="13.0293" calcext:value-type="float">
            <text:p>13.0293</text:p>
          </table:table-cell>
          <table:table-cell/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1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ype:</text:p>
          </table:table-cell>
          <table:table-cell office:value-type="string" calcext:value-type="string">
            <text:p>logistic</text:p>
          </table:table-cell>
          <table:table-cell/>
          <table:table-cell office:value-type="string" calcext:value-type="string">
            <text:p>type:</text:p>
          </table:table-cell>
          <table:table-cell office:value-type="string" calcext:value-type="string">
            <text:p>logistic</text:p>
          </table:table-cell>
          <table:table-cell/>
          <table:table-cell office:value-type="string" calcext:value-type="string">
            <text:p>type:</text:p>
          </table:table-cell>
          <table:table-cell office:value-type="string" calcext:value-type="string">
            <text:p>logistic</text:p>
          </table:table-cell>
          <table:table-cell/>
          <table:table-cell office:value-type="string" calcext:value-type="string">
            <text:p>type:</text:p>
          </table:table-cell>
          <table:table-cell office:value-type="string" calcext:value-type="string">
            <text:p>logisti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2: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0:</text:p>
          </table:table-cell>
          <table:table-cell office:value-type="float" office:value="0.14116" calcext:value-type="float">
            <text:p>0.141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557186" calcext:value-type="float">
            <text:p>0.05571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82203" calcext:value-type="float">
            <text:p>0.07822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96646" calcext:value-type="float">
            <text:p>0.07966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882953" calcext:value-type="float">
            <text:p>0.08829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1:</text:p>
          </table:table-cell>
          <table:table-cell office:value-type="float" office:value="0.383294" calcext:value-type="float">
            <text:p>0.3832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6391" calcext:value-type="float">
            <text:p>0.1863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6757" calcext:value-type="float">
            <text:p>0.1867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1756" calcext:value-type="float">
            <text:p>0.1817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77607" calcext:value-type="float">
            <text:p>0.1776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2:</text:p>
          </table:table-cell>
          <table:table-cell office:value-type="float" office:value="0.345909" calcext:value-type="float">
            <text:p>0.3459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96804" calcext:value-type="float">
            <text:p>0.3968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83275" calcext:value-type="float">
            <text:p>0.3832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6045" calcext:value-type="float">
            <text:p>0.360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2505" calcext:value-type="float">
            <text:p>0.325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328" calcext:value-type="float">
            <text:p>0.53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2712" calcext:value-type="float">
            <text:p>0.627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8168" calcext:value-type="float">
            <text:p>0.581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17824" calcext:value-type="float">
            <text:p>0.51782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4642" calcext:value-type="float">
            <text:p>0.3246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77557" calcext:value-type="float">
            <text:p>0.5775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19865" calcext:value-type="float">
            <text:p>0.8198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62791" calcext:value-type="float">
            <text:p>0.76279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05434" calcext:value-type="float">
            <text:p>0.70543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8773" calcext:value-type="float">
            <text:p>0.2987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88739" calcext:value-type="float">
            <text:p>0.5887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4909" calcext:value-type="float">
            <text:p>0.9249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67249" calcext:value-type="float">
            <text:p>0.8672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42281" calcext:value-type="float">
            <text:p>0.84228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4965" calcext:value-type="float">
            <text:p>0.2749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91327" calcext:value-type="float">
            <text:p>0.5913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70873" calcext:value-type="float">
            <text:p>0.97087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15762" calcext:value-type="float">
            <text:p>0.9157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22534" calcext:value-type="float">
            <text:p>0.92253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3054" calcext:value-type="float">
            <text:p>0.2530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91916" calcext:value-type="float">
            <text:p>0.5919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9036" calcext:value-type="float">
            <text:p>0.9890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36017" calcext:value-type="float">
            <text:p>0.9360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63711" calcext:value-type="float">
            <text:p>0.96371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2889" calcext:value-type="float">
            <text:p>0.2328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92049" calcext:value-type="float">
            <text:p>0.5920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9592" calcext:value-type="float">
            <text:p>0.9959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44096" calcext:value-type="float">
            <text:p>0.94409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83394" calcext:value-type="float">
            <text:p>0.98339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4332" calcext:value-type="float">
            <text:p>0.2143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92079" calcext:value-type="float">
            <text:p>0.59207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8489" calcext:value-type="float">
            <text:p>0.9984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47258" calcext:value-type="float">
            <text:p>0.9472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92484" calcext:value-type="float">
            <text:p>0.992484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7252" calcext:value-type="float">
            <text:p>0.19725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92086" calcext:value-type="float">
            <text:p>0.59208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9441" calcext:value-type="float">
            <text:p>0.99944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48487" calcext:value-type="float">
            <text:p>0.94848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96616" calcext:value-type="float">
            <text:p>0.996616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1534" calcext:value-type="float">
            <text:p>0.1815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9793" calcext:value-type="float">
            <text:p>0.99979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48964" calcext:value-type="float">
            <text:p>0.9489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848" calcext:value-type="float">
            <text:p>0.99848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7069" calcext:value-type="float">
            <text:p>0.1670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99924" calcext:value-type="float">
            <text:p>0.9999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49148" calcext:value-type="float">
            <text:p>0.94914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99318" calcext:value-type="float">
            <text:p>0.999318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3756" calcext:value-type="float">
            <text:p>0.1537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9972" calcext:value-type="float">
            <text:p>0.99997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49219" calcext:value-type="float">
            <text:p>0.9492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99694" calcext:value-type="float">
            <text:p>0.99969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1504" calcext:value-type="float">
            <text:p>0.14150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99" calcext:value-type="float">
            <text:p>0.999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49247" calcext:value-type="float">
            <text:p>0.9492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99863" calcext:value-type="float">
            <text:p>0.99986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1801" calcext:value-type="float">
            <text:p>0.1518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996" calcext:value-type="float">
            <text:p>0.9999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49258" calcext:value-type="float">
            <text:p>0.94925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99938" calcext:value-type="float">
            <text:p>0.99993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3603" calcext:value-type="float">
            <text:p>0.1636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9999" calcext:value-type="float">
            <text:p>0.9999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49262" calcext:value-type="float">
            <text:p>0.9492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99972" calcext:value-type="float">
            <text:p>0.99997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6323" calcext:value-type="float">
            <text:p>0.17632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9999" calcext:value-type="float">
            <text:p>0.9999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49263" calcext:value-type="float">
            <text:p>0.9492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9988" calcext:value-type="float">
            <text:p>0.999988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90032" calcext:value-type="float">
            <text:p>0.19003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999994" calcext:value-type="float">
            <text:p>0.999994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04806" calcext:value-type="float">
            <text:p>0.20480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999998" calcext:value-type="float">
            <text:p>0.99999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0729" calcext:value-type="float">
            <text:p>0.2207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999999" calcext:value-type="float">
            <text:p>0.99999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3789" calcext:value-type="float">
            <text:p>0.237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9999" calcext:value-type="float">
            <text:p>0.99999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56386" calcext:value-type="float">
            <text:p>0.25638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92088" calcext:value-type="float">
            <text:p>0.59208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49264" calcext:value-type="float">
            <text:p>0.9492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76319" calcext:value-type="float">
            <text:p>0.276319</text:p>
          </table:table-cell>
          <table:table-cell/>
          <table:table-cell office:value-type="string" calcext:value-type="string">
            <text:p>*end</text:p>
          </table:table-cell>
          <table:table-cell table:number-columns-repeated="2"/>
          <table:table-cell office:value-type="string" calcext:value-type="string">
            <text:p>*end</text:p>
          </table:table-cell>
          <table:table-cell table:number-columns-repeated="2"/>
          <table:table-cell office:value-type="string" calcext:value-type="string">
            <text:p>*end</text:p>
          </table:table-cell>
          <table:table-cell table:number-columns-repeated="2"/>
          <table:table-cell office:value-type="string" calcext:value-type="string">
            <text:p>*e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97802" calcext:value-type="float">
            <text:p>0.297802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20955" calcext:value-type="float">
            <text:p>0.320955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45909" calcext:value-type="float">
            <text:p>0.3459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*end</text:p>
          </table:table-cell>
          <table:table-cell table:number-columns-repeated="2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" office:value-type="float" office:value="20190924.4" calcext:value-type="float">
            <text:p>20190924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*selectivity[NaturalMortalityOgive_all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lpha: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ntervals:</text:p>
          </table:table-cell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abel:</text:p>
          </table:table-cell>
          <table:table-cell office:value-type="string" calcext:value-type="string">
            <text:p>M_al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ength_based: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artition_type:</text:p>
          </table:table-cell>
          <table:table-cell office:value-type="string" calcext:value-type="string">
            <text:p>mode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ype:</text:p>
          </table:table-cell>
          <table:table-cell office:value-type="string" calcext:value-type="string">
            <text:p>double_exponenti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x0:</text:p>
          </table:table-cell>
          <table:table-cell office:value-type="float" office:value="12.8641" calcext:value-type="float">
            <text:p>12.864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x1: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x2: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y0:</text:p>
          </table:table-cell>
          <table:table-cell office:value-type="float" office:value="0.135561" calcext:value-type="float">
            <text:p>0.13556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y1:</text:p>
          </table:table-cell>
          <table:table-cell office:value-type="float" office:value="0.400393" calcext:value-type="float">
            <text:p>0.40039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y2:</text:p>
          </table:table-cell>
          <table:table-cell office:value-type="float" office:value="0.356019" calcext:value-type="float">
            <text:p>0.35601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3577" calcext:value-type="float">
            <text:p>0.333577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4475" calcext:value-type="float">
            <text:p>0.304475</text:p>
          </table:table-cell>
          <table:table-cell table:number-columns-repeated="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7912" calcext:value-type="float">
            <text:p>0.277912</text:p>
          </table:table-cell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3666" calcext:value-type="float">
            <text:p>0.253666</text:p>
          </table:table-cell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1535" calcext:value-type="float">
            <text:p>0.231535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1335" calcext:value-type="float">
            <text:p>0.211335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2897" calcext:value-type="float">
            <text:p>0.192897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6068" calcext:value-type="float">
            <text:p>0.176068</text:p>
          </table:table-cell>
          <table:table-cell table:number-columns-repeated="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0708" calcext:value-type="float">
            <text:p>0.160708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6687" calcext:value-type="float">
            <text:p>0.146687</text:p>
          </table:table-cell>
          <table:table-cell table:number-columns-repeated="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7036" calcext:value-type="float">
            <text:p>0.137036</text:p>
          </table:table-cell>
          <table:table-cell table:number-columns-repeated="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8384" calcext:value-type="float">
            <text:p>0.148384</text:p>
          </table:table-cell>
          <table:table-cell table:number-columns-repeated="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0672" calcext:value-type="float">
            <text:p>0.160672</text:p>
          </table:table-cell>
          <table:table-cell table:number-columns-repeated="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73978" calcext:value-type="float">
            <text:p>0.173978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8385" calcext:value-type="float">
            <text:p>0.188385</text:p>
          </table:table-cell>
          <table:table-cell table:number-columns-repeated="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03986" calcext:value-type="float">
            <text:p>0.203986</text:p>
          </table:table-cell>
          <table:table-cell table:number-columns-repeated="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0878" calcext:value-type="float">
            <text:p>0.220878</text:p>
          </table:table-cell>
          <table:table-cell table:number-columns-repeated="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3917" calcext:value-type="float">
            <text:p>0.23917</text:p>
          </table:table-cell>
          <table:table-cell table:number-columns-repeated="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58976" calcext:value-type="float">
            <text:p>0.258976</text:p>
          </table:table-cell>
          <table:table-cell table:number-columns-repeated="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0423" calcext:value-type="float">
            <text:p>0.280423</text:p>
          </table:table-cell>
          <table:table-cell table:number-columns-repeated="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03645" calcext:value-type="float">
            <text:p>0.303645</text:p>
          </table:table-cell>
          <table:table-cell table:number-columns-repeated="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28791" calcext:value-type="float">
            <text:p>0.328791</text:p>
          </table:table-cell>
          <table:table-cell table:number-columns-repeated="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56019" calcext:value-type="float">
            <text:p>0.35601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*end</text:p>
          </table:table-cell>
          <table:table-cell table:number-columns-repeated="23"/>
        </table:table-row>
      </table:table>
      <table:table table:name="SSB" table:style-name="ta1">
        <table:shapes>
          <draw:frame draw:z-index="0" draw:style-name="gr1" draw:text-style-name="P1" svg:width="202.74mm" svg:height="90.09mm" svg:x="1.37mm" svg:y="84.67mm">
            <loext:p draw:notify-on-update-of-ranges="SSB.A7:SSB.A7 SSB.B7:SSB.AV7 SSB.A8:SSB.A8 SSB.B8:SSB.AV8 SSB.B9:SSB.AV9 SSB.B174:SSB.AV174 SSB.B182:SSB.AV18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01.96mm" svg:height="89.99mm" svg:x="205.58mm" svg:y="85.89mm">
            <loext:p draw:notify-on-update-of-ranges="SSB.A11:SSB.A11 SSB.B11:SSB.AV11 SSB.A12:SSB.A12 SSB.B12:SSB.AV12 SSB.B13:SSB.AV13 SSB.B177:SSB.AV177 SSB.B180:SSB.AV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1" table:number-columns-repeated="48" table:default-cell-style-name="Default"/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0</text:p>
          </table:table-cell>
          <table:table-cell table:number-columns-repeated="46"/>
        </table:table-row>
        <table:table-row table:style-name="ro1">
          <table:table-cell office:value-type="float" office:value="308952" calcext:value-type="float">
            <text:p>308952</text:p>
          </table:table-cell>
          <table:table-cell table:number-columns-repeated="47"/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R0</text:p>
          </table:table-cell>
          <table:table-cell table:number-columns-repeated="46"/>
        </table:table-row>
        <table:table-row table:style-name="ro1">
          <table:table-cell table:style-name="ce5" office:value-type="float" office:value="61892300" calcext:value-type="float">
            <text:p>6.19E+07</text:p>
          </table:table-cell>
          <table:table-cell table:number-columns-repeated="47"/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SB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SB</text:p>
          </table:table-cell>
          <table:table-cell office:value-type="float" office:value="308952" calcext:value-type="float">
            <text:p>308952</text:p>
          </table:table-cell>
          <table:table-cell office:value-type="float" office:value="308509" calcext:value-type="float">
            <text:p>308509</text:p>
          </table:table-cell>
          <table:table-cell office:value-type="float" office:value="307546" calcext:value-type="float">
            <text:p>307546</text:p>
          </table:table-cell>
          <table:table-cell office:value-type="float" office:value="306654" calcext:value-type="float">
            <text:p>306654</text:p>
          </table:table-cell>
          <table:table-cell office:value-type="float" office:value="303436" calcext:value-type="float">
            <text:p>303436</text:p>
          </table:table-cell>
          <table:table-cell office:value-type="float" office:value="300102" calcext:value-type="float">
            <text:p>300102</text:p>
          </table:table-cell>
          <table:table-cell office:value-type="float" office:value="296905" calcext:value-type="float">
            <text:p>296905</text:p>
          </table:table-cell>
          <table:table-cell office:value-type="float" office:value="290702" calcext:value-type="float">
            <text:p>290702</text:p>
          </table:table-cell>
          <table:table-cell office:value-type="float" office:value="284375" calcext:value-type="float">
            <text:p>284375</text:p>
          </table:table-cell>
          <table:table-cell office:value-type="float" office:value="279444" calcext:value-type="float">
            <text:p>279444</text:p>
          </table:table-cell>
          <table:table-cell office:value-type="float" office:value="277167" calcext:value-type="float">
            <text:p>277167</text:p>
          </table:table-cell>
          <table:table-cell office:value-type="float" office:value="275737" calcext:value-type="float">
            <text:p>275737</text:p>
          </table:table-cell>
          <table:table-cell office:value-type="float" office:value="275026" calcext:value-type="float">
            <text:p>275026</text:p>
          </table:table-cell>
          <table:table-cell office:value-type="float" office:value="273904" calcext:value-type="float">
            <text:p>273904</text:p>
          </table:table-cell>
          <table:table-cell office:value-type="float" office:value="276445" calcext:value-type="float">
            <text:p>276445</text:p>
          </table:table-cell>
          <table:table-cell office:value-type="float" office:value="279514" calcext:value-type="float">
            <text:p>279514</text:p>
          </table:table-cell>
          <table:table-cell office:value-type="float" office:value="285534" calcext:value-type="float">
            <text:p>285534</text:p>
          </table:table-cell>
          <table:table-cell office:value-type="float" office:value="289246" calcext:value-type="float">
            <text:p>289246</text:p>
          </table:table-cell>
          <table:table-cell office:value-type="float" office:value="291006" calcext:value-type="float">
            <text:p>291006</text:p>
          </table:table-cell>
          <table:table-cell office:value-type="float" office:value="287553" calcext:value-type="float">
            <text:p>287553</text:p>
          </table:table-cell>
          <table:table-cell office:value-type="float" office:value="279770" calcext:value-type="float">
            <text:p>279770</text:p>
          </table:table-cell>
          <table:table-cell office:value-type="float" office:value="268005" calcext:value-type="float">
            <text:p>268005</text:p>
          </table:table-cell>
          <table:table-cell office:value-type="float" office:value="257626" calcext:value-type="float">
            <text:p>257626</text:p>
          </table:table-cell>
          <table:table-cell office:value-type="float" office:value="246281" calcext:value-type="float">
            <text:p>246281</text:p>
          </table:table-cell>
          <table:table-cell office:value-type="float" office:value="235552" calcext:value-type="float">
            <text:p>235552</text:p>
          </table:table-cell>
          <table:table-cell office:value-type="float" office:value="225873" calcext:value-type="float">
            <text:p>225873</text:p>
          </table:table-cell>
          <table:table-cell office:value-type="float" office:value="219708" calcext:value-type="float">
            <text:p>219708</text:p>
          </table:table-cell>
          <table:table-cell office:value-type="float" office:value="218574" calcext:value-type="float">
            <text:p>218574</text:p>
          </table:table-cell>
          <table:table-cell office:value-type="float" office:value="221637" calcext:value-type="float">
            <text:p>221637</text:p>
          </table:table-cell>
          <table:table-cell office:value-type="float" office:value="229679" calcext:value-type="float">
            <text:p>229679</text:p>
          </table:table-cell>
          <table:table-cell office:value-type="float" office:value="240406" calcext:value-type="float">
            <text:p>240406</text:p>
          </table:table-cell>
          <table:table-cell office:value-type="float" office:value="249864" calcext:value-type="float">
            <text:p>249864</text:p>
          </table:table-cell>
          <table:table-cell office:value-type="float" office:value="254448" calcext:value-type="float">
            <text:p>254448</text:p>
          </table:table-cell>
          <table:table-cell office:value-type="float" office:value="255241" calcext:value-type="float">
            <text:p>255241</text:p>
          </table:table-cell>
          <table:table-cell office:value-type="float" office:value="254556" calcext:value-type="float">
            <text:p>254556</text:p>
          </table:table-cell>
          <table:table-cell office:value-type="float" office:value="251849" calcext:value-type="float">
            <text:p>251849</text:p>
          </table:table-cell>
          <table:table-cell office:value-type="float" office:value="249725" calcext:value-type="float">
            <text:p>249725</text:p>
          </table:table-cell>
          <table:table-cell office:value-type="float" office:value="250209" calcext:value-type="float">
            <text:p>250209</text:p>
          </table:table-cell>
          <table:table-cell office:value-type="float" office:value="252350" calcext:value-type="float">
            <text:p>252350</text:p>
          </table:table-cell>
          <table:table-cell office:value-type="float" office:value="255669" calcext:value-type="float">
            <text:p>255669</text:p>
          </table:table-cell>
          <table:table-cell office:value-type="float" office:value="261023" calcext:value-type="float">
            <text:p>261023</text:p>
          </table:table-cell>
          <table:table-cell office:value-type="float" office:value="267052" calcext:value-type="float">
            <text:p>267052</text:p>
          </table:table-cell>
          <table:table-cell office:value-type="float" office:value="273735" calcext:value-type="float">
            <text:p>273735</text:p>
          </table:table-cell>
          <table:table-cell office:value-type="float" office:value="279417" calcext:value-type="float">
            <text:p>279417</text:p>
          </table:table-cell>
          <table:table-cell office:value-type="float" office:value="284736" calcext:value-type="float">
            <text:p>284736</text:p>
          </table:table-cell>
          <table:table-cell office:value-type="float" office:value="287643" calcext:value-type="float">
            <text:p>287643</text:p>
          </table:table-cell>
          <table:table-cell office:value-type="float" office:value="288802" calcext:value-type="float">
            <text:p>288802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true_YC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rue_YC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43744" calcext:value-type="float">
            <text:p>0.843744</text:p>
          </table:table-cell>
          <table:table-cell office:value-type="float" office:value="0.79724" calcext:value-type="float">
            <text:p>0.79724</text:p>
          </table:table-cell>
          <table:table-cell office:value-type="float" office:value="0.98897" calcext:value-type="float">
            <text:p>0.98897</text:p>
          </table:table-cell>
          <table:table-cell office:value-type="float" office:value="0.985633" calcext:value-type="float">
            <text:p>0.985633</text:p>
          </table:table-cell>
          <table:table-cell office:value-type="float" office:value="0.844932" calcext:value-type="float">
            <text:p>0.844932</text:p>
          </table:table-cell>
          <table:table-cell office:value-type="float" office:value="0.964285" calcext:value-type="float">
            <text:p>0.964285</text:p>
          </table:table-cell>
          <table:table-cell office:value-type="float" office:value="0.97805" calcext:value-type="float">
            <text:p>0.97805</text:p>
          </table:table-cell>
          <table:table-cell office:value-type="float" office:value="1.19265" calcext:value-type="float">
            <text:p>1.19265</text:p>
          </table:table-cell>
          <table:table-cell office:value-type="float" office:value="1.07476" calcext:value-type="float">
            <text:p>1.07476</text:p>
          </table:table-cell>
          <table:table-cell office:value-type="float" office:value="1.36856" calcext:value-type="float">
            <text:p>1.36856</text:p>
          </table:table-cell>
          <table:table-cell office:value-type="float" office:value="0.80337" calcext:value-type="float">
            <text:p>0.80337</text:p>
          </table:table-cell>
          <table:table-cell office:value-type="float" office:value="1.21222" calcext:value-type="float">
            <text:p>1.21222</text:p>
          </table:table-cell>
          <table:table-cell office:value-type="float" office:value="0.709321" calcext:value-type="float">
            <text:p>0.709321</text:p>
          </table:table-cell>
          <table:table-cell office:value-type="float" office:value="0.890592" calcext:value-type="float">
            <text:p>0.890592</text:p>
          </table:table-cell>
          <table:table-cell office:value-type="float" office:value="0.591085" calcext:value-type="float">
            <text:p>0.591085</text:p>
          </table:table-cell>
          <table:table-cell office:value-type="float" office:value="0.602933" calcext:value-type="float">
            <text:p>0.602933</text:p>
          </table:table-cell>
          <table:table-cell office:value-type="float" office:value="0.755729" calcext:value-type="float">
            <text:p>0.755729</text:p>
          </table:table-cell>
          <table:table-cell office:value-type="float" office:value="0.833404" calcext:value-type="float">
            <text:p>0.833404</text:p>
          </table:table-cell>
          <table:table-cell office:value-type="float" office:value="0.784356" calcext:value-type="float">
            <text:p>0.784356</text:p>
          </table:table-cell>
          <table:table-cell office:value-type="float" office:value="0.852412" calcext:value-type="float">
            <text:p>0.852412</text:p>
          </table:table-cell>
          <table:table-cell office:value-type="float" office:value="0.812098" calcext:value-type="float">
            <text:p>0.812098</text:p>
          </table:table-cell>
          <table:table-cell office:value-type="float" office:value="1.38053" calcext:value-type="float">
            <text:p>1.38053</text:p>
          </table:table-cell>
          <table:table-cell office:value-type="float" office:value="1.36173" calcext:value-type="float">
            <text:p>1.36173</text:p>
          </table:table-cell>
          <table:table-cell office:value-type="float" office:value="1.41997" calcext:value-type="float">
            <text:p>1.41997</text:p>
          </table:table-cell>
          <table:table-cell office:value-type="float" office:value="1.21302" calcext:value-type="float">
            <text:p>1.21302</text:p>
          </table:table-cell>
          <table:table-cell office:value-type="float" office:value="0.943317" calcext:value-type="float">
            <text:p>0.943317</text:p>
          </table:table-cell>
          <table:table-cell office:value-type="float" office:value="0.811059" calcext:value-type="float">
            <text:p>0.811059</text:p>
          </table:table-cell>
          <table:table-cell office:value-type="float" office:value="0.787758" calcext:value-type="float">
            <text:p>0.787758</text:p>
          </table:table-cell>
          <table:table-cell office:value-type="float" office:value="0.947745" calcext:value-type="float">
            <text:p>0.947745</text:p>
          </table:table-cell>
          <table:table-cell office:value-type="float" office:value="0.935697" calcext:value-type="float">
            <text:p>0.935697</text:p>
          </table:table-cell>
          <table:table-cell office:value-type="float" office:value="0.829465" calcext:value-type="float">
            <text:p>0.829465</text:p>
          </table:table-cell>
          <table:table-cell office:value-type="float" office:value="0.946508" calcext:value-type="float">
            <text:p>0.946508</text:p>
          </table:table-cell>
          <table:table-cell office:value-type="float" office:value="1.05964" calcext:value-type="float">
            <text:p>1.05964</text:p>
          </table:table-cell>
          <table:table-cell office:value-type="float" office:value="1.33622" calcext:value-type="float">
            <text:p>1.33622</text:p>
          </table:table-cell>
          <table:table-cell office:value-type="float" office:value="1.08691" calcext:value-type="float">
            <text:p>1.08691</text:p>
          </table:table-cell>
          <table:table-cell office:value-type="float" office:value="1.33484" calcext:value-type="float">
            <text:p>1.33484</text:p>
          </table:table-cell>
          <table:table-cell office:value-type="float" office:value="1.10606" calcext:value-type="float">
            <text:p>1.10606</text:p>
          </table:table-cell>
          <table:table-cell office:value-type="float" office:value="1.21585" calcext:value-type="float">
            <text:p>1.21585</text:p>
          </table:table-cell>
          <table:table-cell office:value-type="float" office:value="1.12624" calcext:value-type="float">
            <text:p>1.12624</text:p>
          </table:table-cell>
          <table:table-cell office:value-type="float" office:value="0.878556" calcext:value-type="float">
            <text:p>0.878556</text:p>
          </table:table-cell>
          <table:table-cell office:value-type="float" office:value="1.01102" calcext:value-type="float">
            <text:p>1.01102</text:p>
          </table:table-cell>
          <table:table-cell office:value-type="float" office:value="1.04214" calcext:value-type="float">
            <text:p>1.04214</text:p>
          </table:table-cell>
          <table:table-cell office:value-type="float" office:value="0.997429" calcext:value-type="float">
            <text:p>0.997429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ctual_catch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rawl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20" calcext:value-type="float">
            <text:p>1120</text:p>
          </table:table-cell>
          <table:table-cell office:value-type="float" office:value="900" calcext:value-type="float">
            <text:p>900</text:p>
          </table:table-cell>
          <table:table-cell office:value-type="float" office:value="3402" calcext:value-type="float">
            <text:p>3402</text:p>
          </table:table-cell>
          <table:table-cell office:value-type="float" office:value="3100" calcext:value-type="float">
            <text:p>3100</text:p>
          </table:table-cell>
          <table:table-cell office:value-type="float" office:value="1945" calcext:value-type="float">
            <text:p>1945</text:p>
          </table:table-cell>
          <table:table-cell office:value-type="float" office:value="3707" calcext:value-type="float">
            <text:p>3707</text:p>
          </table:table-cell>
          <table:table-cell office:value-type="float" office:value="5200" calcext:value-type="float">
            <text:p>5200</text:p>
          </table:table-cell>
          <table:table-cell office:value-type="float" office:value="4427" calcext:value-type="float">
            <text:p>4427</text:p>
          </table:table-cell>
          <table:table-cell office:value-type="float" office:value="2402" calcext:value-type="float">
            <text:p>2402</text:p>
          </table:table-cell>
          <table:table-cell office:value-type="float" office:value="2778" calcext:value-type="float">
            <text:p>2778</text:p>
          </table:table-cell>
          <table:table-cell office:value-type="float" office:value="3203" calcext:value-type="float">
            <text:p>3203</text:p>
          </table:table-cell>
          <table:table-cell office:value-type="float" office:value="4480" calcext:value-type="float">
            <text:p>4480</text:p>
          </table:table-cell>
          <table:table-cell office:value-type="float" office:value="3182" calcext:value-type="float">
            <text:p>3182</text:p>
          </table:table-cell>
          <table:table-cell office:value-type="float" office:value="3962" calcext:value-type="float">
            <text:p>3962</text:p>
          </table:table-cell>
          <table:table-cell office:value-type="float" office:value="2065" calcext:value-type="float">
            <text:p>2065</text:p>
          </table:table-cell>
          <table:table-cell office:value-type="float" office:value="2923" calcext:value-type="float">
            <text:p>2923</text:p>
          </table:table-cell>
          <table:table-cell office:value-type="float" office:value="3199" calcext:value-type="float">
            <text:p>3199</text:p>
          </table:table-cell>
          <table:table-cell office:value-type="float" office:value="4534" calcext:value-type="float">
            <text:p>4534</text:p>
          </table:table-cell>
          <table:table-cell office:value-type="float" office:value="6237" calcext:value-type="float">
            <text:p>6237</text:p>
          </table:table-cell>
          <table:table-cell office:value-type="float" office:value="7335" calcext:value-type="float">
            <text:p>7335</text:p>
          </table:table-cell>
          <table:table-cell office:value-type="float" office:value="5456" calcext:value-type="float">
            <text:p>5456</text:p>
          </table:table-cell>
          <table:table-cell office:value-type="float" office:value="5348" calcext:value-type="float">
            <text:p>5348</text:p>
          </table:table-cell>
          <table:table-cell office:value-type="float" office:value="6769" calcext:value-type="float">
            <text:p>6769</text:p>
          </table:table-cell>
          <table:table-cell office:value-type="float" office:value="6923" calcext:value-type="float">
            <text:p>6923</text:p>
          </table:table-cell>
          <table:table-cell office:value-type="float" office:value="6032" calcext:value-type="float">
            <text:p>6032</text:p>
          </table:table-cell>
          <table:table-cell office:value-type="float" office:value="5593" calcext:value-type="float">
            <text:p>5593</text:p>
          </table:table-cell>
          <table:table-cell office:value-type="float" office:value="7089" calcext:value-type="float">
            <text:p>7089</text:p>
          </table:table-cell>
          <table:table-cell office:value-type="float" office:value="6629" calcext:value-type="float">
            <text:p>6629</text:p>
          </table:table-cell>
          <table:table-cell office:value-type="float" office:value="6970" calcext:value-type="float">
            <text:p>6970</text:p>
          </table:table-cell>
          <table:table-cell office:value-type="float" office:value="7205" calcext:value-type="float">
            <text:p>7205</text:p>
          </table:table-cell>
          <table:table-cell office:value-type="float" office:value="7826" calcext:value-type="float">
            <text:p>7826</text:p>
          </table:table-cell>
          <table:table-cell office:value-type="float" office:value="7870" calcext:value-type="float">
            <text:p>7870</text:p>
          </table:table-cell>
          <table:table-cell office:value-type="float" office:value="6161" calcext:value-type="float">
            <text:p>6161</text:p>
          </table:table-cell>
          <table:table-cell office:value-type="float" office:value="7504" calcext:value-type="float">
            <text:p>7504</text:p>
          </table:table-cell>
          <table:table-cell office:value-type="float" office:value="6990" calcext:value-type="float">
            <text:p>6990</text:p>
          </table:table-cell>
          <table:table-cell office:value-type="float" office:value="5225" calcext:value-type="float">
            <text:p>5225</text:p>
          </table:table-cell>
          <table:table-cell office:value-type="float" office:value="4270" calcext:value-type="float">
            <text:p>4270</text:p>
          </table:table-cell>
          <table:table-cell office:value-type="float" office:value="4404" calcext:value-type="float">
            <text:p>4404</text:p>
          </table:table-cell>
          <table:table-cell office:value-type="float" office:value="4384" calcext:value-type="float">
            <text:p>4384</text:p>
          </table:table-cell>
          <table:table-cell office:value-type="float" office:value="6234" calcext:value-type="float">
            <text:p>6234</text:p>
          </table:table-cell>
          <table:table-cell office:value-type="float" office:value="5841" calcext:value-type="float">
            <text:p>5841</text:p>
          </table:table-cell>
          <table:table-cell office:value-type="float" office:value="6176" calcext:value-type="float">
            <text:p>6176</text:p>
          </table:table-cell>
          <table:table-cell office:value-type="float" office:value="5228" calcext:value-type="float">
            <text:p>5228</text:p>
          </table:table-cell>
          <table:table-cell office:value-type="float" office:value="5816" calcext:value-type="float">
            <text:p>5816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string" calcext:value-type="string">
            <text:p>line_hom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494" calcext:value-type="float">
            <text:p>494</text:p>
          </table:table-cell>
          <table:table-cell office:value-type="float" office:value="1022" calcext:value-type="float">
            <text:p>1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2" calcext:value-type="float">
            <text:p>392</text:p>
          </table:table-cell>
          <table:table-cell office:value-type="float" office:value="566" calcext:value-type="float">
            <text:p>566</text:p>
          </table:table-cell>
          <table:table-cell office:value-type="float" office:value="1238" calcext:value-type="float">
            <text:p>1238</text:p>
          </table:table-cell>
          <table:table-cell office:value-type="float" office:value="770" calcext:value-type="float">
            <text:p>770</text:p>
          </table:table-cell>
          <table:table-cell office:value-type="float" office:value="2355" calcext:value-type="float">
            <text:p>2355</text:p>
          </table:table-cell>
          <table:table-cell office:value-type="float" office:value="2153" calcext:value-type="float">
            <text:p>2153</text:p>
          </table:table-cell>
          <table:table-cell office:value-type="float" office:value="3412" calcext:value-type="float">
            <text:p>3412</text:p>
          </table:table-cell>
          <table:table-cell office:value-type="float" office:value="4032" calcext:value-type="float">
            <text:p>4032</text:p>
          </table:table-cell>
          <table:table-cell office:value-type="float" office:value="2721" calcext:value-type="float">
            <text:p>2721</text:p>
          </table:table-cell>
          <table:table-cell office:value-type="float" office:value="1421" calcext:value-type="float">
            <text:p>1421</text:p>
          </table:table-cell>
          <table:table-cell office:value-type="float" office:value="818" calcext:value-type="float">
            <text:p>818</text:p>
          </table:table-cell>
          <table:table-cell office:value-type="float" office:value="426" calcext:value-type="float">
            <text:p>426</text:p>
          </table:table-cell>
          <table:table-cell office:value-type="float" office:value="183" calcext:value-type="float">
            <text:p>183</text:p>
          </table:table-cell>
          <table:table-cell office:value-type="float" office:value="774" calcext:value-type="float">
            <text:p>774</text:p>
          </table:table-cell>
          <table:table-cell office:value-type="float" office:value="276" calcext:value-type="float">
            <text:p>276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29" calcext:value-type="float">
            <text:p>329</text:p>
          </table:table-cell>
          <table:table-cell office:value-type="float" office:value="276" calcext:value-type="float">
            <text:p>276</text:p>
          </table:table-cell>
          <table:table-cell office:value-type="float" office:value="864" calcext:value-type="float">
            <text:p>864</text:p>
          </table:table-cell>
          <table:table-cell office:value-type="float" office:value="567" calcext:value-type="float">
            <text:p>567</text:p>
          </table:table-cell>
          <table:table-cell office:value-type="float" office:value="934" calcext:value-type="float">
            <text:p>934</text:p>
          </table:table-cell>
          <table:table-cell office:value-type="float" office:value="135" calcext:value-type="float">
            <text:p>135</text:p>
          </table:table-cell>
          <table:table-cell office:value-type="float" office:value="785" calcext:value-type="float">
            <text:p>785</text:p>
          </table:table-cell>
          <table:table-cell office:value-type="float" office:value="611" calcext:value-type="float">
            <text:p>611</text:p>
          </table:table-cell>
          <table:table-cell office:value-type="float" office:value="440" calcext:value-type="float">
            <text:p>440</text:p>
          </table:table-cell>
          <table:table-cell office:value-type="float" office:value="633" calcext:value-type="float">
            <text:p>63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line_spa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490" calcext:value-type="float">
            <text:p>490</text:p>
          </table:table-cell>
          <table:table-cell office:value-type="float" office:value="806" calcext:value-type="float">
            <text:p>806</text:p>
          </table:table-cell>
          <table:table-cell office:value-type="float" office:value="1668" calcext:value-type="float">
            <text:p>1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18" calcext:value-type="float">
            <text:p>518</text:p>
          </table:table-cell>
          <table:table-cell office:value-type="float" office:value="474" calcext:value-type="float">
            <text:p>474</text:p>
          </table:table-cell>
          <table:table-cell office:value-type="float" office:value="486" calcext:value-type="float">
            <text:p>486</text:p>
          </table:table-cell>
          <table:table-cell office:value-type="float" office:value="338" calcext:value-type="float">
            <text:p>338</text:p>
          </table:table-cell>
          <table:table-cell office:value-type="float" office:value="531" calcext:value-type="float">
            <text:p>531</text:p>
          </table:table-cell>
          <table:table-cell office:value-type="float" office:value="614" calcext:value-type="float">
            <text:p>614</text:p>
          </table:table-cell>
          <table:table-cell office:value-type="float" office:value="581" calcext:value-type="float">
            <text:p>581</text:p>
          </table:table-cell>
          <table:table-cell office:value-type="float" office:value="489" calcext:value-type="float">
            <text:p>489</text:p>
          </table:table-cell>
          <table:table-cell office:value-type="float" office:value="1161" calcext:value-type="float">
            <text:p>1161</text:p>
          </table:table-cell>
          <table:table-cell office:value-type="float" office:value="1007" calcext:value-type="float">
            <text:p>1007</text:p>
          </table:table-cell>
          <table:table-cell office:value-type="float" office:value="1220" calcext:value-type="float">
            <text:p>1220</text:p>
          </table:table-cell>
          <table:table-cell office:value-type="float" office:value="892" calcext:value-type="float">
            <text:p>892</text:p>
          </table:table-cell>
          <table:table-cell office:value-type="float" office:value="471" calcext:value-type="float">
            <text:p>471</text:p>
          </table:table-cell>
          <table:table-cell office:value-type="float" office:value="894" calcext:value-type="float">
            <text:p>894</text:p>
          </table:table-cell>
          <table:table-cell office:value-type="float" office:value="692" calcext:value-type="float">
            <text:p>692</text:p>
          </table:table-cell>
          <table:table-cell office:value-type="float" office:value="651" calcext:value-type="float">
            <text:p>651</text:p>
          </table:table-cell>
          <table:table-cell office:value-type="float" office:value="821" calcext:value-type="float">
            <text:p>821</text:p>
          </table:table-cell>
          <table:table-cell office:value-type="float" office:value="432" calcext:value-type="float">
            <text:p>432</text:p>
          </table:table-cell>
          <table:table-cell office:value-type="float" office:value="313" calcext:value-type="float">
            <text:p>313</text:p>
          </table:table-cell>
          <table:table-cell office:value-type="float" office:value="169" calcext:value-type="float">
            <text:p>169</text:p>
          </table:table-cell>
          <table:table-cell office:value-type="float" office:value="376" calcext:value-type="float">
            <text:p>376</text:p>
          </table:table-cell>
          <table:table-cell office:value-type="float" office:value="340" calcext:value-type="float">
            <text:p>340</text:p>
          </table:table-cell>
          <table:table-cell office:value-type="float" office:value="247" calcext:value-type="float">
            <text:p>247</text:p>
          </table:table-cell>
          <table:table-cell office:value-type="float" office:value="229" calcext:value-type="float">
            <text:p>229</text:p>
          </table:table-cell>
          <table:table-cell office:value-type="float" office:value="190" calcext:value-type="float">
            <text:p>190</text:p>
          </table:table-cell>
          <table:table-cell office:value-type="float" office:value="153" calcext:value-type="float">
            <text:p>15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fishing_pressur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rawl</text:p>
          </table:table-cell>
          <table:table-cell office:value-type="float" office:value="0" calcext:value-type="float">
            <text:p>0</text:p>
          </table:table-cell>
          <table:table-cell office:value-type="float" office:value="0.00161478" calcext:value-type="float">
            <text:p>0.00161478</text:p>
          </table:table-cell>
          <table:table-cell office:value-type="float" office:value="0.00362203" calcext:value-type="float">
            <text:p>0.00362203</text:p>
          </table:table-cell>
          <table:table-cell office:value-type="float" office:value="0.0034753" calcext:value-type="float">
            <text:p>0.0034753</text:p>
          </table:table-cell>
          <table:table-cell office:value-type="float" office:value="0.0116499" calcext:value-type="float">
            <text:p>0.0116499</text:p>
          </table:table-cell>
          <table:table-cell office:value-type="float" office:value="0.0115016" calcext:value-type="float">
            <text:p>0.0115016</text:p>
          </table:table-cell>
          <table:table-cell office:value-type="float" office:value="0.00919214" calcext:value-type="float">
            <text:p>0.00919214</text:p>
          </table:table-cell>
          <table:table-cell office:value-type="float" office:value="0.018232" calcext:value-type="float">
            <text:p>0.018232</text:p>
          </table:table-cell>
          <table:table-cell office:value-type="float" office:value="0.0179512" calcext:value-type="float">
            <text:p>0.0179512</text:p>
          </table:table-cell>
          <table:table-cell office:value-type="float" office:value="0.0156132" calcext:value-type="float">
            <text:p>0.0156132</text:p>
          </table:table-cell>
          <table:table-cell office:value-type="float" office:value="0.0085869" calcext:value-type="float">
            <text:p>0.0085869</text:p>
          </table:table-cell>
          <table:table-cell office:value-type="float" office:value="0.00996396" calcext:value-type="float">
            <text:p>0.00996396</text:p>
          </table:table-cell>
          <table:table-cell office:value-type="float" office:value="0.0115324" calcext:value-type="float">
            <text:p>0.0115324</text:p>
          </table:table-cell>
          <table:table-cell office:value-type="float" office:value="0.0161756" calcext:value-type="float">
            <text:p>0.0161756</text:p>
          </table:table-cell>
          <table:table-cell office:value-type="float" office:value="0.0114399" calcext:value-type="float">
            <text:p>0.0114399</text:p>
          </table:table-cell>
          <table:table-cell office:value-type="float" office:value="0.0140234" calcext:value-type="float">
            <text:p>0.0140234</text:p>
          </table:table-cell>
          <table:table-cell office:value-type="float" office:value="0.0071924" calcext:value-type="float">
            <text:p>0.0071924</text:p>
          </table:table-cell>
          <table:table-cell office:value-type="float" office:value="0.00999552" calcext:value-type="float">
            <text:p>0.00999552</text:p>
          </table:table-cell>
          <table:table-cell office:value-type="float" office:value="0.0108591" calcext:value-type="float">
            <text:p>0.0108591</text:p>
          </table:table-cell>
          <table:table-cell office:value-type="float" office:value="0.0172457" calcext:value-type="float">
            <text:p>0.0172457</text:p>
          </table:table-cell>
          <table:table-cell office:value-type="float" office:value="0.0242599" calcext:value-type="float">
            <text:p>0.0242599</text:p>
          </table:table-cell>
          <table:table-cell office:value-type="float" office:value="0.0333087" calcext:value-type="float">
            <text:p>0.0333087</text:p>
          </table:table-cell>
          <table:table-cell office:value-type="float" office:value="0.0248206" calcext:value-type="float">
            <text:p>0.0248206</text:p>
          </table:table-cell>
          <table:table-cell office:value-type="float" office:value="0.0366049" calcext:value-type="float">
            <text:p>0.0366049</text:p>
          </table:table-cell>
          <table:table-cell office:value-type="float" office:value="0.0420521" calcext:value-type="float">
            <text:p>0.0420521</text:p>
          </table:table-cell>
          <table:table-cell office:value-type="float" office:value="0.0541039" calcext:value-type="float">
            <text:p>0.0541039</text:p>
          </table:table-cell>
          <table:table-cell office:value-type="float" office:value="0.0579293" calcext:value-type="float">
            <text:p>0.0579293</text:p>
          </table:table-cell>
          <table:table-cell office:value-type="float" office:value="0.0469485" calcext:value-type="float">
            <text:p>0.0469485</text:p>
          </table:table-cell>
          <table:table-cell office:value-type="float" office:value="0.0421357" calcext:value-type="float">
            <text:p>0.0421357</text:p>
          </table:table-cell>
          <table:table-cell office:value-type="float" office:value="0.0341512" calcext:value-type="float">
            <text:p>0.0341512</text:p>
          </table:table-cell>
          <table:table-cell office:value-type="float" office:value="0.0306268" calcext:value-type="float">
            <text:p>0.0306268</text:p>
          </table:table-cell>
          <table:table-cell office:value-type="float" office:value="0.0283258" calcext:value-type="float">
            <text:p>0.0283258</text:p>
          </table:table-cell>
          <table:table-cell office:value-type="float" office:value="0.0346984" calcext:value-type="float">
            <text:p>0.0346984</text:p>
          </table:table-cell>
          <table:table-cell office:value-type="float" office:value="0.0306529" calcext:value-type="float">
            <text:p>0.0306529</text:p>
          </table:table-cell>
          <table:table-cell office:value-type="float" office:value="0.0239674" calcext:value-type="float">
            <text:p>0.0239674</text:p>
          </table:table-cell>
          <table:table-cell office:value-type="float" office:value="0.0291368" calcext:value-type="float">
            <text:p>0.0291368</text:p>
          </table:table-cell>
          <table:table-cell office:value-type="float" office:value="0.0284103" calcext:value-type="float">
            <text:p>0.0284103</text:p>
          </table:table-cell>
          <table:table-cell office:value-type="float" office:value="0.0215391" calcext:value-type="float">
            <text:p>0.0215391</text:p>
          </table:table-cell>
          <table:table-cell office:value-type="float" office:value="0.0222988" calcext:value-type="float">
            <text:p>0.0222988</text:p>
          </table:table-cell>
          <table:table-cell office:value-type="float" office:value="0.0203779" calcext:value-type="float">
            <text:p>0.0203779</text:p>
          </table:table-cell>
          <table:table-cell office:value-type="float" office:value="0.0226544" calcext:value-type="float">
            <text:p>0.0226544</text:p>
          </table:table-cell>
          <table:table-cell office:value-type="float" office:value="0.0230993" calcext:value-type="float">
            <text:p>0.0230993</text:p>
          </table:table-cell>
          <table:table-cell office:value-type="float" office:value="0.0255858" calcext:value-type="float">
            <text:p>0.0255858</text:p>
          </table:table-cell>
          <table:table-cell office:value-type="float" office:value="0.0249683" calcext:value-type="float">
            <text:p>0.0249683</text:p>
          </table:table-cell>
          <table:table-cell office:value-type="float" office:value="0.0202371" calcext:value-type="float">
            <text:p>0.0202371</text:p>
          </table:table-cell>
          <table:table-cell office:value-type="float" office:value="0.0231639" calcext:value-type="float">
            <text:p>0.0231639</text:p>
          </table:table-cell>
          <table:table-cell office:value-type="float" office:value="0.0227252" calcext:value-type="float">
            <text:p>0.0227252</text:p>
          </table:table-cell>
        </table:table-row>
        <table:table-row table:style-name="ro1">
          <table:table-cell office:value-type="string" calcext:value-type="string">
            <text:p>line_home</text:p>
          </table:table-cell>
          <table:table-cell office:value-type="float" office:value="0" calcext:value-type="float">
            <text:p>0</text:p>
          </table:table-cell>
          <table:table-cell office:value-type="float" office:value="0.00161478" calcext:value-type="float">
            <text:p>0.00161478</text:p>
          </table:table-cell>
          <table:table-cell office:value-type="float" office:value="0.00362203" calcext:value-type="float">
            <text:p>0.00362203</text:p>
          </table:table-cell>
          <table:table-cell office:value-type="float" office:value="0.0034753" calcext:value-type="float">
            <text:p>0.0034753</text:p>
          </table:table-cell>
          <table:table-cell office:value-type="float" office:value="0.0116499" calcext:value-type="float">
            <text:p>0.0116499</text:p>
          </table:table-cell>
          <table:table-cell office:value-type="float" office:value="0.0115016" calcext:value-type="float">
            <text:p>0.0115016</text:p>
          </table:table-cell>
          <table:table-cell office:value-type="float" office:value="0.00919214" calcext:value-type="float">
            <text:p>0.00919214</text:p>
          </table:table-cell>
          <table:table-cell office:value-type="float" office:value="0.018232" calcext:value-type="float">
            <text:p>0.018232</text:p>
          </table:table-cell>
          <table:table-cell office:value-type="float" office:value="0.0179512" calcext:value-type="float">
            <text:p>0.0179512</text:p>
          </table:table-cell>
          <table:table-cell office:value-type="float" office:value="0.0156132" calcext:value-type="float">
            <text:p>0.0156132</text:p>
          </table:table-cell>
          <table:table-cell office:value-type="float" office:value="0.0085869" calcext:value-type="float">
            <text:p>0.0085869</text:p>
          </table:table-cell>
          <table:table-cell office:value-type="float" office:value="0.00996396" calcext:value-type="float">
            <text:p>0.00996396</text:p>
          </table:table-cell>
          <table:table-cell office:value-type="float" office:value="0.0115324" calcext:value-type="float">
            <text:p>0.0115324</text:p>
          </table:table-cell>
          <table:table-cell office:value-type="float" office:value="0.0161756" calcext:value-type="float">
            <text:p>0.0161756</text:p>
          </table:table-cell>
          <table:table-cell office:value-type="float" office:value="0.0114399" calcext:value-type="float">
            <text:p>0.0114399</text:p>
          </table:table-cell>
          <table:table-cell office:value-type="float" office:value="0.0140234" calcext:value-type="float">
            <text:p>0.0140234</text:p>
          </table:table-cell>
          <table:table-cell office:value-type="float" office:value="0.0071924" calcext:value-type="float">
            <text:p>0.0071924</text:p>
          </table:table-cell>
          <table:table-cell office:value-type="float" office:value="0.00999552" calcext:value-type="float">
            <text:p>0.00999552</text:p>
          </table:table-cell>
          <table:table-cell office:value-type="float" office:value="0.0108591" calcext:value-type="float">
            <text:p>0.0108591</text:p>
          </table:table-cell>
          <table:table-cell office:value-type="float" office:value="0.0172457" calcext:value-type="float">
            <text:p>0.0172457</text:p>
          </table:table-cell>
          <table:table-cell office:value-type="float" office:value="0.0242599" calcext:value-type="float">
            <text:p>0.0242599</text:p>
          </table:table-cell>
          <table:table-cell office:value-type="float" office:value="0.0333087" calcext:value-type="float">
            <text:p>0.0333087</text:p>
          </table:table-cell>
          <table:table-cell office:value-type="float" office:value="0.0248206" calcext:value-type="float">
            <text:p>0.0248206</text:p>
          </table:table-cell>
          <table:table-cell office:value-type="float" office:value="0.0366049" calcext:value-type="float">
            <text:p>0.0366049</text:p>
          </table:table-cell>
          <table:table-cell office:value-type="float" office:value="0.0420521" calcext:value-type="float">
            <text:p>0.0420521</text:p>
          </table:table-cell>
          <table:table-cell office:value-type="float" office:value="0.0541039" calcext:value-type="float">
            <text:p>0.0541039</text:p>
          </table:table-cell>
          <table:table-cell office:value-type="float" office:value="0.0579293" calcext:value-type="float">
            <text:p>0.0579293</text:p>
          </table:table-cell>
          <table:table-cell office:value-type="float" office:value="0.0469485" calcext:value-type="float">
            <text:p>0.0469485</text:p>
          </table:table-cell>
          <table:table-cell office:value-type="float" office:value="0.0421357" calcext:value-type="float">
            <text:p>0.0421357</text:p>
          </table:table-cell>
          <table:table-cell office:value-type="float" office:value="0.0341512" calcext:value-type="float">
            <text:p>0.0341512</text:p>
          </table:table-cell>
          <table:table-cell office:value-type="float" office:value="0.0306268" calcext:value-type="float">
            <text:p>0.0306268</text:p>
          </table:table-cell>
          <table:table-cell office:value-type="float" office:value="0.0283258" calcext:value-type="float">
            <text:p>0.0283258</text:p>
          </table:table-cell>
          <table:table-cell office:value-type="float" office:value="0.0346984" calcext:value-type="float">
            <text:p>0.0346984</text:p>
          </table:table-cell>
          <table:table-cell office:value-type="float" office:value="0.0306529" calcext:value-type="float">
            <text:p>0.0306529</text:p>
          </table:table-cell>
          <table:table-cell office:value-type="float" office:value="0.0239674" calcext:value-type="float">
            <text:p>0.0239674</text:p>
          </table:table-cell>
          <table:table-cell office:value-type="float" office:value="0.0291368" calcext:value-type="float">
            <text:p>0.0291368</text:p>
          </table:table-cell>
          <table:table-cell office:value-type="float" office:value="0.0284103" calcext:value-type="float">
            <text:p>0.0284103</text:p>
          </table:table-cell>
          <table:table-cell office:value-type="float" office:value="0.0215391" calcext:value-type="float">
            <text:p>0.0215391</text:p>
          </table:table-cell>
          <table:table-cell office:value-type="float" office:value="0.0222988" calcext:value-type="float">
            <text:p>0.0222988</text:p>
          </table:table-cell>
          <table:table-cell office:value-type="float" office:value="0.0203779" calcext:value-type="float">
            <text:p>0.0203779</text:p>
          </table:table-cell>
          <table:table-cell office:value-type="float" office:value="0.0226544" calcext:value-type="float">
            <text:p>0.0226544</text:p>
          </table:table-cell>
          <table:table-cell office:value-type="float" office:value="0.0230993" calcext:value-type="float">
            <text:p>0.0230993</text:p>
          </table:table-cell>
          <table:table-cell office:value-type="float" office:value="0.0255858" calcext:value-type="float">
            <text:p>0.0255858</text:p>
          </table:table-cell>
          <table:table-cell office:value-type="float" office:value="0.0249683" calcext:value-type="float">
            <text:p>0.0249683</text:p>
          </table:table-cell>
          <table:table-cell office:value-type="float" office:value="0.0202371" calcext:value-type="float">
            <text:p>0.0202371</text:p>
          </table:table-cell>
          <table:table-cell office:value-type="float" office:value="0.0231639" calcext:value-type="float">
            <text:p>0.0231639</text:p>
          </table:table-cell>
          <table:table-cell office:value-type="float" office:value="0.0227252" calcext:value-type="float">
            <text:p>0.0227252</text:p>
          </table:table-cell>
        </table:table-row>
        <table:table-row table:style-name="ro1">
          <table:table-cell office:value-type="string" calcext:value-type="string">
            <text:p>line_spaw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6506" calcext:value-type="float">
            <text:p>0.00136506</text:p>
          </table:table-cell>
          <table:table-cell office:value-type="float" office:value="0.00222412" calcext:value-type="float">
            <text:p>0.00222412</text:p>
          </table:table-cell>
          <table:table-cell office:value-type="float" office:value="0.00357152" calcext:value-type="float">
            <text:p>0.00357152</text:p>
          </table:table-cell>
          <table:table-cell office:value-type="float" office:value="0.00592865" calcext:value-type="float">
            <text:p>0.00592865</text:p>
          </table:table-cell>
          <table:table-cell office:value-type="float" office:value="0.0124872" calcext:value-type="float">
            <text:p>0.012487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.00000789077" calcext:value-type="float">
            <text:p>7.89E-0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000240431" calcext:value-type="float">
            <text:p>2.40E-0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.0000158644" calcext:value-type="float">
            <text:p>1.59E-05</text:p>
          </table:table-cell>
          <table:table-cell table:style-name="ce5" office:value-type="float" office:value="0.0000314639" calcext:value-type="float">
            <text:p>3.15E-05</text:p>
          </table:table-cell>
          <table:table-cell office:value-type="float" office:value="0.000762229" calcext:value-type="float">
            <text:p>0.000762229</text:p>
          </table:table-cell>
          <table:table-cell office:value-type="float" office:value="0.00410843" calcext:value-type="float">
            <text:p>0.00410843</text:p>
          </table:table-cell>
          <table:table-cell office:value-type="float" office:value="0.00384853" calcext:value-type="float">
            <text:p>0.00384853</text:p>
          </table:table-cell>
          <table:table-cell office:value-type="float" office:value="0.004034" calcext:value-type="float">
            <text:p>0.004034</text:p>
          </table:table-cell>
          <table:table-cell office:value-type="float" office:value="0.0029078" calcext:value-type="float">
            <text:p>0.0029078</text:p>
          </table:table-cell>
          <table:table-cell office:value-type="float" office:value="0.00477914" calcext:value-type="float">
            <text:p>0.00477914</text:p>
          </table:table-cell>
          <table:table-cell office:value-type="float" office:value="0.00580846" calcext:value-type="float">
            <text:p>0.00580846</text:p>
          </table:table-cell>
          <table:table-cell office:value-type="float" office:value="0.00575006" calcext:value-type="float">
            <text:p>0.00575006</text:p>
          </table:table-cell>
          <table:table-cell office:value-type="float" office:value="0.00497284" calcext:value-type="float">
            <text:p>0.00497284</text:p>
          </table:table-cell>
          <table:table-cell office:value-type="float" office:value="0.0120149" calcext:value-type="float">
            <text:p>0.0120149</text:p>
          </table:table-cell>
          <table:table-cell office:value-type="float" office:value="0.010484" calcext:value-type="float">
            <text:p>0.010484</text:p>
          </table:table-cell>
          <table:table-cell office:value-type="float" office:value="0.0125843" calcext:value-type="float">
            <text:p>0.0125843</text:p>
          </table:table-cell>
          <table:table-cell office:value-type="float" office:value="0.00899386" calcext:value-type="float">
            <text:p>0.00899386</text:p>
          </table:table-cell>
          <table:table-cell office:value-type="float" office:value="0.00461518" calcext:value-type="float">
            <text:p>0.00461518</text:p>
          </table:table-cell>
          <table:table-cell office:value-type="float" office:value="0.0084877" calcext:value-type="float">
            <text:p>0.0084877</text:p>
          </table:table-cell>
          <table:table-cell office:value-type="float" office:value="0.00639565" calcext:value-type="float">
            <text:p>0.00639565</text:p>
          </table:table-cell>
          <table:table-cell office:value-type="float" office:value="0.00593787" calcext:value-type="float">
            <text:p>0.00593787</text:p>
          </table:table-cell>
          <table:table-cell office:value-type="float" office:value="0.00744904" calcext:value-type="float">
            <text:p>0.00744904</text:p>
          </table:table-cell>
          <table:table-cell office:value-type="float" office:value="0.00388782" calcext:value-type="float">
            <text:p>0.00388782</text:p>
          </table:table-cell>
          <table:table-cell office:value-type="float" office:value="0.00279754" calcext:value-type="float">
            <text:p>0.00279754</text:p>
          </table:table-cell>
          <table:table-cell office:value-type="float" office:value="0.00149607" calcext:value-type="float">
            <text:p>0.00149607</text:p>
          </table:table-cell>
          <table:table-cell office:value-type="float" office:value="0.00330268" calcext:value-type="float">
            <text:p>0.00330268</text:p>
          </table:table-cell>
          <table:table-cell office:value-type="float" office:value="0.00296121" calcext:value-type="float">
            <text:p>0.00296121</text:p>
          </table:table-cell>
          <table:table-cell office:value-type="float" office:value="0.00212637" calcext:value-type="float">
            <text:p>0.00212637</text:p>
          </table:table-cell>
          <table:table-cell office:value-type="float" office:value="0.00194353" calcext:value-type="float">
            <text:p>0.00194353</text:p>
          </table:table-cell>
          <table:table-cell office:value-type="float" office:value="0.00157962" calcext:value-type="float">
            <text:p>0.00157962</text:p>
          </table:table-cell>
          <table:table-cell office:value-type="float" office:value="0.00124954" calcext:value-type="float">
            <text:p>0.00124954</text:p>
          </table:table-cell>
          <table:table-cell office:value-type="float" office:value="0.0015277" calcext:value-type="float">
            <text:p>0.0015277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Tangaroa_bio_autumn_est</text:p>
          </table:table-cell>
          <table:table-cell table:number-columns-repeated="46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02108" calcext:value-type="float">
            <text:p>302108</text:p>
          </table:table-cell>
          <table:table-cell table:number-columns-repeated="46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89944" calcext:value-type="float">
            <text:p>289944</text:p>
          </table:table-cell>
          <table:table-cell table:number-columns-repeated="46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77998" calcext:value-type="float">
            <text:p>277998</text:p>
          </table:table-cell>
          <table:table-cell table:number-columns-repeated="46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68214" calcext:value-type="float">
            <text:p>268214</text:p>
          </table:table-cell>
          <table:table-cell table:number-columns-repeated="46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59362" calcext:value-type="float">
            <text:p>259362</text:p>
          </table:table-cell>
          <table:table-cell table:number-columns-repeated="46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51405" calcext:value-type="float">
            <text:p>251405</text:p>
          </table:table-cell>
          <table:table-cell table:number-columns-repeated="46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45584" calcext:value-type="float">
            <text:p>245584</text:p>
          </table:table-cell>
          <table:table-cell table:number-columns-repeated="46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5264" calcext:value-type="float">
            <text:p>245264</text:p>
          </table:table-cell>
          <table:table-cell table:number-columns-repeated="4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1324" calcext:value-type="float">
            <text:p>251324</text:p>
          </table:table-cell>
          <table:table-cell table:number-columns-repeated="46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60717" calcext:value-type="float">
            <text:p>260717</text:p>
          </table:table-cell>
          <table:table-cell table:number-columns-repeated="46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70813" calcext:value-type="float">
            <text:p>270813</text:p>
          </table:table-cell>
          <table:table-cell table:number-columns-repeated="46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77489" calcext:value-type="float">
            <text:p>277489</text:p>
          </table:table-cell>
          <table:table-cell table:number-columns-repeated="4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9402" calcext:value-type="float">
            <text:p>279402</text:p>
          </table:table-cell>
          <table:table-cell table:number-columns-repeated="4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77843" calcext:value-type="float">
            <text:p>277843</text:p>
          </table:table-cell>
          <table:table-cell table:number-columns-repeated="4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75659" calcext:value-type="float">
            <text:p>275659</text:p>
          </table:table-cell>
          <table:table-cell table:number-columns-repeated="4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74446" calcext:value-type="float">
            <text:p>274446</text:p>
          </table:table-cell>
          <table:table-cell table:number-columns-repeated="4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73260" calcext:value-type="float">
            <text:p>273260</text:p>
          </table:table-cell>
          <table:table-cell table:number-columns-repeated="4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3397" calcext:value-type="float">
            <text:p>273397</text:p>
          </table:table-cell>
          <table:table-cell table:number-columns-repeated="4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6120" calcext:value-type="float">
            <text:p>276120</text:p>
          </table:table-cell>
          <table:table-cell table:number-columns-repeated="4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1598" calcext:value-type="float">
            <text:p>281598</text:p>
          </table:table-cell>
          <table:table-cell table:number-columns-repeated="4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8950" calcext:value-type="float">
            <text:p>288950</text:p>
          </table:table-cell>
          <table:table-cell table:number-columns-repeated="46"/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Tangaroa_bio_summer_est</text:p>
          </table:table-cell>
          <table:table-cell table:number-columns-repeated="46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89109" calcext:value-type="float">
            <text:p>289109</text:p>
          </table:table-cell>
          <table:table-cell table:number-columns-repeated="46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77325" calcext:value-type="float">
            <text:p>277325</text:p>
          </table:table-cell>
          <table:table-cell table:number-columns-repeated="46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65602" calcext:value-type="float">
            <text:p>265602</text:p>
          </table:table-cell>
          <table:table-cell table:number-columns-repeated="46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57970" calcext:value-type="float">
            <text:p>257970</text:p>
          </table:table-cell>
          <table:table-cell table:number-columns-repeated="46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50880" calcext:value-type="float">
            <text:p>250880</text:p>
          </table:table-cell>
          <table:table-cell table:number-columns-repeated="46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44459" calcext:value-type="float">
            <text:p>244459</text:p>
          </table:table-cell>
          <table:table-cell table:number-columns-repeated="46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39811" calcext:value-type="float">
            <text:p>239811</text:p>
          </table:table-cell>
          <table:table-cell table:number-columns-repeated="46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1136" calcext:value-type="float">
            <text:p>241136</text:p>
          </table:table-cell>
          <table:table-cell table:number-columns-repeated="4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9375" calcext:value-type="float">
            <text:p>249375</text:p>
          </table:table-cell>
          <table:table-cell table:number-columns-repeated="46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59070" calcext:value-type="float">
            <text:p>259070</text:p>
          </table:table-cell>
          <table:table-cell table:number-columns-repeated="46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7881" calcext:value-type="float">
            <text:p>267881</text:p>
          </table:table-cell>
          <table:table-cell table:number-columns-repeated="46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71921" calcext:value-type="float">
            <text:p>271921</text:p>
          </table:table-cell>
          <table:table-cell table:number-columns-repeated="4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1562" calcext:value-type="float">
            <text:p>271562</text:p>
          </table:table-cell>
          <table:table-cell table:number-columns-repeated="4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68318" calcext:value-type="float">
            <text:p>268318</text:p>
          </table:table-cell>
          <table:table-cell table:number-columns-repeated="4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65453" calcext:value-type="float">
            <text:p>265453</text:p>
          </table:table-cell>
          <table:table-cell table:number-columns-repeated="4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65010" calcext:value-type="float">
            <text:p>265010</text:p>
          </table:table-cell>
          <table:table-cell table:number-columns-repeated="4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63961" calcext:value-type="float">
            <text:p>263961</text:p>
          </table:table-cell>
          <table:table-cell table:number-columns-repeated="4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63881" calcext:value-type="float">
            <text:p>263881</text:p>
          </table:table-cell>
          <table:table-cell table:number-columns-repeated="4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7564" calcext:value-type="float">
            <text:p>267564</text:p>
          </table:table-cell>
          <table:table-cell table:number-columns-repeated="4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4298" calcext:value-type="float">
            <text:p>274298</text:p>
          </table:table-cell>
          <table:table-cell table:number-columns-repeated="4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2288" calcext:value-type="float">
            <text:p>282288</text:p>
          </table:table-cell>
          <table:table-cell table:number-columns-repeated="46"/>
        </table:table-row>
        <table:table-row table:style-name="ro1" table:number-rows-repeated="18">
          <table:table-cell table:number-columns-repeated="48"/>
        </table:table-row>
        <table:table-row table:style-name="ro1">
          <table:table-cell office:value-type="string" calcext:value-type="string">
            <text:p>*derived_quantity[SSB]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SSB</text:p>
          </table:table-cell>
          <table:table-cell office:value-type="string" calcext:value-type="string">
            <text:p>{L}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ype:</text:p>
          </table:table-cell>
          <table:table-cell office:value-type="string" calcext:value-type="string">
            <text:p>biomas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initialisation_phase[1]:</text:p>
          </table:table-cell>
          <table:table-cell office:value-type="float" office:value="332645" calcext:value-type="float">
            <text:p>3326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{v}</text:p>
          </table:table-cell>
          <table:table-cell table:number-columns-repeated="46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32645" calcext:value-type="float">
            <text:p>332645</text:p>
          </table:table-cell>
          <table:table-cell table:number-columns-repeated="46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32167" calcext:value-type="float">
            <text:p>332167</text:p>
          </table:table-cell>
          <table:table-cell table:number-columns-repeated="46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31128" calcext:value-type="float">
            <text:p>331128</text:p>
          </table:table-cell>
          <table:table-cell table:number-columns-repeated="46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30179" calcext:value-type="float">
            <text:p>330179</text:p>
          </table:table-cell>
          <table:table-cell table:number-columns-repeated="46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26733" calcext:value-type="float">
            <text:p>326733</text:p>
          </table:table-cell>
          <table:table-cell table:number-columns-repeated="46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23158" calcext:value-type="float">
            <text:p>323158</text:p>
          </table:table-cell>
          <table:table-cell table:number-columns-repeated="46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19746" calcext:value-type="float">
            <text:p>319746</text:p>
          </table:table-cell>
          <table:table-cell table:number-columns-repeated="46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13129" calcext:value-type="float">
            <text:p>313129</text:p>
          </table:table-cell>
          <table:table-cell table:number-columns-repeated="46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06325" calcext:value-type="float">
            <text:p>306325</text:p>
          </table:table-cell>
          <table:table-cell table:number-columns-repeated="46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00978" calcext:value-type="float">
            <text:p>300978</text:p>
          </table:table-cell>
          <table:table-cell table:number-columns-repeated="46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98522" calcext:value-type="float">
            <text:p>298522</text:p>
          </table:table-cell>
          <table:table-cell table:number-columns-repeated="46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96997" calcext:value-type="float">
            <text:p>296997</text:p>
          </table:table-cell>
          <table:table-cell table:number-columns-repeated="46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96290" calcext:value-type="float">
            <text:p>296290</text:p>
          </table:table-cell>
          <table:table-cell table:number-columns-repeated="46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95172" calcext:value-type="float">
            <text:p>295172</text:p>
          </table:table-cell>
          <table:table-cell table:number-columns-repeated="46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98050" calcext:value-type="float">
            <text:p>298050</text:p>
          </table:table-cell>
          <table:table-cell table:number-columns-repeated="46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01415" calcext:value-type="float">
            <text:p>301415</text:p>
          </table:table-cell>
          <table:table-cell table:number-columns-repeated="46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07978" calcext:value-type="float">
            <text:p>307978</text:p>
          </table:table-cell>
          <table:table-cell table:number-columns-repeated="46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11852" calcext:value-type="float">
            <text:p>311852</text:p>
          </table:table-cell>
          <table:table-cell table:number-columns-repeated="46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13530" calcext:value-type="float">
            <text:p>313530</text:p>
          </table:table-cell>
          <table:table-cell table:number-columns-repeated="46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09463" calcext:value-type="float">
            <text:p>309463</text:p>
          </table:table-cell>
          <table:table-cell table:number-columns-repeated="46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00753" calcext:value-type="float">
            <text:p>300753</text:p>
          </table:table-cell>
          <table:table-cell table:number-columns-repeated="46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87827" calcext:value-type="float">
            <text:p>287827</text:p>
          </table:table-cell>
          <table:table-cell table:number-columns-repeated="46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76474" calcext:value-type="float">
            <text:p>276474</text:p>
          </table:table-cell>
          <table:table-cell table:number-columns-repeated="46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64278" calcext:value-type="float">
            <text:p>264278</text:p>
          </table:table-cell>
          <table:table-cell table:number-columns-repeated="46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52854" calcext:value-type="float">
            <text:p>252854</text:p>
          </table:table-cell>
          <table:table-cell table:number-columns-repeated="46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42775" calcext:value-type="float">
            <text:p>242775</text:p>
          </table:table-cell>
          <table:table-cell table:number-columns-repeated="46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36584" calcext:value-type="float">
            <text:p>236584</text:p>
          </table:table-cell>
          <table:table-cell table:number-columns-repeated="46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35870" calcext:value-type="float">
            <text:p>235870</text:p>
          </table:table-cell>
          <table:table-cell table:number-columns-repeated="4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9734" calcext:value-type="float">
            <text:p>239734</text:p>
          </table:table-cell>
          <table:table-cell table:number-columns-repeated="46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48962" calcext:value-type="float">
            <text:p>248962</text:p>
          </table:table-cell>
          <table:table-cell table:number-columns-repeated="46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0988" calcext:value-type="float">
            <text:p>260988</text:p>
          </table:table-cell>
          <table:table-cell table:number-columns-repeated="46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71428" calcext:value-type="float">
            <text:p>271428</text:p>
          </table:table-cell>
          <table:table-cell table:number-columns-repeated="4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76251" calcext:value-type="float">
            <text:p>276251</text:p>
          </table:table-cell>
          <table:table-cell table:number-columns-repeated="4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76758" calcext:value-type="float">
            <text:p>276758</text:p>
          </table:table-cell>
          <table:table-cell table:number-columns-repeated="4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75568" calcext:value-type="float">
            <text:p>275568</text:p>
          </table:table-cell>
          <table:table-cell table:number-columns-repeated="4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72259" calcext:value-type="float">
            <text:p>272259</text:p>
          </table:table-cell>
          <table:table-cell table:number-columns-repeated="4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69733" calcext:value-type="float">
            <text:p>269733</text:p>
          </table:table-cell>
          <table:table-cell table:number-columns-repeated="4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0195" calcext:value-type="float">
            <text:p>270195</text:p>
          </table:table-cell>
          <table:table-cell table:number-columns-repeated="4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2579" calcext:value-type="float">
            <text:p>272579</text:p>
          </table:table-cell>
          <table:table-cell table:number-columns-repeated="4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6268" calcext:value-type="float">
            <text:p>276268</text:p>
          </table:table-cell>
          <table:table-cell table:number-columns-repeated="4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2232" calcext:value-type="float">
            <text:p>282232</text:p>
          </table:table-cell>
          <table:table-cell table:number-columns-repeated="4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8901" calcext:value-type="float">
            <text:p>288901</text:p>
          </table:table-cell>
          <table:table-cell table:number-columns-repeated="4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6267" calcext:value-type="float">
            <text:p>296267</text:p>
          </table:table-cell>
          <table:table-cell table:number-columns-repeated="4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2408" calcext:value-type="float">
            <text:p>302408</text:p>
          </table:table-cell>
          <table:table-cell table:number-columns-repeated="4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8033" calcext:value-type="float">
            <text:p>308033</text:p>
          </table:table-cell>
          <table:table-cell table:number-columns-repeated="4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0935" calcext:value-type="float">
            <text:p>310935</text:p>
          </table:table-cell>
          <table:table-cell table:number-columns-repeated="4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1885" calcext:value-type="float">
            <text:p>31188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{L}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*end</text:p>
          </table:table-cell>
          <table:table-cell table:number-columns-repeated="47"/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*process[Mortality]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categories: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label:</text:p>
          </table:table-cell>
          <table:table-cell office:value-type="string" calcext:value-type="string">
            <text:p>Instantaneous_Mortalit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: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electivities:</text:p>
          </table:table-cell>
          <table:table-cell table:number-columns-repeated="2" office:value-type="string" calcext:value-type="string">
            <text:p>M_all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ime_step_ratio: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type:</text:p>
          </table:table-cell>
          <table:table-cell office:value-type="string" calcext:value-type="string">
            <text:p>mortality_instantaneou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year: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fishing_pressure[FishingLineHome]:</text:p>
          </table:table-cell>
          <table:table-cell office:value-type="float" office:value="0" calcext:value-type="float">
            <text:p>0</text:p>
          </table:table-cell>
          <table:table-cell office:value-type="float" office:value="0.00162673" calcext:value-type="float">
            <text:p>0.00162673</text:p>
          </table:table-cell>
          <table:table-cell office:value-type="float" office:value="0.00364891" calcext:value-type="float">
            <text:p>0.00364891</text:p>
          </table:table-cell>
          <table:table-cell office:value-type="float" office:value="0.00347717" calcext:value-type="float">
            <text:p>0.00347717</text:p>
          </table:table-cell>
          <table:table-cell office:value-type="float" office:value="0.0116471" calcext:value-type="float">
            <text:p>0.0116471</text:p>
          </table:table-cell>
          <table:table-cell office:value-type="float" office:value="0.0115006" calcext:value-type="float">
            <text:p>0.0115006</text:p>
          </table:table-cell>
          <table:table-cell office:value-type="float" office:value="0.00919949" calcext:value-type="float">
            <text:p>0.00919949</text:p>
          </table:table-cell>
          <table:table-cell office:value-type="float" office:value="0.0182455" calcext:value-type="float">
            <text:p>0.0182455</text:p>
          </table:table-cell>
          <table:table-cell office:value-type="float" office:value="0.0180668" calcext:value-type="float">
            <text:p>0.0180668</text:p>
          </table:table-cell>
          <table:table-cell office:value-type="float" office:value="0.0157133" calcext:value-type="float">
            <text:p>0.0157133</text:p>
          </table:table-cell>
          <table:table-cell office:value-type="float" office:value="0.00864481" calcext:value-type="float">
            <text:p>0.00864481</text:p>
          </table:table-cell>
          <table:table-cell office:value-type="float" office:value="0.010036" calcext:value-type="float">
            <text:p>0.010036</text:p>
          </table:table-cell>
          <table:table-cell office:value-type="float" office:value="0.0116213" calcext:value-type="float">
            <text:p>0.0116213</text:p>
          </table:table-cell>
          <table:table-cell office:value-type="float" office:value="0.0163096" calcext:value-type="float">
            <text:p>0.0163096</text:p>
          </table:table-cell>
          <table:table-cell office:value-type="float" office:value="0.0115464" calcext:value-type="float">
            <text:p>0.0115464</text:p>
          </table:table-cell>
          <table:table-cell office:value-type="float" office:value="0.0141685" calcext:value-type="float">
            <text:p>0.0141685</text:p>
          </table:table-cell>
          <table:table-cell office:value-type="float" office:value="0.00727309" calcext:value-type="float">
            <text:p>0.00727309</text:p>
          </table:table-cell>
          <table:table-cell office:value-type="float" office:value="0.0101117" calcext:value-type="float">
            <text:p>0.0101117</text:p>
          </table:table-cell>
          <table:table-cell office:value-type="float" office:value="0.0109847" calcext:value-type="float">
            <text:p>0.0109847</text:p>
          </table:table-cell>
          <table:table-cell office:value-type="float" office:value="0.017301" calcext:value-type="float">
            <text:p>0.017301</text:p>
          </table:table-cell>
          <table:table-cell office:value-type="float" office:value="0.0243217" calcext:value-type="float">
            <text:p>0.0243217</text:p>
          </table:table-cell>
          <table:table-cell office:value-type="float" office:value="0.0333907" calcext:value-type="float">
            <text:p>0.0333907</text:p>
          </table:table-cell>
          <table:table-cell office:value-type="float" office:value="0.0248597" calcext:value-type="float">
            <text:p>0.0248597</text:p>
          </table:table-cell>
          <table:table-cell office:value-type="float" office:value="0.0366839" calcext:value-type="float">
            <text:p>0.0366839</text:p>
          </table:table-cell>
          <table:table-cell office:value-type="float" office:value="0.0421243" calcext:value-type="float">
            <text:p>0.0421243</text:p>
          </table:table-cell>
          <table:table-cell office:value-type="float" office:value="0.0541899" calcext:value-type="float">
            <text:p>0.0541899</text:p>
          </table:table-cell>
          <table:table-cell office:value-type="float" office:value="0.0580658" calcext:value-type="float">
            <text:p>0.0580658</text:p>
          </table:table-cell>
          <table:table-cell office:value-type="float" office:value="0.0470686" calcext:value-type="float">
            <text:p>0.0470686</text:p>
          </table:table-cell>
          <table:table-cell office:value-type="float" office:value="0.0422913" calcext:value-type="float">
            <text:p>0.0422913</text:p>
          </table:table-cell>
          <table:table-cell office:value-type="float" office:value="0.0343489" calcext:value-type="float">
            <text:p>0.0343489</text:p>
          </table:table-cell>
          <table:table-cell office:value-type="float" office:value="0.0308261" calcext:value-type="float">
            <text:p>0.0308261</text:p>
          </table:table-cell>
          <table:table-cell office:value-type="float" office:value="0.0287521" calcext:value-type="float">
            <text:p>0.0287521</text:p>
          </table:table-cell>
          <table:table-cell office:value-type="float" office:value="0.0349217" calcext:value-type="float">
            <text:p>0.0349217</text:p>
          </table:table-cell>
          <table:table-cell office:value-type="float" office:value="0.0307698" calcext:value-type="float">
            <text:p>0.0307698</text:p>
          </table:table-cell>
          <table:table-cell office:value-type="float" office:value="0.024239" calcext:value-type="float">
            <text:p>0.024239</text:p>
          </table:table-cell>
          <table:table-cell office:value-type="float" office:value="0.0294226" calcext:value-type="float">
            <text:p>0.0294226</text:p>
          </table:table-cell>
          <table:table-cell office:value-type="float" office:value="0.0284701" calcext:value-type="float">
            <text:p>0.0284701</text:p>
          </table:table-cell>
          <table:table-cell office:value-type="float" office:value="0.0215772" calcext:value-type="float">
            <text:p>0.0215772</text:p>
          </table:table-cell>
          <table:table-cell office:value-type="float" office:value="0.0223528" calcext:value-type="float">
            <text:p>0.0223528</text:p>
          </table:table-cell>
          <table:table-cell office:value-type="float" office:value="0.020431" calcext:value-type="float">
            <text:p>0.020431</text:p>
          </table:table-cell>
          <table:table-cell office:value-type="float" office:value="0.0227249" calcext:value-type="float">
            <text:p>0.0227249</text:p>
          </table:table-cell>
          <table:table-cell office:value-type="float" office:value="0.0233646" calcext:value-type="float">
            <text:p>0.0233646</text:p>
          </table:table-cell>
          <table:table-cell office:value-type="float" office:value="0.0256986" calcext:value-type="float">
            <text:p>0.0256986</text:p>
          </table:table-cell>
          <table:table-cell office:value-type="float" office:value="0.0250828" calcext:value-type="float">
            <text:p>0.0250828</text:p>
          </table:table-cell>
          <table:table-cell office:value-type="float" office:value="0.0203238" calcext:value-type="float">
            <text:p>0.0203238</text:p>
          </table:table-cell>
          <table:table-cell office:value-type="float" office:value="0.023279" calcext:value-type="float">
            <text:p>0.023279</text:p>
          </table:table-cell>
          <table:table-cell office:value-type="float" office:value="0.0228378" calcext:value-type="float">
            <text:p>0.0228378</text:p>
          </table:table-cell>
        </table:table-row>
        <table:table-row table:style-name="ro1">
          <table:table-cell office:value-type="string" calcext:value-type="string">
            <text:p>catch[FishingLineHome]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494" calcext:value-type="float">
            <text:p>494</text:p>
          </table:table-cell>
          <table:table-cell office:value-type="float" office:value="1022" calcext:value-type="float">
            <text:p>1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2" calcext:value-type="float">
            <text:p>392</text:p>
          </table:table-cell>
          <table:table-cell office:value-type="float" office:value="566" calcext:value-type="float">
            <text:p>566</text:p>
          </table:table-cell>
          <table:table-cell office:value-type="float" office:value="1238" calcext:value-type="float">
            <text:p>1238</text:p>
          </table:table-cell>
          <table:table-cell office:value-type="float" office:value="770" calcext:value-type="float">
            <text:p>770</text:p>
          </table:table-cell>
          <table:table-cell office:value-type="float" office:value="2355" calcext:value-type="float">
            <text:p>2355</text:p>
          </table:table-cell>
          <table:table-cell office:value-type="float" office:value="2153" calcext:value-type="float">
            <text:p>2153</text:p>
          </table:table-cell>
          <table:table-cell office:value-type="float" office:value="3412" calcext:value-type="float">
            <text:p>3412</text:p>
          </table:table-cell>
          <table:table-cell office:value-type="float" office:value="4032" calcext:value-type="float">
            <text:p>4032</text:p>
          </table:table-cell>
          <table:table-cell office:value-type="float" office:value="2721" calcext:value-type="float">
            <text:p>2721</text:p>
          </table:table-cell>
          <table:table-cell office:value-type="float" office:value="1421" calcext:value-type="float">
            <text:p>1421</text:p>
          </table:table-cell>
          <table:table-cell office:value-type="float" office:value="818" calcext:value-type="float">
            <text:p>818</text:p>
          </table:table-cell>
          <table:table-cell office:value-type="float" office:value="426" calcext:value-type="float">
            <text:p>426</text:p>
          </table:table-cell>
          <table:table-cell office:value-type="float" office:value="183" calcext:value-type="float">
            <text:p>183</text:p>
          </table:table-cell>
          <table:table-cell office:value-type="float" office:value="774" calcext:value-type="float">
            <text:p>774</text:p>
          </table:table-cell>
          <table:table-cell office:value-type="float" office:value="276" calcext:value-type="float">
            <text:p>276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29" calcext:value-type="float">
            <text:p>329</text:p>
          </table:table-cell>
          <table:table-cell office:value-type="float" office:value="276" calcext:value-type="float">
            <text:p>276</text:p>
          </table:table-cell>
          <table:table-cell office:value-type="float" office:value="864" calcext:value-type="float">
            <text:p>864</text:p>
          </table:table-cell>
          <table:table-cell office:value-type="float" office:value="567" calcext:value-type="float">
            <text:p>567</text:p>
          </table:table-cell>
          <table:table-cell office:value-type="float" office:value="934" calcext:value-type="float">
            <text:p>934</text:p>
          </table:table-cell>
          <table:table-cell office:value-type="float" office:value="135" calcext:value-type="float">
            <text:p>135</text:p>
          </table:table-cell>
          <table:table-cell office:value-type="float" office:value="785" calcext:value-type="float">
            <text:p>785</text:p>
          </table:table-cell>
          <table:table-cell office:value-type="float" office:value="611" calcext:value-type="float">
            <text:p>611</text:p>
          </table:table-cell>
          <table:table-cell office:value-type="float" office:value="440" calcext:value-type="float">
            <text:p>440</text:p>
          </table:table-cell>
          <table:table-cell office:value-type="float" office:value="633" calcext:value-type="float">
            <text:p>63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ctual_catch[FishingLineHome]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494" calcext:value-type="float">
            <text:p>494</text:p>
          </table:table-cell>
          <table:table-cell office:value-type="float" office:value="1022" calcext:value-type="float">
            <text:p>1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92" calcext:value-type="float">
            <text:p>392</text:p>
          </table:table-cell>
          <table:table-cell office:value-type="float" office:value="566" calcext:value-type="float">
            <text:p>566</text:p>
          </table:table-cell>
          <table:table-cell office:value-type="float" office:value="1238" calcext:value-type="float">
            <text:p>1238</text:p>
          </table:table-cell>
          <table:table-cell office:value-type="float" office:value="770" calcext:value-type="float">
            <text:p>770</text:p>
          </table:table-cell>
          <table:table-cell office:value-type="float" office:value="2355" calcext:value-type="float">
            <text:p>2355</text:p>
          </table:table-cell>
          <table:table-cell office:value-type="float" office:value="2153" calcext:value-type="float">
            <text:p>2153</text:p>
          </table:table-cell>
          <table:table-cell office:value-type="float" office:value="3412" calcext:value-type="float">
            <text:p>3412</text:p>
          </table:table-cell>
          <table:table-cell office:value-type="float" office:value="4032" calcext:value-type="float">
            <text:p>4032</text:p>
          </table:table-cell>
          <table:table-cell office:value-type="float" office:value="2721" calcext:value-type="float">
            <text:p>2721</text:p>
          </table:table-cell>
          <table:table-cell office:value-type="float" office:value="1421" calcext:value-type="float">
            <text:p>1421</text:p>
          </table:table-cell>
          <table:table-cell office:value-type="float" office:value="818" calcext:value-type="float">
            <text:p>818</text:p>
          </table:table-cell>
          <table:table-cell office:value-type="float" office:value="426" calcext:value-type="float">
            <text:p>426</text:p>
          </table:table-cell>
          <table:table-cell office:value-type="float" office:value="183" calcext:value-type="float">
            <text:p>183</text:p>
          </table:table-cell>
          <table:table-cell office:value-type="float" office:value="774" calcext:value-type="float">
            <text:p>774</text:p>
          </table:table-cell>
          <table:table-cell office:value-type="float" office:value="276" calcext:value-type="float">
            <text:p>276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29" calcext:value-type="float">
            <text:p>329</text:p>
          </table:table-cell>
          <table:table-cell office:value-type="float" office:value="276" calcext:value-type="float">
            <text:p>276</text:p>
          </table:table-cell>
          <table:table-cell office:value-type="float" office:value="864" calcext:value-type="float">
            <text:p>864</text:p>
          </table:table-cell>
          <table:table-cell office:value-type="float" office:value="567" calcext:value-type="float">
            <text:p>567</text:p>
          </table:table-cell>
          <table:table-cell office:value-type="float" office:value="934" calcext:value-type="float">
            <text:p>934</text:p>
          </table:table-cell>
          <table:table-cell office:value-type="float" office:value="135" calcext:value-type="float">
            <text:p>135</text:p>
          </table:table-cell>
          <table:table-cell office:value-type="float" office:value="785" calcext:value-type="float">
            <text:p>785</text:p>
          </table:table-cell>
          <table:table-cell office:value-type="float" office:value="611" calcext:value-type="float">
            <text:p>611</text:p>
          </table:table-cell>
          <table:table-cell office:value-type="float" office:value="440" calcext:value-type="float">
            <text:p>440</text:p>
          </table:table-cell>
          <table:table-cell office:value-type="float" office:value="633" calcext:value-type="float">
            <text:p>63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fishing_pressure[FishingLineSpawn]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3533" calcext:value-type="float">
            <text:p>0.0013533</text:p>
          </table:table-cell>
          <table:table-cell office:value-type="float" office:value="0.00220511" calcext:value-type="float">
            <text:p>0.00220511</text:p>
          </table:table-cell>
          <table:table-cell office:value-type="float" office:value="0.00354107" calcext:value-type="float">
            <text:p>0.00354107</text:p>
          </table:table-cell>
          <table:table-cell office:value-type="float" office:value="0.00587727" calcext:value-type="float">
            <text:p>0.00587727</text:p>
          </table:table-cell>
          <table:table-cell office:value-type="float" office:value="0.0123767" calcext:value-type="float">
            <text:p>0.012376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.00000781724" calcext:value-type="float">
            <text:p>7.82E-0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.0000238041" calcext:value-type="float">
            <text:p>2.38E-0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.0000157073" calcext:value-type="float">
            <text:p>1.57E-05</text:p>
          </table:table-cell>
          <table:table-cell table:style-name="ce5" office:value-type="float" office:value="0.0000311724" calcext:value-type="float">
            <text:p>3.12E-05</text:p>
          </table:table-cell>
          <table:table-cell office:value-type="float" office:value="0.000755931" calcext:value-type="float">
            <text:p>0.000755931</text:p>
          </table:table-cell>
          <table:table-cell office:value-type="float" office:value="0.00407859" calcext:value-type="float">
            <text:p>0.00407859</text:p>
          </table:table-cell>
          <table:table-cell office:value-type="float" office:value="0.00382374" calcext:value-type="float">
            <text:p>0.00382374</text:p>
          </table:table-cell>
          <table:table-cell office:value-type="float" office:value="0.00401077" calcext:value-type="float">
            <text:p>0.00401077</text:p>
          </table:table-cell>
          <table:table-cell office:value-type="float" office:value="0.00289168" calcext:value-type="float">
            <text:p>0.00289168</text:p>
          </table:table-cell>
          <table:table-cell office:value-type="float" office:value="0.00475291" calcext:value-type="float">
            <text:p>0.00475291</text:p>
          </table:table-cell>
          <table:table-cell office:value-type="float" office:value="0.0057698" calcext:value-type="float">
            <text:p>0.0057698</text:p>
          </table:table-cell>
          <table:table-cell office:value-type="float" office:value="0.00570201" calcext:value-type="float">
            <text:p>0.00570201</text:p>
          </table:table-cell>
          <table:table-cell office:value-type="float" office:value="0.00492094" calcext:value-type="float">
            <text:p>0.00492094</text:p>
          </table:table-cell>
          <table:table-cell office:value-type="float" office:value="0.0118675" calcext:value-type="float">
            <text:p>0.0118675</text:p>
          </table:table-cell>
          <table:table-cell office:value-type="float" office:value="0.0103383" calcext:value-type="float">
            <text:p>0.0103383</text:p>
          </table:table-cell>
          <table:table-cell office:value-type="float" office:value="0.0123942" calcext:value-type="float">
            <text:p>0.0123942</text:p>
          </table:table-cell>
          <table:table-cell office:value-type="float" office:value="0.00885116" calcext:value-type="float">
            <text:p>0.00885116</text:p>
          </table:table-cell>
          <table:table-cell office:value-type="float" office:value="0.00454108" calcext:value-type="float">
            <text:p>0.00454108</text:p>
          </table:table-cell>
          <table:table-cell office:value-type="float" office:value="0.00835701" calcext:value-type="float">
            <text:p>0.00835701</text:p>
          </table:table-cell>
          <table:table-cell office:value-type="float" office:value="0.00630465" calcext:value-type="float">
            <text:p>0.00630465</text:p>
          </table:table-cell>
          <table:table-cell office:value-type="float" office:value="0.0058607" calcext:value-type="float">
            <text:p>0.0058607</text:p>
          </table:table-cell>
          <table:table-cell office:value-type="float" office:value="0.00735902" calcext:value-type="float">
            <text:p>0.00735902</text:p>
          </table:table-cell>
          <table:table-cell office:value-type="float" office:value="0.0038416" calcext:value-type="float">
            <text:p>0.0038416</text:p>
          </table:table-cell>
          <table:table-cell office:value-type="float" office:value="0.00276465" calcext:value-type="float">
            <text:p>0.00276465</text:p>
          </table:table-cell>
          <table:table-cell office:value-type="float" office:value="0.00147805" calcext:value-type="float">
            <text:p>0.00147805</text:p>
          </table:table-cell>
          <table:table-cell office:value-type="float" office:value="0.00326211" calcext:value-type="float">
            <text:p>0.00326211</text:p>
          </table:table-cell>
          <table:table-cell office:value-type="float" office:value="0.00292366" calcext:value-type="float">
            <text:p>0.00292366</text:p>
          </table:table-cell>
          <table:table-cell office:value-type="float" office:value="0.00209874" calcext:value-type="float">
            <text:p>0.00209874</text:p>
          </table:table-cell>
          <table:table-cell office:value-type="float" office:value="0.00191819" calcext:value-type="float">
            <text:p>0.00191819</text:p>
          </table:table-cell>
          <table:table-cell office:value-type="float" office:value="0.00155932" calcext:value-type="float">
            <text:p>0.00155932</text:p>
          </table:table-cell>
          <table:table-cell office:value-type="float" office:value="0.00123403" calcext:value-type="float">
            <text:p>0.00123403</text:p>
          </table:table-cell>
          <table:table-cell office:value-type="float" office:value="0.0015155" calcext:value-type="float">
            <text:p>0.0015155</text:p>
          </table:table-cell>
        </table:table-row>
        <table:table-row table:style-name="ro1">
          <table:table-cell office:value-type="string" calcext:value-type="string">
            <text:p>catch[FishingLineSpawn]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490" calcext:value-type="float">
            <text:p>490</text:p>
          </table:table-cell>
          <table:table-cell office:value-type="float" office:value="806" calcext:value-type="float">
            <text:p>806</text:p>
          </table:table-cell>
          <table:table-cell office:value-type="float" office:value="1668" calcext:value-type="float">
            <text:p>1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18" calcext:value-type="float">
            <text:p>518</text:p>
          </table:table-cell>
          <table:table-cell office:value-type="float" office:value="474" calcext:value-type="float">
            <text:p>474</text:p>
          </table:table-cell>
          <table:table-cell office:value-type="float" office:value="486" calcext:value-type="float">
            <text:p>486</text:p>
          </table:table-cell>
          <table:table-cell office:value-type="float" office:value="338" calcext:value-type="float">
            <text:p>338</text:p>
          </table:table-cell>
          <table:table-cell office:value-type="float" office:value="531" calcext:value-type="float">
            <text:p>531</text:p>
          </table:table-cell>
          <table:table-cell office:value-type="float" office:value="614" calcext:value-type="float">
            <text:p>614</text:p>
          </table:table-cell>
          <table:table-cell office:value-type="float" office:value="581" calcext:value-type="float">
            <text:p>581</text:p>
          </table:table-cell>
          <table:table-cell office:value-type="float" office:value="489" calcext:value-type="float">
            <text:p>489</text:p>
          </table:table-cell>
          <table:table-cell office:value-type="float" office:value="1161" calcext:value-type="float">
            <text:p>1161</text:p>
          </table:table-cell>
          <table:table-cell office:value-type="float" office:value="1007" calcext:value-type="float">
            <text:p>1007</text:p>
          </table:table-cell>
          <table:table-cell office:value-type="float" office:value="1220" calcext:value-type="float">
            <text:p>1220</text:p>
          </table:table-cell>
          <table:table-cell office:value-type="float" office:value="892" calcext:value-type="float">
            <text:p>892</text:p>
          </table:table-cell>
          <table:table-cell office:value-type="float" office:value="471" calcext:value-type="float">
            <text:p>471</text:p>
          </table:table-cell>
          <table:table-cell office:value-type="float" office:value="894" calcext:value-type="float">
            <text:p>894</text:p>
          </table:table-cell>
          <table:table-cell office:value-type="float" office:value="692" calcext:value-type="float">
            <text:p>692</text:p>
          </table:table-cell>
          <table:table-cell office:value-type="float" office:value="651" calcext:value-type="float">
            <text:p>651</text:p>
          </table:table-cell>
          <table:table-cell office:value-type="float" office:value="821" calcext:value-type="float">
            <text:p>821</text:p>
          </table:table-cell>
          <table:table-cell office:value-type="float" office:value="432" calcext:value-type="float">
            <text:p>432</text:p>
          </table:table-cell>
          <table:table-cell office:value-type="float" office:value="313" calcext:value-type="float">
            <text:p>313</text:p>
          </table:table-cell>
          <table:table-cell office:value-type="float" office:value="169" calcext:value-type="float">
            <text:p>169</text:p>
          </table:table-cell>
          <table:table-cell office:value-type="float" office:value="376" calcext:value-type="float">
            <text:p>376</text:p>
          </table:table-cell>
          <table:table-cell office:value-type="float" office:value="340" calcext:value-type="float">
            <text:p>340</text:p>
          </table:table-cell>
          <table:table-cell office:value-type="float" office:value="247" calcext:value-type="float">
            <text:p>247</text:p>
          </table:table-cell>
          <table:table-cell office:value-type="float" office:value="229" calcext:value-type="float">
            <text:p>229</text:p>
          </table:table-cell>
          <table:table-cell office:value-type="float" office:value="190" calcext:value-type="float">
            <text:p>190</text:p>
          </table:table-cell>
          <table:table-cell office:value-type="float" office:value="153" calcext:value-type="float">
            <text:p>15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actual_catch[FishingLineSpawn]: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490" calcext:value-type="float">
            <text:p>490</text:p>
          </table:table-cell>
          <table:table-cell office:value-type="float" office:value="806" calcext:value-type="float">
            <text:p>806</text:p>
          </table:table-cell>
          <table:table-cell office:value-type="float" office:value="1668" calcext:value-type="float">
            <text:p>1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18" calcext:value-type="float">
            <text:p>518</text:p>
          </table:table-cell>
          <table:table-cell office:value-type="float" office:value="474" calcext:value-type="float">
            <text:p>474</text:p>
          </table:table-cell>
          <table:table-cell office:value-type="float" office:value="486" calcext:value-type="float">
            <text:p>486</text:p>
          </table:table-cell>
          <table:table-cell office:value-type="float" office:value="338" calcext:value-type="float">
            <text:p>338</text:p>
          </table:table-cell>
          <table:table-cell office:value-type="float" office:value="531" calcext:value-type="float">
            <text:p>531</text:p>
          </table:table-cell>
          <table:table-cell office:value-type="float" office:value="614" calcext:value-type="float">
            <text:p>614</text:p>
          </table:table-cell>
          <table:table-cell office:value-type="float" office:value="581" calcext:value-type="float">
            <text:p>581</text:p>
          </table:table-cell>
          <table:table-cell office:value-type="float" office:value="489" calcext:value-type="float">
            <text:p>489</text:p>
          </table:table-cell>
          <table:table-cell office:value-type="float" office:value="1161" calcext:value-type="float">
            <text:p>1161</text:p>
          </table:table-cell>
          <table:table-cell office:value-type="float" office:value="1007" calcext:value-type="float">
            <text:p>1007</text:p>
          </table:table-cell>
          <table:table-cell office:value-type="float" office:value="1220" calcext:value-type="float">
            <text:p>1220</text:p>
          </table:table-cell>
          <table:table-cell office:value-type="float" office:value="892" calcext:value-type="float">
            <text:p>892</text:p>
          </table:table-cell>
          <table:table-cell office:value-type="float" office:value="471" calcext:value-type="float">
            <text:p>471</text:p>
          </table:table-cell>
          <table:table-cell office:value-type="float" office:value="894" calcext:value-type="float">
            <text:p>894</text:p>
          </table:table-cell>
          <table:table-cell office:value-type="float" office:value="692" calcext:value-type="float">
            <text:p>692</text:p>
          </table:table-cell>
          <table:table-cell office:value-type="float" office:value="651" calcext:value-type="float">
            <text:p>651</text:p>
          </table:table-cell>
          <table:table-cell office:value-type="float" office:value="821" calcext:value-type="float">
            <text:p>821</text:p>
          </table:table-cell>
          <table:table-cell office:value-type="float" office:value="432" calcext:value-type="float">
            <text:p>432</text:p>
          </table:table-cell>
          <table:table-cell office:value-type="float" office:value="313" calcext:value-type="float">
            <text:p>313</text:p>
          </table:table-cell>
          <table:table-cell office:value-type="float" office:value="169" calcext:value-type="float">
            <text:p>169</text:p>
          </table:table-cell>
          <table:table-cell office:value-type="float" office:value="376" calcext:value-type="float">
            <text:p>376</text:p>
          </table:table-cell>
          <table:table-cell office:value-type="float" office:value="340" calcext:value-type="float">
            <text:p>340</text:p>
          </table:table-cell>
          <table:table-cell office:value-type="float" office:value="247" calcext:value-type="float">
            <text:p>247</text:p>
          </table:table-cell>
          <table:table-cell office:value-type="float" office:value="229" calcext:value-type="float">
            <text:p>229</text:p>
          </table:table-cell>
          <table:table-cell office:value-type="float" office:value="190" calcext:value-type="float">
            <text:p>190</text:p>
          </table:table-cell>
          <table:table-cell office:value-type="float" office:value="153" calcext:value-type="float">
            <text:p>15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fishing_pressure[FishingTrwl]:</text:p>
          </table:table-cell>
          <table:table-cell office:value-type="float" office:value="0" calcext:value-type="float">
            <text:p>0</text:p>
          </table:table-cell>
          <table:table-cell office:value-type="float" office:value="0.00162673" calcext:value-type="float">
            <text:p>0.00162673</text:p>
          </table:table-cell>
          <table:table-cell office:value-type="float" office:value="0.00364891" calcext:value-type="float">
            <text:p>0.00364891</text:p>
          </table:table-cell>
          <table:table-cell office:value-type="float" office:value="0.00347717" calcext:value-type="float">
            <text:p>0.00347717</text:p>
          </table:table-cell>
          <table:table-cell office:value-type="float" office:value="0.0116471" calcext:value-type="float">
            <text:p>0.0116471</text:p>
          </table:table-cell>
          <table:table-cell office:value-type="float" office:value="0.0115006" calcext:value-type="float">
            <text:p>0.0115006</text:p>
          </table:table-cell>
          <table:table-cell office:value-type="float" office:value="0.00919949" calcext:value-type="float">
            <text:p>0.00919949</text:p>
          </table:table-cell>
          <table:table-cell office:value-type="float" office:value="0.0182455" calcext:value-type="float">
            <text:p>0.0182455</text:p>
          </table:table-cell>
          <table:table-cell office:value-type="float" office:value="0.0180668" calcext:value-type="float">
            <text:p>0.0180668</text:p>
          </table:table-cell>
          <table:table-cell office:value-type="float" office:value="0.0157133" calcext:value-type="float">
            <text:p>0.0157133</text:p>
          </table:table-cell>
          <table:table-cell office:value-type="float" office:value="0.00864481" calcext:value-type="float">
            <text:p>0.00864481</text:p>
          </table:table-cell>
          <table:table-cell office:value-type="float" office:value="0.010036" calcext:value-type="float">
            <text:p>0.010036</text:p>
          </table:table-cell>
          <table:table-cell office:value-type="float" office:value="0.0116213" calcext:value-type="float">
            <text:p>0.0116213</text:p>
          </table:table-cell>
          <table:table-cell office:value-type="float" office:value="0.0163096" calcext:value-type="float">
            <text:p>0.0163096</text:p>
          </table:table-cell>
          <table:table-cell office:value-type="float" office:value="0.0115464" calcext:value-type="float">
            <text:p>0.0115464</text:p>
          </table:table-cell>
          <table:table-cell office:value-type="float" office:value="0.0141685" calcext:value-type="float">
            <text:p>0.0141685</text:p>
          </table:table-cell>
          <table:table-cell office:value-type="float" office:value="0.00727309" calcext:value-type="float">
            <text:p>0.00727309</text:p>
          </table:table-cell>
          <table:table-cell office:value-type="float" office:value="0.0101117" calcext:value-type="float">
            <text:p>0.0101117</text:p>
          </table:table-cell>
          <table:table-cell office:value-type="float" office:value="0.0109847" calcext:value-type="float">
            <text:p>0.0109847</text:p>
          </table:table-cell>
          <table:table-cell office:value-type="float" office:value="0.017301" calcext:value-type="float">
            <text:p>0.017301</text:p>
          </table:table-cell>
          <table:table-cell office:value-type="float" office:value="0.0243217" calcext:value-type="float">
            <text:p>0.0243217</text:p>
          </table:table-cell>
          <table:table-cell office:value-type="float" office:value="0.0333907" calcext:value-type="float">
            <text:p>0.0333907</text:p>
          </table:table-cell>
          <table:table-cell office:value-type="float" office:value="0.0248597" calcext:value-type="float">
            <text:p>0.0248597</text:p>
          </table:table-cell>
          <table:table-cell office:value-type="float" office:value="0.0366839" calcext:value-type="float">
            <text:p>0.0366839</text:p>
          </table:table-cell>
          <table:table-cell office:value-type="float" office:value="0.0421243" calcext:value-type="float">
            <text:p>0.0421243</text:p>
          </table:table-cell>
          <table:table-cell office:value-type="float" office:value="0.0541899" calcext:value-type="float">
            <text:p>0.0541899</text:p>
          </table:table-cell>
          <table:table-cell office:value-type="float" office:value="0.0580658" calcext:value-type="float">
            <text:p>0.0580658</text:p>
          </table:table-cell>
          <table:table-cell office:value-type="float" office:value="0.0470686" calcext:value-type="float">
            <text:p>0.0470686</text:p>
          </table:table-cell>
          <table:table-cell office:value-type="float" office:value="0.0422913" calcext:value-type="float">
            <text:p>0.0422913</text:p>
          </table:table-cell>
          <table:table-cell office:value-type="float" office:value="0.0343489" calcext:value-type="float">
            <text:p>0.0343489</text:p>
          </table:table-cell>
          <table:table-cell office:value-type="float" office:value="0.0308261" calcext:value-type="float">
            <text:p>0.0308261</text:p>
          </table:table-cell>
          <table:table-cell office:value-type="float" office:value="0.0287521" calcext:value-type="float">
            <text:p>0.0287521</text:p>
          </table:table-cell>
          <table:table-cell office:value-type="float" office:value="0.0349217" calcext:value-type="float">
            <text:p>0.0349217</text:p>
          </table:table-cell>
          <table:table-cell office:value-type="float" office:value="0.0307698" calcext:value-type="float">
            <text:p>0.0307698</text:p>
          </table:table-cell>
          <table:table-cell office:value-type="float" office:value="0.024239" calcext:value-type="float">
            <text:p>0.024239</text:p>
          </table:table-cell>
          <table:table-cell office:value-type="float" office:value="0.0294226" calcext:value-type="float">
            <text:p>0.0294226</text:p>
          </table:table-cell>
          <table:table-cell office:value-type="float" office:value="0.0284701" calcext:value-type="float">
            <text:p>0.0284701</text:p>
          </table:table-cell>
          <table:table-cell office:value-type="float" office:value="0.0215772" calcext:value-type="float">
            <text:p>0.0215772</text:p>
          </table:table-cell>
          <table:table-cell office:value-type="float" office:value="0.0223528" calcext:value-type="float">
            <text:p>0.0223528</text:p>
          </table:table-cell>
          <table:table-cell office:value-type="float" office:value="0.020431" calcext:value-type="float">
            <text:p>0.020431</text:p>
          </table:table-cell>
          <table:table-cell office:value-type="float" office:value="0.0227249" calcext:value-type="float">
            <text:p>0.0227249</text:p>
          </table:table-cell>
          <table:table-cell office:value-type="float" office:value="0.0233646" calcext:value-type="float">
            <text:p>0.0233646</text:p>
          </table:table-cell>
          <table:table-cell office:value-type="float" office:value="0.0256986" calcext:value-type="float">
            <text:p>0.0256986</text:p>
          </table:table-cell>
          <table:table-cell office:value-type="float" office:value="0.0250828" calcext:value-type="float">
            <text:p>0.0250828</text:p>
          </table:table-cell>
          <table:table-cell office:value-type="float" office:value="0.0203238" calcext:value-type="float">
            <text:p>0.0203238</text:p>
          </table:table-cell>
          <table:table-cell office:value-type="float" office:value="0.023279" calcext:value-type="float">
            <text:p>0.023279</text:p>
          </table:table-cell>
          <table:table-cell office:value-type="float" office:value="0.0228378" calcext:value-type="float">
            <text:p>0.0228378</text:p>
          </table:table-cell>
        </table:table-row>
        <table:table-row table:style-name="ro1">
          <table:table-cell office:value-type="string" calcext:value-type="string">
            <text:p>catch[FishingTrwl]: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20" calcext:value-type="float">
            <text:p>1120</text:p>
          </table:table-cell>
          <table:table-cell office:value-type="float" office:value="900" calcext:value-type="float">
            <text:p>900</text:p>
          </table:table-cell>
          <table:table-cell office:value-type="float" office:value="3402" calcext:value-type="float">
            <text:p>3402</text:p>
          </table:table-cell>
          <table:table-cell office:value-type="float" office:value="3100" calcext:value-type="float">
            <text:p>3100</text:p>
          </table:table-cell>
          <table:table-cell office:value-type="float" office:value="1945" calcext:value-type="float">
            <text:p>1945</text:p>
          </table:table-cell>
          <table:table-cell office:value-type="float" office:value="3707" calcext:value-type="float">
            <text:p>3707</text:p>
          </table:table-cell>
          <table:table-cell office:value-type="float" office:value="5200" calcext:value-type="float">
            <text:p>5200</text:p>
          </table:table-cell>
          <table:table-cell office:value-type="float" office:value="4427" calcext:value-type="float">
            <text:p>4427</text:p>
          </table:table-cell>
          <table:table-cell office:value-type="float" office:value="2402" calcext:value-type="float">
            <text:p>2402</text:p>
          </table:table-cell>
          <table:table-cell office:value-type="float" office:value="2778" calcext:value-type="float">
            <text:p>2778</text:p>
          </table:table-cell>
          <table:table-cell office:value-type="float" office:value="3203" calcext:value-type="float">
            <text:p>3203</text:p>
          </table:table-cell>
          <table:table-cell office:value-type="float" office:value="4480" calcext:value-type="float">
            <text:p>4480</text:p>
          </table:table-cell>
          <table:table-cell office:value-type="float" office:value="3182" calcext:value-type="float">
            <text:p>3182</text:p>
          </table:table-cell>
          <table:table-cell office:value-type="float" office:value="3962" calcext:value-type="float">
            <text:p>3962</text:p>
          </table:table-cell>
          <table:table-cell office:value-type="float" office:value="2065" calcext:value-type="float">
            <text:p>2065</text:p>
          </table:table-cell>
          <table:table-cell office:value-type="float" office:value="2923" calcext:value-type="float">
            <text:p>2923</text:p>
          </table:table-cell>
          <table:table-cell office:value-type="float" office:value="3199" calcext:value-type="float">
            <text:p>3199</text:p>
          </table:table-cell>
          <table:table-cell office:value-type="float" office:value="4534" calcext:value-type="float">
            <text:p>4534</text:p>
          </table:table-cell>
          <table:table-cell office:value-type="float" office:value="6237" calcext:value-type="float">
            <text:p>6237</text:p>
          </table:table-cell>
          <table:table-cell office:value-type="float" office:value="7335" calcext:value-type="float">
            <text:p>7335</text:p>
          </table:table-cell>
          <table:table-cell office:value-type="float" office:value="5456" calcext:value-type="float">
            <text:p>5456</text:p>
          </table:table-cell>
          <table:table-cell office:value-type="float" office:value="5348" calcext:value-type="float">
            <text:p>5348</text:p>
          </table:table-cell>
          <table:table-cell office:value-type="float" office:value="6769" calcext:value-type="float">
            <text:p>6769</text:p>
          </table:table-cell>
          <table:table-cell office:value-type="float" office:value="6923" calcext:value-type="float">
            <text:p>6923</text:p>
          </table:table-cell>
          <table:table-cell office:value-type="float" office:value="6032" calcext:value-type="float">
            <text:p>6032</text:p>
          </table:table-cell>
          <table:table-cell office:value-type="float" office:value="5593" calcext:value-type="float">
            <text:p>5593</text:p>
          </table:table-cell>
          <table:table-cell office:value-type="float" office:value="7089" calcext:value-type="float">
            <text:p>7089</text:p>
          </table:table-cell>
          <table:table-cell office:value-type="float" office:value="6629" calcext:value-type="float">
            <text:p>6629</text:p>
          </table:table-cell>
          <table:table-cell office:value-type="float" office:value="6970" calcext:value-type="float">
            <text:p>6970</text:p>
          </table:table-cell>
          <table:table-cell office:value-type="float" office:value="7205" calcext:value-type="float">
            <text:p>7205</text:p>
          </table:table-cell>
          <table:table-cell office:value-type="float" office:value="7826" calcext:value-type="float">
            <text:p>7826</text:p>
          </table:table-cell>
          <table:table-cell office:value-type="float" office:value="7870" calcext:value-type="float">
            <text:p>7870</text:p>
          </table:table-cell>
          <table:table-cell office:value-type="float" office:value="6161" calcext:value-type="float">
            <text:p>6161</text:p>
          </table:table-cell>
          <table:table-cell office:value-type="float" office:value="7504" calcext:value-type="float">
            <text:p>7504</text:p>
          </table:table-cell>
          <table:table-cell office:value-type="float" office:value="6990" calcext:value-type="float">
            <text:p>6990</text:p>
          </table:table-cell>
          <table:table-cell office:value-type="float" office:value="5225" calcext:value-type="float">
            <text:p>5225</text:p>
          </table:table-cell>
          <table:table-cell office:value-type="float" office:value="4270" calcext:value-type="float">
            <text:p>4270</text:p>
          </table:table-cell>
          <table:table-cell office:value-type="float" office:value="4404" calcext:value-type="float">
            <text:p>4404</text:p>
          </table:table-cell>
          <table:table-cell office:value-type="float" office:value="4384" calcext:value-type="float">
            <text:p>4384</text:p>
          </table:table-cell>
          <table:table-cell office:value-type="float" office:value="6234" calcext:value-type="float">
            <text:p>6234</text:p>
          </table:table-cell>
          <table:table-cell office:value-type="float" office:value="5841" calcext:value-type="float">
            <text:p>5841</text:p>
          </table:table-cell>
          <table:table-cell office:value-type="float" office:value="6176" calcext:value-type="float">
            <text:p>6176</text:p>
          </table:table-cell>
          <table:table-cell office:value-type="float" office:value="5228" calcext:value-type="float">
            <text:p>5228</text:p>
          </table:table-cell>
          <table:table-cell office:value-type="float" office:value="5816" calcext:value-type="float">
            <text:p>5816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string" calcext:value-type="string">
            <text:p>actual_catch[FishingTrwl]: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120" calcext:value-type="float">
            <text:p>1120</text:p>
          </table:table-cell>
          <table:table-cell office:value-type="float" office:value="900" calcext:value-type="float">
            <text:p>900</text:p>
          </table:table-cell>
          <table:table-cell office:value-type="float" office:value="3402" calcext:value-type="float">
            <text:p>3402</text:p>
          </table:table-cell>
          <table:table-cell office:value-type="float" office:value="3100" calcext:value-type="float">
            <text:p>3100</text:p>
          </table:table-cell>
          <table:table-cell office:value-type="float" office:value="1945" calcext:value-type="float">
            <text:p>1945</text:p>
          </table:table-cell>
          <table:table-cell office:value-type="float" office:value="3707" calcext:value-type="float">
            <text:p>3707</text:p>
          </table:table-cell>
          <table:table-cell office:value-type="float" office:value="5200" calcext:value-type="float">
            <text:p>5200</text:p>
          </table:table-cell>
          <table:table-cell office:value-type="float" office:value="4427" calcext:value-type="float">
            <text:p>4427</text:p>
          </table:table-cell>
          <table:table-cell office:value-type="float" office:value="2402" calcext:value-type="float">
            <text:p>2402</text:p>
          </table:table-cell>
          <table:table-cell office:value-type="float" office:value="2778" calcext:value-type="float">
            <text:p>2778</text:p>
          </table:table-cell>
          <table:table-cell office:value-type="float" office:value="3203" calcext:value-type="float">
            <text:p>3203</text:p>
          </table:table-cell>
          <table:table-cell office:value-type="float" office:value="4480" calcext:value-type="float">
            <text:p>4480</text:p>
          </table:table-cell>
          <table:table-cell office:value-type="float" office:value="3182" calcext:value-type="float">
            <text:p>3182</text:p>
          </table:table-cell>
          <table:table-cell office:value-type="float" office:value="3962" calcext:value-type="float">
            <text:p>3962</text:p>
          </table:table-cell>
          <table:table-cell office:value-type="float" office:value="2065" calcext:value-type="float">
            <text:p>2065</text:p>
          </table:table-cell>
          <table:table-cell office:value-type="float" office:value="2923" calcext:value-type="float">
            <text:p>2923</text:p>
          </table:table-cell>
          <table:table-cell office:value-type="float" office:value="3199" calcext:value-type="float">
            <text:p>3199</text:p>
          </table:table-cell>
          <table:table-cell office:value-type="float" office:value="4534" calcext:value-type="float">
            <text:p>4534</text:p>
          </table:table-cell>
          <table:table-cell office:value-type="float" office:value="6237" calcext:value-type="float">
            <text:p>6237</text:p>
          </table:table-cell>
          <table:table-cell office:value-type="float" office:value="7335" calcext:value-type="float">
            <text:p>7335</text:p>
          </table:table-cell>
          <table:table-cell office:value-type="float" office:value="5456" calcext:value-type="float">
            <text:p>5456</text:p>
          </table:table-cell>
          <table:table-cell office:value-type="float" office:value="5348" calcext:value-type="float">
            <text:p>5348</text:p>
          </table:table-cell>
          <table:table-cell office:value-type="float" office:value="6769" calcext:value-type="float">
            <text:p>6769</text:p>
          </table:table-cell>
          <table:table-cell office:value-type="float" office:value="6923" calcext:value-type="float">
            <text:p>6923</text:p>
          </table:table-cell>
          <table:table-cell office:value-type="float" office:value="6032" calcext:value-type="float">
            <text:p>6032</text:p>
          </table:table-cell>
          <table:table-cell office:value-type="float" office:value="5593" calcext:value-type="float">
            <text:p>5593</text:p>
          </table:table-cell>
          <table:table-cell office:value-type="float" office:value="7089" calcext:value-type="float">
            <text:p>7089</text:p>
          </table:table-cell>
          <table:table-cell office:value-type="float" office:value="6629" calcext:value-type="float">
            <text:p>6629</text:p>
          </table:table-cell>
          <table:table-cell office:value-type="float" office:value="6970" calcext:value-type="float">
            <text:p>6970</text:p>
          </table:table-cell>
          <table:table-cell office:value-type="float" office:value="7205" calcext:value-type="float">
            <text:p>7205</text:p>
          </table:table-cell>
          <table:table-cell office:value-type="float" office:value="7826" calcext:value-type="float">
            <text:p>7826</text:p>
          </table:table-cell>
          <table:table-cell office:value-type="float" office:value="7870" calcext:value-type="float">
            <text:p>7870</text:p>
          </table:table-cell>
          <table:table-cell office:value-type="float" office:value="6161" calcext:value-type="float">
            <text:p>6161</text:p>
          </table:table-cell>
          <table:table-cell office:value-type="float" office:value="7504" calcext:value-type="float">
            <text:p>7504</text:p>
          </table:table-cell>
          <table:table-cell office:value-type="float" office:value="6990" calcext:value-type="float">
            <text:p>6990</text:p>
          </table:table-cell>
          <table:table-cell office:value-type="float" office:value="5225" calcext:value-type="float">
            <text:p>5225</text:p>
          </table:table-cell>
          <table:table-cell office:value-type="float" office:value="4270" calcext:value-type="float">
            <text:p>4270</text:p>
          </table:table-cell>
          <table:table-cell office:value-type="float" office:value="4404" calcext:value-type="float">
            <text:p>4404</text:p>
          </table:table-cell>
          <table:table-cell office:value-type="float" office:value="4384" calcext:value-type="float">
            <text:p>4384</text:p>
          </table:table-cell>
          <table:table-cell office:value-type="float" office:value="6234" calcext:value-type="float">
            <text:p>6234</text:p>
          </table:table-cell>
          <table:table-cell office:value-type="float" office:value="5841" calcext:value-type="float">
            <text:p>5841</text:p>
          </table:table-cell>
          <table:table-cell office:value-type="float" office:value="6176" calcext:value-type="float">
            <text:p>6176</text:p>
          </table:table-cell>
          <table:table-cell office:value-type="float" office:value="5228" calcext:value-type="float">
            <text:p>5228</text:p>
          </table:table-cell>
          <table:table-cell office:value-type="float" office:value="5816" calcext:value-type="float">
            <text:p>5816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string" calcext:value-type="string">
            <text:p>*end</text:p>
          </table:table-cell>
          <table:table-cell table:number-columns-repeated="47"/>
        </table:table-row>
        <table:table-row table:style-name="ro1">
          <table:table-cell table:number-columns-repeated="48"/>
        </table:table-row>
        <table:table-row table:style-name="ro1">
          <table:table-cell office:value-type="string" calcext:value-type="string">
            <text:p>*process[Rec]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age: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0:</text:p>
          </table:table-cell>
          <table:table-cell office:value-type="float" office:value="332645" calcext:value-type="float">
            <text:p>33264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0_initialisation_phase: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categories: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label:</text:p>
          </table:table-cell>
          <table:table-cell office:value-type="string" calcext:value-type="string">
            <text:p>Recruitme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roportions: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r0:</text:p>
          </table:table-cell>
          <table:table-cell table:style-name="ce5" office:value-type="float" office:value="55577100" calcext:value-type="float">
            <text:p>5.56E+0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sb:</text:p>
          </table:table-cell>
          <table:table-cell office:value-type="string" calcext:value-type="string">
            <text:p>SSB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sb_offset: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ardise_ycs_years: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teepness:</text:p>
          </table:table-cell>
          <table:table-cell office:value-type="float" office:value="0.84" calcext:value-type="float">
            <text:p>0.8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ype:</text:p>
          </table:table-cell>
          <table:table-cell office:value-type="string" calcext:value-type="string">
            <text:p>recruitment_beverton_hol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ycs_years: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tandardiesed_ycs: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44081" calcext:value-type="float">
            <text:p>0.844081</text:p>
          </table:table-cell>
          <table:table-cell office:value-type="float" office:value="0.803509" calcext:value-type="float">
            <text:p>0.803509</text:p>
          </table:table-cell>
          <table:table-cell office:value-type="float" office:value="0.988448" calcext:value-type="float">
            <text:p>0.988448</text:p>
          </table:table-cell>
          <table:table-cell office:value-type="float" office:value="0.982631" calcext:value-type="float">
            <text:p>0.982631</text:p>
          </table:table-cell>
          <table:table-cell office:value-type="float" office:value="0.848993" calcext:value-type="float">
            <text:p>0.848993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980711" calcext:value-type="float">
            <text:p>0.980711</text:p>
          </table:table-cell>
          <table:table-cell office:value-type="float" office:value="1.19565" calcext:value-type="float">
            <text:p>1.19565</text:p>
          </table:table-cell>
          <table:table-cell office:value-type="float" office:value="1.07769" calcext:value-type="float">
            <text:p>1.07769</text:p>
          </table:table-cell>
          <table:table-cell office:value-type="float" office:value="1.36553" calcext:value-type="float">
            <text:p>1.36553</text:p>
          </table:table-cell>
          <table:table-cell office:value-type="float" office:value="0.80084" calcext:value-type="float">
            <text:p>0.80084</text:p>
          </table:table-cell>
          <table:table-cell office:value-type="float" office:value="1.21827" calcext:value-type="float">
            <text:p>1.21827</text:p>
          </table:table-cell>
          <table:table-cell office:value-type="float" office:value="0.710949" calcext:value-type="float">
            <text:p>0.710949</text:p>
          </table:table-cell>
          <table:table-cell office:value-type="float" office:value="0.898798" calcext:value-type="float">
            <text:p>0.898798</text:p>
          </table:table-cell>
          <table:table-cell office:value-type="float" office:value="0.598142" calcext:value-type="float">
            <text:p>0.598142</text:p>
          </table:table-cell>
          <table:table-cell office:value-type="float" office:value="0.603385" calcext:value-type="float">
            <text:p>0.603385</text:p>
          </table:table-cell>
          <table:table-cell office:value-type="float" office:value="0.764995" calcext:value-type="float">
            <text:p>0.764995</text:p>
          </table:table-cell>
          <table:table-cell office:value-type="float" office:value="0.834898" calcext:value-type="float">
            <text:p>0.834898</text:p>
          </table:table-cell>
          <table:table-cell office:value-type="float" office:value="0.790874" calcext:value-type="float">
            <text:p>0.790874</text:p>
          </table:table-cell>
          <table:table-cell office:value-type="float" office:value="0.856487" calcext:value-type="float">
            <text:p>0.856487</text:p>
          </table:table-cell>
          <table:table-cell office:value-type="float" office:value="0.819097" calcext:value-type="float">
            <text:p>0.819097</text:p>
          </table:table-cell>
          <table:table-cell office:value-type="float" office:value="1.38695" calcext:value-type="float">
            <text:p>1.38695</text:p>
          </table:table-cell>
          <table:table-cell office:value-type="float" office:value="1.38119" calcext:value-type="float">
            <text:p>1.38119</text:p>
          </table:table-cell>
          <table:table-cell office:value-type="float" office:value="1.43571" calcext:value-type="float">
            <text:p>1.43571</text:p>
          </table:table-cell>
          <table:table-cell office:value-type="float" office:value="1.23384" calcext:value-type="float">
            <text:p>1.23384</text:p>
          </table:table-cell>
          <table:table-cell office:value-type="float" office:value="0.95975" calcext:value-type="float">
            <text:p>0.95975</text:p>
          </table:table-cell>
          <table:table-cell office:value-type="float" office:value="0.830514" calcext:value-type="float">
            <text:p>0.830514</text:p>
          </table:table-cell>
          <table:table-cell office:value-type="float" office:value="0.802494" calcext:value-type="float">
            <text:p>0.802494</text:p>
          </table:table-cell>
          <table:table-cell office:value-type="float" office:value="0.968442" calcext:value-type="float">
            <text:p>0.968442</text:p>
          </table:table-cell>
          <table:table-cell office:value-type="float" office:value="0.95222" calcext:value-type="float">
            <text:p>0.95222</text:p>
          </table:table-cell>
          <table:table-cell office:value-type="float" office:value="0.842401" calcext:value-type="float">
            <text:p>0.842401</text:p>
          </table:table-cell>
          <table:table-cell office:value-type="float" office:value="0.954911" calcext:value-type="float">
            <text:p>0.954911</text:p>
          </table:table-cell>
          <table:table-cell office:value-type="float" office:value="1.07203" calcext:value-type="float">
            <text:p>1.07203</text:p>
          </table:table-cell>
          <table:table-cell office:value-type="float" office:value="1.34824" calcext:value-type="float">
            <text:p>1.34824</text:p>
          </table:table-cell>
          <table:table-cell office:value-type="float" office:value="1.0979" calcext:value-type="float">
            <text:p>1.0979</text:p>
          </table:table-cell>
          <table:table-cell office:value-type="float" office:value="1.34623" calcext:value-type="float">
            <text:p>1.34623</text:p>
          </table:table-cell>
          <table:table-cell office:value-type="float" office:value="1.12061" calcext:value-type="float">
            <text:p>1.12061</text:p>
          </table:table-cell>
          <table:table-cell office:value-type="float" office:value="1.22742" calcext:value-type="float">
            <text:p>1.22742</text:p>
          </table:table-cell>
          <table:table-cell office:value-type="float" office:value="1.13114" calcext:value-type="float">
            <text:p>1.13114</text:p>
          </table:table-cell>
          <table:table-cell office:value-type="float" office:value="0.892834" calcext:value-type="float">
            <text:p>0.892834</text:p>
          </table:table-cell>
          <table:table-cell office:value-type="float" office:value="1.01729" calcext:value-type="float">
            <text:p>1.01729</text:p>
          </table:table-cell>
          <table:table-cell office:value-type="float" office:value="1.05259" calcext:value-type="float">
            <text:p>1.05259</text:p>
          </table:table-cell>
          <table:table-cell office:value-type="float" office:value="0.564116" calcext:value-type="float">
            <text:p>0.564116</text:p>
          </table:table-cell>
        </table:table-row>
        <table:table-row table:style-name="ro1">
          <table:table-cell office:value-type="string" calcext:value-type="string">
            <text:p>ycs_values: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85448" calcext:value-type="float">
            <text:p>0.485448</text:p>
          </table:table-cell>
          <table:table-cell office:value-type="float" office:value="0.462114" calcext:value-type="float">
            <text:p>0.462114</text:p>
          </table:table-cell>
          <table:table-cell office:value-type="float" office:value="0.568476" calcext:value-type="float">
            <text:p>0.568476</text:p>
          </table:table-cell>
          <table:table-cell office:value-type="float" office:value="0.565131" calcext:value-type="float">
            <text:p>0.565131</text:p>
          </table:table-cell>
          <table:table-cell office:value-type="float" office:value="0.488273" calcext:value-type="float">
            <text:p>0.488273</text:p>
          </table:table-cell>
          <table:table-cell office:value-type="float" office:value="0.552863" calcext:value-type="float">
            <text:p>0.552863</text:p>
          </table:table-cell>
          <table:table-cell office:value-type="float" office:value="0.564026" calcext:value-type="float">
            <text:p>0.564026</text:p>
          </table:table-cell>
          <table:table-cell office:value-type="float" office:value="0.687644" calcext:value-type="float">
            <text:p>0.687644</text:p>
          </table:table-cell>
          <table:table-cell office:value-type="float" office:value="0.619802" calcext:value-type="float">
            <text:p>0.619802</text:p>
          </table:table-cell>
          <table:table-cell office:value-type="float" office:value="0.785343" calcext:value-type="float">
            <text:p>0.785343</text:p>
          </table:table-cell>
          <table:table-cell office:value-type="float" office:value="0.460579" calcext:value-type="float">
            <text:p>0.460579</text:p>
          </table:table-cell>
          <table:table-cell office:value-type="float" office:value="0.700652" calcext:value-type="float">
            <text:p>0.700652</text:p>
          </table:table-cell>
          <table:table-cell office:value-type="float" office:value="0.408881" calcext:value-type="float">
            <text:p>0.408881</text:p>
          </table:table-cell>
          <table:table-cell office:value-type="float" office:value="0.516916" calcext:value-type="float">
            <text:p>0.516916</text:p>
          </table:table-cell>
          <table:table-cell office:value-type="float" office:value="0.344004" calcext:value-type="float">
            <text:p>0.344004</text:p>
          </table:table-cell>
          <table:table-cell office:value-type="float" office:value="0.347019" calcext:value-type="float">
            <text:p>0.347019</text:p>
          </table:table-cell>
          <table:table-cell office:value-type="float" office:value="0.439964" calcext:value-type="float">
            <text:p>0.439964</text:p>
          </table:table-cell>
          <table:table-cell office:value-type="float" office:value="0.480166" calcext:value-type="float">
            <text:p>0.480166</text:p>
          </table:table-cell>
          <table:table-cell office:value-type="float" office:value="0.454847" calcext:value-type="float">
            <text:p>0.454847</text:p>
          </table:table-cell>
          <table:table-cell office:value-type="float" office:value="0.492583" calcext:value-type="float">
            <text:p>0.492583</text:p>
          </table:table-cell>
          <table:table-cell office:value-type="float" office:value="0.471079" calcext:value-type="float">
            <text:p>0.471079</text:p>
          </table:table-cell>
          <table:table-cell office:value-type="float" office:value="0.797661" calcext:value-type="float">
            <text:p>0.797661</text:p>
          </table:table-cell>
          <table:table-cell office:value-type="float" office:value="0.794351" calcext:value-type="float">
            <text:p>0.794351</text:p>
          </table:table-cell>
          <table:table-cell office:value-type="float" office:value="0.825708" calcext:value-type="float">
            <text:p>0.825708</text:p>
          </table:table-cell>
          <table:table-cell office:value-type="float" office:value="0.709605" calcext:value-type="float">
            <text:p>0.709605</text:p>
          </table:table-cell>
          <table:table-cell office:value-type="float" office:value="0.551972" calcext:value-type="float">
            <text:p>0.551972</text:p>
          </table:table-cell>
          <table:table-cell office:value-type="float" office:value="0.477645" calcext:value-type="float">
            <text:p>0.477645</text:p>
          </table:table-cell>
          <table:table-cell office:value-type="float" office:value="0.46153" calcext:value-type="float">
            <text:p>0.46153</text:p>
          </table:table-cell>
          <table:table-cell office:value-type="float" office:value="0.55697" calcext:value-type="float">
            <text:p>0.55697</text:p>
          </table:table-cell>
          <table:table-cell office:value-type="float" office:value="0.547641" calcext:value-type="float">
            <text:p>0.547641</text:p>
          </table:table-cell>
          <table:table-cell office:value-type="float" office:value="0.484482" calcext:value-type="float">
            <text:p>0.484482</text:p>
          </table:table-cell>
          <table:table-cell office:value-type="float" office:value="0.549188" calcext:value-type="float">
            <text:p>0.549188</text:p>
          </table:table-cell>
          <table:table-cell office:value-type="float" office:value="0.616543" calcext:value-type="float">
            <text:p>0.616543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631427" calcext:value-type="float">
            <text:p>0.631427</text:p>
          </table:table-cell>
          <table:table-cell office:value-type="float" office:value="0.774244" calcext:value-type="float">
            <text:p>0.774244</text:p>
          </table:table-cell>
          <table:table-cell office:value-type="float" office:value="0.644485" calcext:value-type="float">
            <text:p>0.644485</text:p>
          </table:table-cell>
          <table:table-cell office:value-type="float" office:value="0.705913" calcext:value-type="float">
            <text:p>0.705913</text:p>
          </table:table-cell>
          <table:table-cell office:value-type="float" office:value="0.650544" calcext:value-type="float">
            <text:p>0.650544</text:p>
          </table:table-cell>
          <table:table-cell office:value-type="float" office:value="0.513486" calcext:value-type="float">
            <text:p>0.513486</text:p>
          </table:table-cell>
          <table:table-cell office:value-type="float" office:value="0.585064" calcext:value-type="float">
            <text:p>0.585064</text:p>
          </table:table-cell>
          <table:table-cell office:value-type="float" office:value="0.605367" calcext:value-type="float">
            <text:p>0.605367</text:p>
          </table:table-cell>
          <table:table-cell office:value-type="float" office:value="0.564116" calcext:value-type="float">
            <text:p>0.564116</text:p>
          </table:table-cell>
        </table:table-row>
        <table:table-row table:style-name="ro1">
          <table:table-cell office:value-type="string" calcext:value-type="string">
            <text:p>true_ycs: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44081" calcext:value-type="float">
            <text:p>0.844081</text:p>
          </table:table-cell>
          <table:table-cell office:value-type="float" office:value="0.803454" calcext:value-type="float">
            <text:p>0.803454</text:p>
          </table:table-cell>
          <table:table-cell office:value-type="float" office:value="0.988233" calcext:value-type="float">
            <text:p>0.988233</text:p>
          </table:table-cell>
          <table:table-cell office:value-type="float" office:value="0.982282" calcext:value-type="float">
            <text:p>0.982282</text:p>
          </table:table-cell>
          <table:table-cell office:value-type="float" office:value="0.848262" calcext:value-type="float">
            <text:p>0.848262</text:p>
          </table:table-cell>
          <table:table-cell office:value-type="float" office:value="0.959958" calcext:value-type="float">
            <text:p>0.959958</text:p>
          </table:table-cell>
          <table:table-cell office:value-type="float" office:value="0.97883" calcext:value-type="float">
            <text:p>0.97883</text:p>
          </table:table-cell>
          <table:table-cell office:value-type="float" office:value="1.19212" calcext:value-type="float">
            <text:p>1.19212</text:p>
          </table:table-cell>
          <table:table-cell office:value-type="float" office:value="1.0733" calcext:value-type="float">
            <text:p>1.0733</text:p>
          </table:table-cell>
          <table:table-cell office:value-type="float" office:value="1.35872" calcext:value-type="float">
            <text:p>1.35872</text:p>
          </table:table-cell>
          <table:table-cell office:value-type="float" office:value="0.796505" calcext:value-type="float">
            <text:p>0.796505</text:p>
          </table:table-cell>
          <table:table-cell office:value-type="float" office:value="1.21135" calcext:value-type="float">
            <text:p>1.21135</text:p>
          </table:table-cell>
          <table:table-cell office:value-type="float" office:value="0.706819" calcext:value-type="float">
            <text:p>0.706819</text:p>
          </table:table-cell>
          <table:table-cell office:value-type="float" office:value="0.893397" calcext:value-type="float">
            <text:p>0.893397</text:p>
          </table:table-cell>
          <table:table-cell office:value-type="float" office:value="0.594854" calcext:value-type="float">
            <text:p>0.594854</text:p>
          </table:table-cell>
          <table:table-cell office:value-type="float" office:value="0.600423" calcext:value-type="float">
            <text:p>0.600423</text:p>
          </table:table-cell>
          <table:table-cell office:value-type="float" office:value="0.762088" calcext:value-type="float">
            <text:p>0.762088</text:p>
          </table:table-cell>
          <table:table-cell office:value-type="float" office:value="0.832255" calcext:value-type="float">
            <text:p>0.832255</text:p>
          </table:table-cell>
          <table:table-cell office:value-type="float" office:value="0.788585" calcext:value-type="float">
            <text:p>0.788585</text:p>
          </table:table-cell>
          <table:table-cell office:value-type="float" office:value="0.853443" calcext:value-type="float">
            <text:p>0.853443</text:p>
          </table:table-cell>
          <table:table-cell office:value-type="float" office:value="0.814981" calcext:value-type="float">
            <text:p>0.814981</text:p>
          </table:table-cell>
          <table:table-cell office:value-type="float" office:value="1.37674" calcext:value-type="float">
            <text:p>1.37674</text:p>
          </table:table-cell>
          <table:table-cell office:value-type="float" office:value="1.36796" calcext:value-type="float">
            <text:p>1.36796</text:p>
          </table:table-cell>
          <table:table-cell office:value-type="float" office:value="1.41824" calcext:value-type="float">
            <text:p>1.41824</text:p>
          </table:table-cell>
          <table:table-cell office:value-type="float" office:value="1.21557" calcext:value-type="float">
            <text:p>1.21557</text:p>
          </table:table-cell>
          <table:table-cell office:value-type="float" office:value="0.943125" calcext:value-type="float">
            <text:p>0.943125</text:p>
          </table:table-cell>
          <table:table-cell office:value-type="float" office:value="0.814761" calcext:value-type="float">
            <text:p>0.814761</text:p>
          </table:table-cell>
          <table:table-cell office:value-type="float" office:value="0.787116" calcext:value-type="float">
            <text:p>0.787116</text:p>
          </table:table-cell>
          <table:table-cell office:value-type="float" office:value="0.950893" calcext:value-type="float">
            <text:p>0.950893</text:p>
          </table:table-cell>
          <table:table-cell office:value-type="float" office:value="0.937219" calcext:value-type="float">
            <text:p>0.937219</text:p>
          </table:table-cell>
          <table:table-cell office:value-type="float" office:value="0.83153" calcext:value-type="float">
            <text:p>0.83153</text:p>
          </table:table-cell>
          <table:table-cell office:value-type="float" office:value="0.944764" calcext:value-type="float">
            <text:p>0.944764</text:p>
          </table:table-cell>
          <table:table-cell office:value-type="float" office:value="1.06171" calcext:value-type="float">
            <text:p>1.06171</text:p>
          </table:table-cell>
          <table:table-cell office:value-type="float" office:value="1.3354" calcext:value-type="float">
            <text:p>1.3354</text:p>
          </table:table-cell>
          <table:table-cell office:value-type="float" office:value="1.08718" calcext:value-type="float">
            <text:p>1.08718</text:p>
          </table:table-cell>
          <table:table-cell office:value-type="float" office:value="1.33216" calcext:value-type="float">
            <text:p>1.33216</text:p>
          </table:table-cell>
          <table:table-cell office:value-type="float" office:value="1.1083" calcext:value-type="float">
            <text:p>1.1083</text:p>
          </table:table-cell>
          <table:table-cell office:value-type="float" office:value="1.21406" calcext:value-type="float">
            <text:p>1.21406</text:p>
          </table:table-cell>
          <table:table-cell office:value-type="float" office:value="1.1194" calcext:value-type="float">
            <text:p>1.1194</text:p>
          </table:table-cell>
          <table:table-cell office:value-type="float" office:value="0.884241" calcext:value-type="float">
            <text:p>0.884241</text:p>
          </table:table-cell>
          <table:table-cell office:value-type="float" office:value="1.00871" calcext:value-type="float">
            <text:p>1.00871</text:p>
          </table:table-cell>
          <table:table-cell office:value-type="float" office:value="1.04506" calcext:value-type="float">
            <text:p>1.04506</text:p>
          </table:table-cell>
          <table:table-cell office:value-type="float" office:value="0.560836" calcext:value-type="float">
            <text:p>0.560836</text:p>
          </table:table-cell>
        </table:table-row>
        <table:table-row table:style-name="ro1">
          <table:table-cell office:value-type="string" calcext:value-type="string">
            <text:p>Recruits:</text:p>
          </table:table-cell>
          <table:table-cell table:number-columns-repeated="4" table:style-name="ce5" office:value-type="float" office:value="55577100" calcext:value-type="float">
            <text:p>5.56E+07</text:p>
          </table:table-cell>
          <table:table-cell table:style-name="ce5" office:value-type="float" office:value="46911600" calcext:value-type="float">
            <text:p>4.69E+07</text:p>
          </table:table-cell>
          <table:table-cell table:style-name="ce5" office:value-type="float" office:value="44653600" calcext:value-type="float">
            <text:p>4.47E+07</text:p>
          </table:table-cell>
          <table:table-cell table:style-name="ce5" office:value-type="float" office:value="54923100" calcext:value-type="float">
            <text:p>5.49E+07</text:p>
          </table:table-cell>
          <table:table-cell table:style-name="ce5" office:value-type="float" office:value="54592300" calcext:value-type="float">
            <text:p>5.46E+07</text:p>
          </table:table-cell>
          <table:table-cell table:style-name="ce5" office:value-type="float" office:value="47143900" calcext:value-type="float">
            <text:p>4.71E+07</text:p>
          </table:table-cell>
          <table:table-cell table:style-name="ce5" office:value-type="float" office:value="53351600" calcext:value-type="float">
            <text:p>5.34E+07</text:p>
          </table:table-cell>
          <table:table-cell table:style-name="ce5" office:value-type="float" office:value="54400500" calcext:value-type="float">
            <text:p>5.44E+07</text:p>
          </table:table-cell>
          <table:table-cell table:style-name="ce5" office:value-type="float" office:value="66254300" calcext:value-type="float">
            <text:p>6.63E+07</text:p>
          </table:table-cell>
          <table:table-cell table:style-name="ce5" office:value-type="float" office:value="59650800" calcext:value-type="float">
            <text:p>5.97E+07</text:p>
          </table:table-cell>
          <table:table-cell table:style-name="ce5" office:value-type="float" office:value="75513800" calcext:value-type="float">
            <text:p>7.55E+07</text:p>
          </table:table-cell>
          <table:table-cell table:style-name="ce5" office:value-type="float" office:value="44267400" calcext:value-type="float">
            <text:p>4.43E+07</text:p>
          </table:table-cell>
          <table:table-cell table:style-name="ce5" office:value-type="float" office:value="67323200" calcext:value-type="float">
            <text:p>6.73E+07</text:p>
          </table:table-cell>
          <table:table-cell table:style-name="ce5" office:value-type="float" office:value="39282900" calcext:value-type="float">
            <text:p>3.93E+07</text:p>
          </table:table-cell>
          <table:table-cell table:style-name="ce5" office:value-type="float" office:value="49652400" calcext:value-type="float">
            <text:p>4.97E+07</text:p>
          </table:table-cell>
          <table:table-cell table:style-name="ce5" office:value-type="float" office:value="33060300" calcext:value-type="float">
            <text:p>3.31E+07</text:p>
          </table:table-cell>
          <table:table-cell table:style-name="ce5" office:value-type="float" office:value="33369700" calcext:value-type="float">
            <text:p>3.34E+07</text:p>
          </table:table-cell>
          <table:table-cell table:style-name="ce5" office:value-type="float" office:value="42354600" calcext:value-type="float">
            <text:p>4.24E+07</text:p>
          </table:table-cell>
          <table:table-cell table:style-name="ce5" office:value-type="float" office:value="46254300" calcext:value-type="float">
            <text:p>4.63E+07</text:p>
          </table:table-cell>
          <table:table-cell table:style-name="ce5" office:value-type="float" office:value="43827200" calcext:value-type="float">
            <text:p>4.38E+07</text:p>
          </table:table-cell>
          <table:table-cell table:style-name="ce5" office:value-type="float" office:value="47431800" calcext:value-type="float">
            <text:p>4.74E+07</text:p>
          </table:table-cell>
          <table:table-cell table:style-name="ce5" office:value-type="float" office:value="45294300" calcext:value-type="float">
            <text:p>4.53E+07</text:p>
          </table:table-cell>
          <table:table-cell table:style-name="ce5" office:value-type="float" office:value="76515100" calcext:value-type="float">
            <text:p>7.65E+07</text:p>
          </table:table-cell>
          <table:table-cell table:style-name="ce5" office:value-type="float" office:value="76027100" calcext:value-type="float">
            <text:p>7.60E+07</text:p>
          </table:table-cell>
          <table:table-cell table:style-name="ce5" office:value-type="float" office:value="78821800" calcext:value-type="float">
            <text:p>7.88E+07</text:p>
          </table:table-cell>
          <table:table-cell table:style-name="ce5" office:value-type="float" office:value="67558000" calcext:value-type="float">
            <text:p>6.76E+07</text:p>
          </table:table-cell>
          <table:table-cell table:style-name="ce5" office:value-type="float" office:value="52416100" calcext:value-type="float">
            <text:p>5.24E+07</text:p>
          </table:table-cell>
          <table:table-cell table:style-name="ce5" office:value-type="float" office:value="45282000" calcext:value-type="float">
            <text:p>4.53E+07</text:p>
          </table:table-cell>
          <table:table-cell table:style-name="ce5" office:value-type="float" office:value="43745600" calcext:value-type="float">
            <text:p>4.37E+07</text:p>
          </table:table-cell>
          <table:table-cell table:style-name="ce5" office:value-type="float" office:value="52847800" calcext:value-type="float">
            <text:p>5.28E+07</text:p>
          </table:table-cell>
          <table:table-cell table:style-name="ce5" office:value-type="float" office:value="52087900" calcext:value-type="float">
            <text:p>5.21E+07</text:p>
          </table:table-cell>
          <table:table-cell table:style-name="ce5" office:value-type="float" office:value="46214000" calcext:value-type="float">
            <text:p>4.62E+07</text:p>
          </table:table-cell>
          <table:table-cell table:style-name="ce5" office:value-type="float" office:value="52507200" calcext:value-type="float">
            <text:p>5.25E+07</text:p>
          </table:table-cell>
          <table:table-cell table:style-name="ce5" office:value-type="float" office:value="59006400" calcext:value-type="float">
            <text:p>5.90E+07</text:p>
          </table:table-cell>
          <table:table-cell table:style-name="ce5" office:value-type="float" office:value="74217600" calcext:value-type="float">
            <text:p>7.42E+07</text:p>
          </table:table-cell>
          <table:table-cell table:style-name="ce5" office:value-type="float" office:value="60422300" calcext:value-type="float">
            <text:p>6.04E+07</text:p>
          </table:table-cell>
          <table:table-cell table:style-name="ce5" office:value-type="float" office:value="74037500" calcext:value-type="float">
            <text:p>7.40E+07</text:p>
          </table:table-cell>
          <table:table-cell table:style-name="ce5" office:value-type="float" office:value="61596000" calcext:value-type="float">
            <text:p>6.16E+07</text:p>
          </table:table-cell>
          <table:table-cell table:style-name="ce5" office:value-type="float" office:value="67473700" calcext:value-type="float">
            <text:p>6.75E+07</text:p>
          </table:table-cell>
          <table:table-cell table:style-name="ce5" office:value-type="float" office:value="62212800" calcext:value-type="float">
            <text:p>6.22E+07</text:p>
          </table:table-cell>
          <table:table-cell table:style-name="ce5" office:value-type="float" office:value="49143500" calcext:value-type="float">
            <text:p>4.91E+07</text:p>
          </table:table-cell>
          <table:table-cell table:style-name="ce5" office:value-type="float" office:value="56061200" calcext:value-type="float">
            <text:p>5.61E+07</text:p>
          </table:table-cell>
          <table:table-cell table:style-name="ce5" office:value-type="float" office:value="58081300" calcext:value-type="float">
            <text:p>5.81E+07</text:p>
          </table:table-cell>
          <table:table-cell table:style-name="ce5" office:value-type="float" office:value="31169600" calcext:value-type="float">
            <text:p>3.12E+07</text:p>
          </table:table-cell>
        </table:table-row>
        <table:table-row table:style-name="ro1">
          <table:table-cell office:value-type="string" calcext:value-type="string">
            <text:p>SSB:</text:p>
          </table:table-cell>
          <table:table-cell table:number-columns-repeated="5" office:value-type="float" office:value="332645" calcext:value-type="float">
            <text:p>332645</text:p>
          </table:table-cell>
          <table:table-cell office:value-type="float" office:value="332167" calcext:value-type="float">
            <text:p>332167</text:p>
          </table:table-cell>
          <table:table-cell office:value-type="float" office:value="331128" calcext:value-type="float">
            <text:p>331128</text:p>
          </table:table-cell>
          <table:table-cell office:value-type="float" office:value="330179" calcext:value-type="float">
            <text:p>330179</text:p>
          </table:table-cell>
          <table:table-cell office:value-type="float" office:value="326733" calcext:value-type="float">
            <text:p>326733</text:p>
          </table:table-cell>
          <table:table-cell office:value-type="float" office:value="323158" calcext:value-type="float">
            <text:p>323158</text:p>
          </table:table-cell>
          <table:table-cell office:value-type="float" office:value="319746" calcext:value-type="float">
            <text:p>319746</text:p>
          </table:table-cell>
          <table:table-cell office:value-type="float" office:value="313129" calcext:value-type="float">
            <text:p>313129</text:p>
          </table:table-cell>
          <table:table-cell office:value-type="float" office:value="306325" calcext:value-type="float">
            <text:p>306325</text:p>
          </table:table-cell>
          <table:table-cell office:value-type="float" office:value="300978" calcext:value-type="float">
            <text:p>300978</text:p>
          </table:table-cell>
          <table:table-cell office:value-type="float" office:value="298522" calcext:value-type="float">
            <text:p>298522</text:p>
          </table:table-cell>
          <table:table-cell office:value-type="float" office:value="296997" calcext:value-type="float">
            <text:p>296997</text:p>
          </table:table-cell>
          <table:table-cell office:value-type="float" office:value="296290" calcext:value-type="float">
            <text:p>296290</text:p>
          </table:table-cell>
          <table:table-cell office:value-type="float" office:value="295172" calcext:value-type="float">
            <text:p>295172</text:p>
          </table:table-cell>
          <table:table-cell office:value-type="float" office:value="298050" calcext:value-type="float">
            <text:p>298050</text:p>
          </table:table-cell>
          <table:table-cell office:value-type="float" office:value="301415" calcext:value-type="float">
            <text:p>301415</text:p>
          </table:table-cell>
          <table:table-cell office:value-type="float" office:value="307978" calcext:value-type="float">
            <text:p>307978</text:p>
          </table:table-cell>
          <table:table-cell office:value-type="float" office:value="311852" calcext:value-type="float">
            <text:p>311852</text:p>
          </table:table-cell>
          <table:table-cell office:value-type="float" office:value="313530" calcext:value-type="float">
            <text:p>313530</text:p>
          </table:table-cell>
          <table:table-cell office:value-type="float" office:value="309463" calcext:value-type="float">
            <text:p>309463</text:p>
          </table:table-cell>
          <table:table-cell office:value-type="float" office:value="300753" calcext:value-type="float">
            <text:p>300753</text:p>
          </table:table-cell>
          <table:table-cell office:value-type="float" office:value="287827" calcext:value-type="float">
            <text:p>287827</text:p>
          </table:table-cell>
          <table:table-cell office:value-type="float" office:value="276474" calcext:value-type="float">
            <text:p>276474</text:p>
          </table:table-cell>
          <table:table-cell office:value-type="float" office:value="264278" calcext:value-type="float">
            <text:p>264278</text:p>
          </table:table-cell>
          <table:table-cell office:value-type="float" office:value="252854" calcext:value-type="float">
            <text:p>252854</text:p>
          </table:table-cell>
          <table:table-cell office:value-type="float" office:value="242775" calcext:value-type="float">
            <text:p>242775</text:p>
          </table:table-cell>
          <table:table-cell office:value-type="float" office:value="236584" calcext:value-type="float">
            <text:p>236584</text:p>
          </table:table-cell>
          <table:table-cell office:value-type="float" office:value="235870" calcext:value-type="float">
            <text:p>235870</text:p>
          </table:table-cell>
          <table:table-cell office:value-type="float" office:value="239734" calcext:value-type="float">
            <text:p>239734</text:p>
          </table:table-cell>
          <table:table-cell office:value-type="float" office:value="248962" calcext:value-type="float">
            <text:p>248962</text:p>
          </table:table-cell>
          <table:table-cell office:value-type="float" office:value="260988" calcext:value-type="float">
            <text:p>260988</text:p>
          </table:table-cell>
          <table:table-cell office:value-type="float" office:value="271428" calcext:value-type="float">
            <text:p>271428</text:p>
          </table:table-cell>
          <table:table-cell office:value-type="float" office:value="276251" calcext:value-type="float">
            <text:p>276251</text:p>
          </table:table-cell>
          <table:table-cell office:value-type="float" office:value="276758" calcext:value-type="float">
            <text:p>276758</text:p>
          </table:table-cell>
          <table:table-cell office:value-type="float" office:value="275568" calcext:value-type="float">
            <text:p>275568</text:p>
          </table:table-cell>
          <table:table-cell office:value-type="float" office:value="272259" calcext:value-type="float">
            <text:p>272259</text:p>
          </table:table-cell>
          <table:table-cell office:value-type="float" office:value="269733" calcext:value-type="float">
            <text:p>269733</text:p>
          </table:table-cell>
          <table:table-cell office:value-type="float" office:value="270195" calcext:value-type="float">
            <text:p>270195</text:p>
          </table:table-cell>
          <table:table-cell office:value-type="float" office:value="272579" calcext:value-type="float">
            <text:p>272579</text:p>
          </table:table-cell>
          <table:table-cell office:value-type="float" office:value="276268" calcext:value-type="float">
            <text:p>276268</text:p>
          </table:table-cell>
          <table:table-cell office:value-type="float" office:value="282232" calcext:value-type="float">
            <text:p>282232</text:p>
          </table:table-cell>
          <table:table-cell office:value-type="float" office:value="288901" calcext:value-type="float">
            <text:p>288901</text:p>
          </table:table-cell>
          <table:table-cell office:value-type="float" office:value="296267" calcext:value-type="float">
            <text:p>296267</text:p>
          </table:table-cell>
        </table:table-row>
        <table:table-row table:style-name="ro1">
          <table:table-cell office:value-type="string" calcext:value-type="string">
            <text:p>*end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00/00/0000</text:date>, <text:time style:data-style-name="N2" text:time-value="16:54:13.523541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6:11:38.011627196</meta:creation-date>
    <dc:date>2019-09-26T17:06:27.487316834</dc:date>
    <meta:editing-duration>PT1H21M52S</meta:editing-duration>
    <meta:editing-cycles>52</meta:editing-cycles>
    <meta:generator>LibreOffice/5.3.6.1$Linux_X86_64 LibreOffice_project/30$Build-1</meta:generator>
    <meta:document-statistic meta:table-count="5" meta:cell-count="478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3" chart:maximum="0.85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7f00" draw:fill-color="#ff7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1.023cm" svg:height="15.851cm" xlink:href=".." xlink:type="simple" chart:class="chart:line" chart:style-name="ch1">
        <chart:legend chart:legend-position="end" svg:x="38.541cm" svg:y="6.985cm" style:legend-expansion="high" chart:style-name="ch2"/>
        <chart:plot-area chart:style-name="ch3" table:cell-range-address="Sheet2.E56:Sheet2.AU56 Sheet2.E68:Sheet2.AT68 Sheet2.E72:Sheet2.AT72 Sheet2.E76:Sheet2.AU76" svg:x="0.82cm" svg:y="0.317cm" svg:width="36.901cm" svg:height="15.217cm">
          <chartooo:coordinate-region svg:x="1.732cm" svg:y="0.491cm" svg:width="35.802cm" svg:height="14.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56:Sheet2.AU56" chart:class="chart:line">
            <chart:data-point chart:repeated="43"/>
          </chart:series>
          <chart:series chart:style-name="ch8" chart:values-cell-range-address="Sheet2.E68:Sheet2.AT68" chart:class="chart:line">
            <chart:data-point chart:repeated="42"/>
          </chart:series>
          <chart:series chart:style-name="ch9" chart:values-cell-range-address="Sheet2.E72:Sheet2.AT72" chart:class="chart:line">
            <chart:data-point chart:repeated="42"/>
          </chart:series>
          <chart:series chart:style-name="ch10" chart:values-cell-range-address="Sheet2.E76:Sheet2.AU76" chart:class="chart:line"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</table:table-row>
          </table:table-header-rows>
          <table:table-rows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484967">
                <text:p>0.484967</text:p>
                <draw:g>
                  <svg:desc>Sheet2.E56:Sheet2.AU56</svg:desc>
                </draw:g>
              </table:table-cell>
              <table:table-cell office:value-type="float" office:value="0.458269">
                <text:p>0.458269</text:p>
              </table:table-cell>
              <table:table-cell office:value-type="float" office:value="0.568564">
                <text:p>0.568564</text:p>
              </table:table-cell>
              <table:table-cell office:value-type="float" office:value="0.566724">
                <text:p>0.566724</text:p>
              </table:table-cell>
              <table:table-cell office:value-type="float" office:value="0.48607">
                <text:p>0.48607</text:p>
              </table:table-cell>
              <table:table-cell office:value-type="float" office:value="0.555029">
                <text:p>0.555029</text:p>
              </table:table-cell>
              <table:table-cell office:value-type="float" office:value="0.563249">
                <text:p>0.563249</text:p>
              </table:table-cell>
              <table:table-cell office:value-type="float" office:value="0.68756">
                <text:p>0.68756</text:p>
              </table:table-cell>
              <table:table-cell office:value-type="float" office:value="0.620294">
                <text:p>0.620294</text:p>
              </table:table-cell>
              <table:table-cell office:value-type="float" office:value="0.790573">
                <text:p>0.790573</text:p>
              </table:table-cell>
              <table:table-cell office:value-type="float" office:value="0.464282">
                <text:p>0.464282</text:p>
              </table:table-cell>
              <table:table-cell office:value-type="float" office:value="0.700754">
                <text:p>0.700754</text:p>
              </table:table-cell>
              <table:table-cell office:value-type="float" office:value="0.410098">
                <text:p>0.410098</text:p>
              </table:table-cell>
              <table:table-cell office:value-type="float" office:value="0.515013">
                <text:p>0.515013</text:p>
              </table:table-cell>
              <table:table-cell office:value-type="float" office:value="0.341646">
                <text:p>0.341646</text:p>
              </table:table-cell>
              <table:table-cell office:value-type="float" office:value="0.348292">
                <text:p>0.348292</text:p>
              </table:table-cell>
              <table:table-cell office:value-type="float" office:value="0.436074">
                <text:p>0.436074</text:p>
              </table:table-cell>
              <table:table-cell office:value-type="float" office:value="0.480578">
                <text:p>0.480578</text:p>
              </table:table-cell>
              <table:table-cell office:value-type="float" office:value="0.452156">
                <text:p>0.452156</text:p>
              </table:table-cell>
              <table:table-cell office:value-type="float" office:value="0.491685">
                <text:p>0.491685</text:p>
              </table:table-cell>
              <table:table-cell office:value-type="float" office:value="0.469096">
                <text:p>0.469096</text:p>
              </table:table-cell>
              <table:table-cell office:value-type="float" office:value="0.799273">
                <text:p>0.799273</text:p>
              </table:table-cell>
              <table:table-cell office:value-type="float" office:value="0.790122">
                <text:p>0.790122</text:p>
              </table:table-cell>
              <table:table-cell office:value-type="float" office:value="0.826058">
                <text:p>0.826058</text:p>
              </table:table-cell>
              <table:table-cell office:value-type="float" office:value="0.707563">
                <text:p>0.707563</text:p>
              </table:table-cell>
              <table:table-cell office:value-type="float" office:value="0.551696">
                <text:p>0.551696</text:p>
              </table:table-cell>
              <table:table-cell office:value-type="float" office:value="0.475197">
                <text:p>0.475197</text:p>
              </table:table-cell>
              <table:table-cell office:value-type="float" office:value="0.461702">
                <text:p>0.461702</text:p>
              </table:table-cell>
              <table:table-cell office:value-type="float" office:value="0.554964">
                <text:p>0.554964</text:p>
              </table:table-cell>
              <table:table-cell office:value-type="float" office:value="0.546659">
                <text:p>0.546659</text:p>
              </table:table-cell>
              <table:table-cell office:value-type="float" office:value="0.483233">
                <text:p>0.483233</text:p>
              </table:table-cell>
              <table:table-cell office:value-type="float" office:value="0.55016">
                <text:p>0.55016</text:p>
              </table:table-cell>
              <table:table-cell office:value-type="float" office:value="0.615273">
                <text:p>0.615273</text:p>
              </table:table-cell>
              <table:table-cell office:value-type="float" office:value="0.775727">
                <text:p>0.775727</text:p>
              </table:table-cell>
              <table:table-cell office:value-type="float" office:value="0.631092">
                <text:p>0.631092</text:p>
              </table:table-cell>
              <table:table-cell office:value-type="float" office:value="0.775523">
                <text:p>0.775523</text:p>
              </table:table-cell>
              <table:table-cell office:value-type="float" office:value="0.642922">
                <text:p>0.642922</text:p>
              </table:table-cell>
              <table:table-cell office:value-type="float" office:value="0.706658">
                <text:p>0.706658</text:p>
              </table:table-cell>
              <table:table-cell office:value-type="float" office:value="0.654255">
                <text:p>0.654255</text:p>
              </table:table-cell>
              <table:table-cell office:value-type="float" office:value="0.509987">
                <text:p>0.509987</text:p>
              </table:table-cell>
              <table:table-cell office:value-type="float" office:value="0.586193">
                <text:p>0.586193</text:p>
              </table:table-cell>
              <table:table-cell office:value-type="float" office:value="0.603475">
                <text:p>0.603475</text:p>
              </table:table-cell>
              <table:table-cell office:value-type="float" office:value="0.576814">
                <text:p>0.576814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.488553">
                <text:p>0.488553</text:p>
                <draw:g>
                  <svg:desc>Sheet2.E68:Sheet2.AT68</svg:desc>
                </draw:g>
              </table:table-cell>
              <table:table-cell office:value-type="float" office:value="0.460583">
                <text:p>0.460583</text:p>
              </table:table-cell>
              <table:table-cell office:value-type="float" office:value="0.573351">
                <text:p>0.573351</text:p>
              </table:table-cell>
              <table:table-cell office:value-type="float" office:value="0.570845">
                <text:p>0.570845</text:p>
              </table:table-cell>
              <table:table-cell office:value-type="float" office:value="0.488493">
                <text:p>0.488493</text:p>
              </table:table-cell>
              <table:table-cell office:value-type="float" office:value="0.560341">
                <text:p>0.560341</text:p>
              </table:table-cell>
              <table:table-cell office:value-type="float" office:value="0.56382">
                <text:p>0.56382</text:p>
              </table:table-cell>
              <table:table-cell office:value-type="float" office:value="0.682087">
                <text:p>0.682087</text:p>
              </table:table-cell>
              <table:table-cell office:value-type="float" office:value="0.612456">
                <text:p>0.612456</text:p>
              </table:table-cell>
              <table:table-cell office:value-type="float" office:value="0.783863">
                <text:p>0.783863</text:p>
              </table:table-cell>
              <table:table-cell office:value-type="float" office:value="0.465142">
                <text:p>0.465142</text:p>
              </table:table-cell>
              <table:table-cell office:value-type="float" office:value="0.701661">
                <text:p>0.701661</text:p>
              </table:table-cell>
              <table:table-cell office:value-type="float" office:value="0.408702">
                <text:p>0.408702</text:p>
              </table:table-cell>
              <table:table-cell office:value-type="float" office:value="0.527338">
                <text:p>0.527338</text:p>
              </table:table-cell>
              <table:table-cell office:value-type="float" office:value="0.334942">
                <text:p>0.334942</text:p>
              </table:table-cell>
              <table:table-cell office:value-type="float" office:value="0.358826">
                <text:p>0.358826</text:p>
              </table:table-cell>
              <table:table-cell office:value-type="float" office:value="0.410639">
                <text:p>0.410639</text:p>
              </table:table-cell>
              <table:table-cell office:value-type="float" office:value="0.526476">
                <text:p>0.526476</text:p>
              </table:table-cell>
              <table:table-cell office:value-type="float" office:value="0.432234">
                <text:p>0.432234</text:p>
              </table:table-cell>
              <table:table-cell office:value-type="float" office:value="0.500179">
                <text:p>0.500179</text:p>
              </table:table-cell>
              <table:table-cell office:value-type="float" office:value="0.459568">
                <text:p>0.459568</text:p>
              </table:table-cell>
              <table:table-cell office:value-type="float" office:value="0.828503">
                <text:p>0.828503</text:p>
              </table:table-cell>
              <table:table-cell office:value-type="float" office:value="0.776359">
                <text:p>0.776359</text:p>
              </table:table-cell>
              <table:table-cell office:value-type="float" office:value="0.833591">
                <text:p>0.833591</text:p>
              </table:table-cell>
              <table:table-cell office:value-type="float" office:value="0.701733">
                <text:p>0.701733</text:p>
              </table:table-cell>
              <table:table-cell office:value-type="float" office:value="0.560933">
                <text:p>0.560933</text:p>
              </table:table-cell>
              <table:table-cell office:value-type="float" office:value="0.465073">
                <text:p>0.465073</text:p>
              </table:table-cell>
              <table:table-cell office:value-type="float" office:value="0.469847">
                <text:p>0.469847</text:p>
              </table:table-cell>
              <table:table-cell office:value-type="float" office:value="0.568116">
                <text:p>0.568116</text:p>
              </table:table-cell>
              <table:table-cell office:value-type="float" office:value="0.529153">
                <text:p>0.529153</text:p>
              </table:table-cell>
              <table:table-cell office:value-type="float" office:value="0.508865">
                <text:p>0.508865</text:p>
              </table:table-cell>
              <table:table-cell office:value-type="float" office:value="0.519702">
                <text:p>0.519702</text:p>
              </table:table-cell>
              <table:table-cell office:value-type="float" office:value="0.710084">
                <text:p>0.710084</text:p>
              </table:table-cell>
              <table:table-cell office:value-type="float" office:value="0.697449">
                <text:p>0.697449</text:p>
              </table:table-cell>
              <table:table-cell office:value-type="float" office:value="0.640387">
                <text:p>0.640387</text:p>
              </table:table-cell>
              <table:table-cell office:value-type="float" office:value="0.781813">
                <text:p>0.781813</text:p>
              </table:table-cell>
              <table:table-cell office:value-type="float" office:value="0.645932">
                <text:p>0.645932</text:p>
              </table:table-cell>
              <table:table-cell office:value-type="float" office:value="0.691512">
                <text:p>0.691512</text:p>
              </table:table-cell>
              <table:table-cell office:value-type="float" office:value="0.631433">
                <text:p>0.631433</text:p>
              </table:table-cell>
              <table:table-cell office:value-type="float" office:value="0.511695">
                <text:p>0.511695</text:p>
              </table:table-cell>
              <table:table-cell office:value-type="float" office:value="0.625395">
                <text:p>0.625395</text:p>
              </table:table-cell>
              <table:table-cell office:value-type="float" office:value="0.574862">
                <text:p>0.574862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.488553">
                <text:p>0.488553</text:p>
                <draw:g>
                  <svg:desc>Sheet2.E72:Sheet2.AT72</svg:desc>
                </draw:g>
              </table:table-cell>
              <table:table-cell office:value-type="float" office:value="0.460583">
                <text:p>0.460583</text:p>
              </table:table-cell>
              <table:table-cell office:value-type="float" office:value="0.573351">
                <text:p>0.573351</text:p>
              </table:table-cell>
              <table:table-cell office:value-type="float" office:value="0.570845">
                <text:p>0.570845</text:p>
              </table:table-cell>
              <table:table-cell office:value-type="float" office:value="0.488493">
                <text:p>0.488493</text:p>
              </table:table-cell>
              <table:table-cell office:value-type="float" office:value="0.560341">
                <text:p>0.560341</text:p>
              </table:table-cell>
              <table:table-cell office:value-type="float" office:value="0.56382">
                <text:p>0.56382</text:p>
              </table:table-cell>
              <table:table-cell office:value-type="float" office:value="0.682087">
                <text:p>0.682087</text:p>
              </table:table-cell>
              <table:table-cell office:value-type="float" office:value="0.612456">
                <text:p>0.612456</text:p>
              </table:table-cell>
              <table:table-cell office:value-type="float" office:value="0.783863">
                <text:p>0.783863</text:p>
              </table:table-cell>
              <table:table-cell office:value-type="float" office:value="0.465142">
                <text:p>0.465142</text:p>
              </table:table-cell>
              <table:table-cell office:value-type="float" office:value="0.701661">
                <text:p>0.701661</text:p>
              </table:table-cell>
              <table:table-cell office:value-type="float" office:value="0.408702">
                <text:p>0.408702</text:p>
              </table:table-cell>
              <table:table-cell office:value-type="float" office:value="0.527338">
                <text:p>0.527338</text:p>
              </table:table-cell>
              <table:table-cell office:value-type="float" office:value="0.334942">
                <text:p>0.334942</text:p>
              </table:table-cell>
              <table:table-cell office:value-type="float" office:value="0.358826">
                <text:p>0.358826</text:p>
              </table:table-cell>
              <table:table-cell office:value-type="float" office:value="0.410639">
                <text:p>0.410639</text:p>
              </table:table-cell>
              <table:table-cell office:value-type="float" office:value="0.526476">
                <text:p>0.526476</text:p>
              </table:table-cell>
              <table:table-cell office:value-type="float" office:value="0.432234">
                <text:p>0.432234</text:p>
              </table:table-cell>
              <table:table-cell office:value-type="float" office:value="0.50018">
                <text:p>0.50018</text:p>
              </table:table-cell>
              <table:table-cell office:value-type="float" office:value="0.459568">
                <text:p>0.459568</text:p>
              </table:table-cell>
              <table:table-cell office:value-type="float" office:value="0.828502">
                <text:p>0.828502</text:p>
              </table:table-cell>
              <table:table-cell office:value-type="float" office:value="0.776359">
                <text:p>0.776359</text:p>
              </table:table-cell>
              <table:table-cell office:value-type="float" office:value="0.83359">
                <text:p>0.83359</text:p>
              </table:table-cell>
              <table:table-cell office:value-type="float" office:value="0.701733">
                <text:p>0.701733</text:p>
              </table:table-cell>
              <table:table-cell office:value-type="float" office:value="0.560933">
                <text:p>0.560933</text:p>
              </table:table-cell>
              <table:table-cell office:value-type="float" office:value="0.465073">
                <text:p>0.465073</text:p>
              </table:table-cell>
              <table:table-cell office:value-type="float" office:value="0.469847">
                <text:p>0.469847</text:p>
              </table:table-cell>
              <table:table-cell office:value-type="float" office:value="0.568116">
                <text:p>0.568116</text:p>
              </table:table-cell>
              <table:table-cell office:value-type="float" office:value="0.529153">
                <text:p>0.529153</text:p>
              </table:table-cell>
              <table:table-cell office:value-type="float" office:value="0.508865">
                <text:p>0.508865</text:p>
              </table:table-cell>
              <table:table-cell office:value-type="float" office:value="0.519702">
                <text:p>0.519702</text:p>
              </table:table-cell>
              <table:table-cell office:value-type="float" office:value="0.710084">
                <text:p>0.710084</text:p>
              </table:table-cell>
              <table:table-cell office:value-type="float" office:value="0.697449">
                <text:p>0.697449</text:p>
              </table:table-cell>
              <table:table-cell office:value-type="float" office:value="0.640387">
                <text:p>0.640387</text:p>
              </table:table-cell>
              <table:table-cell office:value-type="float" office:value="0.781813">
                <text:p>0.781813</text:p>
              </table:table-cell>
              <table:table-cell office:value-type="float" office:value="0.645931">
                <text:p>0.645931</text:p>
              </table:table-cell>
              <table:table-cell office:value-type="float" office:value="0.691513">
                <text:p>0.691513</text:p>
              </table:table-cell>
              <table:table-cell office:value-type="float" office:value="0.631433">
                <text:p>0.631433</text:p>
              </table:table-cell>
              <table:table-cell office:value-type="float" office:value="0.511694">
                <text:p>0.511694</text:p>
              </table:table-cell>
              <table:table-cell office:value-type="float" office:value="0.625394">
                <text:p>0.625394</text:p>
              </table:table-cell>
              <table:table-cell office:value-type="float" office:value="0.574861">
                <text:p>0.574861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0.485448">
                <text:p>0.485448</text:p>
                <draw:g>
                  <svg:desc>Sheet2.E76:Sheet2.AU76</svg:desc>
                </draw:g>
              </table:table-cell>
              <table:table-cell office:value-type="float" office:value="0.462114">
                <text:p>0.462114</text:p>
              </table:table-cell>
              <table:table-cell office:value-type="float" office:value="0.568476">
                <text:p>0.568476</text:p>
              </table:table-cell>
              <table:table-cell office:value-type="float" office:value="0.565131">
                <text:p>0.565131</text:p>
              </table:table-cell>
              <table:table-cell office:value-type="float" office:value="0.488273">
                <text:p>0.488273</text:p>
              </table:table-cell>
              <table:table-cell office:value-type="float" office:value="0.552863">
                <text:p>0.552863</text:p>
              </table:table-cell>
              <table:table-cell office:value-type="float" office:value="0.564026">
                <text:p>0.564026</text:p>
              </table:table-cell>
              <table:table-cell office:value-type="float" office:value="0.687644">
                <text:p>0.687644</text:p>
              </table:table-cell>
              <table:table-cell office:value-type="float" office:value="0.619802">
                <text:p>0.619802</text:p>
              </table:table-cell>
              <table:table-cell office:value-type="float" office:value="0.785343">
                <text:p>0.785343</text:p>
              </table:table-cell>
              <table:table-cell office:value-type="float" office:value="0.460579">
                <text:p>0.460579</text:p>
              </table:table-cell>
              <table:table-cell office:value-type="float" office:value="0.700652">
                <text:p>0.700652</text:p>
              </table:table-cell>
              <table:table-cell office:value-type="float" office:value="0.408881">
                <text:p>0.408881</text:p>
              </table:table-cell>
              <table:table-cell office:value-type="float" office:value="0.516916">
                <text:p>0.516916</text:p>
              </table:table-cell>
              <table:table-cell office:value-type="float" office:value="0.344004">
                <text:p>0.344004</text:p>
              </table:table-cell>
              <table:table-cell office:value-type="float" office:value="0.347019">
                <text:p>0.347019</text:p>
              </table:table-cell>
              <table:table-cell office:value-type="float" office:value="0.439964">
                <text:p>0.439964</text:p>
              </table:table-cell>
              <table:table-cell office:value-type="float" office:value="0.480166">
                <text:p>0.480166</text:p>
              </table:table-cell>
              <table:table-cell office:value-type="float" office:value="0.454847">
                <text:p>0.454847</text:p>
              </table:table-cell>
              <table:table-cell office:value-type="float" office:value="0.492583">
                <text:p>0.492583</text:p>
              </table:table-cell>
              <table:table-cell office:value-type="float" office:value="0.471079">
                <text:p>0.471079</text:p>
              </table:table-cell>
              <table:table-cell office:value-type="float" office:value="0.797661">
                <text:p>0.797661</text:p>
              </table:table-cell>
              <table:table-cell office:value-type="float" office:value="0.794351">
                <text:p>0.794351</text:p>
              </table:table-cell>
              <table:table-cell office:value-type="float" office:value="0.825708">
                <text:p>0.825708</text:p>
              </table:table-cell>
              <table:table-cell office:value-type="float" office:value="0.709605">
                <text:p>0.709605</text:p>
              </table:table-cell>
              <table:table-cell office:value-type="float" office:value="0.551972">
                <text:p>0.551972</text:p>
              </table:table-cell>
              <table:table-cell office:value-type="float" office:value="0.477645">
                <text:p>0.477645</text:p>
              </table:table-cell>
              <table:table-cell office:value-type="float" office:value="0.46153">
                <text:p>0.46153</text:p>
              </table:table-cell>
              <table:table-cell office:value-type="float" office:value="0.55697">
                <text:p>0.55697</text:p>
              </table:table-cell>
              <table:table-cell office:value-type="float" office:value="0.547641">
                <text:p>0.547641</text:p>
              </table:table-cell>
              <table:table-cell office:value-type="float" office:value="0.484482">
                <text:p>0.484482</text:p>
              </table:table-cell>
              <table:table-cell office:value-type="float" office:value="0.549188">
                <text:p>0.549188</text:p>
              </table:table-cell>
              <table:table-cell office:value-type="float" office:value="0.616543">
                <text:p>0.616543</text:p>
              </table:table-cell>
              <table:table-cell office:value-type="float" office:value="0.7754">
                <text:p>0.7754</text:p>
              </table:table-cell>
              <table:table-cell office:value-type="float" office:value="0.631427">
                <text:p>0.631427</text:p>
              </table:table-cell>
              <table:table-cell office:value-type="float" office:value="0.774244">
                <text:p>0.774244</text:p>
              </table:table-cell>
              <table:table-cell office:value-type="float" office:value="0.644485">
                <text:p>0.644485</text:p>
              </table:table-cell>
              <table:table-cell office:value-type="float" office:value="0.705913">
                <text:p>0.705913</text:p>
              </table:table-cell>
              <table:table-cell office:value-type="float" office:value="0.650544">
                <text:p>0.650544</text:p>
              </table:table-cell>
              <table:table-cell office:value-type="float" office:value="0.513486">
                <text:p>0.513486</text:p>
              </table:table-cell>
              <table:table-cell office:value-type="float" office:value="0.585064">
                <text:p>0.585064</text:p>
              </table:table-cell>
              <table:table-cell office:value-type="float" office:value="0.605367">
                <text:p>0.605367</text:p>
              </table:table-cell>
              <table:table-cell office:value-type="float" office:value="0.564116">
                <text:p>0.564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3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724cm" svg:height="10.205cm" xlink:href=".." xlink:type="simple" chart:class="chart:scatter" chart:row-mapping="1 2 3 0" chart:style-name="ch1">
        <chart:legend chart:legend-position="end" svg:x="38.242cm" svg:y="4.384cm" style:legend-expansion="high" chart:style-name="ch2"/>
        <chart:plot-area chart:style-name="ch3" table:cell-range-address="ogives.B16:ogives.X17 ogives.B22:ogives.X22 ogives.B2:ogives.X2" svg:x="0.814cm" svg:y="0.204cm" svg:width="36.614cm" svg:height="9.797cm">
          <chartooo:coordinate-region svg:x="1.727cm" svg:y="0.377cm" svg:width="35.701cm" svg:height="9.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gives.B17:ogives.X17" chart:class="chart:scatter">
            <chart:domain table:cell-range-address="ogives.B16:ogives.X16"/>
            <chart:data-point chart:repeated="23"/>
          </chart:series>
          <chart:series chart:style-name="ch8" chart:values-cell-range-address="ogives.B22:ogives.X22" chart:class="chart:scatter">
            <chart:data-point chart:repeated="23"/>
          </chart:series>
          <chart:series chart:style-name="ch9" chart:values-cell-range-address="ogives.B2:ogives.X2" chart:class="chart:scatte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ogives.B16:ogives.X1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324642">
                <text:p>0.324642</text:p>
                <draw:g>
                  <svg:desc>ogives.B17:ogives.X17</svg:desc>
                </draw:g>
              </table:table-cell>
              <table:table-cell office:value-type="float" office:value="0.298773">
                <text:p>0.298773</text:p>
              </table:table-cell>
              <table:table-cell office:value-type="float" office:value="0.274965">
                <text:p>0.274965</text:p>
              </table:table-cell>
              <table:table-cell office:value-type="float" office:value="0.253054">
                <text:p>0.253054</text:p>
              </table:table-cell>
              <table:table-cell office:value-type="float" office:value="0.232889">
                <text:p>0.232889</text:p>
              </table:table-cell>
              <table:table-cell office:value-type="float" office:value="0.214332">
                <text:p>0.214332</text:p>
              </table:table-cell>
              <table:table-cell office:value-type="float" office:value="0.197252">
                <text:p>0.197252</text:p>
              </table:table-cell>
              <table:table-cell office:value-type="float" office:value="0.181534">
                <text:p>0.181534</text:p>
              </table:table-cell>
              <table:table-cell office:value-type="float" office:value="0.167069">
                <text:p>0.167069</text:p>
              </table:table-cell>
              <table:table-cell office:value-type="float" office:value="0.153756">
                <text:p>0.153756</text:p>
              </table:table-cell>
              <table:table-cell office:value-type="float" office:value="0.141504">
                <text:p>0.141504</text:p>
              </table:table-cell>
              <table:table-cell office:value-type="float" office:value="0.151801">
                <text:p>0.151801</text:p>
              </table:table-cell>
              <table:table-cell office:value-type="float" office:value="0.163603">
                <text:p>0.163603</text:p>
              </table:table-cell>
              <table:table-cell office:value-type="float" office:value="0.176323">
                <text:p>0.176323</text:p>
              </table:table-cell>
              <table:table-cell office:value-type="float" office:value="0.190032">
                <text:p>0.190032</text:p>
              </table:table-cell>
              <table:table-cell office:value-type="float" office:value="0.204806">
                <text:p>0.204806</text:p>
              </table:table-cell>
              <table:table-cell office:value-type="float" office:value="0.220729">
                <text:p>0.220729</text:p>
              </table:table-cell>
              <table:table-cell office:value-type="float" office:value="0.23789">
                <text:p>0.23789</text:p>
              </table:table-cell>
              <table:table-cell office:value-type="float" office:value="0.256386">
                <text:p>0.256386</text:p>
              </table:table-cell>
              <table:table-cell office:value-type="float" office:value="0.276319">
                <text:p>0.276319</text:p>
              </table:table-cell>
              <table:table-cell office:value-type="float" office:value="0.297802">
                <text:p>0.297802</text:p>
              </table:table-cell>
              <table:table-cell office:value-type="float" office:value="0.320955">
                <text:p>0.320955</text:p>
              </table:table-cell>
              <table:table-cell office:value-type="float" office:value="0.345909">
                <text:p>0.345909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333577">
                <text:p>0.333577</text:p>
                <draw:g>
                  <svg:desc>ogives.B22:ogives.X22</svg:desc>
                </draw:g>
              </table:table-cell>
              <table:table-cell office:value-type="float" office:value="0.304475">
                <text:p>0.304475</text:p>
              </table:table-cell>
              <table:table-cell office:value-type="float" office:value="0.277912">
                <text:p>0.277912</text:p>
              </table:table-cell>
              <table:table-cell office:value-type="float" office:value="0.253666">
                <text:p>0.253666</text:p>
              </table:table-cell>
              <table:table-cell office:value-type="float" office:value="0.231535">
                <text:p>0.231535</text:p>
              </table:table-cell>
              <table:table-cell office:value-type="float" office:value="0.211335">
                <text:p>0.211335</text:p>
              </table:table-cell>
              <table:table-cell office:value-type="float" office:value="0.192897">
                <text:p>0.192897</text:p>
              </table:table-cell>
              <table:table-cell office:value-type="float" office:value="0.176068">
                <text:p>0.176068</text:p>
              </table:table-cell>
              <table:table-cell office:value-type="float" office:value="0.160708">
                <text:p>0.160708</text:p>
              </table:table-cell>
              <table:table-cell office:value-type="float" office:value="0.146687">
                <text:p>0.146687</text:p>
              </table:table-cell>
              <table:table-cell office:value-type="float" office:value="0.137036">
                <text:p>0.137036</text:p>
              </table:table-cell>
              <table:table-cell office:value-type="float" office:value="0.148384">
                <text:p>0.148384</text:p>
              </table:table-cell>
              <table:table-cell office:value-type="float" office:value="0.160672">
                <text:p>0.160672</text:p>
              </table:table-cell>
              <table:table-cell office:value-type="float" office:value="0.173978">
                <text:p>0.173978</text:p>
              </table:table-cell>
              <table:table-cell office:value-type="float" office:value="0.188385">
                <text:p>0.188385</text:p>
              </table:table-cell>
              <table:table-cell office:value-type="float" office:value="0.203986">
                <text:p>0.203986</text:p>
              </table:table-cell>
              <table:table-cell office:value-type="float" office:value="0.220878">
                <text:p>0.220878</text:p>
              </table:table-cell>
              <table:table-cell office:value-type="float" office:value="0.23917">
                <text:p>0.23917</text:p>
              </table:table-cell>
              <table:table-cell office:value-type="float" office:value="0.258976">
                <text:p>0.258976</text:p>
              </table:table-cell>
              <table:table-cell office:value-type="float" office:value="0.280423">
                <text:p>0.280423</text:p>
              </table:table-cell>
              <table:table-cell office:value-type="float" office:value="0.303645">
                <text:p>0.303645</text:p>
              </table:table-cell>
              <table:table-cell office:value-type="float" office:value="0.328791">
                <text:p>0.328791</text:p>
              </table:table-cell>
              <table:table-cell office:value-type="float" office:value="0.356019">
                <text:p>0.356019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381916">
                <text:p>0.381916</text:p>
                <draw:g>
                  <svg:desc>ogives.B2:ogives.X2</svg:desc>
                </draw:g>
              </table:table-cell>
              <table:table-cell office:value-type="float" office:value="0.341668">
                <text:p>0.341668</text:p>
              </table:table-cell>
              <table:table-cell office:value-type="float" office:value="0.305662">
                <text:p>0.305662</text:p>
              </table:table-cell>
              <table:table-cell office:value-type="float" office:value="0.27345">
                <text:p>0.27345</text:p>
              </table:table-cell>
              <table:table-cell office:value-type="float" office:value="0.244632">
                <text:p>0.244632</text:p>
              </table:table-cell>
              <table:table-cell office:value-type="float" office:value="0.218852">
                <text:p>0.218852</text:p>
              </table:table-cell>
              <table:table-cell office:value-type="float" office:value="0.195788">
                <text:p>0.195788</text:p>
              </table:table-cell>
              <table:table-cell office:value-type="float" office:value="0.175155">
                <text:p>0.175155</text:p>
              </table:table-cell>
              <table:table-cell office:value-type="float" office:value="0.156697">
                <text:p>0.156697</text:p>
              </table:table-cell>
              <table:table-cell office:value-type="float" office:value="0.140183">
                <text:p>0.140183</text:p>
              </table:table-cell>
              <table:table-cell office:value-type="float" office:value="0.138049">
                <text:p>0.138049</text:p>
              </table:table-cell>
              <table:table-cell office:value-type="float" office:value="0.149198">
                <text:p>0.149198</text:p>
              </table:table-cell>
              <table:table-cell office:value-type="float" office:value="0.161247">
                <text:p>0.161247</text:p>
              </table:table-cell>
              <table:table-cell office:value-type="float" office:value="0.17427">
                <text:p>0.17427</text:p>
              </table:table-cell>
              <table:table-cell office:value-type="float" office:value="0.188344">
                <text:p>0.188344</text:p>
              </table:table-cell>
              <table:table-cell office:value-type="float" office:value="0.203555">
                <text:p>0.203555</text:p>
              </table:table-cell>
              <table:table-cell office:value-type="float" office:value="0.219995">
                <text:p>0.219995</text:p>
              </table:table-cell>
              <table:table-cell office:value-type="float" office:value="0.237762">
                <text:p>0.237762</text:p>
              </table:table-cell>
              <table:table-cell office:value-type="float" office:value="0.256964">
                <text:p>0.256964</text:p>
              </table:table-cell>
              <table:table-cell office:value-type="float" office:value="0.277717">
                <text:p>0.277717</text:p>
              </table:table-cell>
              <table:table-cell office:value-type="float" office:value="0.300146">
                <text:p>0.300146</text:p>
              </table:table-cell>
              <table:table-cell office:value-type="float" office:value="0.324386">
                <text:p>0.324386</text:p>
              </table:table-cell>
              <table:table-cell office:value-type="float" office:value="0.350584">
                <text:p>0.350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27cm" svg:height="14.925cm" xlink:href=".." xlink:type="simple" chart:class="chart:scatter" chart:style-name="ch1">
        <chart:legend chart:legend-position="end" svg:x="38.045cm" svg:y="6.744cm" style:legend-expansion="high" chart:style-name="ch2"/>
        <chart:plot-area chart:style-name="ch3" table:cell-range-address="initial_state.C3:initial_state.Y4 initial_state.B29:initial_state.X29 initial_state.B43:initial_state.X43" svg:x="0.81cm" svg:y="0.298cm" svg:width="36.425cm" svg:height="14.329cm">
          <chartooo:coordinate-region svg:x="2.543cm" svg:y="0.471cm" svg:width="34.506cm" svg:height="13.5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itial_state.C4:initial_state.Y4" chart:class="chart:scatter">
            <chart:domain table:cell-range-address="initial_state.C3:initial_state.Y3"/>
            <chart:data-point chart:repeated="23"/>
          </chart:series>
          <chart:series chart:style-name="ch8" chart:values-cell-range-address="initial_state.B29:initial_state.X29" chart:class="chart:scatter">
            <chart:domain table:cell-range-address="initial_state.B27:initial_state.X27"/>
            <chart:data-point chart:repeated="23"/>
          </chart:series>
          <chart:series chart:style-name="ch9" chart:values-cell-range-address="initial_state.B43:initial_state.X43" chart:class="chart:scatter">
            <chart:domain table:cell-range-address="initial_state.B41:initial_state.X41"/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initial_state.C3:initial_state.Y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itial_state.C4:initial_state.Y4</svg:desc>
                </draw:g>
              </table:table-cell>
              <table:table-cell office:value-type="float" office:value="21340000">
                <text:p>21340000</text:p>
              </table:table-cell>
              <table:table-cell office:value-type="float" office:value="15300000">
                <text:p>15300000</text:p>
              </table:table-cell>
              <table:table-cell office:value-type="float" office:value="11360000">
                <text:p>11360000</text:p>
              </table:table-cell>
              <table:table-cell office:value-type="float" office:value="8705000">
                <text:p>8705000</text:p>
              </table:table-cell>
              <table:table-cell office:value-type="float" office:value="6860000">
                <text:p>6860000</text:p>
              </table:table-cell>
              <table:table-cell office:value-type="float" office:value="5543000">
                <text:p>5543000</text:p>
              </table:table-cell>
              <table:table-cell office:value-type="float" office:value="4581000">
                <text:p>4581000</text:p>
              </table:table-cell>
              <table:table-cell office:value-type="float" office:value="3863000">
                <text:p>3863000</text:p>
              </table:table-cell>
              <table:table-cell office:value-type="float" office:value="3316000">
                <text:p>3316000</text:p>
              </table:table-cell>
              <table:table-cell office:value-type="float" office:value="2884000">
                <text:p>2884000</text:p>
              </table:table-cell>
              <table:table-cell office:value-type="float" office:value="2505000">
                <text:p>2505000</text:p>
              </table:table-cell>
              <table:table-cell office:value-type="float" office:value="2152000">
                <text:p>2152000</text:p>
              </table:table-cell>
              <table:table-cell office:value-type="float" office:value="1825000">
                <text:p>1825000</text:p>
              </table:table-cell>
              <table:table-cell office:value-type="float" office:value="1528000">
                <text:p>1528000</text:p>
              </table:table-cell>
              <table:table-cell office:value-type="float" office:value="1261000">
                <text:p>1261000</text:p>
              </table:table-cell>
              <table:table-cell office:value-type="float" office:value="1024000">
                <text:p>1024000</text:p>
              </table:table-cell>
              <table:table-cell office:value-type="float" office:value="818400">
                <text:p>818400</text:p>
              </table:table-cell>
              <table:table-cell office:value-type="float" office:value="642100">
                <text:p>642100</text:p>
              </table:table-cell>
              <table:table-cell office:value-type="float" office:value="494100">
                <text:p>494100</text:p>
              </table:table-cell>
              <table:table-cell office:value-type="float" office:value="372200">
                <text:p>372200</text:p>
              </table:table-cell>
              <table:table-cell office:value-type="float" office:value="274000">
                <text:p>274000</text:p>
              </table:table-cell>
              <table:table-cell office:value-type="float" office:value="665500">
                <text:p>665500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initial_state.B27:initial_state.X2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itial_state.B29:initial_state.X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5322738.878294">
                <text:p>15322738.878294</text:p>
              </table:table-cell>
              <table:table-cell office:value-type="float" office:value="11703065.506794">
                <text:p>11703065.506794</text:p>
              </table:table-cell>
              <table:table-cell office:value-type="float" office:value="9132485.253272">
                <text:p>9132485.253272</text:p>
              </table:table-cell>
              <table:table-cell office:value-type="float" office:value="7268775.873145">
                <text:p>7268775.873145</text:p>
              </table:table-cell>
              <table:table-cell office:value-type="float" office:value="5891591.077116">
                <text:p>5891591.077116</text:p>
              </table:table-cell>
              <table:table-cell office:value-type="float" office:value="4855942.073449">
                <text:p>4855942.073449</text:p>
              </table:table-cell>
              <table:table-cell office:value-type="float" office:value="4064477.31513">
                <text:p>4064477.31513</text:p>
              </table:table-cell>
              <table:table-cell office:value-type="float" office:value="3450587.912598">
                <text:p>3450587.912598</text:p>
              </table:table-cell>
              <table:table-cell office:value-type="float" office:value="2967891.624733">
                <text:p>2967891.624733</text:p>
              </table:table-cell>
              <table:table-cell office:value-type="float" office:value="2569660.253254">
                <text:p>2569660.253254</text:p>
              </table:table-cell>
              <table:table-cell office:value-type="float" office:value="2201242.483032">
                <text:p>2201242.483032</text:p>
              </table:table-cell>
              <table:table-cell office:value-type="float" office:value="1863094.322777">
                <text:p>1863094.322777</text:p>
              </table:table-cell>
              <table:table-cell office:value-type="float" office:value="1556576.000149">
                <text:p>1556576.000149</text:p>
              </table:table-cell>
              <table:table-cell office:value-type="float" office:value="1282438.411706">
                <text:p>1282438.411706</text:p>
              </table:table-cell>
              <table:table-cell office:value-type="float" office:value="1040786.220351">
                <text:p>1040786.220351</text:p>
              </table:table-cell>
              <table:table-cell office:value-type="float" office:value="831068.497806">
                <text:p>831068.497806</text:p>
              </table:table-cell>
              <table:table-cell office:value-type="float" office:value="652100.120952">
                <text:p>652100.120952</text:p>
              </table:table-cell>
              <table:table-cell office:value-type="float" office:value="502115.010662">
                <text:p>502115.010662</text:p>
              </table:table-cell>
              <table:table-cell office:value-type="float" office:value="378849.707506">
                <text:p>378849.707506</text:p>
              </table:table-cell>
              <table:table-cell office:value-type="float" office:value="279652.948485">
                <text:p>279652.948485</text:p>
              </table:table-cell>
              <table:table-cell office:value-type="float" office:value="684956.47557">
                <text:p>684956.47557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initial_state.B41:initial_state.X4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initial_state.B43:initial_state.X43</svg:desc>
                </draw:g>
              </table:table-cell>
              <table:table-cell office:value-type="float" office:value="20051850.139059">
                <text:p>20051850.139059</text:p>
              </table:table-cell>
              <table:table-cell office:value-type="float" office:value="14886984.237636">
                <text:p>14886984.237636</text:p>
              </table:table-cell>
              <table:table-cell office:value-type="float" office:value="11343413.159599">
                <text:p>11343413.159599</text:p>
              </table:table-cell>
              <table:table-cell office:value-type="float" office:value="8850768.800174">
                <text:p>8850768.800174</text:p>
              </table:table-cell>
              <table:table-cell office:value-type="float" office:value="7056995.463035">
                <text:p>7056995.463035</text:p>
              </table:table-cell>
              <table:table-cell office:value-type="float" office:value="5739050.531586">
                <text:p>5739050.531586</text:p>
              </table:table-cell>
              <table:table-cell office:value-type="float" office:value="4752180.842975">
                <text:p>4752180.842975</text:p>
              </table:table-cell>
              <table:table-cell office:value-type="float" office:value="4000324.463195">
                <text:p>4000324.463195</text:p>
              </table:table-cell>
              <table:table-cell office:value-type="float" office:value="3418401.663312">
                <text:p>3418401.663312</text:p>
              </table:table-cell>
              <table:table-cell office:value-type="float" office:value="2959141.105608">
                <text:p>2959141.105608</text:p>
              </table:table-cell>
              <table:table-cell office:value-type="float" office:value="2572881.468055">
                <text:p>2572881.468055</text:p>
              </table:table-cell>
              <table:table-cell office:value-type="float" office:value="2211278.039076">
                <text:p>2211278.039076</text:p>
              </table:table-cell>
              <table:table-cell office:value-type="float" office:value="1876807.823453">
                <text:p>1876807.823453</text:p>
              </table:table-cell>
              <table:table-cell office:value-type="float" office:value="1571440.873544">
                <text:p>1571440.873544</text:p>
              </table:table-cell>
              <table:table-cell office:value-type="float" office:value="1296551.063901">
                <text:p>1296551.063901</text:p>
              </table:table-cell>
              <table:table-cell office:value-type="float" office:value="1052847.938883">
                <text:p>1052847.938883</text:p>
              </table:table-cell>
              <table:table-cell office:value-type="float" office:value="840336.883274">
                <text:p>840336.883274</text:p>
              </table:table-cell>
              <table:table-cell office:value-type="float" office:value="658313.599381">
                <text:p>658313.599381</text:p>
              </table:table-cell>
              <table:table-cell office:value-type="float" office:value="505396.673163">
                <text:p>505396.673163</text:p>
              </table:table-cell>
              <table:table-cell office:value-type="float" office:value="379598.946806">
                <text:p>379598.946806</text:p>
              </table:table-cell>
              <table:table-cell office:value-type="float" office:value="278434.721808">
                <text:p>278434.721808</text:p>
              </table:table-cell>
              <table:table-cell office:value-type="float" office:value="664537.17718">
                <text:p>664537.177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970" chart:maximum="202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75cm" svg:height="9.01cm" xlink:href=".." xlink:type="simple" chart:class="chart:scatter" chart:style-name="ch1">
        <chart:legend chart:legend-position="end" svg:x="17.608cm" svg:y="4.01cm" style:legend-expansion="high" chart:style-name="ch2"/>
        <chart:plot-area chart:style-name="ch3" table:cell-range-address="SSB.A7:SSB.AV7 SSB.B8:SSB.AV9 SSB.A8:SSB.A8 SSB.B182:SSB.AV182" chart:data-source-has-labels="both" svg:x="0.405cm" svg:y="0.18cm" svg:width="16.798cm" svg:height="8.65cm">
          <chartooo:coordinate-region svg:x="1.767cm" svg:y="0.353cm" svg:width="15.064cm" svg:height="7.883cm"/>
          <chart:axis chart:dimension="x" chart:name="primary-x" chart:style-name="ch4" chartooo:axis-type="auto">
            <chart:categories table:cell-range-address="SSB.B7:SSB.AV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SB.B8:SSB.AV8" chart:label-cell-address="SSB.A8:SSB.A8" chart:class="chart:scatter">
            <chart:domain table:cell-range-address="SSB.B9:SSB.AV9"/>
            <chart:data-point chart:repeated="47"/>
          </chart:series>
          <chart:series chart:style-name="ch8" chart:values-cell-range-address="SSB.B182:SSB.AV182" chart:class="chart:scatter">
            <chart:domain table:cell-range-address="SSB.B174:SSB.AV174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Bs</text:p>
                <draw:g>
                  <svg:desc>SSB.B7:SSB.AV7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972">
                <text:p>1972</text:p>
                <draw:g>
                  <svg:desc>SSB.B9:SSB.AV9</svg:desc>
                </draw:g>
              </table:table-cell>
              <table:table-cell office:value-type="float" office:value="1973">
                <text:p>1973</text:p>
              </table:table-cell>
              <table:table-cell office:value-type="float" office:value="1974">
                <text:p>1974</text:p>
              </table:table-cell>
              <table:table-cell office:value-type="float" office:value="1975">
                <text:p>1975</text:p>
              </table:table-cell>
              <table:table-cell office:value-type="float" office:value="1976">
                <text:p>1976</text:p>
              </table:table-cell>
              <table:table-cell office:value-type="float" office:value="1977">
                <text:p>1977</text:p>
              </table:table-cell>
              <table:table-cell office:value-type="float" office:value="1978">
                <text:p>1978</text:p>
              </table:table-cell>
              <table:table-cell office:value-type="float" office:value="1979">
                <text:p>1979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1</text:p>
              </table:table-cell>
              <table:table-cell office:value-type="float" office:value="1982">
                <text:p>1982</text:p>
              </table:table-cell>
              <table:table-cell office:value-type="float" office:value="1983">
                <text:p>1983</text:p>
              </table:table-cell>
              <table:table-cell office:value-type="float" office:value="1984">
                <text:p>1984</text:p>
              </table:table-cell>
              <table:table-cell office:value-type="float" office:value="1985">
                <text:p>1985</text:p>
              </table:table-cell>
              <table:table-cell office:value-type="float" office:value="1986">
                <text:p>1986</text:p>
              </table:table-cell>
              <table:table-cell office:value-type="float" office:value="1987">
                <text:p>1987</text:p>
              </table:table-cell>
              <table:table-cell office:value-type="float" office:value="1988">
                <text:p>1988</text:p>
              </table:table-cell>
              <table:table-cell office:value-type="float" office:value="1989">
                <text:p>1989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1</text:p>
              </table:table-cell>
              <table:table-cell office:value-type="float" office:value="1992">
                <text:p>1992</text:p>
              </table:table-cell>
              <table:table-cell office:value-type="float" office:value="1993">
                <text:p>1993</text:p>
              </table:table-cell>
              <table:table-cell office:value-type="float" office:value="1994">
                <text:p>1994</text:p>
              </table:table-cell>
              <table:table-cell office:value-type="float" office:value="1995">
                <text:p>1995</text:p>
              </table:table-cell>
              <table:table-cell office:value-type="float" office:value="1996">
                <text:p>1996</text:p>
              </table:table-cell>
              <table:table-cell office:value-type="float" office:value="1997">
                <text:p>1997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SSB</text:p>
                <draw:g>
                  <svg:desc>SSB.A8:SSB.A8</svg:desc>
                </draw:g>
              </table:table-cell>
              <table:table-cell office:value-type="float" office:value="308952">
                <text:p>308952</text:p>
                <draw:g>
                  <svg:desc>SSB.B8:SSB.AV8</svg:desc>
                </draw:g>
              </table:table-cell>
              <table:table-cell office:value-type="float" office:value="308509">
                <text:p>308509</text:p>
              </table:table-cell>
              <table:table-cell office:value-type="float" office:value="307546">
                <text:p>307546</text:p>
              </table:table-cell>
              <table:table-cell office:value-type="float" office:value="306654">
                <text:p>306654</text:p>
              </table:table-cell>
              <table:table-cell office:value-type="float" office:value="303436">
                <text:p>303436</text:p>
              </table:table-cell>
              <table:table-cell office:value-type="float" office:value="300102">
                <text:p>300102</text:p>
              </table:table-cell>
              <table:table-cell office:value-type="float" office:value="296905">
                <text:p>296905</text:p>
              </table:table-cell>
              <table:table-cell office:value-type="float" office:value="290702">
                <text:p>290702</text:p>
              </table:table-cell>
              <table:table-cell office:value-type="float" office:value="284375">
                <text:p>284375</text:p>
              </table:table-cell>
              <table:table-cell office:value-type="float" office:value="279444">
                <text:p>279444</text:p>
              </table:table-cell>
              <table:table-cell office:value-type="float" office:value="277167">
                <text:p>277167</text:p>
              </table:table-cell>
              <table:table-cell office:value-type="float" office:value="275737">
                <text:p>275737</text:p>
              </table:table-cell>
              <table:table-cell office:value-type="float" office:value="275026">
                <text:p>275026</text:p>
              </table:table-cell>
              <table:table-cell office:value-type="float" office:value="273904">
                <text:p>273904</text:p>
              </table:table-cell>
              <table:table-cell office:value-type="float" office:value="276445">
                <text:p>276445</text:p>
              </table:table-cell>
              <table:table-cell office:value-type="float" office:value="279514">
                <text:p>279514</text:p>
              </table:table-cell>
              <table:table-cell office:value-type="float" office:value="285534">
                <text:p>285534</text:p>
              </table:table-cell>
              <table:table-cell office:value-type="float" office:value="289246">
                <text:p>289246</text:p>
              </table:table-cell>
              <table:table-cell office:value-type="float" office:value="291006">
                <text:p>291006</text:p>
              </table:table-cell>
              <table:table-cell office:value-type="float" office:value="287553">
                <text:p>287553</text:p>
              </table:table-cell>
              <table:table-cell office:value-type="float" office:value="279770">
                <text:p>279770</text:p>
              </table:table-cell>
              <table:table-cell office:value-type="float" office:value="268005">
                <text:p>268005</text:p>
              </table:table-cell>
              <table:table-cell office:value-type="float" office:value="257626">
                <text:p>257626</text:p>
              </table:table-cell>
              <table:table-cell office:value-type="float" office:value="246281">
                <text:p>246281</text:p>
              </table:table-cell>
              <table:table-cell office:value-type="float" office:value="235552">
                <text:p>235552</text:p>
              </table:table-cell>
              <table:table-cell office:value-type="float" office:value="225873">
                <text:p>225873</text:p>
              </table:table-cell>
              <table:table-cell office:value-type="float" office:value="219708">
                <text:p>219708</text:p>
              </table:table-cell>
              <table:table-cell office:value-type="float" office:value="218574">
                <text:p>218574</text:p>
              </table:table-cell>
              <table:table-cell office:value-type="float" office:value="221637">
                <text:p>221637</text:p>
              </table:table-cell>
              <table:table-cell office:value-type="float" office:value="229679">
                <text:p>229679</text:p>
              </table:table-cell>
              <table:table-cell office:value-type="float" office:value="240406">
                <text:p>240406</text:p>
              </table:table-cell>
              <table:table-cell office:value-type="float" office:value="249864">
                <text:p>249864</text:p>
              </table:table-cell>
              <table:table-cell office:value-type="float" office:value="254448">
                <text:p>254448</text:p>
              </table:table-cell>
              <table:table-cell office:value-type="float" office:value="255241">
                <text:p>255241</text:p>
              </table:table-cell>
              <table:table-cell office:value-type="float" office:value="254556">
                <text:p>254556</text:p>
              </table:table-cell>
              <table:table-cell office:value-type="float" office:value="251849">
                <text:p>251849</text:p>
              </table:table-cell>
              <table:table-cell office:value-type="float" office:value="249725">
                <text:p>249725</text:p>
              </table:table-cell>
              <table:table-cell office:value-type="float" office:value="250209">
                <text:p>250209</text:p>
              </table:table-cell>
              <table:table-cell office:value-type="float" office:value="252350">
                <text:p>252350</text:p>
              </table:table-cell>
              <table:table-cell office:value-type="float" office:value="255669">
                <text:p>255669</text:p>
              </table:table-cell>
              <table:table-cell office:value-type="float" office:value="261023">
                <text:p>261023</text:p>
              </table:table-cell>
              <table:table-cell office:value-type="float" office:value="267052">
                <text:p>267052</text:p>
              </table:table-cell>
              <table:table-cell office:value-type="float" office:value="273735">
                <text:p>273735</text:p>
              </table:table-cell>
              <table:table-cell office:value-type="float" office:value="279417">
                <text:p>279417</text:p>
              </table:table-cell>
              <table:table-cell office:value-type="float" office:value="284736">
                <text:p>284736</text:p>
              </table:table-cell>
              <table:table-cell office:value-type="float" office:value="287643">
                <text:p>287643</text:p>
              </table:table-cell>
              <table:table-cell office:value-type="float" office:value="288802">
                <text:p>288802</text:p>
              </table:table-cell>
            </table:table-row>
            <table:table-row>
              <table:table-cell office:value-type="string">
                <text:p>Row 174</text:p>
                <draw:g>
                  <svg:desc/>
                </draw:g>
              </table:table-cell>
              <table:table-cell office:value-type="float" office:value="1972">
                <text:p>1972</text:p>
                <draw:g>
                  <svg:desc>SSB.B174:SSB.AV174</svg:desc>
                </draw:g>
              </table:table-cell>
              <table:table-cell office:value-type="float" office:value="1973">
                <text:p>1973</text:p>
              </table:table-cell>
              <table:table-cell office:value-type="float" office:value="1974">
                <text:p>1974</text:p>
              </table:table-cell>
              <table:table-cell office:value-type="float" office:value="1975">
                <text:p>1975</text:p>
              </table:table-cell>
              <table:table-cell office:value-type="float" office:value="1976">
                <text:p>1976</text:p>
              </table:table-cell>
              <table:table-cell office:value-type="float" office:value="1977">
                <text:p>1977</text:p>
              </table:table-cell>
              <table:table-cell office:value-type="float" office:value="1978">
                <text:p>1978</text:p>
              </table:table-cell>
              <table:table-cell office:value-type="float" office:value="1979">
                <text:p>1979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1</text:p>
              </table:table-cell>
              <table:table-cell office:value-type="float" office:value="1982">
                <text:p>1982</text:p>
              </table:table-cell>
              <table:table-cell office:value-type="float" office:value="1983">
                <text:p>1983</text:p>
              </table:table-cell>
              <table:table-cell office:value-type="float" office:value="1984">
                <text:p>1984</text:p>
              </table:table-cell>
              <table:table-cell office:value-type="float" office:value="1985">
                <text:p>1985</text:p>
              </table:table-cell>
              <table:table-cell office:value-type="float" office:value="1986">
                <text:p>1986</text:p>
              </table:table-cell>
              <table:table-cell office:value-type="float" office:value="1987">
                <text:p>1987</text:p>
              </table:table-cell>
              <table:table-cell office:value-type="float" office:value="1988">
                <text:p>1988</text:p>
              </table:table-cell>
              <table:table-cell office:value-type="float" office:value="1989">
                <text:p>1989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1</text:p>
              </table:table-cell>
              <table:table-cell office:value-type="float" office:value="1992">
                <text:p>1992</text:p>
              </table:table-cell>
              <table:table-cell office:value-type="float" office:value="1993">
                <text:p>1993</text:p>
              </table:table-cell>
              <table:table-cell office:value-type="float" office:value="1994">
                <text:p>1994</text:p>
              </table:table-cell>
              <table:table-cell office:value-type="float" office:value="1995">
                <text:p>1995</text:p>
              </table:table-cell>
              <table:table-cell office:value-type="float" office:value="1996">
                <text:p>1996</text:p>
              </table:table-cell>
              <table:table-cell office:value-type="float" office:value="1997">
                <text:p>1997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Row 182</text:p>
                <draw:g>
                  <svg:desc/>
                </draw:g>
              </table:table-cell>
              <table:table-cell office:value-type="float" office:value="332645">
                <text:p>332645</text:p>
                <draw:g>
                  <svg:desc>SSB.B182:SSB.AV182</svg:desc>
                </draw:g>
              </table:table-cell>
              <table:table-cell office:value-type="float" office:value="332645">
                <text:p>332645</text:p>
              </table:table-cell>
              <table:table-cell office:value-type="float" office:value="332645">
                <text:p>332645</text:p>
              </table:table-cell>
              <table:table-cell office:value-type="float" office:value="332645">
                <text:p>332645</text:p>
              </table:table-cell>
              <table:table-cell office:value-type="float" office:value="332645">
                <text:p>332645</text:p>
              </table:table-cell>
              <table:table-cell office:value-type="float" office:value="332167">
                <text:p>332167</text:p>
              </table:table-cell>
              <table:table-cell office:value-type="float" office:value="331128">
                <text:p>331128</text:p>
              </table:table-cell>
              <table:table-cell office:value-type="float" office:value="330179">
                <text:p>330179</text:p>
              </table:table-cell>
              <table:table-cell office:value-type="float" office:value="326733">
                <text:p>326733</text:p>
              </table:table-cell>
              <table:table-cell office:value-type="float" office:value="323158">
                <text:p>323158</text:p>
              </table:table-cell>
              <table:table-cell office:value-type="float" office:value="319746">
                <text:p>319746</text:p>
              </table:table-cell>
              <table:table-cell office:value-type="float" office:value="313129">
                <text:p>313129</text:p>
              </table:table-cell>
              <table:table-cell office:value-type="float" office:value="306325">
                <text:p>306325</text:p>
              </table:table-cell>
              <table:table-cell office:value-type="float" office:value="300978">
                <text:p>300978</text:p>
              </table:table-cell>
              <table:table-cell office:value-type="float" office:value="298522">
                <text:p>298522</text:p>
              </table:table-cell>
              <table:table-cell office:value-type="float" office:value="296997">
                <text:p>296997</text:p>
              </table:table-cell>
              <table:table-cell office:value-type="float" office:value="296290">
                <text:p>296290</text:p>
              </table:table-cell>
              <table:table-cell office:value-type="float" office:value="295172">
                <text:p>295172</text:p>
              </table:table-cell>
              <table:table-cell office:value-type="float" office:value="298050">
                <text:p>298050</text:p>
              </table:table-cell>
              <table:table-cell office:value-type="float" office:value="301415">
                <text:p>301415</text:p>
              </table:table-cell>
              <table:table-cell office:value-type="float" office:value="307978">
                <text:p>307978</text:p>
              </table:table-cell>
              <table:table-cell office:value-type="float" office:value="311852">
                <text:p>311852</text:p>
              </table:table-cell>
              <table:table-cell office:value-type="float" office:value="313530">
                <text:p>313530</text:p>
              </table:table-cell>
              <table:table-cell office:value-type="float" office:value="309463">
                <text:p>309463</text:p>
              </table:table-cell>
              <table:table-cell office:value-type="float" office:value="300753">
                <text:p>300753</text:p>
              </table:table-cell>
              <table:table-cell office:value-type="float" office:value="287827">
                <text:p>287827</text:p>
              </table:table-cell>
              <table:table-cell office:value-type="float" office:value="276474">
                <text:p>276474</text:p>
              </table:table-cell>
              <table:table-cell office:value-type="float" office:value="264278">
                <text:p>264278</text:p>
              </table:table-cell>
              <table:table-cell office:value-type="float" office:value="252854">
                <text:p>252854</text:p>
              </table:table-cell>
              <table:table-cell office:value-type="float" office:value="242775">
                <text:p>242775</text:p>
              </table:table-cell>
              <table:table-cell office:value-type="float" office:value="236584">
                <text:p>236584</text:p>
              </table:table-cell>
              <table:table-cell office:value-type="float" office:value="235870">
                <text:p>235870</text:p>
              </table:table-cell>
              <table:table-cell office:value-type="float" office:value="239734">
                <text:p>239734</text:p>
              </table:table-cell>
              <table:table-cell office:value-type="float" office:value="248962">
                <text:p>248962</text:p>
              </table:table-cell>
              <table:table-cell office:value-type="float" office:value="260988">
                <text:p>260988</text:p>
              </table:table-cell>
              <table:table-cell office:value-type="float" office:value="271428">
                <text:p>271428</text:p>
              </table:table-cell>
              <table:table-cell office:value-type="float" office:value="276251">
                <text:p>276251</text:p>
              </table:table-cell>
              <table:table-cell office:value-type="float" office:value="276758">
                <text:p>276758</text:p>
              </table:table-cell>
              <table:table-cell office:value-type="float" office:value="275568">
                <text:p>275568</text:p>
              </table:table-cell>
              <table:table-cell office:value-type="float" office:value="272259">
                <text:p>272259</text:p>
              </table:table-cell>
              <table:table-cell office:value-type="float" office:value="269733">
                <text:p>269733</text:p>
              </table:table-cell>
              <table:table-cell office:value-type="float" office:value="270195">
                <text:p>270195</text:p>
              </table:table-cell>
              <table:table-cell office:value-type="float" office:value="272579">
                <text:p>272579</text:p>
              </table:table-cell>
              <table:table-cell office:value-type="float" office:value="276268">
                <text:p>276268</text:p>
              </table:table-cell>
              <table:table-cell office:value-type="float" office:value="282232">
                <text:p>282232</text:p>
              </table:table-cell>
              <table:table-cell office:value-type="float" office:value="288901">
                <text:p>288901</text:p>
              </table:table-cell>
              <table:table-cell office:value-type="float" office:value="296267">
                <text:p>2962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965" chart:maximum="2015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97cm" svg:height="9cm" xlink:href=".." xlink:type="simple" chart:class="chart:scatter" chart:style-name="ch1">
        <chart:legend chart:legend-position="end" svg:x="17.371cm" svg:y="4.005cm" style:legend-expansion="high" chart:style-name="ch2"/>
        <chart:plot-area chart:style-name="ch3" table:cell-range-address="SSB.A11:SSB.AV11 SSB.B12:SSB.AV13 SSB.A12:SSB.A12 SSB.B180:SSB.AV180" chart:data-source-has-labels="both" svg:x="0.403cm" svg:y="0.18cm" svg:width="16.565cm" svg:height="8.64cm">
          <chartooo:coordinate-region svg:x="1.13cm" svg:y="0.353cm" svg:width="15.466cm" svg:height="7.873cm"/>
          <chart:axis chart:dimension="x" chart:name="primary-x" chart:style-name="ch4" chartooo:axis-type="auto">
            <chart:categories table:cell-range-address="SSB.B11:SSB.AV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SB.B12:SSB.AV12" chart:label-cell-address="SSB.A12:SSB.A12" chart:class="chart:scatter">
            <chart:domain table:cell-range-address="SSB.B13:SSB.AV13"/>
            <chart:data-point chart:repeated="47"/>
          </chart:series>
          <chart:series chart:style-name="ch8" chart:values-cell-range-address="SSB.B180:SSB.AV180" chart:class="chart:scatter">
            <chart:domain table:cell-range-address="SSB.B177:SSB.AV177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_YCS</text:p>
                <draw:g>
                  <svg:desc>SSB.B11:SSB.AV1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968">
                <text:p>1968</text:p>
                <draw:g>
                  <svg:desc>SSB.B13:SSB.AV13</svg:desc>
                </draw:g>
              </table:table-cell>
              <table:table-cell office:value-type="float" office:value="1969">
                <text:p>1969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1</text:p>
              </table:table-cell>
              <table:table-cell office:value-type="float" office:value="1972">
                <text:p>1972</text:p>
              </table:table-cell>
              <table:table-cell office:value-type="float" office:value="1973">
                <text:p>1973</text:p>
              </table:table-cell>
              <table:table-cell office:value-type="float" office:value="1974">
                <text:p>1974</text:p>
              </table:table-cell>
              <table:table-cell office:value-type="float" office:value="1975">
                <text:p>1975</text:p>
              </table:table-cell>
              <table:table-cell office:value-type="float" office:value="1976">
                <text:p>1976</text:p>
              </table:table-cell>
              <table:table-cell office:value-type="float" office:value="1977">
                <text:p>1977</text:p>
              </table:table-cell>
              <table:table-cell office:value-type="float" office:value="1978">
                <text:p>1978</text:p>
              </table:table-cell>
              <table:table-cell office:value-type="float" office:value="1979">
                <text:p>1979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1</text:p>
              </table:table-cell>
              <table:table-cell office:value-type="float" office:value="1982">
                <text:p>1982</text:p>
              </table:table-cell>
              <table:table-cell office:value-type="float" office:value="1983">
                <text:p>1983</text:p>
              </table:table-cell>
              <table:table-cell office:value-type="float" office:value="1984">
                <text:p>1984</text:p>
              </table:table-cell>
              <table:table-cell office:value-type="float" office:value="1985">
                <text:p>1985</text:p>
              </table:table-cell>
              <table:table-cell office:value-type="float" office:value="1986">
                <text:p>1986</text:p>
              </table:table-cell>
              <table:table-cell office:value-type="float" office:value="1987">
                <text:p>1987</text:p>
              </table:table-cell>
              <table:table-cell office:value-type="float" office:value="1988">
                <text:p>1988</text:p>
              </table:table-cell>
              <table:table-cell office:value-type="float" office:value="1989">
                <text:p>1989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1</text:p>
              </table:table-cell>
              <table:table-cell office:value-type="float" office:value="1992">
                <text:p>1992</text:p>
              </table:table-cell>
              <table:table-cell office:value-type="float" office:value="1993">
                <text:p>1993</text:p>
              </table:table-cell>
              <table:table-cell office:value-type="float" office:value="1994">
                <text:p>1994</text:p>
              </table:table-cell>
              <table:table-cell office:value-type="float" office:value="1995">
                <text:p>1995</text:p>
              </table:table-cell>
              <table:table-cell office:value-type="float" office:value="1996">
                <text:p>1996</text:p>
              </table:table-cell>
              <table:table-cell office:value-type="float" office:value="1997">
                <text:p>1997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true_YCS</text:p>
                <draw:g>
                  <svg:desc>SSB.A12:SSB.A12</svg:desc>
                </draw:g>
              </table:table-cell>
              <table:table-cell office:value-type="float" office:value="1">
                <text:p>1</text:p>
                <draw:g>
                  <svg:desc>SSB.B12:SSB.AV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43744">
                <text:p>0.843744</text:p>
              </table:table-cell>
              <table:table-cell office:value-type="float" office:value="0.79724">
                <text:p>0.79724</text:p>
              </table:table-cell>
              <table:table-cell office:value-type="float" office:value="0.98897">
                <text:p>0.98897</text:p>
              </table:table-cell>
              <table:table-cell office:value-type="float" office:value="0.985633">
                <text:p>0.985633</text:p>
              </table:table-cell>
              <table:table-cell office:value-type="float" office:value="0.844932">
                <text:p>0.844932</text:p>
              </table:table-cell>
              <table:table-cell office:value-type="float" office:value="0.964285">
                <text:p>0.964285</text:p>
              </table:table-cell>
              <table:table-cell office:value-type="float" office:value="0.97805">
                <text:p>0.97805</text:p>
              </table:table-cell>
              <table:table-cell office:value-type="float" office:value="1.19265">
                <text:p>1.19265</text:p>
              </table:table-cell>
              <table:table-cell office:value-type="float" office:value="1.07476">
                <text:p>1.07476</text:p>
              </table:table-cell>
              <table:table-cell office:value-type="float" office:value="1.36856">
                <text:p>1.36856</text:p>
              </table:table-cell>
              <table:table-cell office:value-type="float" office:value="0.80337">
                <text:p>0.80337</text:p>
              </table:table-cell>
              <table:table-cell office:value-type="float" office:value="1.21222">
                <text:p>1.21222</text:p>
              </table:table-cell>
              <table:table-cell office:value-type="float" office:value="0.709321">
                <text:p>0.709321</text:p>
              </table:table-cell>
              <table:table-cell office:value-type="float" office:value="0.890592">
                <text:p>0.890592</text:p>
              </table:table-cell>
              <table:table-cell office:value-type="float" office:value="0.591085">
                <text:p>0.591085</text:p>
              </table:table-cell>
              <table:table-cell office:value-type="float" office:value="0.602933">
                <text:p>0.602933</text:p>
              </table:table-cell>
              <table:table-cell office:value-type="float" office:value="0.755729">
                <text:p>0.755729</text:p>
              </table:table-cell>
              <table:table-cell office:value-type="float" office:value="0.833404">
                <text:p>0.833404</text:p>
              </table:table-cell>
              <table:table-cell office:value-type="float" office:value="0.784356">
                <text:p>0.784356</text:p>
              </table:table-cell>
              <table:table-cell office:value-type="float" office:value="0.852412">
                <text:p>0.852412</text:p>
              </table:table-cell>
              <table:table-cell office:value-type="float" office:value="0.812098">
                <text:p>0.812098</text:p>
              </table:table-cell>
              <table:table-cell office:value-type="float" office:value="1.38053">
                <text:p>1.38053</text:p>
              </table:table-cell>
              <table:table-cell office:value-type="float" office:value="1.36173">
                <text:p>1.36173</text:p>
              </table:table-cell>
              <table:table-cell office:value-type="float" office:value="1.41997">
                <text:p>1.41997</text:p>
              </table:table-cell>
              <table:table-cell office:value-type="float" office:value="1.21302">
                <text:p>1.21302</text:p>
              </table:table-cell>
              <table:table-cell office:value-type="float" office:value="0.943317">
                <text:p>0.943317</text:p>
              </table:table-cell>
              <table:table-cell office:value-type="float" office:value="0.811059">
                <text:p>0.811059</text:p>
              </table:table-cell>
              <table:table-cell office:value-type="float" office:value="0.787758">
                <text:p>0.787758</text:p>
              </table:table-cell>
              <table:table-cell office:value-type="float" office:value="0.947745">
                <text:p>0.947745</text:p>
              </table:table-cell>
              <table:table-cell office:value-type="float" office:value="0.935697">
                <text:p>0.935697</text:p>
              </table:table-cell>
              <table:table-cell office:value-type="float" office:value="0.829465">
                <text:p>0.829465</text:p>
              </table:table-cell>
              <table:table-cell office:value-type="float" office:value="0.946508">
                <text:p>0.946508</text:p>
              </table:table-cell>
              <table:table-cell office:value-type="float" office:value="1.05964">
                <text:p>1.05964</text:p>
              </table:table-cell>
              <table:table-cell office:value-type="float" office:value="1.33622">
                <text:p>1.33622</text:p>
              </table:table-cell>
              <table:table-cell office:value-type="float" office:value="1.08691">
                <text:p>1.08691</text:p>
              </table:table-cell>
              <table:table-cell office:value-type="float" office:value="1.33484">
                <text:p>1.33484</text:p>
              </table:table-cell>
              <table:table-cell office:value-type="float" office:value="1.10606">
                <text:p>1.10606</text:p>
              </table:table-cell>
              <table:table-cell office:value-type="float" office:value="1.21585">
                <text:p>1.21585</text:p>
              </table:table-cell>
              <table:table-cell office:value-type="float" office:value="1.12624">
                <text:p>1.12624</text:p>
              </table:table-cell>
              <table:table-cell office:value-type="float" office:value="0.878556">
                <text:p>0.878556</text:p>
              </table:table-cell>
              <table:table-cell office:value-type="float" office:value="1.01102">
                <text:p>1.01102</text:p>
              </table:table-cell>
              <table:table-cell office:value-type="float" office:value="1.04214">
                <text:p>1.04214</text:p>
              </table:table-cell>
              <table:table-cell office:value-type="float" office:value="0.997429">
                <text:p>0.997429</text:p>
              </table:table-cell>
            </table:table-row>
            <table:table-row>
              <table:table-cell office:value-type="string">
                <text:p>Row 177</text:p>
                <draw:g>
                  <svg:desc/>
                </draw:g>
              </table:table-cell>
              <table:table-cell office:value-type="float" office:value="1968">
                <text:p>1968</text:p>
                <draw:g>
                  <svg:desc>SSB.B177:SSB.AV177</svg:desc>
                </draw:g>
              </table:table-cell>
              <table:table-cell office:value-type="float" office:value="1969">
                <text:p>1969</text:p>
              </table:table-cell>
              <table:table-cell office:value-type="float" office:value="1970">
                <text:p>1970</text:p>
              </table:table-cell>
              <table:table-cell office:value-type="float" office:value="1971">
                <text:p>1971</text:p>
              </table:table-cell>
              <table:table-cell office:value-type="float" office:value="1972">
                <text:p>1972</text:p>
              </table:table-cell>
              <table:table-cell office:value-type="float" office:value="1973">
                <text:p>1973</text:p>
              </table:table-cell>
              <table:table-cell office:value-type="float" office:value="1974">
                <text:p>1974</text:p>
              </table:table-cell>
              <table:table-cell office:value-type="float" office:value="1975">
                <text:p>1975</text:p>
              </table:table-cell>
              <table:table-cell office:value-type="float" office:value="1976">
                <text:p>1976</text:p>
              </table:table-cell>
              <table:table-cell office:value-type="float" office:value="1977">
                <text:p>1977</text:p>
              </table:table-cell>
              <table:table-cell office:value-type="float" office:value="1978">
                <text:p>1978</text:p>
              </table:table-cell>
              <table:table-cell office:value-type="float" office:value="1979">
                <text:p>1979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1</text:p>
              </table:table-cell>
              <table:table-cell office:value-type="float" office:value="1982">
                <text:p>1982</text:p>
              </table:table-cell>
              <table:table-cell office:value-type="float" office:value="1983">
                <text:p>1983</text:p>
              </table:table-cell>
              <table:table-cell office:value-type="float" office:value="1984">
                <text:p>1984</text:p>
              </table:table-cell>
              <table:table-cell office:value-type="float" office:value="1985">
                <text:p>1985</text:p>
              </table:table-cell>
              <table:table-cell office:value-type="float" office:value="1986">
                <text:p>1986</text:p>
              </table:table-cell>
              <table:table-cell office:value-type="float" office:value="1987">
                <text:p>1987</text:p>
              </table:table-cell>
              <table:table-cell office:value-type="float" office:value="1988">
                <text:p>1988</text:p>
              </table:table-cell>
              <table:table-cell office:value-type="float" office:value="1989">
                <text:p>1989</text:p>
              </table:table-cell>
              <table:table-cell office:value-type="float" office:value="1990">
                <text:p>1990</text:p>
              </table:table-cell>
              <table:table-cell office:value-type="float" office:value="1991">
                <text:p>1991</text:p>
              </table:table-cell>
              <table:table-cell office:value-type="float" office:value="1992">
                <text:p>1992</text:p>
              </table:table-cell>
              <table:table-cell office:value-type="float" office:value="1993">
                <text:p>1993</text:p>
              </table:table-cell>
              <table:table-cell office:value-type="float" office:value="1994">
                <text:p>1994</text:p>
              </table:table-cell>
              <table:table-cell office:value-type="float" office:value="1995">
                <text:p>1995</text:p>
              </table:table-cell>
              <table:table-cell office:value-type="float" office:value="1996">
                <text:p>1996</text:p>
              </table:table-cell>
              <table:table-cell office:value-type="float" office:value="1997">
                <text:p>1997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1</text:p>
              </table:table-cell>
              <table:table-cell office:value-type="float" office:value="2002">
                <text:p>2002</text:p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Row 18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SB.B180:SSB.AV18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44081">
                <text:p>0.844081</text:p>
              </table:table-cell>
              <table:table-cell office:value-type="float" office:value="0.803454">
                <text:p>0.803454</text:p>
              </table:table-cell>
              <table:table-cell office:value-type="float" office:value="0.988233">
                <text:p>0.988233</text:p>
              </table:table-cell>
              <table:table-cell office:value-type="float" office:value="0.982282">
                <text:p>0.982282</text:p>
              </table:table-cell>
              <table:table-cell office:value-type="float" office:value="0.848262">
                <text:p>0.848262</text:p>
              </table:table-cell>
              <table:table-cell office:value-type="float" office:value="0.959958">
                <text:p>0.959958</text:p>
              </table:table-cell>
              <table:table-cell office:value-type="float" office:value="0.97883">
                <text:p>0.97883</text:p>
              </table:table-cell>
              <table:table-cell office:value-type="float" office:value="1.19212">
                <text:p>1.19212</text:p>
              </table:table-cell>
              <table:table-cell office:value-type="float" office:value="1.0733">
                <text:p>1.0733</text:p>
              </table:table-cell>
              <table:table-cell office:value-type="float" office:value="1.35872">
                <text:p>1.35872</text:p>
              </table:table-cell>
              <table:table-cell office:value-type="float" office:value="0.796505">
                <text:p>0.796505</text:p>
              </table:table-cell>
              <table:table-cell office:value-type="float" office:value="1.21135">
                <text:p>1.21135</text:p>
              </table:table-cell>
              <table:table-cell office:value-type="float" office:value="0.706819">
                <text:p>0.706819</text:p>
              </table:table-cell>
              <table:table-cell office:value-type="float" office:value="0.893397">
                <text:p>0.893397</text:p>
              </table:table-cell>
              <table:table-cell office:value-type="float" office:value="0.594854">
                <text:p>0.594854</text:p>
              </table:table-cell>
              <table:table-cell office:value-type="float" office:value="0.600423">
                <text:p>0.600423</text:p>
              </table:table-cell>
              <table:table-cell office:value-type="float" office:value="0.762088">
                <text:p>0.762088</text:p>
              </table:table-cell>
              <table:table-cell office:value-type="float" office:value="0.832255">
                <text:p>0.832255</text:p>
              </table:table-cell>
              <table:table-cell office:value-type="float" office:value="0.788585">
                <text:p>0.788585</text:p>
              </table:table-cell>
              <table:table-cell office:value-type="float" office:value="0.853443">
                <text:p>0.853443</text:p>
              </table:table-cell>
              <table:table-cell office:value-type="float" office:value="0.814981">
                <text:p>0.814981</text:p>
              </table:table-cell>
              <table:table-cell office:value-type="float" office:value="1.37674">
                <text:p>1.37674</text:p>
              </table:table-cell>
              <table:table-cell office:value-type="float" office:value="1.36796">
                <text:p>1.36796</text:p>
              </table:table-cell>
              <table:table-cell office:value-type="float" office:value="1.41824">
                <text:p>1.41824</text:p>
              </table:table-cell>
              <table:table-cell office:value-type="float" office:value="1.21557">
                <text:p>1.21557</text:p>
              </table:table-cell>
              <table:table-cell office:value-type="float" office:value="0.943125">
                <text:p>0.943125</text:p>
              </table:table-cell>
              <table:table-cell office:value-type="float" office:value="0.814761">
                <text:p>0.814761</text:p>
              </table:table-cell>
              <table:table-cell office:value-type="float" office:value="0.787116">
                <text:p>0.787116</text:p>
              </table:table-cell>
              <table:table-cell office:value-type="float" office:value="0.950893">
                <text:p>0.950893</text:p>
              </table:table-cell>
              <table:table-cell office:value-type="float" office:value="0.937219">
                <text:p>0.937219</text:p>
              </table:table-cell>
              <table:table-cell office:value-type="float" office:value="0.83153">
                <text:p>0.83153</text:p>
              </table:table-cell>
              <table:table-cell office:value-type="float" office:value="0.944764">
                <text:p>0.944764</text:p>
              </table:table-cell>
              <table:table-cell office:value-type="float" office:value="1.06171">
                <text:p>1.06171</text:p>
              </table:table-cell>
              <table:table-cell office:value-type="float" office:value="1.3354">
                <text:p>1.3354</text:p>
              </table:table-cell>
              <table:table-cell office:value-type="float" office:value="1.08718">
                <text:p>1.08718</text:p>
              </table:table-cell>
              <table:table-cell office:value-type="float" office:value="1.33216">
                <text:p>1.33216</text:p>
              </table:table-cell>
              <table:table-cell office:value-type="float" office:value="1.1083">
                <text:p>1.1083</text:p>
              </table:table-cell>
              <table:table-cell office:value-type="float" office:value="1.21406">
                <text:p>1.21406</text:p>
              </table:table-cell>
              <table:table-cell office:value-type="float" office:value="1.1194">
                <text:p>1.1194</text:p>
              </table:table-cell>
              <table:table-cell office:value-type="float" office:value="0.884241">
                <text:p>0.884241</text:p>
              </table:table-cell>
              <table:table-cell office:value-type="float" office:value="1.00871">
                <text:p>1.00871</text:p>
              </table:table-cell>
              <table:table-cell office:value-type="float" office:value="1.04506">
                <text:p>1.04506</text:p>
              </table:table-cell>
              <table:table-cell office:value-type="float" office:value="0.560836">
                <text:p>0.5608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